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522in"/>
    </style:style>
    <style:style style:name="co2" style:family="table-column">
      <style:table-column-properties fo:break-before="auto" style:column-width="0.7346in"/>
    </style:style>
    <style:style style:name="co3" style:family="table-column">
      <style:table-column-properties fo:break-before="auto" style:column-width="0.7437in"/>
    </style:style>
    <style:style style:name="co4" style:family="table-column">
      <style:table-column-properties fo:break-before="auto" style:column-width="0.5in"/>
    </style:style>
    <style:style style:name="co5" style:family="table-column">
      <style:table-column-properties fo:break-before="auto" style:column-width="0.9783in"/>
    </style:style>
    <style:style style:name="co6" style:family="table-column">
      <style:table-column-properties fo:break-before="auto" style:column-width="0.843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6437in"/>
    </style:style>
    <style:style style:name="co9" style:family="table-column">
      <style:table-column-properties fo:break-before="auto" style:column-width="0.6409in"/>
    </style:style>
    <style:style style:name="co10" style:family="table-column">
      <style:table-column-properties fo:break-before="auto" style:column-width="0.5937in"/>
    </style:style>
    <style:style style:name="co11" style:family="table-column">
      <style:table-column-properties fo:break-before="auto" style:column-width="0.6035in"/>
    </style:style>
    <style:style style:name="co12" style:family="table-column">
      <style:table-column-properties fo:break-before="auto" style:column-width="0.8563in"/>
    </style:style>
    <style:style style:name="co13" style:family="table-column">
      <style:table-column-properties fo:break-before="auto" style:column-width="0.7161in"/>
    </style:style>
    <style:style style:name="co14" style:family="table-column">
      <style:table-column-properties fo:break-before="auto" style:column-width="1.1283in"/>
    </style:style>
    <style:style style:name="co15" style:family="table-column">
      <style:table-column-properties fo:break-before="auto" style:column-width="0.7252in"/>
    </style:style>
    <style:style style:name="co16" style:family="table-column">
      <style:table-column-properties fo:break-before="auto" style:column-width="0.7063in"/>
    </style:style>
    <style:style style:name="co17" style:family="table-column">
      <style:table-column-properties fo:break-before="auto" style:column-width="0.3783in"/>
    </style:style>
    <style:style style:name="co18" style:family="table-column">
      <style:table-column-properties fo:break-before="auto" style:column-width="0.4437in"/>
    </style:style>
    <style:style style:name="co19" style:family="table-column">
      <style:table-column-properties fo:break-before="auto" style:column-width="0.5189in"/>
    </style:style>
    <style:style style:name="co20" style:family="table-column">
      <style:table-column-properties fo:break-before="auto" style:column-width="1.8134in"/>
    </style:style>
    <style:style style:name="co21" style:family="table-column">
      <style:table-column-properties fo:break-before="auto" style:column-width="1.8035in"/>
    </style:style>
    <style:style style:name="co22" style:family="table-column">
      <style:table-column-properties fo:break-before="auto" style:column-width="1.822in"/>
    </style:style>
    <style:style style:name="co23" style:family="table-column">
      <style:table-column-properties fo:break-before="auto" style:column-width="1.8319in"/>
    </style:style>
    <style:style style:name="co24" style:family="table-column">
      <style:table-column-properties fo:break-before="auto" style:column-width="1.7661in"/>
    </style:style>
    <style:style style:name="co25" style:family="table-column">
      <style:table-column-properties fo:break-before="auto" style:column-width="1.7571in"/>
    </style:style>
    <style:style style:name="co26" style:family="table-column">
      <style:table-column-properties fo:break-before="auto" style:column-width="1.7756in"/>
    </style:style>
    <style:style style:name="co27" style:family="table-column">
      <style:table-column-properties fo:break-before="auto" style:column-width="1.7193in"/>
    </style:style>
    <style:style style:name="co28" style:family="table-column">
      <style:table-column-properties fo:break-before="auto" style:column-width="1.7098in"/>
    </style:style>
    <style:style style:name="co29" style:family="table-column">
      <style:table-column-properties fo:break-before="auto" style:column-width="1.7283in"/>
    </style:style>
    <style:style style:name="co30" style:family="table-column">
      <style:table-column-properties fo:break-before="auto" style:column-width="1.8409in"/>
    </style:style>
    <style:style style:name="co31" style:family="table-column">
      <style:table-column-properties fo:break-before="auto" style:column-width="1.7in"/>
    </style:style>
    <style:style style:name="co32" style:family="table-column">
      <style:table-column-properties fo:break-before="auto" style:column-width="1.6909in"/>
    </style:style>
    <style:style style:name="co33" style:family="table-column">
      <style:table-column-properties fo:break-before="auto" style:column-width="1.6535in"/>
    </style:style>
    <style:style style:name="co34" style:family="table-column">
      <style:table-column-properties fo:break-before="auto" style:column-width="1.6626in"/>
    </style:style>
    <style:style style:name="co35" style:family="table-column">
      <style:table-column-properties fo:break-before="auto" style:column-width="1.6063in"/>
    </style:style>
    <style:style style:name="co36" style:family="table-column">
      <style:table-column-properties fo:break-before="auto" style:column-width="1.5972in"/>
    </style:style>
    <style:style style:name="co37" style:family="table-column">
      <style:table-column-properties fo:break-before="auto" style:column-width="1.6161in"/>
    </style:style>
    <style:style style:name="co38" style:family="table-column">
      <style:table-column-properties fo:break-before="auto" style:column-width="1.672in"/>
    </style:style>
    <style:style style:name="co39" style:family="table-column">
      <style:table-column-properties fo:break-before="auto" style:column-width="1.6252in"/>
    </style:style>
    <style:style style:name="co40" style:family="table-column">
      <style:table-column-properties fo:break-before="auto" style:column-width="1.7382in"/>
    </style:style>
    <style:style style:name="co41" style:family="table-column">
      <style:table-column-properties fo:break-before="auto" style:column-width="1.27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none"/>
    </style:style>
    <style:style style:name="ce10" style:family="table-cell" style:parent-style-name="Default">
      <style:table-cell-properties fo:border="none"/>
      <style:text-properties style:font-name="Arial Narrow" fo:font-weight="bold" style:font-weight-asian="bold" style:font-weight-complex="bold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5" style:family="table-cell" style:parent-style-name="Default">
      <style:table-cell-properties fo:border-bottom="none" fo:border-left="0.74pt solid #000000" fo:border-right="none" fo:border-top="none"/>
    </style:style>
    <style:style style:name="ce11" style:family="table-cell" style:parent-style-name="Default">
      <style:table-cell-properties fo:border-bottom="0.74pt solid #000000" fo:border-left="0.74pt solid #000000" fo:border-right="none" fo:border-top="none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34" style:family="table-cell" style:parent-style-name="Default" style:data-style-name="N121">
      <style:table-cell-properties fo:border-bottom="none" fo:background-color="#cccccc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35" style:family="table-cell" style:parent-style-name="Default" style:data-style-name="N121">
      <style:table-cell-properties fo:border-bottom="none" fo:background-color="#cccccc" style:text-align-source="fix" style:repeat-content="false" fo:border-left="0.74pt solid #000000" fo:border-right="none" fo:border-top="none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43" style:family="table-cell" style:parent-style-name="Red" style:data-style-name="N121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Blue" style:data-style-name="N121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Blue" style:data-style-name="N121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21">
      <style:text-properties fo:font-weight="normal" style:font-weight-asian="normal" style:font-weight-complex="normal"/>
    </style:style>
    <style:style style:name="ce46" style:family="table-cell" style:parent-style-name="Default" style:data-style-name="N121">
      <style:table-cell-properties fo:border-bottom="none" fo:background-color="#cccccc" style:text-align-source="fix" style:repeat-content="false" fo:border-left="none" fo:border-right="none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47" style:family="table-cell" style:parent-style-name="Default" style:data-style-name="N121">
      <style:table-cell-properties fo:background-color="#cccccc" style:text-align-source="fix" style:repeat-content="false" fo:border="none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60" style:family="table-cell" style:parent-style-name="Green" style:data-style-name="N12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Blue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Blue" style:data-style-name="N12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61" style:family="table-cell" style:parent-style-name="Blue" style:data-style-name="N121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54" style:family="table-cell" style:parent-style-name="Red" style:data-style-name="N12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none" fo:border-left="none" fo:border-right="none" fo:border-top="0.74pt solid #000000"/>
    </style:style>
    <style:style style:name="ce64" style:family="table-cell" style:parent-style-name="Default">
      <style:table-cell-properties fo:border-bottom="none" fo:border-left="none" fo:border-right="0.74pt solid #000000" fo:border-top="0.74pt solid #000000"/>
    </style:style>
    <style:style style:name="ce65" style:family="table-cell" style:parent-style-name="Default" style:data-style-name="N121">
      <style:table-cell-properties fo:border-bottom="none" fo:background-color="#cccccc" style:text-align-source="fix" style:repeat-content="false" fo:border-left="none" fo:border-right="0.74pt solid #000000" fo:border-top="none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99" style:family="table-cell" style:parent-style-name="Green" style:data-style-name="N121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Blue" style:data-style-name="N12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Blue" style:data-style-name="N121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 style:data-style-name="N121">
      <style:table-cell-properties fo:border-bottom="none" fo:background-color="#ffb66c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76" style:family="table-cell" style:parent-style-name="Default" style:data-style-name="N121">
      <style:table-cell-properties fo:border-bottom="none" fo:background-color="#ffb66c" style:text-align-source="fix" style:repeat-content="false" fo:border-left="0.74pt solid #000000" fo:border-right="none" fo:border-top="none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83" style:family="table-cell" style:parent-style-name="Green" style:data-style-name="N121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Green" style:data-style-name="N121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78" style:family="table-cell" style:parent-style-name="Default" style:data-style-name="N121">
      <style:table-cell-properties fo:border-bottom="none" fo:background-color="#ffb66c" style:text-align-source="fix" style:repeat-content="false" fo:border-left="none" fo:border-right="none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80" style:family="table-cell" style:parent-style-name="Default" style:data-style-name="N121">
      <style:table-cell-properties fo:background-color="#ffb66c" style:text-align-source="fix" style:repeat-content="false" fo:border="none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91" style:family="table-cell" style:parent-style-name="Blue" style:data-style-name="N12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Red" style:data-style-name="N121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87" style:family="table-cell" style:parent-style-name="Red" style:data-style-name="N12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88" style:family="table-cell" style:parent-style-name="Default">
      <style:table-cell-properties fo:border-bottom="none" fo:background-color="#ffb66c" fo:border-left="none" fo:border-right="none" fo:border-top="0.74pt solid #000000"/>
    </style:style>
    <style:style style:name="ce7" style:family="table-cell" style:parent-style-name="Green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2" style:family="table-cell" style:parent-style-name="Green" style:data-style-name="N121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93" style:family="table-cell" style:parent-style-name="Default" style:data-style-name="N121">
      <style:table-cell-properties fo:border-bottom="none" fo:background-color="#ffb66c" style:text-align-source="fix" style:repeat-content="false" fo:border-left="none" fo:border-right="0.74pt solid #000000" fo:border-top="none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101" style:family="table-cell" style:parent-style-name="Blue" style:data-style-name="N121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95" style:family="table-cell" style:parent-style-name="Default" style:data-style-name="N121">
      <style:table-cell-properties fo:border-bottom="none" fo:background-color="#b4c7dc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96" style:family="table-cell" style:parent-style-name="Default" style:data-style-name="N121">
      <style:table-cell-properties fo:border-bottom="none" fo:background-color="#b4c7dc" style:text-align-source="fix" style:repeat-content="false" fo:border-left="0.74pt solid #000000" fo:border-right="none" fo:border-top="none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100" style:family="table-cell" style:parent-style-name="Default" style:data-style-name="N121">
      <style:table-cell-properties fo:border-bottom="none" fo:background-color="#b4c7dc" style:text-align-source="fix" style:repeat-content="false" fo:border-left="none" fo:border-right="none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102" style:family="table-cell" style:parent-style-name="Default" style:data-style-name="N121">
      <style:table-cell-properties fo:background-color="#b4c7dc" style:text-align-source="fix" style:repeat-content="false" fo:border="none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9" style:family="table-cell" style:parent-style-name="Red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-bottom="none" fo:background-color="#b4c7dc" fo:border-left="none" fo:border-right="none" fo:border-top="0.74pt solid #000000"/>
    </style:style>
    <style:style style:name="ce107" style:family="table-cell" style:parent-style-name="Default" style:data-style-name="N121">
      <style:table-cell-properties fo:border-bottom="none" fo:background-color="#b4c7dc" style:text-align-source="fix" style:repeat-content="false" fo:border-left="none" fo:border-right="0.74pt solid #000000" fo:border-top="none"/>
      <style:paragraph-properties fo:text-align="center" fo:margin-left="0in"/>
      <style:text-properties style:font-name="Arial Narrow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rmatt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2" table:default-cell-style-name="ce8"/>
        <table:table-column table:style-name="co7" table:number-columns-repeated="7" table:default-cell-style-name="Default"/>
        <table:table-row table:style-name="ro1">
          <table:table-cell table:style-name="ce3" table:number-columns-repeated="2"/>
          <table:table-cell table:style-name="ce27" table:number-columns-repeated="4"/>
          <table:table-cell table:style-name="ce34" office:value-type="string" calcext:value-type="string" table:number-columns-spanned="6" table:number-rows-spanned="1">
            <text:p>BothSides</text:p>
          </table:table-cell>
          <table:covered-table-cell table:number-columns-repeated="3" table:style-name="ce46"/>
          <table:covered-table-cell table:style-name="ce59"/>
          <table:covered-table-cell table:style-name="ce64"/>
          <table:table-cell table:style-name="ce73" office:value-type="string" calcext:value-type="string" table:number-columns-spanned="6" table:number-rows-spanned="1">
            <text:p>PosSide</text:p>
          </table:table-cell>
          <table:covered-table-cell table:number-columns-repeated="2" table:style-name="ce78"/>
          <table:covered-table-cell table:style-name="ce88"/>
          <table:covered-table-cell table:style-name="ce59"/>
          <table:covered-table-cell table:style-name="ce64"/>
          <table:table-cell table:style-name="ce95" office:value-type="string" calcext:value-type="string" table:number-columns-spanned="6" table:number-rows-spanned="1">
            <text:p>NegSide</text:p>
          </table:table-cell>
          <table:covered-table-cell table:number-columns-repeated="2" table:style-name="ce100"/>
          <table:covered-table-cell table:style-name="ce105"/>
          <table:covered-table-cell table:style-name="ce59"/>
          <table:covered-table-cell table:style-name="ce64"/>
          <table:table-cell/>
        </table:table-row>
        <table:table-row table:style-name="ro1">
          <table:table-cell table:style-name="ce10" office:value-type="string" calcext:value-type="string">
            <text:p>Scenario</text:p>
          </table:table-cell>
          <table:table-cell table:style-name="ce20" office:value-type="string" calcext:value-type="string">
            <text:p>Scenario #</text:p>
          </table:table-cell>
          <table:table-cell table:style-name="ce20" office:value-type="string" calcext:value-type="string">
            <text:p>fracPos</text:p>
          </table:table-cell>
          <table:table-cell table:style-name="ce20" office:value-type="string" calcext:value-type="string">
            <text:p>fracNeg</text:p>
          </table:table-cell>
          <table:table-cell table:style-name="ce20" office:value-type="string" calcext:value-type="string">
            <text:p>rho</text:p>
          </table:table-cell>
          <table:table-cell table:style-name="ce20" office:value-type="string" calcext:value-type="string">
            <text:p>FDRmethod</text:p>
          </table:table-cell>
          <table:table-cell table:style-name="ce35" office:value-type="string" calcext:value-type="string">
            <text:p>canonical</text:p>
          </table:table-cell>
          <table:table-cell table:style-name="ce47" office:value-type="string" calcext:value-type="string">
            <text:p>combined</text:p>
          </table:table-cell>
          <table:table-cell table:style-name="ce47" office:value-type="string" calcext:value-type="string">
            <text:p>twotailed</text:p>
          </table:table-cell>
          <table:table-cell table:style-name="ce47" office:value-type="string" calcext:value-type="string">
            <text:p>split</text:p>
          </table:table-cell>
          <table:table-cell table:style-name="ce47" office:value-type="string" calcext:value-type="string">
            <text:p>reviewer1</text:p>
          </table:table-cell>
          <table:table-cell table:style-name="ce65" office:value-type="string" calcext:value-type="string">
            <text:p>reviewer2</text:p>
          </table:table-cell>
          <table:table-cell table:style-name="ce76" office:value-type="string" calcext:value-type="string">
            <text:p>canonical</text:p>
          </table:table-cell>
          <table:table-cell table:style-name="ce80" office:value-type="string" calcext:value-type="string">
            <text:p>combined</text:p>
          </table:table-cell>
          <table:table-cell table:style-name="ce80" office:value-type="string" calcext:value-type="string">
            <text:p>twotailed</text:p>
          </table:table-cell>
          <table:table-cell table:style-name="ce80" office:value-type="string" calcext:value-type="string">
            <text:p>split</text:p>
          </table:table-cell>
          <table:table-cell table:style-name="ce80" office:value-type="string" calcext:value-type="string">
            <text:p>reviewer1</text:p>
          </table:table-cell>
          <table:table-cell table:style-name="ce93" office:value-type="string" calcext:value-type="string">
            <text:p>reviewer2</text:p>
          </table:table-cell>
          <table:table-cell table:style-name="ce96" office:value-type="string" calcext:value-type="string">
            <text:p>canonical</text:p>
          </table:table-cell>
          <table:table-cell table:style-name="ce102" office:value-type="string" calcext:value-type="string">
            <text:p>combined</text:p>
          </table:table-cell>
          <table:table-cell table:style-name="ce102" office:value-type="string" calcext:value-type="string">
            <text:p>twotailed</text:p>
          </table:table-cell>
          <table:table-cell table:style-name="ce102" office:value-type="string" calcext:value-type="string">
            <text:p>split</text:p>
          </table:table-cell>
          <table:table-cell table:style-name="ce102" office:value-type="string" calcext:value-type="string">
            <text:p>reviewer1</text:p>
          </table:table-cell>
          <table:table-cell table:style-name="ce107" office:value-type="string" calcext:value-type="string">
            <text:p>reviewer2</text:p>
          </table:table-cell>
          <table:table-cell/>
        </table:table-row>
        <table:table-row table:style-name="ro1">
          <table:table-cell table:style-name="ce1" table:formula="of:=[$raw.A2]" office:value-type="string" office:string-value="bh_indep_null" calcext:value-type="string">
            <text:p>bh_indep_null</text:p>
          </table:table-cell>
          <table:table-cell table:style-name="ce22" table:formula="of:=[$raw.B2]" office:value-type="float" office:value="1" calcext:value-type="float">
            <text:p>1</text:p>
          </table:table-cell>
          <table:table-cell table:style-name="ce22" table:formula="of:=[$raw.C2]" office:value-type="float" office:value="0" calcext:value-type="float">
            <text:p>0</text:p>
          </table:table-cell>
          <table:table-cell table:style-name="ce22" table:formula="of:=[$raw.D2]" office:value-type="float" office:value="0" calcext:value-type="float">
            <text:p>0</text:p>
          </table:table-cell>
          <table:table-cell table:style-name="ce22" table:formula="of:=[$raw.E2]" office:value-type="float" office:value="0" calcext:value-type="float">
            <text:p>0</text:p>
          </table:table-cell>
          <table:table-cell table:style-name="ce22" table:formula="of:=[$raw.F2]" office:value-type="string" office:string-value="BH1995" calcext:value-type="string">
            <text:p>BH1995</text:p>
          </table:table-cell>
          <table:table-cell table:style-name="ce43" table:formula="of:=[raw.N2]+ORG.OPENOFFICE.STYLE(IF([raw.K2]&lt;[raw.O2];&quot;Red&quot;;IF([raw.K2]&gt;[raw.P2];&quot;Blue&quot;;&quot;Green&quot;)))" office:value-type="float" office:value="0.092" calcext:value-type="float">
            <text:p>0.0920</text:p>
          </table:table-cell>
          <table:table-cell table:style-name="ce60" table:formula="of:=[raw.Q2]+ORG.OPENOFFICE.STYLE(IF([raw.K2]&lt;[raw.R2];&quot;Red&quot;;IF([raw.K2]&gt;[raw.S2];&quot;Blue&quot;;&quot;Green&quot;)))" office:value-type="float" office:value="0.0485" calcext:value-type="float">
            <text:p>0.0485</text:p>
          </table:table-cell>
          <table:table-cell table:style-name="ce60" table:formula="of:=[raw.T2]+ORG.OPENOFFICE.STYLE(IF([raw.K2]&lt;[raw.U2];&quot;Red&quot;;IF([raw.K2]&gt;[raw.V2];&quot;Blue&quot;;&quot;Green&quot;)))" office:value-type="float" office:value="0.0485" calcext:value-type="float">
            <text:p>0.0485</text:p>
          </table:table-cell>
          <table:table-cell table:style-name="ce54" table:formula="of:=[raw.W2]+ORG.OPENOFFICE.STYLE(IF([raw.K2]&lt;[raw.X2];&quot;Red&quot;;IF([raw.K2]&gt;[raw.Y2];&quot;Blue&quot;;&quot;Green&quot;)))" office:value-type="float" office:value="0.0905" calcext:value-type="float">
            <text:p>0.0905</text:p>
          </table:table-cell>
          <table:table-cell table:style-name="ce60" table:formula="of:=[raw.Z2]+ORG.OPENOFFICE.STYLE(IF([raw.K2]&lt;[raw.AA2];&quot;Red&quot;;IF([raw.K2]&gt;[raw.AB2];&quot;Blue&quot;;&quot;Green&quot;)))" office:value-type="float" office:value="0.048" calcext:value-type="float">
            <text:p>0.0480</text:p>
          </table:table-cell>
          <table:table-cell table:style-name="ce99" table:formula="of:=[raw.AC2]+ORG.OPENOFFICE.STYLE(IF([raw.K2]&lt;[raw.AD2];&quot;Red&quot;;IF([raw.K2]&gt;[raw.AE2];&quot;Blue&quot;;&quot;Green&quot;)))" office:value-type="float" office:value="0.0485" calcext:value-type="float">
            <text:p>0.0485</text:p>
          </table:table-cell>
          <table:table-cell table:style-name="ce83" table:formula="of:=[raw.AF2]+ORG.OPENOFFICE.STYLE(IF([raw.K2]&lt;[raw.AG2];&quot;Red&quot;;IF([raw.K2]&gt;[raw.AH2];&quot;Blue&quot;;&quot;Green&quot;)))" office:value-type="float" office:value="0.043" calcext:value-type="float">
            <text:p>0.0430</text:p>
          </table:table-cell>
          <table:table-cell table:style-name="ce91" table:formula="of:=[raw.AI2]+ORG.OPENOFFICE.STYLE(IF([raw.K2]&lt;[raw.AJ2];&quot;Red&quot;;IF([raw.K2]&gt;[raw.AK2];&quot;Blue&quot;;&quot;Green&quot;)))" office:value-type="float" office:value="0.023" calcext:value-type="float">
            <text:p>0.0230</text:p>
          </table:table-cell>
          <table:table-cell table:style-name="ce91" table:formula="of:=[raw.AL2]+ORG.OPENOFFICE.STYLE(IF([raw.K2]&lt;[raw.AM2];&quot;Red&quot;;IF([raw.K2]&gt;[raw.AN2];&quot;Blue&quot;;&quot;Green&quot;)))" office:value-type="float" office:value="0.023" calcext:value-type="float">
            <text:p>0.0230</text:p>
          </table:table-cell>
          <table:table-cell table:style-name="ce60" table:formula="of:=[raw.AO2]+ORG.OPENOFFICE.STYLE(IF([raw.K2]&lt;[raw.AP2];&quot;Red&quot;;IF([raw.K2]&gt;[raw.AQ2];&quot;Blue&quot;;&quot;Green&quot;)))" office:value-type="float" office:value="0.043" calcext:value-type="float">
            <text:p>0.0430</text:p>
          </table:table-cell>
          <table:table-cell table:style-name="ce91" table:formula="of:=[raw.AR2]+ORG.OPENOFFICE.STYLE(IF([raw.K2]&lt;[raw.AS2];&quot;Red&quot;;IF([raw.K2]&gt;[raw.AT2];&quot;Blue&quot;;&quot;Green&quot;)))" office:value-type="float" office:value="0.022" calcext:value-type="float">
            <text:p>0.0220</text:p>
          </table:table-cell>
          <table:table-cell table:style-name="ce101" table:formula="of:=[raw.AU2]+ORG.OPENOFFICE.STYLE(IF([raw.K2]&lt;[raw.AV2];&quot;Red&quot;;IF([raw.K2]&gt;[raw.AW2];&quot;Blue&quot;;&quot;Green&quot;)))" office:value-type="float" office:value="0.022" calcext:value-type="float">
            <text:p>0.0220</text:p>
          </table:table-cell>
          <table:table-cell table:style-name="ce83" table:formula="of:=[raw.AX2]+ORG.OPENOFFICE.STYLE(IF([raw.K2]&lt;[raw.AY2];&quot;Red&quot;;IF([raw.K2]&gt;[raw.AZ2];&quot;Blue&quot;;&quot;Green&quot;)))" office:value-type="float" office:value="0.0505" calcext:value-type="float">
            <text:p>0.0505</text:p>
          </table:table-cell>
          <table:table-cell table:style-name="ce91" table:formula="of:=[raw.BA2]+ORG.OPENOFFICE.STYLE(IF([raw.K2]&lt;[raw.BB2];&quot;Red&quot;;IF([raw.K2]&gt;[raw.BC2];&quot;Blue&quot;;&quot;Green&quot;)))" office:value-type="float" office:value="0.0275" calcext:value-type="float">
            <text:p>0.0275</text:p>
          </table:table-cell>
          <table:table-cell table:style-name="ce91" table:formula="of:=[raw.BD2]+ORG.OPENOFFICE.STYLE(IF([raw.K2]&lt;[raw.BE2];&quot;Red&quot;;IF([raw.K2]&gt;[raw.BF2];&quot;Blue&quot;;&quot;Green&quot;)))" office:value-type="float" office:value="0.0275" calcext:value-type="float">
            <text:p>0.0275</text:p>
          </table:table-cell>
          <table:table-cell table:style-name="ce60" table:formula="of:=[raw.BG2]+ORG.OPENOFFICE.STYLE(IF([raw.K2]&lt;[raw.BH2];&quot;Red&quot;;IF([raw.K2]&gt;[raw.BI2];&quot;Blue&quot;;&quot;Green&quot;)))" office:value-type="float" office:value="0.049" calcext:value-type="float">
            <text:p>0.0490</text:p>
          </table:table-cell>
          <table:table-cell table:style-name="ce91" table:formula="of:=[raw.BJ2]+ORG.OPENOFFICE.STYLE(IF([raw.K2]&lt;[raw.BK2];&quot;Red&quot;;IF([raw.K2]&gt;[raw.BL2];&quot;Blue&quot;;&quot;Green&quot;)))" office:value-type="float" office:value="0.0265" calcext:value-type="float">
            <text:p>0.0265</text:p>
          </table:table-cell>
          <table:table-cell table:style-name="ce101" table:formula="of:=[raw.BM2]+ORG.OPENOFFICE.STYLE(IF([raw.K2]&lt;[raw.BN2];&quot;Red&quot;;IF([raw.K2]&gt;[raw.BO2];&quot;Blue&quot;;&quot;Green&quot;)))" office:value-type="float" office:value="0.027" calcext:value-type="float">
            <text:p>0.0270</text:p>
          </table:table-cell>
          <table:table-cell table:style-name="Blue"/>
        </table:table-row>
        <table:table-row table:style-name="ro1">
          <table:table-cell table:style-name="ce5" table:formula="of:=[$raw.A3]" office:value-type="string" office:string-value="bh_indep_posonly" calcext:value-type="string">
            <text:p>bh_indep_posonly</text:p>
          </table:table-cell>
          <table:table-cell table:style-name="ce2" table:formula="of:=[$raw.B3]" office:value-type="float" office:value="2" calcext:value-type="float">
            <text:p>2</text:p>
          </table:table-cell>
          <table:table-cell table:formula="of:=[$raw.C3]" office:value-type="float" office:value="0.25" calcext:value-type="float">
            <text:p>0.25</text:p>
          </table:table-cell>
          <table:table-cell table:formula="of:=[$raw.D3]" office:value-type="float" office:value="0" calcext:value-type="float">
            <text:p>0</text:p>
          </table:table-cell>
          <table:table-cell table:formula="of:=[$raw.E3]" office:value-type="float" office:value="0" calcext:value-type="float">
            <text:p>0</text:p>
          </table:table-cell>
          <table:table-cell table:style-name="ce27" table:formula="of:=[$raw.F3]" office:value-type="string" office:string-value="BH1995" calcext:value-type="string">
            <text:p>BH1995</text:p>
          </table:table-cell>
          <table:table-cell table:style-name="ce15" table:formula="of:=[raw.N3]+ORG.OPENOFFICE.STYLE(IF([raw.K3]&lt;[raw.O3];&quot;Red&quot;;IF([raw.K3]&gt;[raw.P3];&quot;Blue&quot;;&quot;Green&quot;)))" office:value-type="float" office:value="0.0376289093623956" calcext:value-type="float">
            <text:p>0.0376</text:p>
          </table:table-cell>
          <table:table-cell table:style-name="ce6" table:formula="of:=[raw.Q3]+ORG.OPENOFFICE.STYLE(IF([raw.K3]&lt;[raw.R3];&quot;Red&quot;;IF([raw.K3]&gt;[raw.S3];&quot;Blue&quot;;&quot;Green&quot;)))" office:value-type="float" office:value="0.037593332855072" calcext:value-type="float">
            <text:p>0.0376</text:p>
          </table:table-cell>
          <table:table-cell table:style-name="ce6" table:formula="of:=[raw.T3]+ORG.OPENOFFICE.STYLE(IF([raw.K3]&lt;[raw.U3];&quot;Red&quot;;IF([raw.K3]&gt;[raw.V3];&quot;Blue&quot;;&quot;Green&quot;)))" office:value-type="float" office:value="0.037593332855072" calcext:value-type="float">
            <text:p>0.0376</text:p>
          </table:table-cell>
          <table:table-cell table:style-name="ce61" table:formula="of:=[raw.W3]+ORG.OPENOFFICE.STYLE(IF([raw.K3]&lt;[raw.X3];&quot;Red&quot;;IF([raw.K3]&gt;[raw.Y3];&quot;Blue&quot;;&quot;Green&quot;)))" office:value-type="float" office:value="0.0301087323238837" calcext:value-type="float">
            <text:p>0.0301</text:p>
          </table:table-cell>
          <table:table-cell table:style-name="ce61" table:formula="of:=[raw.Z3]+ORG.OPENOFFICE.STYLE(IF([raw.K3]&lt;[raw.AA3];&quot;Red&quot;;IF([raw.K3]&gt;[raw.AB3];&quot;Blue&quot;;&quot;Green&quot;)))" office:value-type="float" office:value="0.01542094997833" calcext:value-type="float">
            <text:p>0.0154</text:p>
          </table:table-cell>
          <table:table-cell table:style-name="ce29" table:formula="of:=[raw.AC3]+ORG.OPENOFFICE.STYLE(IF([raw.K3]&lt;[raw.AD3];&quot;Red&quot;;IF([raw.K3]&gt;[raw.AE3];&quot;Blue&quot;;&quot;Green&quot;)))" office:value-type="float" office:value="0.0191380007356422" calcext:value-type="float">
            <text:p>0.0191</text:p>
          </table:table-cell>
          <table:table-cell table:style-name="ce15" table:formula="of:=[raw.AF3]+ORG.OPENOFFICE.STYLE(IF([raw.K3]&lt;[raw.AG3];&quot;Red&quot;;IF([raw.K3]&gt;[raw.AH3];&quot;Blue&quot;;&quot;Green&quot;)))" office:value-type="float" office:value="0.0375010044368734" calcext:value-type="float">
            <text:p>0.0375</text:p>
          </table:table-cell>
          <table:table-cell table:style-name="ce61" table:formula="of:=[raw.AI3]+ORG.OPENOFFICE.STYLE(IF([raw.K3]&lt;[raw.AJ3];&quot;Red&quot;;IF([raw.K3]&gt;[raw.AK3];&quot;Blue&quot;;&quot;Green&quot;)))" office:value-type="float" office:value="0.0192055091788229" calcext:value-type="float">
            <text:p>0.0192</text:p>
          </table:table-cell>
          <table:table-cell table:style-name="ce61" table:formula="of:=[raw.AL3]+ORG.OPENOFFICE.STYLE(IF([raw.K3]&lt;[raw.AM3];&quot;Red&quot;;IF([raw.K3]&gt;[raw.AN3];&quot;Blue&quot;;&quot;Green&quot;)))" office:value-type="float" office:value="0.0192055091788229" calcext:value-type="float">
            <text:p>0.0192</text:p>
          </table:table-cell>
          <table:table-cell table:style-name="ce6" table:formula="of:=[raw.AO3]+ORG.OPENOFFICE.STYLE(IF([raw.K3]&lt;[raw.AP3];&quot;Red&quot;;IF([raw.K3]&gt;[raw.AQ3];&quot;Blue&quot;;&quot;Green&quot;)))" office:value-type="float" office:value="0.0299339330973917" calcext:value-type="float">
            <text:p>0.0299</text:p>
          </table:table-cell>
          <table:table-cell table:style-name="ce6" table:formula="of:=[raw.AR3]+ORG.OPENOFFICE.STYLE(IF([raw.K3]&lt;[raw.AS3];&quot;Red&quot;;IF([raw.K3]&gt;[raw.AT3];&quot;Blue&quot;;&quot;Green&quot;)))" office:value-type="float" office:value="0.0153136883514219" calcext:value-type="float">
            <text:p>0.0153</text:p>
          </table:table-cell>
          <table:table-cell table:style-name="ce29" table:formula="of:=[raw.AU3]+ORG.OPENOFFICE.STYLE(IF([raw.K3]&lt;[raw.AV3];&quot;Red&quot;;IF([raw.K3]&gt;[raw.AW3];&quot;Blue&quot;;&quot;Green&quot;)))" office:value-type="float" office:value="0.01906303495915" calcext:value-type="float">
            <text:p>0.0191</text:p>
          </table:table-cell>
          <table:table-cell table:style-name="ce16" table:formula="of:=[raw.AX3]+ORG.OPENOFFICE.STYLE(IF([raw.K3]&lt;[raw.AY3];&quot;Red&quot;;IF([raw.K3]&gt;[raw.AZ3];&quot;Blue&quot;;&quot;Green&quot;)))" office:value-type="float" office:value="0.047" calcext:value-type="float">
            <text:p>0.0470</text:p>
          </table:table-cell>
          <table:table-cell table:style-name="ce9" table:formula="of:=[raw.BA3]+ORG.OPENOFFICE.STYLE(IF([raw.K3]&lt;[raw.BB3];&quot;Red&quot;;IF([raw.K3]&gt;[raw.BC3];&quot;Blue&quot;;&quot;Green&quot;)))" office:value-type="float" office:value="0.998" calcext:value-type="float">
            <text:p>0.9980</text:p>
          </table:table-cell>
          <table:table-cell table:style-name="ce9" table:formula="of:=[raw.BD3]+ORG.OPENOFFICE.STYLE(IF([raw.K3]&lt;[raw.BE3];&quot;Red&quot;;IF([raw.K3]&gt;[raw.BF3];&quot;Blue&quot;;&quot;Green&quot;)))" office:value-type="float" office:value="0.998" calcext:value-type="float">
            <text:p>0.9980</text:p>
          </table:table-cell>
          <table:table-cell table:style-name="ce7" table:formula="of:=[raw.BG3]+ORG.OPENOFFICE.STYLE(IF([raw.K3]&lt;[raw.BH3];&quot;Red&quot;;IF([raw.K3]&gt;[raw.BI3];&quot;Blue&quot;;&quot;Green&quot;)))" office:value-type="float" office:value="0.06" calcext:value-type="float">
            <text:p>0.0600</text:p>
          </table:table-cell>
          <table:table-cell table:style-name="ce6" table:formula="of:=[raw.BJ3]+ORG.OPENOFFICE.STYLE(IF([raw.K3]&lt;[raw.BK3];&quot;Red&quot;;IF([raw.K3]&gt;[raw.BL3];&quot;Blue&quot;;&quot;Green&quot;)))" office:value-type="float" office:value="0.032" calcext:value-type="float">
            <text:p>0.0320</text:p>
          </table:table-cell>
          <table:table-cell table:style-name="ce29" table:formula="of:=[raw.BM3]+ORG.OPENOFFICE.STYLE(IF([raw.K3]&lt;[raw.BN3];&quot;Red&quot;;IF([raw.K3]&gt;[raw.BO3];&quot;Blue&quot;;&quot;Green&quot;)))" office:value-type="float" office:value="0.0245" calcext:value-type="float">
            <text:p>0.0245</text:p>
          </table:table-cell>
          <table:table-cell/>
        </table:table-row>
        <table:table-row table:style-name="ro1">
          <table:table-cell table:style-name="ce5" table:formula="of:=[$raw.A4]" office:value-type="string" office:string-value="bh_indep_negonly" calcext:value-type="string">
            <text:p>bh_indep_negonly</text:p>
          </table:table-cell>
          <table:table-cell table:style-name="ce2" table:formula="of:=[$raw.B4]" office:value-type="float" office:value="3" calcext:value-type="float">
            <text:p>3</text:p>
          </table:table-cell>
          <table:table-cell table:formula="of:=[$raw.C4]" office:value-type="float" office:value="0" calcext:value-type="float">
            <text:p>0</text:p>
          </table:table-cell>
          <table:table-cell table:formula="of:=[$raw.D4]" office:value-type="float" office:value="0.25" calcext:value-type="float">
            <text:p>0.25</text:p>
          </table:table-cell>
          <table:table-cell table:formula="of:=[$raw.E4]" office:value-type="float" office:value="0" calcext:value-type="float">
            <text:p>0</text:p>
          </table:table-cell>
          <table:table-cell table:style-name="ce27" table:formula="of:=[$raw.F4]" office:value-type="string" office:string-value="BH1995" calcext:value-type="string">
            <text:p>BH1995</text:p>
          </table:table-cell>
          <table:table-cell table:style-name="ce15" table:formula="of:=[raw.N4]+ORG.OPENOFFICE.STYLE(IF([raw.K4]&lt;[raw.O4];&quot;Red&quot;;IF([raw.K4]&gt;[raw.P4];&quot;Blue&quot;;&quot;Green&quot;)))" office:value-type="float" office:value="0.0393786526391082" calcext:value-type="float">
            <text:p>0.0394</text:p>
          </table:table-cell>
          <table:table-cell table:style-name="ce6" table:formula="of:=[raw.Q4]+ORG.OPENOFFICE.STYLE(IF([raw.K4]&lt;[raw.R4];&quot;Red&quot;;IF([raw.K4]&gt;[raw.S4];&quot;Blue&quot;;&quot;Green&quot;)))" office:value-type="float" office:value="0.0394657364994516" calcext:value-type="float">
            <text:p>0.0395</text:p>
          </table:table-cell>
          <table:table-cell table:style-name="ce6" table:formula="of:=[raw.T4]+ORG.OPENOFFICE.STYLE(IF([raw.K4]&lt;[raw.U4];&quot;Red&quot;;IF([raw.K4]&gt;[raw.V4];&quot;Blue&quot;;&quot;Green&quot;)))" office:value-type="float" office:value="0.0394657364994516" calcext:value-type="float">
            <text:p>0.0395</text:p>
          </table:table-cell>
          <table:table-cell table:style-name="ce61" table:formula="of:=[raw.W4]+ORG.OPENOFFICE.STYLE(IF([raw.K4]&lt;[raw.X4];&quot;Red&quot;;IF([raw.K4]&gt;[raw.Y4];&quot;Blue&quot;;&quot;Green&quot;)))" office:value-type="float" office:value="0.0321261223843437" calcext:value-type="float">
            <text:p>0.0321</text:p>
          </table:table-cell>
          <table:table-cell table:style-name="ce61" table:formula="of:=[raw.Z4]+ORG.OPENOFFICE.STYLE(IF([raw.K4]&lt;[raw.AA4];&quot;Red&quot;;IF([raw.K4]&gt;[raw.AB4];&quot;Blue&quot;;&quot;Green&quot;)))" office:value-type="float" office:value="0.0172647898022956" calcext:value-type="float">
            <text:p>0.0173</text:p>
          </table:table-cell>
          <table:table-cell table:style-name="ce29" table:formula="of:=[raw.AC4]+ORG.OPENOFFICE.STYLE(IF([raw.K4]&lt;[raw.AD4];&quot;Red&quot;;IF([raw.K4]&gt;[raw.AE4];&quot;Blue&quot;;&quot;Green&quot;)))" office:value-type="float" office:value="0.0210339166188011" calcext:value-type="float">
            <text:p>0.0210</text:p>
          </table:table-cell>
          <table:table-cell table:style-name="ce15" table:formula="of:=[raw.AF4]+ORG.OPENOFFICE.STYLE(IF([raw.K4]&lt;[raw.AG4];&quot;Red&quot;;IF([raw.K4]&gt;[raw.AH4];&quot;Blue&quot;;&quot;Green&quot;)))" office:value-type="float" office:value="0.038" calcext:value-type="float">
            <text:p>0.0380</text:p>
          </table:table-cell>
          <table:table-cell table:style-name="ce62" table:formula="of:=[raw.AI4]+ORG.OPENOFFICE.STYLE(IF([raw.K4]&lt;[raw.AJ4];&quot;Red&quot;;IF([raw.K4]&gt;[raw.AK4];&quot;Blue&quot;;&quot;Green&quot;)))" office:value-type="float" office:value="0.999" calcext:value-type="float">
            <text:p>0.9990</text:p>
          </table:table-cell>
          <table:table-cell table:style-name="ce62" table:formula="of:=[raw.AL4]+ORG.OPENOFFICE.STYLE(IF([raw.K4]&lt;[raw.AM4];&quot;Red&quot;;IF([raw.K4]&gt;[raw.AN4];&quot;Blue&quot;;&quot;Green&quot;)))" office:value-type="float" office:value="0.999" calcext:value-type="float">
            <text:p>0.9990</text:p>
          </table:table-cell>
          <table:table-cell table:style-name="ce7" table:formula="of:=[raw.AO4]+ORG.OPENOFFICE.STYLE(IF([raw.K4]&lt;[raw.AP4];&quot;Red&quot;;IF([raw.K4]&gt;[raw.AQ4];&quot;Blue&quot;;&quot;Green&quot;)))" office:value-type="float" office:value="0.049" calcext:value-type="float">
            <text:p>0.0490</text:p>
          </table:table-cell>
          <table:table-cell table:style-name="ce6" table:formula="of:=[raw.AR4]+ORG.OPENOFFICE.STYLE(IF([raw.K4]&lt;[raw.AS4];&quot;Red&quot;;IF([raw.K4]&gt;[raw.AT4];&quot;Blue&quot;;&quot;Green&quot;)))" office:value-type="float" office:value="0.026" calcext:value-type="float">
            <text:p>0.0260</text:p>
          </table:table-cell>
          <table:table-cell table:style-name="ce29" table:formula="of:=[raw.AU4]+ORG.OPENOFFICE.STYLE(IF([raw.K4]&lt;[raw.AV4];&quot;Red&quot;;IF([raw.K4]&gt;[raw.AW4];&quot;Blue&quot;;&quot;Green&quot;)))" office:value-type="float" office:value="0.0195" calcext:value-type="float">
            <text:p>0.0195</text:p>
          </table:table-cell>
          <table:table-cell table:style-name="ce15" table:formula="of:=[raw.AX4]+ORG.OPENOFFICE.STYLE(IF([raw.K4]&lt;[raw.AY4];&quot;Red&quot;;IF([raw.K4]&gt;[raw.AZ4];&quot;Blue&quot;;&quot;Green&quot;)))" office:value-type="float" office:value="0.0392778005688562" calcext:value-type="float">
            <text:p>0.0393</text:p>
          </table:table-cell>
          <table:table-cell table:style-name="ce6" table:formula="of:=[raw.BA4]+ORG.OPENOFFICE.STYLE(IF([raw.K4]&lt;[raw.BB4];&quot;Red&quot;;IF([raw.K4]&gt;[raw.BC4];&quot;Blue&quot;;&quot;Green&quot;)))" office:value-type="float" office:value="0.0210749636789098" calcext:value-type="float">
            <text:p>0.0211</text:p>
          </table:table-cell>
          <table:table-cell table:style-name="ce6" table:formula="of:=[raw.BD4]+ORG.OPENOFFICE.STYLE(IF([raw.K4]&lt;[raw.BE4];&quot;Red&quot;;IF([raw.K4]&gt;[raw.BF4];&quot;Blue&quot;;&quot;Green&quot;)))" office:value-type="float" office:value="0.0210749636789098" calcext:value-type="float">
            <text:p>0.0211</text:p>
          </table:table-cell>
          <table:table-cell table:style-name="ce6" table:formula="of:=[raw.BG4]+ORG.OPENOFFICE.STYLE(IF([raw.K4]&lt;[raw.BH4];&quot;Red&quot;;IF([raw.K4]&gt;[raw.BI4];&quot;Blue&quot;;&quot;Green&quot;)))" office:value-type="float" office:value="0.0319888350469226" calcext:value-type="float">
            <text:p>0.0320</text:p>
          </table:table-cell>
          <table:table-cell table:style-name="ce6" table:formula="of:=[raw.BJ4]+ORG.OPENOFFICE.STYLE(IF([raw.K4]&lt;[raw.BK4];&quot;Red&quot;;IF([raw.K4]&gt;[raw.BL4];&quot;Blue&quot;;&quot;Green&quot;)))" office:value-type="float" office:value="0.0171786685586837" calcext:value-type="float">
            <text:p>0.0172</text:p>
          </table:table-cell>
          <table:table-cell table:style-name="ce29" table:formula="of:=[raw.BM4]+ORG.OPENOFFICE.STYLE(IF([raw.K4]&lt;[raw.BN4];&quot;Red&quot;;IF([raw.K4]&gt;[raw.BO4];&quot;Blue&quot;;&quot;Green&quot;)))" office:value-type="float" office:value="0.0209725702643069" calcext:value-type="float">
            <text:p>0.0210</text:p>
          </table:table-cell>
          <table:table-cell/>
        </table:table-row>
        <table:table-row table:style-name="ro1">
          <table:table-cell table:style-name="ce5" table:formula="of:=[$raw.A5]" office:value-type="string" office:string-value="bh_indep_balanced" calcext:value-type="string">
            <text:p>bh_indep_balanced</text:p>
          </table:table-cell>
          <table:table-cell table:style-name="ce2" table:formula="of:=[$raw.B5]" office:value-type="float" office:value="4" calcext:value-type="float">
            <text:p>4</text:p>
          </table:table-cell>
          <table:table-cell table:formula="of:=[$raw.C5]" office:value-type="float" office:value="0.25" calcext:value-type="float">
            <text:p>0.25</text:p>
          </table:table-cell>
          <table:table-cell table:formula="of:=[$raw.D5]" office:value-type="float" office:value="0.25" calcext:value-type="float">
            <text:p>0.25</text:p>
          </table:table-cell>
          <table:table-cell table:formula="of:=[$raw.E5]" office:value-type="float" office:value="0" calcext:value-type="float">
            <text:p>0</text:p>
          </table:table-cell>
          <table:table-cell table:style-name="ce27" table:formula="of:=[$raw.F5]" office:value-type="string" office:string-value="BH1995" calcext:value-type="string">
            <text:p>BH1995</text:p>
          </table:table-cell>
          <table:table-cell table:style-name="ce15" table:formula="of:=[raw.N5]+ORG.OPENOFFICE.STYLE(IF([raw.K5]&lt;[raw.O5];&quot;Red&quot;;IF([raw.K5]&gt;[raw.P5];&quot;Blue&quot;;&quot;Green&quot;)))" office:value-type="float" office:value="0.0258070756118812" calcext:value-type="float">
            <text:p>0.0258</text:p>
          </table:table-cell>
          <table:table-cell table:style-name="ce6" table:formula="of:=[raw.Q5]+ORG.OPENOFFICE.STYLE(IF([raw.K5]&lt;[raw.R5];&quot;Red&quot;;IF([raw.K5]&gt;[raw.S5];&quot;Blue&quot;;&quot;Green&quot;)))" office:value-type="float" office:value="0.0257579947932997" calcext:value-type="float">
            <text:p>0.0258</text:p>
          </table:table-cell>
          <table:table-cell table:style-name="ce6" table:formula="of:=[raw.T5]+ORG.OPENOFFICE.STYLE(IF([raw.K5]&lt;[raw.U5];&quot;Red&quot;;IF([raw.K5]&gt;[raw.V5];&quot;Blue&quot;;&quot;Green&quot;)))" office:value-type="float" office:value="0.0257579947932997" calcext:value-type="float">
            <text:p>0.0258</text:p>
          </table:table-cell>
          <table:table-cell table:style-name="ce61" table:formula="of:=[raw.W5]+ORG.OPENOFFICE.STYLE(IF([raw.K5]&lt;[raw.X5];&quot;Red&quot;;IF([raw.K5]&gt;[raw.Y5];&quot;Blue&quot;;&quot;Green&quot;)))" office:value-type="float" office:value="0.0257813366224503" calcext:value-type="float">
            <text:p>0.0258</text:p>
          </table:table-cell>
          <table:table-cell table:style-name="ce61" table:formula="of:=[raw.Z5]+ORG.OPENOFFICE.STYLE(IF([raw.K5]&lt;[raw.AA5];&quot;Red&quot;;IF([raw.K5]&gt;[raw.AB5];&quot;Blue&quot;;&quot;Green&quot;)))" office:value-type="float" office:value="0.0134795196087994" calcext:value-type="float">
            <text:p>0.0135</text:p>
          </table:table-cell>
          <table:table-cell table:style-name="ce29" table:formula="of:=[raw.AC5]+ORG.OPENOFFICE.STYLE(IF([raw.K5]&lt;[raw.AD5];&quot;Red&quot;;IF([raw.K5]&gt;[raw.AE5];&quot;Blue&quot;;&quot;Green&quot;)))" office:value-type="float" office:value="0.013481891876611" calcext:value-type="float">
            <text:p>0.0135</text:p>
          </table:table-cell>
          <table:table-cell table:style-name="ce15" table:formula="of:=[raw.AF5]+ORG.OPENOFFICE.STYLE(IF([raw.K5]&lt;[raw.AG5];&quot;Red&quot;;IF([raw.K5]&gt;[raw.AH5];&quot;Blue&quot;;&quot;Green&quot;)))" office:value-type="float" office:value="0.0248901872944377" calcext:value-type="float">
            <text:p>0.0249</text:p>
          </table:table-cell>
          <table:table-cell table:style-name="ce61" table:formula="of:=[raw.AI5]+ORG.OPENOFFICE.STYLE(IF([raw.K5]&lt;[raw.AJ5];&quot;Red&quot;;IF([raw.K5]&gt;[raw.AK5];&quot;Blue&quot;;&quot;Green&quot;)))" office:value-type="float" office:value="0.0248938790520719" calcext:value-type="float">
            <text:p>0.0249</text:p>
          </table:table-cell>
          <table:table-cell table:style-name="ce61" table:formula="of:=[raw.AL5]+ORG.OPENOFFICE.STYLE(IF([raw.K5]&lt;[raw.AM5];&quot;Red&quot;;IF([raw.K5]&gt;[raw.AN5];&quot;Blue&quot;;&quot;Green&quot;)))" office:value-type="float" office:value="0.0248938790520719" calcext:value-type="float">
            <text:p>0.0249</text:p>
          </table:table-cell>
          <table:table-cell table:style-name="ce6" table:formula="of:=[raw.AO5]+ORG.OPENOFFICE.STYLE(IF([raw.K5]&lt;[raw.AP5];&quot;Red&quot;;IF([raw.K5]&gt;[raw.AQ5];&quot;Blue&quot;;&quot;Green&quot;)))" office:value-type="float" office:value="0.0248963746797187" calcext:value-type="float">
            <text:p>0.0249</text:p>
          </table:table-cell>
          <table:table-cell table:style-name="ce6" table:formula="of:=[raw.AR5]+ORG.OPENOFFICE.STYLE(IF([raw.K5]&lt;[raw.AS5];&quot;Red&quot;;IF([raw.K5]&gt;[raw.AT5];&quot;Blue&quot;;&quot;Green&quot;)))" office:value-type="float" office:value="0.0124697766414636" calcext:value-type="float">
            <text:p>0.0125</text:p>
          </table:table-cell>
          <table:table-cell table:style-name="ce29" table:formula="of:=[raw.AU5]+ORG.OPENOFFICE.STYLE(IF([raw.K5]&lt;[raw.AV5];&quot;Red&quot;;IF([raw.K5]&gt;[raw.AW5];&quot;Blue&quot;;&quot;Green&quot;)))" office:value-type="float" office:value="0.0124410253783798" calcext:value-type="float">
            <text:p>0.0124</text:p>
          </table:table-cell>
          <table:table-cell table:style-name="ce15" table:formula="of:=[raw.AX5]+ORG.OPENOFFICE.STYLE(IF([raw.K5]&lt;[raw.AY5];&quot;Red&quot;;IF([raw.K5]&gt;[raw.AZ5];&quot;Blue&quot;;&quot;Green&quot;)))" office:value-type="float" office:value="0.0266347863436685" calcext:value-type="float">
            <text:p>0.0266</text:p>
          </table:table-cell>
          <table:table-cell table:style-name="ce6" table:formula="of:=[raw.BA5]+ORG.OPENOFFICE.STYLE(IF([raw.K5]&lt;[raw.BB5];&quot;Red&quot;;IF([raw.K5]&gt;[raw.BC5];&quot;Blue&quot;;&quot;Green&quot;)))" office:value-type="float" office:value="0.0265673664447036" calcext:value-type="float">
            <text:p>0.0266</text:p>
          </table:table-cell>
          <table:table-cell table:style-name="ce6" table:formula="of:=[raw.BD5]+ORG.OPENOFFICE.STYLE(IF([raw.K5]&lt;[raw.BE5];&quot;Red&quot;;IF([raw.K5]&gt;[raw.BF5];&quot;Blue&quot;;&quot;Green&quot;)))" office:value-type="float" office:value="0.0265673664447036" calcext:value-type="float">
            <text:p>0.0266</text:p>
          </table:table-cell>
          <table:table-cell table:style-name="ce6" table:formula="of:=[raw.BG5]+ORG.OPENOFFICE.STYLE(IF([raw.K5]&lt;[raw.BH5];&quot;Red&quot;;IF([raw.K5]&gt;[raw.BI5];&quot;Blue&quot;;&quot;Green&quot;)))" office:value-type="float" office:value="0.0265798108934439" calcext:value-type="float">
            <text:p>0.0266</text:p>
          </table:table-cell>
          <table:table-cell table:style-name="ce6" table:formula="of:=[raw.BJ5]+ORG.OPENOFFICE.STYLE(IF([raw.K5]&lt;[raw.BK5];&quot;Red&quot;;IF([raw.K5]&gt;[raw.BL5];&quot;Blue&quot;;&quot;Green&quot;)))" office:value-type="float" office:value="0.0144482690277892" calcext:value-type="float">
            <text:p>0.0144</text:p>
          </table:table-cell>
          <table:table-cell table:style-name="ce29" table:formula="of:=[raw.BM5]+ORG.OPENOFFICE.STYLE(IF([raw.K5]&lt;[raw.BN5];&quot;Red&quot;;IF([raw.K5]&gt;[raw.BO5];&quot;Blue&quot;;&quot;Green&quot;)))" office:value-type="float" office:value="0.0144774064445793" calcext:value-type="float">
            <text:p>0.0145</text:p>
          </table:table-cell>
          <table:table-cell/>
        </table:table-row>
        <table:table-row table:style-name="ro1">
          <table:table-cell table:style-name="ce11" table:formula="of:=[$raw.A6]" office:value-type="string" office:string-value="bh_indep_unbalanced" calcext:value-type="string">
            <text:p>bh_indep_unbalanced</text:p>
          </table:table-cell>
          <table:table-cell table:style-name="ce21" table:formula="of:=[$raw.B6]" office:value-type="float" office:value="5" calcext:value-type="float">
            <text:p>5</text:p>
          </table:table-cell>
          <table:table-cell table:style-name="ce21" table:formula="of:=[$raw.C6]" office:value-type="float" office:value="0.1" calcext:value-type="float">
            <text:p>0.1</text:p>
          </table:table-cell>
          <table:table-cell table:style-name="ce21" table:formula="of:=[$raw.D6]" office:value-type="float" office:value="0.4" calcext:value-type="float">
            <text:p>0.4</text:p>
          </table:table-cell>
          <table:table-cell table:style-name="ce21" table:formula="of:=[$raw.E6]" office:value-type="float" office:value="0" calcext:value-type="float">
            <text:p>0</text:p>
          </table:table-cell>
          <table:table-cell table:style-name="ce21" table:formula="of:=[$raw.F6]" office:value-type="string" office:string-value="BH1995" calcext:value-type="string">
            <text:p>BH1995</text:p>
          </table:table-cell>
          <table:table-cell table:style-name="ce17" table:formula="of:=[raw.N6]+ORG.OPENOFFICE.STYLE(IF([raw.K6]&lt;[raw.O6];&quot;Red&quot;;IF([raw.K6]&gt;[raw.P6];&quot;Blue&quot;;&quot;Green&quot;)))" office:value-type="float" office:value="0.0260170409254736" calcext:value-type="float">
            <text:p>0.0260</text:p>
          </table:table-cell>
          <table:table-cell table:style-name="ce23" table:formula="of:=[raw.Q6]+ORG.OPENOFFICE.STYLE(IF([raw.K6]&lt;[raw.R6];&quot;Red&quot;;IF([raw.K6]&gt;[raw.S6];&quot;Blue&quot;;&quot;Green&quot;)))" office:value-type="float" office:value="0.0259092536088287" calcext:value-type="float">
            <text:p>0.0259</text:p>
          </table:table-cell>
          <table:table-cell table:style-name="ce23" table:formula="of:=[raw.T6]+ORG.OPENOFFICE.STYLE(IF([raw.K6]&lt;[raw.U6];&quot;Red&quot;;IF([raw.K6]&gt;[raw.V6];&quot;Blue&quot;;&quot;Green&quot;)))" office:value-type="float" office:value="0.0259092536088287" calcext:value-type="float">
            <text:p>0.0259</text:p>
          </table:table-cell>
          <table:table-cell table:style-name="ce23" table:formula="of:=[raw.W6]+ORG.OPENOFFICE.STYLE(IF([raw.K6]&lt;[raw.X6];&quot;Red&quot;;IF([raw.K6]&gt;[raw.Y6];&quot;Blue&quot;;&quot;Green&quot;)))" office:value-type="float" office:value="0.0231677383563423" calcext:value-type="float">
            <text:p>0.0232</text:p>
          </table:table-cell>
          <table:table-cell table:style-name="ce23" table:formula="of:=[raw.Z6]+ORG.OPENOFFICE.STYLE(IF([raw.K6]&lt;[raw.AA6];&quot;Red&quot;;IF([raw.K6]&gt;[raw.AB6];&quot;Blue&quot;;&quot;Green&quot;)))" office:value-type="float" office:value="0.0121692064880272" calcext:value-type="float">
            <text:p>0.0122</text:p>
          </table:table-cell>
          <table:table-cell table:style-name="ce32" table:formula="of:=[raw.AC6]+ORG.OPENOFFICE.STYLE(IF([raw.K6]&lt;[raw.AD6];&quot;Red&quot;;IF([raw.K6]&gt;[raw.AE6];&quot;Blue&quot;;&quot;Green&quot;)))" office:value-type="float" office:value="0.0137258197135434" calcext:value-type="float">
            <text:p>0.0137</text:p>
          </table:table-cell>
          <table:table-cell table:style-name="ce17" table:formula="of:=[raw.AF6]+ORG.OPENOFFICE.STYLE(IF([raw.K6]&lt;[raw.AG6];&quot;Red&quot;;IF([raw.K6]&gt;[raw.AH6];&quot;Blue&quot;;&quot;Green&quot;)))" office:value-type="float" office:value="0.0246471031761896" calcext:value-type="float">
            <text:p>0.0246</text:p>
          </table:table-cell>
          <table:table-cell table:style-name="ce87" table:formula="of:=[raw.AI6]+ORG.OPENOFFICE.STYLE(IF([raw.K6]&lt;[raw.AJ6];&quot;Red&quot;;IF([raw.K6]&gt;[raw.AK6];&quot;Blue&quot;;&quot;Green&quot;)))" office:value-type="float" office:value="0.0598300808963044" calcext:value-type="float">
            <text:p>0.0598</text:p>
          </table:table-cell>
          <table:table-cell table:style-name="ce87" table:formula="of:=[raw.AL6]+ORG.OPENOFFICE.STYLE(IF([raw.K6]&lt;[raw.AM6];&quot;Red&quot;;IF([raw.K6]&gt;[raw.AN6];&quot;Blue&quot;;&quot;Green&quot;)))" office:value-type="float" office:value="0.0598300808963044" calcext:value-type="float">
            <text:p>0.0598</text:p>
          </table:table-cell>
          <table:table-cell table:style-name="ce23" table:formula="of:=[raw.AO6]+ORG.OPENOFFICE.STYLE(IF([raw.K6]&lt;[raw.AP6];&quot;Red&quot;;IF([raw.K6]&gt;[raw.AQ6];&quot;Blue&quot;;&quot;Green&quot;)))" office:value-type="float" office:value="0.0354359423362191" calcext:value-type="float">
            <text:p>0.0354</text:p>
          </table:table-cell>
          <table:table-cell table:style-name="ce23" table:formula="of:=[raw.AR6]+ORG.OPENOFFICE.STYLE(IF([raw.K6]&lt;[raw.AS6];&quot;Red&quot;;IF([raw.K6]&gt;[raw.AT6];&quot;Blue&quot;;&quot;Green&quot;)))" office:value-type="float" office:value="0.0176590578137916" calcext:value-type="float">
            <text:p>0.0177</text:p>
          </table:table-cell>
          <table:table-cell table:style-name="ce32" table:formula="of:=[raw.AU6]+ORG.OPENOFFICE.STYLE(IF([raw.K6]&lt;[raw.AV6];&quot;Red&quot;;IF([raw.K6]&gt;[raw.AW6];&quot;Blue&quot;;&quot;Green&quot;)))" office:value-type="float" office:value="0.0124401424616721" calcext:value-type="float">
            <text:p>0.0124</text:p>
          </table:table-cell>
          <table:table-cell table:style-name="ce17" table:formula="of:=[raw.AX6]+ORG.OPENOFFICE.STYLE(IF([raw.K6]&lt;[raw.AY6];&quot;Red&quot;;IF([raw.K6]&gt;[raw.AZ6];&quot;Blue&quot;;&quot;Green&quot;)))" office:value-type="float" office:value="0.0262237362029506" calcext:value-type="float">
            <text:p>0.0262</text:p>
          </table:table-cell>
          <table:table-cell table:style-name="ce23" table:formula="of:=[raw.BA6]+ORG.OPENOFFICE.STYLE(IF([raw.K6]&lt;[raw.BB6];&quot;Red&quot;;IF([raw.K6]&gt;[raw.BC6];&quot;Blue&quot;;&quot;Green&quot;)))" office:value-type="float" office:value="0.016973787501644" calcext:value-type="float">
            <text:p>0.0170</text:p>
          </table:table-cell>
          <table:table-cell table:style-name="ce23" table:formula="of:=[raw.BD6]+ORG.OPENOFFICE.STYLE(IF([raw.K6]&lt;[raw.BE6];&quot;Red&quot;;IF([raw.K6]&gt;[raw.BF6];&quot;Blue&quot;;&quot;Green&quot;)))" office:value-type="float" office:value="0.016973787501644" calcext:value-type="float">
            <text:p>0.0170</text:p>
          </table:table-cell>
          <table:table-cell table:style-name="ce23" table:formula="of:=[raw.BG6]+ORG.OPENOFFICE.STYLE(IF([raw.K6]&lt;[raw.BH6];&quot;Red&quot;;IF([raw.K6]&gt;[raw.BI6];&quot;Blue&quot;;&quot;Green&quot;)))" office:value-type="float" office:value="0.020433199529098" calcext:value-type="float">
            <text:p>0.0204</text:p>
          </table:table-cell>
          <table:table-cell table:style-name="ce23" table:formula="of:=[raw.BJ6]+ORG.OPENOFFICE.STYLE(IF([raw.K6]&lt;[raw.BK6];&quot;Red&quot;;IF([raw.K6]&gt;[raw.BL6];&quot;Blue&quot;;&quot;Green&quot;)))" office:value-type="float" office:value="0.0109937763865299" calcext:value-type="float">
            <text:p>0.0110</text:p>
          </table:table-cell>
          <table:table-cell table:style-name="ce32" table:formula="of:=[raw.BM6]+ORG.OPENOFFICE.STYLE(IF([raw.K6]&lt;[raw.BN6];&quot;Red&quot;;IF([raw.K6]&gt;[raw.BO6];&quot;Blue&quot;;&quot;Green&quot;)))" office:value-type="float" office:value="0.0139184668276708" calcext:value-type="float">
            <text:p>0.0139</text:p>
          </table:table-cell>
          <table:table-cell/>
        </table:table-row>
        <table:table-row table:style-name="ro1">
          <table:table-cell table:style-name="ce1" table:formula="of:=[$raw.A7]" office:value-type="string" office:string-value="bh_posdep_null" calcext:value-type="string">
            <text:p>bh_posdep_null</text:p>
          </table:table-cell>
          <table:table-cell table:style-name="ce22" table:formula="of:=[$raw.B7]" office:value-type="float" office:value="6" calcext:value-type="float">
            <text:p>6</text:p>
          </table:table-cell>
          <table:table-cell table:style-name="ce22" table:formula="of:=[$raw.C7]" office:value-type="float" office:value="0" calcext:value-type="float">
            <text:p>0</text:p>
          </table:table-cell>
          <table:table-cell table:style-name="ce22" table:formula="of:=[$raw.D7]" office:value-type="float" office:value="0" calcext:value-type="float">
            <text:p>0</text:p>
          </table:table-cell>
          <table:table-cell table:style-name="ce22" table:formula="of:=[$raw.E7]" office:value-type="float" office:value="1" calcext:value-type="float">
            <text:p>1</text:p>
          </table:table-cell>
          <table:table-cell table:style-name="ce22" table:formula="of:=[$raw.F7]" office:value-type="string" office:string-value="BH1995" calcext:value-type="string">
            <text:p>BH1995</text:p>
          </table:table-cell>
          <table:table-cell table:style-name="ce43" table:formula="of:=[raw.N7]+ORG.OPENOFFICE.STYLE(IF([raw.K7]&lt;[raw.O7];&quot;Red&quot;;IF([raw.K7]&gt;[raw.P7];&quot;Blue&quot;;&quot;Green&quot;)))" office:value-type="float" office:value="0.0965" calcext:value-type="float">
            <text:p>0.0965</text:p>
          </table:table-cell>
          <table:table-cell table:style-name="ce60" table:formula="of:=[raw.Q7]+ORG.OPENOFFICE.STYLE(IF([raw.K7]&lt;[raw.R7];&quot;Red&quot;;IF([raw.K7]&gt;[raw.S7];&quot;Blue&quot;;&quot;Green&quot;)))" office:value-type="float" office:value="0.054" calcext:value-type="float">
            <text:p>0.0540</text:p>
          </table:table-cell>
          <table:table-cell table:style-name="ce60" table:formula="of:=[raw.T7]+ORG.OPENOFFICE.STYLE(IF([raw.K7]&lt;[raw.U7];&quot;Red&quot;;IF([raw.K7]&gt;[raw.V7];&quot;Blue&quot;;&quot;Green&quot;)))" office:value-type="float" office:value="0.054" calcext:value-type="float">
            <text:p>0.0540</text:p>
          </table:table-cell>
          <table:table-cell table:style-name="ce54" table:formula="of:=[raw.W7]+ORG.OPENOFFICE.STYLE(IF([raw.K7]&lt;[raw.X7];&quot;Red&quot;;IF([raw.K7]&gt;[raw.Y7];&quot;Blue&quot;;&quot;Green&quot;)))" office:value-type="float" office:value="0.0965" calcext:value-type="float">
            <text:p>0.0965</text:p>
          </table:table-cell>
          <table:table-cell table:style-name="ce60" table:formula="of:=[raw.Z7]+ORG.OPENOFFICE.STYLE(IF([raw.K7]&lt;[raw.AA7];&quot;Red&quot;;IF([raw.K7]&gt;[raw.AB7];&quot;Blue&quot;;&quot;Green&quot;)))" office:value-type="float" office:value="0.0545" calcext:value-type="float">
            <text:p>0.0545</text:p>
          </table:table-cell>
          <table:table-cell table:style-name="ce99" table:formula="of:=[raw.AC7]+ORG.OPENOFFICE.STYLE(IF([raw.K7]&lt;[raw.AD7];&quot;Red&quot;;IF([raw.K7]&gt;[raw.AE7];&quot;Blue&quot;;&quot;Green&quot;)))" office:value-type="float" office:value="0.0535" calcext:value-type="float">
            <text:p>0.0535</text:p>
          </table:table-cell>
          <table:table-cell table:style-name="ce83" table:formula="of:=[raw.AF7]+ORG.OPENOFFICE.STYLE(IF([raw.K7]&lt;[raw.AG7];&quot;Red&quot;;IF([raw.K7]&gt;[raw.AH7];&quot;Blue&quot;;&quot;Green&quot;)))" office:value-type="float" office:value="0.0495" calcext:value-type="float">
            <text:p>0.0495</text:p>
          </table:table-cell>
          <table:table-cell table:style-name="ce91" table:formula="of:=[raw.AI7]+ORG.OPENOFFICE.STYLE(IF([raw.K7]&lt;[raw.AJ7];&quot;Red&quot;;IF([raw.K7]&gt;[raw.AK7];&quot;Blue&quot;;&quot;Green&quot;)))" office:value-type="float" office:value="0.0245" calcext:value-type="float">
            <text:p>0.0245</text:p>
          </table:table-cell>
          <table:table-cell table:style-name="ce91" table:formula="of:=[raw.AL7]+ORG.OPENOFFICE.STYLE(IF([raw.K7]&lt;[raw.AM7];&quot;Red&quot;;IF([raw.K7]&gt;[raw.AN7];&quot;Blue&quot;;&quot;Green&quot;)))" office:value-type="float" office:value="0.0245" calcext:value-type="float">
            <text:p>0.0245</text:p>
          </table:table-cell>
          <table:table-cell table:style-name="ce60" table:formula="of:=[raw.AO7]+ORG.OPENOFFICE.STYLE(IF([raw.K7]&lt;[raw.AP7];&quot;Red&quot;;IF([raw.K7]&gt;[raw.AQ7];&quot;Blue&quot;;&quot;Green&quot;)))" office:value-type="float" office:value="0.0485" calcext:value-type="float">
            <text:p>0.0485</text:p>
          </table:table-cell>
          <table:table-cell table:style-name="ce91" table:formula="of:=[raw.AR7]+ORG.OPENOFFICE.STYLE(IF([raw.K7]&lt;[raw.AS7];&quot;Red&quot;;IF([raw.K7]&gt;[raw.AT7];&quot;Blue&quot;;&quot;Green&quot;)))" office:value-type="float" office:value="0.0245" calcext:value-type="float">
            <text:p>0.0245</text:p>
          </table:table-cell>
          <table:table-cell table:style-name="ce101" table:formula="of:=[raw.AU7]+ORG.OPENOFFICE.STYLE(IF([raw.K7]&lt;[raw.AV7];&quot;Red&quot;;IF([raw.K7]&gt;[raw.AW7];&quot;Blue&quot;;&quot;Green&quot;)))" office:value-type="float" office:value="0.0235" calcext:value-type="float">
            <text:p>0.0235</text:p>
          </table:table-cell>
          <table:table-cell table:style-name="ce83" table:formula="of:=[raw.AX7]+ORG.OPENOFFICE.STYLE(IF([raw.K7]&lt;[raw.AY7];&quot;Red&quot;;IF([raw.K7]&gt;[raw.AZ7];&quot;Blue&quot;;&quot;Green&quot;)))" office:value-type="float" office:value="0.049" calcext:value-type="float">
            <text:p>0.0490</text:p>
          </table:table-cell>
          <table:table-cell table:style-name="ce91" table:formula="of:=[raw.BA7]+ORG.OPENOFFICE.STYLE(IF([raw.K7]&lt;[raw.BB7];&quot;Red&quot;;IF([raw.K7]&gt;[raw.BC7];&quot;Blue&quot;;&quot;Green&quot;)))" office:value-type="float" office:value="0.0315" calcext:value-type="float">
            <text:p>0.0315</text:p>
          </table:table-cell>
          <table:table-cell table:style-name="ce91" table:formula="of:=[raw.BD7]+ORG.OPENOFFICE.STYLE(IF([raw.K7]&lt;[raw.BE7];&quot;Red&quot;;IF([raw.K7]&gt;[raw.BF7];&quot;Blue&quot;;&quot;Green&quot;)))" office:value-type="float" office:value="0.0315" calcext:value-type="float">
            <text:p>0.0315</text:p>
          </table:table-cell>
          <table:table-cell table:style-name="ce60" table:formula="of:=[raw.BG7]+ORG.OPENOFFICE.STYLE(IF([raw.K7]&lt;[raw.BH7];&quot;Red&quot;;IF([raw.K7]&gt;[raw.BI7];&quot;Blue&quot;;&quot;Green&quot;)))" office:value-type="float" office:value="0.0495" calcext:value-type="float">
            <text:p>0.0495</text:p>
          </table:table-cell>
          <table:table-cell table:style-name="ce91" table:formula="of:=[raw.BJ7]+ORG.OPENOFFICE.STYLE(IF([raw.K7]&lt;[raw.BK7];&quot;Red&quot;;IF([raw.K7]&gt;[raw.BL7];&quot;Blue&quot;;&quot;Green&quot;)))" office:value-type="float" office:value="0.0305" calcext:value-type="float">
            <text:p>0.0305</text:p>
          </table:table-cell>
          <table:table-cell table:style-name="ce101" table:formula="of:=[raw.BM7]+ORG.OPENOFFICE.STYLE(IF([raw.K7]&lt;[raw.BN7];&quot;Red&quot;;IF([raw.K7]&gt;[raw.BO7];&quot;Blue&quot;;&quot;Green&quot;)))" office:value-type="float" office:value="0.0305" calcext:value-type="float">
            <text:p>0.0305</text:p>
          </table:table-cell>
          <table:table-cell/>
        </table:table-row>
        <table:table-row table:style-name="ro1">
          <table:table-cell table:style-name="ce5" table:formula="of:=[$raw.A8]" office:value-type="string" office:string-value="bh_posdep_posonly" calcext:value-type="string">
            <text:p>bh_posdep_posonly</text:p>
          </table:table-cell>
          <table:table-cell table:style-name="ce2" table:formula="of:=[$raw.B8]" office:value-type="float" office:value="7" calcext:value-type="float">
            <text:p>7</text:p>
          </table:table-cell>
          <table:table-cell table:formula="of:=[$raw.C8]" office:value-type="float" office:value="0.25" calcext:value-type="float">
            <text:p>0.25</text:p>
          </table:table-cell>
          <table:table-cell table:formula="of:=[$raw.D8]" office:value-type="float" office:value="0" calcext:value-type="float">
            <text:p>0</text:p>
          </table:table-cell>
          <table:table-cell table:formula="of:=[$raw.E8]" office:value-type="float" office:value="1" calcext:value-type="float">
            <text:p>1</text:p>
          </table:table-cell>
          <table:table-cell table:style-name="ce27" table:formula="of:=[$raw.F8]" office:value-type="string" office:string-value="BH1995" calcext:value-type="string">
            <text:p>BH1995</text:p>
          </table:table-cell>
          <table:table-cell table:style-name="ce15" table:formula="of:=[raw.N8]+ORG.OPENOFFICE.STYLE(IF([raw.K8]&lt;[raw.O8];&quot;Red&quot;;IF([raw.K8]&gt;[raw.P8];&quot;Blue&quot;;&quot;Green&quot;)))" office:value-type="float" office:value="0.0374616377021157" calcext:value-type="float">
            <text:p>0.0375</text:p>
          </table:table-cell>
          <table:table-cell table:style-name="ce6" table:formula="of:=[raw.Q8]+ORG.OPENOFFICE.STYLE(IF([raw.K8]&lt;[raw.R8];&quot;Red&quot;;IF([raw.K8]&gt;[raw.S8];&quot;Blue&quot;;&quot;Green&quot;)))" office:value-type="float" office:value="0.0370437249313425" calcext:value-type="float">
            <text:p>0.0370</text:p>
          </table:table-cell>
          <table:table-cell table:style-name="ce6" table:formula="of:=[raw.T8]+ORG.OPENOFFICE.STYLE(IF([raw.K8]&lt;[raw.U8];&quot;Red&quot;;IF([raw.K8]&gt;[raw.V8];&quot;Blue&quot;;&quot;Green&quot;)))" office:value-type="float" office:value="0.0370437249313425" calcext:value-type="float">
            <text:p>0.0370</text:p>
          </table:table-cell>
          <table:table-cell table:style-name="ce61" table:formula="of:=[raw.W8]+ORG.OPENOFFICE.STYLE(IF([raw.K8]&lt;[raw.X8];&quot;Red&quot;;IF([raw.K8]&gt;[raw.Y8];&quot;Blue&quot;;&quot;Green&quot;)))" office:value-type="float" office:value="0.03007145315664" calcext:value-type="float">
            <text:p>0.0301</text:p>
          </table:table-cell>
          <table:table-cell table:style-name="ce61" table:formula="of:=[raw.Z8]+ORG.OPENOFFICE.STYLE(IF([raw.K8]&lt;[raw.AA8];&quot;Red&quot;;IF([raw.K8]&gt;[raw.AB8];&quot;Blue&quot;;&quot;Green&quot;)))" office:value-type="float" office:value="0.0151529538244043" calcext:value-type="float">
            <text:p>0.0152</text:p>
          </table:table-cell>
          <table:table-cell table:style-name="ce29" table:formula="of:=[raw.AC8]+ORG.OPENOFFICE.STYLE(IF([raw.K8]&lt;[raw.AD8];&quot;Red&quot;;IF([raw.K8]&gt;[raw.AE8];&quot;Blue&quot;;&quot;Green&quot;)))" office:value-type="float" office:value="0.01879974130731" calcext:value-type="float">
            <text:p>0.0188</text:p>
          </table:table-cell>
          <table:table-cell table:style-name="ce15" table:formula="of:=[raw.AF8]+ORG.OPENOFFICE.STYLE(IF([raw.K8]&lt;[raw.AG8];&quot;Red&quot;;IF([raw.K8]&gt;[raw.AH8];&quot;Blue&quot;;&quot;Green&quot;)))" office:value-type="float" office:value="0.0373558603030201" calcext:value-type="float">
            <text:p>0.0374</text:p>
          </table:table-cell>
          <table:table-cell table:style-name="ce61" table:formula="of:=[raw.AI8]+ORG.OPENOFFICE.STYLE(IF([raw.K8]&lt;[raw.AJ8];&quot;Red&quot;;IF([raw.K8]&gt;[raw.AK8];&quot;Blue&quot;;&quot;Green&quot;)))" office:value-type="float" office:value="0.0188300574074245" calcext:value-type="float">
            <text:p>0.0188</text:p>
          </table:table-cell>
          <table:table-cell table:style-name="ce61" table:formula="of:=[raw.AL8]+ORG.OPENOFFICE.STYLE(IF([raw.K8]&lt;[raw.AM8];&quot;Red&quot;;IF([raw.K8]&gt;[raw.AN8];&quot;Blue&quot;;&quot;Green&quot;)))" office:value-type="float" office:value="0.0188300574074245" calcext:value-type="float">
            <text:p>0.0188</text:p>
          </table:table-cell>
          <table:table-cell table:style-name="ce6" table:formula="of:=[raw.AO8]+ORG.OPENOFFICE.STYLE(IF([raw.K8]&lt;[raw.AP8];&quot;Red&quot;;IF([raw.K8]&gt;[raw.AQ8];&quot;Blue&quot;;&quot;Green&quot;)))" office:value-type="float" office:value="0.0299129384306178" calcext:value-type="float">
            <text:p>0.0299</text:p>
          </table:table-cell>
          <table:table-cell table:style-name="ce6" table:formula="of:=[raw.AR8]+ORG.OPENOFFICE.STYLE(IF([raw.K8]&lt;[raw.AS8];&quot;Red&quot;;IF([raw.K8]&gt;[raw.AT8];&quot;Blue&quot;;&quot;Green&quot;)))" office:value-type="float" office:value="0.0150675984390365" calcext:value-type="float">
            <text:p>0.0151</text:p>
          </table:table-cell>
          <table:table-cell table:style-name="ce29" table:formula="of:=[raw.AU8]+ORG.OPENOFFICE.STYLE(IF([raw.K8]&lt;[raw.AV8];&quot;Red&quot;;IF([raw.K8]&gt;[raw.AW8];&quot;Blue&quot;;&quot;Green&quot;)))" office:value-type="float" office:value="0.0187425875325154" calcext:value-type="float">
            <text:p>0.0187</text:p>
          </table:table-cell>
          <table:table-cell table:style-name="ce15" table:formula="of:=[raw.AX8]+ORG.OPENOFFICE.STYLE(IF([raw.K8]&lt;[raw.AY8];&quot;Red&quot;;IF([raw.K8]&gt;[raw.AZ8];&quot;Blue&quot;;&quot;Green&quot;)))" office:value-type="float" office:value="0.0405" calcext:value-type="float">
            <text:p>0.0405</text:p>
          </table:table-cell>
          <table:table-cell table:style-name="ce9" table:formula="of:=[raw.BA8]+ORG.OPENOFFICE.STYLE(IF([raw.K8]&lt;[raw.BB8];&quot;Red&quot;;IF([raw.K8]&gt;[raw.BC8];&quot;Blue&quot;;&quot;Green&quot;)))" office:value-type="float" office:value="0.996" calcext:value-type="float">
            <text:p>0.9960</text:p>
          </table:table-cell>
          <table:table-cell table:style-name="ce9" table:formula="of:=[raw.BD8]+ORG.OPENOFFICE.STYLE(IF([raw.K8]&lt;[raw.BE8];&quot;Red&quot;;IF([raw.K8]&gt;[raw.BF8];&quot;Blue&quot;;&quot;Green&quot;)))" office:value-type="float" office:value="0.996" calcext:value-type="float">
            <text:p>0.9960</text:p>
          </table:table-cell>
          <table:table-cell table:style-name="ce7" table:formula="of:=[raw.BG8]+ORG.OPENOFFICE.STYLE(IF([raw.K8]&lt;[raw.BH8];&quot;Red&quot;;IF([raw.K8]&gt;[raw.BI8];&quot;Blue&quot;;&quot;Green&quot;)))" office:value-type="float" office:value="0.0565" calcext:value-type="float">
            <text:p>0.0565</text:p>
          </table:table-cell>
          <table:table-cell table:style-name="ce6" table:formula="of:=[raw.BJ8]+ORG.OPENOFFICE.STYLE(IF([raw.K8]&lt;[raw.BK8];&quot;Red&quot;;IF([raw.K8]&gt;[raw.BL8];&quot;Blue&quot;;&quot;Green&quot;)))" office:value-type="float" office:value="0.0255" calcext:value-type="float">
            <text:p>0.0255</text:p>
          </table:table-cell>
          <table:table-cell table:style-name="ce29" table:formula="of:=[raw.BM8]+ORG.OPENOFFICE.STYLE(IF([raw.K8]&lt;[raw.BN8];&quot;Red&quot;;IF([raw.K8]&gt;[raw.BO8];&quot;Blue&quot;;&quot;Green&quot;)))" office:value-type="float" office:value="0.0185" calcext:value-type="float">
            <text:p>0.0185</text:p>
          </table:table-cell>
          <table:table-cell/>
        </table:table-row>
        <table:table-row table:style-name="ro1">
          <table:table-cell table:style-name="ce5" table:formula="of:=[$raw.A9]" office:value-type="string" office:string-value="bh_posdep_negonly" calcext:value-type="string">
            <text:p>bh_posdep_negonly</text:p>
          </table:table-cell>
          <table:table-cell table:style-name="ce2" table:formula="of:=[$raw.B9]" office:value-type="float" office:value="8" calcext:value-type="float">
            <text:p>8</text:p>
          </table:table-cell>
          <table:table-cell table:formula="of:=[$raw.C9]" office:value-type="float" office:value="0" calcext:value-type="float">
            <text:p>0</text:p>
          </table:table-cell>
          <table:table-cell table:formula="of:=[$raw.D9]" office:value-type="float" office:value="0.25" calcext:value-type="float">
            <text:p>0.25</text:p>
          </table:table-cell>
          <table:table-cell table:formula="of:=[$raw.E9]" office:value-type="float" office:value="1" calcext:value-type="float">
            <text:p>1</text:p>
          </table:table-cell>
          <table:table-cell table:style-name="ce27" table:formula="of:=[$raw.F9]" office:value-type="string" office:string-value="BH1995" calcext:value-type="string">
            <text:p>BH1995</text:p>
          </table:table-cell>
          <table:table-cell table:style-name="ce15" table:formula="of:=[raw.N9]+ORG.OPENOFFICE.STYLE(IF([raw.K9]&lt;[raw.O9];&quot;Red&quot;;IF([raw.K9]&gt;[raw.P9];&quot;Blue&quot;;&quot;Green&quot;)))" office:value-type="float" office:value="0.0395532016489019" calcext:value-type="float">
            <text:p>0.0396</text:p>
          </table:table-cell>
          <table:table-cell table:style-name="ce6" table:formula="of:=[raw.Q9]+ORG.OPENOFFICE.STYLE(IF([raw.K9]&lt;[raw.R9];&quot;Red&quot;;IF([raw.K9]&gt;[raw.S9];&quot;Blue&quot;;&quot;Green&quot;)))" office:value-type="float" office:value="0.0395310158949078" calcext:value-type="float">
            <text:p>0.0395</text:p>
          </table:table-cell>
          <table:table-cell table:style-name="ce6" table:formula="of:=[raw.T9]+ORG.OPENOFFICE.STYLE(IF([raw.K9]&lt;[raw.U9];&quot;Red&quot;;IF([raw.K9]&gt;[raw.V9];&quot;Blue&quot;;&quot;Green&quot;)))" office:value-type="float" office:value="0.0395310158949078" calcext:value-type="float">
            <text:p>0.0395</text:p>
          </table:table-cell>
          <table:table-cell table:style-name="ce61" table:formula="of:=[raw.W9]+ORG.OPENOFFICE.STYLE(IF([raw.K9]&lt;[raw.X9];&quot;Red&quot;;IF([raw.K9]&gt;[raw.Y9];&quot;Blue&quot;;&quot;Green&quot;)))" office:value-type="float" office:value="0.0322181574590606" calcext:value-type="float">
            <text:p>0.0322</text:p>
          </table:table-cell>
          <table:table-cell table:style-name="ce61" table:formula="of:=[raw.Z9]+ORG.OPENOFFICE.STYLE(IF([raw.K9]&lt;[raw.AA9];&quot;Red&quot;;IF([raw.K9]&gt;[raw.AB9];&quot;Blue&quot;;&quot;Green&quot;)))" office:value-type="float" office:value="0.0173926970488379" calcext:value-type="float">
            <text:p>0.0174</text:p>
          </table:table-cell>
          <table:table-cell table:style-name="ce29" table:formula="of:=[raw.AC9]+ORG.OPENOFFICE.STYLE(IF([raw.K9]&lt;[raw.AD9];&quot;Red&quot;;IF([raw.K9]&gt;[raw.AE9];&quot;Blue&quot;;&quot;Green&quot;)))" office:value-type="float" office:value="0.0211883674072363" calcext:value-type="float">
            <text:p>0.0212</text:p>
          </table:table-cell>
          <table:table-cell table:style-name="ce15" table:formula="of:=[raw.AF9]+ORG.OPENOFFICE.STYLE(IF([raw.K9]&lt;[raw.AG9];&quot;Red&quot;;IF([raw.K9]&gt;[raw.AH9];&quot;Blue&quot;;&quot;Green&quot;)))" office:value-type="float" office:value="0.038" calcext:value-type="float">
            <text:p>0.0380</text:p>
          </table:table-cell>
          <table:table-cell table:style-name="ce62" table:formula="of:=[raw.AI9]+ORG.OPENOFFICE.STYLE(IF([raw.K9]&lt;[raw.AJ9];&quot;Red&quot;;IF([raw.K9]&gt;[raw.AK9];&quot;Blue&quot;;&quot;Green&quot;)))" office:value-type="float" office:value="0.9985" calcext:value-type="float">
            <text:p>0.9985</text:p>
          </table:table-cell>
          <table:table-cell table:style-name="ce62" table:formula="of:=[raw.AL9]+ORG.OPENOFFICE.STYLE(IF([raw.K9]&lt;[raw.AM9];&quot;Red&quot;;IF([raw.K9]&gt;[raw.AN9];&quot;Blue&quot;;&quot;Green&quot;)))" office:value-type="float" office:value="0.9985" calcext:value-type="float">
            <text:p>0.9985</text:p>
          </table:table-cell>
          <table:table-cell table:style-name="ce7" table:formula="of:=[raw.AO9]+ORG.OPENOFFICE.STYLE(IF([raw.K9]&lt;[raw.AP9];&quot;Red&quot;;IF([raw.K9]&gt;[raw.AQ9];&quot;Blue&quot;;&quot;Green&quot;)))" office:value-type="float" office:value="0.0545" calcext:value-type="float">
            <text:p>0.0545</text:p>
          </table:table-cell>
          <table:table-cell table:style-name="ce6" table:formula="of:=[raw.AR9]+ORG.OPENOFFICE.STYLE(IF([raw.K9]&lt;[raw.AS9];&quot;Red&quot;;IF([raw.K9]&gt;[raw.AT9];&quot;Blue&quot;;&quot;Green&quot;)))" office:value-type="float" office:value="0.029" calcext:value-type="float">
            <text:p>0.0290</text:p>
          </table:table-cell>
          <table:table-cell table:style-name="ce29" table:formula="of:=[raw.AU9]+ORG.OPENOFFICE.STYLE(IF([raw.K9]&lt;[raw.AV9];&quot;Red&quot;;IF([raw.K9]&gt;[raw.AW9];&quot;Blue&quot;;&quot;Green&quot;)))" office:value-type="float" office:value="0.022" calcext:value-type="float">
            <text:p>0.0220</text:p>
          </table:table-cell>
          <table:table-cell table:style-name="ce15" table:formula="of:=[raw.AX9]+ORG.OPENOFFICE.STYLE(IF([raw.K9]&lt;[raw.AY9];&quot;Red&quot;;IF([raw.K9]&gt;[raw.AZ9];&quot;Blue&quot;;&quot;Green&quot;)))" office:value-type="float" office:value="0.0394511273536236" calcext:value-type="float">
            <text:p>0.0395</text:p>
          </table:table-cell>
          <table:table-cell table:style-name="ce6" table:formula="of:=[raw.BA9]+ORG.OPENOFFICE.STYLE(IF([raw.K9]&lt;[raw.BB9];&quot;Red&quot;;IF([raw.K9]&gt;[raw.BC9];&quot;Blue&quot;;&quot;Green&quot;)))" office:value-type="float" office:value="0.0212272584157717" calcext:value-type="float">
            <text:p>0.0212</text:p>
          </table:table-cell>
          <table:table-cell table:style-name="ce6" table:formula="of:=[raw.BD9]+ORG.OPENOFFICE.STYLE(IF([raw.K9]&lt;[raw.BE9];&quot;Red&quot;;IF([raw.K9]&gt;[raw.BF9];&quot;Blue&quot;;&quot;Green&quot;)))" office:value-type="float" office:value="0.0212272584157717" calcext:value-type="float">
            <text:p>0.0212</text:p>
          </table:table-cell>
          <table:table-cell table:style-name="ce6" table:formula="of:=[raw.BG9]+ORG.OPENOFFICE.STYLE(IF([raw.K9]&lt;[raw.BH9];&quot;Red&quot;;IF([raw.K9]&gt;[raw.BI9];&quot;Blue&quot;;&quot;Green&quot;)))" office:value-type="float" office:value="0.0320585579034888" calcext:value-type="float">
            <text:p>0.0321</text:p>
          </table:table-cell>
          <table:table-cell table:style-name="ce6" table:formula="of:=[raw.BJ9]+ORG.OPENOFFICE.STYLE(IF([raw.K9]&lt;[raw.BK9];&quot;Red&quot;;IF([raw.K9]&gt;[raw.BL9];&quot;Blue&quot;;&quot;Green&quot;)))" office:value-type="float" office:value="0.0172928602321409" calcext:value-type="float">
            <text:p>0.0173</text:p>
          </table:table-cell>
          <table:table-cell table:style-name="ce29" table:formula="of:=[raw.BM9]+ORG.OPENOFFICE.STYLE(IF([raw.K9]&lt;[raw.BN9];&quot;Red&quot;;IF([raw.K9]&gt;[raw.BO9];&quot;Blue&quot;;&quot;Green&quot;)))" office:value-type="float" office:value="0.0211187622007399" calcext:value-type="float">
            <text:p>0.0211</text:p>
          </table:table-cell>
          <table:table-cell/>
        </table:table-row>
        <table:table-row table:style-name="ro1">
          <table:table-cell table:style-name="ce5" table:formula="of:=[$raw.A10]" office:value-type="string" office:string-value="bh_posdep_balanced" calcext:value-type="string">
            <text:p>bh_posdep_balanced</text:p>
          </table:table-cell>
          <table:table-cell table:style-name="ce2" table:formula="of:=[$raw.B10]" office:value-type="float" office:value="9" calcext:value-type="float">
            <text:p>9</text:p>
          </table:table-cell>
          <table:table-cell table:formula="of:=[$raw.C10]" office:value-type="float" office:value="0.25" calcext:value-type="float">
            <text:p>0.25</text:p>
          </table:table-cell>
          <table:table-cell table:formula="of:=[$raw.D10]" office:value-type="float" office:value="0.25" calcext:value-type="float">
            <text:p>0.25</text:p>
          </table:table-cell>
          <table:table-cell table:formula="of:=[$raw.E10]" office:value-type="float" office:value="1" calcext:value-type="float">
            <text:p>1</text:p>
          </table:table-cell>
          <table:table-cell table:style-name="ce27" table:formula="of:=[$raw.F10]" office:value-type="string" office:string-value="BH1995" calcext:value-type="string">
            <text:p>BH1995</text:p>
          </table:table-cell>
          <table:table-cell table:style-name="ce15" table:formula="of:=[raw.N10]+ORG.OPENOFFICE.STYLE(IF([raw.K10]&lt;[raw.O10];&quot;Red&quot;;IF([raw.K10]&gt;[raw.P10];&quot;Blue&quot;;&quot;Green&quot;)))" office:value-type="float" office:value="0.026211502305378" calcext:value-type="float">
            <text:p>0.0262</text:p>
          </table:table-cell>
          <table:table-cell table:style-name="ce6" table:formula="of:=[raw.Q10]+ORG.OPENOFFICE.STYLE(IF([raw.K10]&lt;[raw.R10];&quot;Red&quot;;IF([raw.K10]&gt;[raw.S10];&quot;Blue&quot;;&quot;Green&quot;)))" office:value-type="float" office:value="0.0261068380427157" calcext:value-type="float">
            <text:p>0.0261</text:p>
          </table:table-cell>
          <table:table-cell table:style-name="ce6" table:formula="of:=[raw.T10]+ORG.OPENOFFICE.STYLE(IF([raw.K10]&lt;[raw.U10];&quot;Red&quot;;IF([raw.K10]&gt;[raw.V10];&quot;Blue&quot;;&quot;Green&quot;)))" office:value-type="float" office:value="0.0261068380427157" calcext:value-type="float">
            <text:p>0.0261</text:p>
          </table:table-cell>
          <table:table-cell table:style-name="ce61" table:formula="of:=[raw.W10]+ORG.OPENOFFICE.STYLE(IF([raw.K10]&lt;[raw.X10];&quot;Red&quot;;IF([raw.K10]&gt;[raw.Y10];&quot;Blue&quot;;&quot;Green&quot;)))" office:value-type="float" office:value="0.0261801910033825" calcext:value-type="float">
            <text:p>0.0262</text:p>
          </table:table-cell>
          <table:table-cell table:style-name="ce61" table:formula="of:=[raw.Z10]+ORG.OPENOFFICE.STYLE(IF([raw.K10]&lt;[raw.AA10];&quot;Red&quot;;IF([raw.K10]&gt;[raw.AB10];&quot;Blue&quot;;&quot;Green&quot;)))" office:value-type="float" office:value="0.0138904164546874" calcext:value-type="float">
            <text:p>0.0139</text:p>
          </table:table-cell>
          <table:table-cell table:style-name="ce29" table:formula="of:=[raw.AC10]+ORG.OPENOFFICE.STYLE(IF([raw.K10]&lt;[raw.AD10];&quot;Red&quot;;IF([raw.K10]&gt;[raw.AE10];&quot;Blue&quot;;&quot;Green&quot;)))" office:value-type="float" office:value="0.0138986985028863" calcext:value-type="float">
            <text:p>0.0139</text:p>
          </table:table-cell>
          <table:table-cell table:style-name="ce15" table:formula="of:=[raw.AF10]+ORG.OPENOFFICE.STYLE(IF([raw.K10]&lt;[raw.AG10];&quot;Red&quot;;IF([raw.K10]&gt;[raw.AH10];&quot;Blue&quot;;&quot;Green&quot;)))" office:value-type="float" office:value="0.0253258475548983" calcext:value-type="float">
            <text:p>0.0253</text:p>
          </table:table-cell>
          <table:table-cell table:style-name="ce61" table:formula="of:=[raw.AI10]+ORG.OPENOFFICE.STYLE(IF([raw.K10]&lt;[raw.AJ10];&quot;Red&quot;;IF([raw.K10]&gt;[raw.AK10];&quot;Blue&quot;;&quot;Green&quot;)))" office:value-type="float" office:value="0.0252647145131758" calcext:value-type="float">
            <text:p>0.0253</text:p>
          </table:table-cell>
          <table:table-cell table:style-name="ce61" table:formula="of:=[raw.AL10]+ORG.OPENOFFICE.STYLE(IF([raw.K10]&lt;[raw.AM10];&quot;Red&quot;;IF([raw.K10]&gt;[raw.AN10];&quot;Blue&quot;;&quot;Green&quot;)))" office:value-type="float" office:value="0.0252647145131758" calcext:value-type="float">
            <text:p>0.0253</text:p>
          </table:table-cell>
          <table:table-cell table:style-name="ce6" table:formula="of:=[raw.AO10]+ORG.OPENOFFICE.STYLE(IF([raw.K10]&lt;[raw.AP10];&quot;Red&quot;;IF([raw.K10]&gt;[raw.AQ10];&quot;Blue&quot;;&quot;Green&quot;)))" office:value-type="float" office:value="0.0253763456515234" calcext:value-type="float">
            <text:p>0.0254</text:p>
          </table:table-cell>
          <table:table-cell table:style-name="ce6" table:formula="of:=[raw.AR10]+ORG.OPENOFFICE.STYLE(IF([raw.K10]&lt;[raw.AS10];&quot;Red&quot;;IF([raw.K10]&gt;[raw.AT10];&quot;Blue&quot;;&quot;Green&quot;)))" office:value-type="float" office:value="0.0129220023632593" calcext:value-type="float">
            <text:p>0.0129</text:p>
          </table:table-cell>
          <table:table-cell table:style-name="ce29" table:formula="of:=[raw.AU10]+ORG.OPENOFFICE.STYLE(IF([raw.K10]&lt;[raw.AV10];&quot;Red&quot;;IF([raw.K10]&gt;[raw.AW10];&quot;Blue&quot;;&quot;Green&quot;)))" office:value-type="float" office:value="0.012894390975746" calcext:value-type="float">
            <text:p>0.0129</text:p>
          </table:table-cell>
          <table:table-cell table:style-name="ce15" table:formula="of:=[raw.AX10]+ORG.OPENOFFICE.STYLE(IF([raw.K10]&lt;[raw.AY10];&quot;Red&quot;;IF([raw.K10]&gt;[raw.AZ10];&quot;Blue&quot;;&quot;Green&quot;)))" office:value-type="float" office:value="0.0269837104287134" calcext:value-type="float">
            <text:p>0.0270</text:p>
          </table:table-cell>
          <table:table-cell table:style-name="ce6" table:formula="of:=[raw.BA10]+ORG.OPENOFFICE.STYLE(IF([raw.K10]&lt;[raw.BB10];&quot;Red&quot;;IF([raw.K10]&gt;[raw.BC10];&quot;Blue&quot;;&quot;Green&quot;)))" office:value-type="float" office:value="0.0268812670535897" calcext:value-type="float">
            <text:p>0.0269</text:p>
          </table:table-cell>
          <table:table-cell table:style-name="ce6" table:formula="of:=[raw.BD10]+ORG.OPENOFFICE.STYLE(IF([raw.K10]&lt;[raw.BE10];&quot;Red&quot;;IF([raw.K10]&gt;[raw.BF10];&quot;Blue&quot;;&quot;Green&quot;)))" office:value-type="float" office:value="0.0268812670535897" calcext:value-type="float">
            <text:p>0.0269</text:p>
          </table:table-cell>
          <table:table-cell table:style-name="ce6" table:formula="of:=[raw.BG10]+ORG.OPENOFFICE.STYLE(IF([raw.K10]&lt;[raw.BH10];&quot;Red&quot;;IF([raw.K10]&gt;[raw.BI10];&quot;Blue&quot;;&quot;Green&quot;)))" office:value-type="float" office:value="0.0268828152725001" calcext:value-type="float">
            <text:p>0.0269</text:p>
          </table:table-cell>
          <table:table-cell table:style-name="ce6" table:formula="of:=[raw.BJ10]+ORG.OPENOFFICE.STYLE(IF([raw.K10]&lt;[raw.BK10];&quot;Red&quot;;IF([raw.K10]&gt;[raw.BL10];&quot;Blue&quot;;&quot;Green&quot;)))" office:value-type="float" office:value="0.0147913465245428" calcext:value-type="float">
            <text:p>0.0148</text:p>
          </table:table-cell>
          <table:table-cell table:style-name="ce29" table:formula="of:=[raw.BM10]+ORG.OPENOFFICE.STYLE(IF([raw.K10]&lt;[raw.BN10];&quot;Red&quot;;IF([raw.K10]&gt;[raw.BO10];&quot;Blue&quot;;&quot;Green&quot;)))" office:value-type="float" office:value="0.0148304371701317" calcext:value-type="float">
            <text:p>0.0148</text:p>
          </table:table-cell>
          <table:table-cell/>
        </table:table-row>
        <table:table-row table:style-name="ro1">
          <table:table-cell table:style-name="ce11" table:formula="of:=[$raw.A11]" office:value-type="string" office:string-value="bh_posdep_unbalanced" calcext:value-type="string">
            <text:p>bh_posdep_unbalanced</text:p>
          </table:table-cell>
          <table:table-cell table:style-name="ce21" table:formula="of:=[$raw.B11]" office:value-type="float" office:value="10" calcext:value-type="float">
            <text:p>10</text:p>
          </table:table-cell>
          <table:table-cell table:style-name="ce21" table:formula="of:=[$raw.C11]" office:value-type="float" office:value="0.1" calcext:value-type="float">
            <text:p>0.1</text:p>
          </table:table-cell>
          <table:table-cell table:style-name="ce21" table:formula="of:=[$raw.D11]" office:value-type="float" office:value="0.4" calcext:value-type="float">
            <text:p>0.4</text:p>
          </table:table-cell>
          <table:table-cell table:style-name="ce21" table:formula="of:=[$raw.E11]" office:value-type="float" office:value="1" calcext:value-type="float">
            <text:p>1</text:p>
          </table:table-cell>
          <table:table-cell table:style-name="ce21" table:formula="of:=[$raw.F11]" office:value-type="string" office:string-value="BH1995" calcext:value-type="string">
            <text:p>BH1995</text:p>
          </table:table-cell>
          <table:table-cell table:style-name="ce17" table:formula="of:=[raw.N11]+ORG.OPENOFFICE.STYLE(IF([raw.K11]&lt;[raw.O11];&quot;Red&quot;;IF([raw.K11]&gt;[raw.P11];&quot;Blue&quot;;&quot;Green&quot;)))" office:value-type="float" office:value="0.0262240997957738" calcext:value-type="float">
            <text:p>0.0262</text:p>
          </table:table-cell>
          <table:table-cell table:style-name="ce23" table:formula="of:=[raw.Q11]+ORG.OPENOFFICE.STYLE(IF([raw.K11]&lt;[raw.R11];&quot;Red&quot;;IF([raw.K11]&gt;[raw.S11];&quot;Blue&quot;;&quot;Green&quot;)))" office:value-type="float" office:value="0.0263073609494929" calcext:value-type="float">
            <text:p>0.0263</text:p>
          </table:table-cell>
          <table:table-cell table:style-name="ce23" table:formula="of:=[raw.T11]+ORG.OPENOFFICE.STYLE(IF([raw.K11]&lt;[raw.U11];&quot;Red&quot;;IF([raw.K11]&gt;[raw.V11];&quot;Blue&quot;;&quot;Green&quot;)))" office:value-type="float" office:value="0.0263073609494929" calcext:value-type="float">
            <text:p>0.0263</text:p>
          </table:table-cell>
          <table:table-cell table:style-name="ce23" table:formula="of:=[raw.W11]+ORG.OPENOFFICE.STYLE(IF([raw.K11]&lt;[raw.X11];&quot;Red&quot;;IF([raw.K11]&gt;[raw.Y11];&quot;Blue&quot;;&quot;Green&quot;)))" office:value-type="float" office:value="0.0234011373122808" calcext:value-type="float">
            <text:p>0.0234</text:p>
          </table:table-cell>
          <table:table-cell table:style-name="ce23" table:formula="of:=[raw.Z11]+ORG.OPENOFFICE.STYLE(IF([raw.K11]&lt;[raw.AA11];&quot;Red&quot;;IF([raw.K11]&gt;[raw.AB11];&quot;Blue&quot;;&quot;Green&quot;)))" office:value-type="float" office:value="0.0124219940765901" calcext:value-type="float">
            <text:p>0.0124</text:p>
          </table:table-cell>
          <table:table-cell table:style-name="ce32" table:formula="of:=[raw.AC11]+ORG.OPENOFFICE.STYLE(IF([raw.K11]&lt;[raw.AD11];&quot;Red&quot;;IF([raw.K11]&gt;[raw.AE11];&quot;Blue&quot;;&quot;Green&quot;)))" office:value-type="float" office:value="0.0138899682259598" calcext:value-type="float">
            <text:p>0.0139</text:p>
          </table:table-cell>
          <table:table-cell table:style-name="ce17" table:formula="of:=[raw.AF11]+ORG.OPENOFFICE.STYLE(IF([raw.K11]&lt;[raw.AG11];&quot;Red&quot;;IF([raw.K11]&gt;[raw.AH11];&quot;Blue&quot;;&quot;Green&quot;)))" office:value-type="float" office:value="0.0251728034896461" calcext:value-type="float">
            <text:p>0.0252</text:p>
          </table:table-cell>
          <table:table-cell table:style-name="ce87" table:formula="of:=[raw.AI11]+ORG.OPENOFFICE.STYLE(IF([raw.K11]&lt;[raw.AJ11];&quot;Red&quot;;IF([raw.K11]&gt;[raw.AK11];&quot;Blue&quot;;&quot;Green&quot;)))" office:value-type="float" office:value="0.0609609160070402" calcext:value-type="float">
            <text:p>0.0610</text:p>
          </table:table-cell>
          <table:table-cell table:style-name="ce87" table:formula="of:=[raw.AL11]+ORG.OPENOFFICE.STYLE(IF([raw.K11]&lt;[raw.AM11];&quot;Red&quot;;IF([raw.K11]&gt;[raw.AN11];&quot;Blue&quot;;&quot;Green&quot;)))" office:value-type="float" office:value="0.0609609160070402" calcext:value-type="float">
            <text:p>0.0610</text:p>
          </table:table-cell>
          <table:table-cell table:style-name="ce23" table:formula="of:=[raw.AO11]+ORG.OPENOFFICE.STYLE(IF([raw.K11]&lt;[raw.AP11];&quot;Red&quot;;IF([raw.K11]&gt;[raw.AQ11];&quot;Blue&quot;;&quot;Green&quot;)))" office:value-type="float" office:value="0.0359827840127759" calcext:value-type="float">
            <text:p>0.0360</text:p>
          </table:table-cell>
          <table:table-cell table:style-name="ce23" table:formula="of:=[raw.AR11]+ORG.OPENOFFICE.STYLE(IF([raw.K11]&lt;[raw.AS11];&quot;Red&quot;;IF([raw.K11]&gt;[raw.AT11];&quot;Blue&quot;;&quot;Green&quot;)))" office:value-type="float" office:value="0.0183453942003399" calcext:value-type="float">
            <text:p>0.0183</text:p>
          </table:table-cell>
          <table:table-cell table:style-name="ce32" table:formula="of:=[raw.AU11]+ORG.OPENOFFICE.STYLE(IF([raw.K11]&lt;[raw.AV11];&quot;Red&quot;;IF([raw.K11]&gt;[raw.AW11];&quot;Blue&quot;;&quot;Green&quot;)))" office:value-type="float" office:value="0.0125977226897973" calcext:value-type="float">
            <text:p>0.0126</text:p>
          </table:table-cell>
          <table:table-cell table:style-name="ce17" table:formula="of:=[raw.AX11]+ORG.OPENOFFICE.STYLE(IF([raw.K11]&lt;[raw.AY11];&quot;Red&quot;;IF([raw.K11]&gt;[raw.AZ11];&quot;Blue&quot;;&quot;Green&quot;)))" office:value-type="float" office:value="0.0263540466855053" calcext:value-type="float">
            <text:p>0.0264</text:p>
          </table:table-cell>
          <table:table-cell table:style-name="ce23" table:formula="of:=[raw.BA11]+ORG.OPENOFFICE.STYLE(IF([raw.K11]&lt;[raw.BB11];&quot;Red&quot;;IF([raw.K11]&gt;[raw.BC11];&quot;Blue&quot;;&quot;Green&quot;)))" office:value-type="float" office:value="0.0171466673715548" calcext:value-type="float">
            <text:p>0.0171</text:p>
          </table:table-cell>
          <table:table-cell table:style-name="ce23" table:formula="of:=[raw.BD11]+ORG.OPENOFFICE.STYLE(IF([raw.K11]&lt;[raw.BE11];&quot;Red&quot;;IF([raw.K11]&gt;[raw.BF11];&quot;Blue&quot;;&quot;Green&quot;)))" office:value-type="float" office:value="0.0171466673715548" calcext:value-type="float">
            <text:p>0.0171</text:p>
          </table:table-cell>
          <table:table-cell table:style-name="ce23" table:formula="of:=[raw.BG11]+ORG.OPENOFFICE.STYLE(IF([raw.K11]&lt;[raw.BH11];&quot;Red&quot;;IF([raw.K11]&gt;[raw.BI11];&quot;Blue&quot;;&quot;Green&quot;)))" office:value-type="float" office:value="0.0205807957727261" calcext:value-type="float">
            <text:p>0.0206</text:p>
          </table:table-cell>
          <table:table-cell table:style-name="ce23" table:formula="of:=[raw.BJ11]+ORG.OPENOFFICE.STYLE(IF([raw.K11]&lt;[raw.BK11];&quot;Red&quot;;IF([raw.K11]&gt;[raw.BL11];&quot;Blue&quot;;&quot;Green&quot;)))" office:value-type="float" office:value="0.0111434176045771" calcext:value-type="float">
            <text:p>0.0111</text:p>
          </table:table-cell>
          <table:table-cell table:style-name="ce32" table:formula="of:=[raw.BM11]+ORG.OPENOFFICE.STYLE(IF([raw.K11]&lt;[raw.BN11];&quot;Red&quot;;IF([raw.K11]&gt;[raw.BO11];&quot;Blue&quot;;&quot;Green&quot;)))" office:value-type="float" office:value="0.0140699377831265" calcext:value-type="float">
            <text:p>0.0141</text:p>
          </table:table-cell>
          <table:table-cell/>
        </table:table-row>
        <table:table-row table:style-name="ro1">
          <table:table-cell table:style-name="ce1" table:formula="of:=[$raw.A12]" office:value-type="string" office:string-value="bh_negdep_null" calcext:value-type="string">
            <text:p>bh_negdep_null</text:p>
          </table:table-cell>
          <table:table-cell table:style-name="ce22" table:formula="of:=[$raw.B12]" office:value-type="float" office:value="11" calcext:value-type="float">
            <text:p>11</text:p>
          </table:table-cell>
          <table:table-cell table:style-name="ce22" table:formula="of:=[$raw.C12]" office:value-type="float" office:value="0" calcext:value-type="float">
            <text:p>0</text:p>
          </table:table-cell>
          <table:table-cell table:style-name="ce22" table:formula="of:=[$raw.D12]" office:value-type="float" office:value="0" calcext:value-type="float">
            <text:p>0</text:p>
          </table:table-cell>
          <table:table-cell table:style-name="ce22" table:formula="of:=[$raw.E12]" office:value-type="float" office:value="-1" calcext:value-type="float">
            <text:p>-1</text:p>
          </table:table-cell>
          <table:table-cell table:style-name="ce22" table:formula="of:=[$raw.F12]" office:value-type="string" office:string-value="BH1995" calcext:value-type="string">
            <text:p>BH1995</text:p>
          </table:table-cell>
          <table:table-cell table:style-name="ce43" table:formula="of:=[raw.N12]+ORG.OPENOFFICE.STYLE(IF([raw.K12]&lt;[raw.O12];&quot;Red&quot;;IF([raw.K12]&gt;[raw.P12];&quot;Blue&quot;;&quot;Green&quot;)))" office:value-type="float" office:value="0.0975" calcext:value-type="float">
            <text:p>0.0975</text:p>
          </table:table-cell>
          <table:table-cell table:style-name="ce60" table:formula="of:=[raw.Q12]+ORG.OPENOFFICE.STYLE(IF([raw.K12]&lt;[raw.R12];&quot;Red&quot;;IF([raw.K12]&gt;[raw.S12];&quot;Blue&quot;;&quot;Green&quot;)))" office:value-type="float" office:value="0.045" calcext:value-type="float">
            <text:p>0.0450</text:p>
          </table:table-cell>
          <table:table-cell table:style-name="ce60" table:formula="of:=[raw.T12]+ORG.OPENOFFICE.STYLE(IF([raw.K12]&lt;[raw.U12];&quot;Red&quot;;IF([raw.K12]&gt;[raw.V12];&quot;Blue&quot;;&quot;Green&quot;)))" office:value-type="float" office:value="0.045" calcext:value-type="float">
            <text:p>0.0450</text:p>
          </table:table-cell>
          <table:table-cell table:style-name="ce54" table:formula="of:=[raw.W12]+ORG.OPENOFFICE.STYLE(IF([raw.K12]&lt;[raw.X12];&quot;Red&quot;;IF([raw.K12]&gt;[raw.Y12];&quot;Blue&quot;;&quot;Green&quot;)))" office:value-type="float" office:value="0.098" calcext:value-type="float">
            <text:p>0.0980</text:p>
          </table:table-cell>
          <table:table-cell table:style-name="ce60" table:formula="of:=[raw.Z12]+ORG.OPENOFFICE.STYLE(IF([raw.K12]&lt;[raw.AA12];&quot;Red&quot;;IF([raw.K12]&gt;[raw.AB12];&quot;Blue&quot;;&quot;Green&quot;)))" office:value-type="float" office:value="0.0455" calcext:value-type="float">
            <text:p>0.0455</text:p>
          </table:table-cell>
          <table:table-cell table:style-name="ce99" table:formula="of:=[raw.AC12]+ORG.OPENOFFICE.STYLE(IF([raw.K12]&lt;[raw.AD12];&quot;Red&quot;;IF([raw.K12]&gt;[raw.AE12];&quot;Blue&quot;;&quot;Green&quot;)))" office:value-type="float" office:value="0.045" calcext:value-type="float">
            <text:p>0.0450</text:p>
          </table:table-cell>
          <table:table-cell table:style-name="ce83" table:formula="of:=[raw.AF12]+ORG.OPENOFFICE.STYLE(IF([raw.K12]&lt;[raw.AG12];&quot;Red&quot;;IF([raw.K12]&gt;[raw.AH12];&quot;Blue&quot;;&quot;Green&quot;)))" office:value-type="float" office:value="0.0535" calcext:value-type="float">
            <text:p>0.0535</text:p>
          </table:table-cell>
          <table:table-cell table:style-name="ce91" table:formula="of:=[raw.AI12]+ORG.OPENOFFICE.STYLE(IF([raw.K12]&lt;[raw.AJ12];&quot;Red&quot;;IF([raw.K12]&gt;[raw.AK12];&quot;Blue&quot;;&quot;Green&quot;)))" office:value-type="float" office:value="0.0265" calcext:value-type="float">
            <text:p>0.0265</text:p>
          </table:table-cell>
          <table:table-cell table:style-name="ce91" table:formula="of:=[raw.AL12]+ORG.OPENOFFICE.STYLE(IF([raw.K12]&lt;[raw.AM12];&quot;Red&quot;;IF([raw.K12]&gt;[raw.AN12];&quot;Blue&quot;;&quot;Green&quot;)))" office:value-type="float" office:value="0.0265" calcext:value-type="float">
            <text:p>0.0265</text:p>
          </table:table-cell>
          <table:table-cell table:style-name="ce60" table:formula="of:=[raw.AO12]+ORG.OPENOFFICE.STYLE(IF([raw.K12]&lt;[raw.AP12];&quot;Red&quot;;IF([raw.K12]&gt;[raw.AQ12];&quot;Blue&quot;;&quot;Green&quot;)))" office:value-type="float" office:value="0.0535" calcext:value-type="float">
            <text:p>0.0535</text:p>
          </table:table-cell>
          <table:table-cell table:style-name="ce91" table:formula="of:=[raw.AR12]+ORG.OPENOFFICE.STYLE(IF([raw.K12]&lt;[raw.AS12];&quot;Red&quot;;IF([raw.K12]&gt;[raw.AT12];&quot;Blue&quot;;&quot;Green&quot;)))" office:value-type="float" office:value="0.0265" calcext:value-type="float">
            <text:p>0.0265</text:p>
          </table:table-cell>
          <table:table-cell table:style-name="ce101" table:formula="of:=[raw.AU12]+ORG.OPENOFFICE.STYLE(IF([raw.K12]&lt;[raw.AV12];&quot;Red&quot;;IF([raw.K12]&gt;[raw.AW12];&quot;Blue&quot;;&quot;Green&quot;)))" office:value-type="float" office:value="0.026" calcext:value-type="float">
            <text:p>0.0260</text:p>
          </table:table-cell>
          <table:table-cell table:style-name="ce83" table:formula="of:=[raw.AX12]+ORG.OPENOFFICE.STYLE(IF([raw.K12]&lt;[raw.AY12];&quot;Red&quot;;IF([raw.K12]&gt;[raw.AZ12];&quot;Blue&quot;;&quot;Green&quot;)))" office:value-type="float" office:value="0.0455" calcext:value-type="float">
            <text:p>0.0455</text:p>
          </table:table-cell>
          <table:table-cell table:style-name="ce91" table:formula="of:=[raw.BA12]+ORG.OPENOFFICE.STYLE(IF([raw.K12]&lt;[raw.BB12];&quot;Red&quot;;IF([raw.K12]&gt;[raw.BC12];&quot;Blue&quot;;&quot;Green&quot;)))" office:value-type="float" office:value="0.02" calcext:value-type="float">
            <text:p>0.0200</text:p>
          </table:table-cell>
          <table:table-cell table:style-name="ce91" table:formula="of:=[raw.BD12]+ORG.OPENOFFICE.STYLE(IF([raw.K12]&lt;[raw.BE12];&quot;Red&quot;;IF([raw.K12]&gt;[raw.BF12];&quot;Blue&quot;;&quot;Green&quot;)))" office:value-type="float" office:value="0.02" calcext:value-type="float">
            <text:p>0.0200</text:p>
          </table:table-cell>
          <table:table-cell table:style-name="ce60" table:formula="of:=[raw.BG12]+ORG.OPENOFFICE.STYLE(IF([raw.K12]&lt;[raw.BH12];&quot;Red&quot;;IF([raw.K12]&gt;[raw.BI12];&quot;Blue&quot;;&quot;Green&quot;)))" office:value-type="float" office:value="0.046" calcext:value-type="float">
            <text:p>0.0460</text:p>
          </table:table-cell>
          <table:table-cell table:style-name="ce91" table:formula="of:=[raw.BJ12]+ORG.OPENOFFICE.STYLE(IF([raw.K12]&lt;[raw.BK12];&quot;Red&quot;;IF([raw.K12]&gt;[raw.BL12];&quot;Blue&quot;;&quot;Green&quot;)))" office:value-type="float" office:value="0.0195" calcext:value-type="float">
            <text:p>0.0195</text:p>
          </table:table-cell>
          <table:table-cell table:style-name="ce101" table:formula="of:=[raw.BM12]+ORG.OPENOFFICE.STYLE(IF([raw.K12]&lt;[raw.BN12];&quot;Red&quot;;IF([raw.K12]&gt;[raw.BO12];&quot;Blue&quot;;&quot;Green&quot;)))" office:value-type="float" office:value="0.0195" calcext:value-type="float">
            <text:p>0.0195</text:p>
          </table:table-cell>
          <table:table-cell/>
        </table:table-row>
        <table:table-row table:style-name="ro1">
          <table:table-cell table:style-name="ce5" table:formula="of:=[$raw.A13]" office:value-type="string" office:string-value="bh_negdep_posonly" calcext:value-type="string">
            <text:p>bh_negdep_posonly</text:p>
          </table:table-cell>
          <table:table-cell table:style-name="ce2" table:formula="of:=[$raw.B13]" office:value-type="float" office:value="12" calcext:value-type="float">
            <text:p>12</text:p>
          </table:table-cell>
          <table:table-cell table:formula="of:=[$raw.C13]" office:value-type="float" office:value="0.25" calcext:value-type="float">
            <text:p>0.25</text:p>
          </table:table-cell>
          <table:table-cell table:formula="of:=[$raw.D13]" office:value-type="float" office:value="0" calcext:value-type="float">
            <text:p>0</text:p>
          </table:table-cell>
          <table:table-cell table:formula="of:=[$raw.E13]" office:value-type="float" office:value="-1" calcext:value-type="float">
            <text:p>-1</text:p>
          </table:table-cell>
          <table:table-cell table:style-name="ce27" table:formula="of:=[$raw.F13]" office:value-type="string" office:string-value="BH1995" calcext:value-type="string">
            <text:p>BH1995</text:p>
          </table:table-cell>
          <table:table-cell table:style-name="ce15" table:formula="of:=[raw.N13]+ORG.OPENOFFICE.STYLE(IF([raw.K13]&lt;[raw.O13];&quot;Red&quot;;IF([raw.K13]&gt;[raw.P13];&quot;Blue&quot;;&quot;Green&quot;)))" office:value-type="float" office:value="0.0371932312434203" calcext:value-type="float">
            <text:p>0.0372</text:p>
          </table:table-cell>
          <table:table-cell table:style-name="ce6" table:formula="of:=[raw.Q13]+ORG.OPENOFFICE.STYLE(IF([raw.K13]&lt;[raw.R13];&quot;Red&quot;;IF([raw.K13]&gt;[raw.S13];&quot;Blue&quot;;&quot;Green&quot;)))" office:value-type="float" office:value="0.0373661617519584" calcext:value-type="float">
            <text:p>0.0374</text:p>
          </table:table-cell>
          <table:table-cell table:style-name="ce6" table:formula="of:=[raw.T13]+ORG.OPENOFFICE.STYLE(IF([raw.K13]&lt;[raw.U13];&quot;Red&quot;;IF([raw.K13]&gt;[raw.V13];&quot;Blue&quot;;&quot;Green&quot;)))" office:value-type="float" office:value="0.0373661617519584" calcext:value-type="float">
            <text:p>0.0374</text:p>
          </table:table-cell>
          <table:table-cell table:style-name="ce61" table:formula="of:=[raw.W13]+ORG.OPENOFFICE.STYLE(IF([raw.K13]&lt;[raw.X13];&quot;Red&quot;;IF([raw.K13]&gt;[raw.Y13];&quot;Blue&quot;;&quot;Green&quot;)))" office:value-type="float" office:value="0.0298984772285671" calcext:value-type="float">
            <text:p>0.0299</text:p>
          </table:table-cell>
          <table:table-cell table:style-name="ce61" table:formula="of:=[raw.Z13]+ORG.OPENOFFICE.STYLE(IF([raw.K13]&lt;[raw.AA13];&quot;Red&quot;;IF([raw.K13]&gt;[raw.AB13];&quot;Blue&quot;;&quot;Green&quot;)))" office:value-type="float" office:value="0.015119414478104" calcext:value-type="float">
            <text:p>0.0151</text:p>
          </table:table-cell>
          <table:table-cell table:style-name="ce29" table:formula="of:=[raw.AC13]+ORG.OPENOFFICE.STYLE(IF([raw.K13]&lt;[raw.AD13];&quot;Red&quot;;IF([raw.K13]&gt;[raw.AE13];&quot;Blue&quot;;&quot;Green&quot;)))" office:value-type="float" office:value="0.0188081167335807" calcext:value-type="float">
            <text:p>0.0188</text:p>
          </table:table-cell>
          <table:table-cell table:style-name="ce15" table:formula="of:=[raw.AF13]+ORG.OPENOFFICE.STYLE(IF([raw.K13]&lt;[raw.AG13];&quot;Red&quot;;IF([raw.K13]&gt;[raw.AH13];&quot;Blue&quot;;&quot;Green&quot;)))" office:value-type="float" office:value="0.0370866904376124" calcext:value-type="float">
            <text:p>0.0371</text:p>
          </table:table-cell>
          <table:table-cell table:style-name="ce61" table:formula="of:=[raw.AI13]+ORG.OPENOFFICE.STYLE(IF([raw.K13]&lt;[raw.AJ13];&quot;Red&quot;;IF([raw.K13]&gt;[raw.AK13];&quot;Blue&quot;;&quot;Green&quot;)))" office:value-type="float" office:value="0.0188094274454122" calcext:value-type="float">
            <text:p>0.0188</text:p>
          </table:table-cell>
          <table:table-cell table:style-name="ce61" table:formula="of:=[raw.AL13]+ORG.OPENOFFICE.STYLE(IF([raw.K13]&lt;[raw.AM13];&quot;Red&quot;;IF([raw.K13]&gt;[raw.AN13];&quot;Blue&quot;;&quot;Green&quot;)))" office:value-type="float" office:value="0.0188094274454122" calcext:value-type="float">
            <text:p>0.0188</text:p>
          </table:table-cell>
          <table:table-cell table:style-name="ce6" table:formula="of:=[raw.AO13]+ORG.OPENOFFICE.STYLE(IF([raw.K13]&lt;[raw.AP13];&quot;Red&quot;;IF([raw.K13]&gt;[raw.AQ13];&quot;Blue&quot;;&quot;Green&quot;)))" office:value-type="float" office:value="0.029743642294819" calcext:value-type="float">
            <text:p>0.0297</text:p>
          </table:table-cell>
          <table:table-cell table:style-name="ce6" table:formula="of:=[raw.AR13]+ORG.OPENOFFICE.STYLE(IF([raw.K13]&lt;[raw.AS13];&quot;Red&quot;;IF([raw.K13]&gt;[raw.AT13];&quot;Blue&quot;;&quot;Green&quot;)))" office:value-type="float" office:value="0.0150121966635551" calcext:value-type="float">
            <text:p>0.0150</text:p>
          </table:table-cell>
          <table:table-cell table:style-name="ce29" table:formula="of:=[raw.AU13]+ORG.OPENOFFICE.STYLE(IF([raw.K13]&lt;[raw.AV13];&quot;Red&quot;;IF([raw.K13]&gt;[raw.AW13];&quot;Blue&quot;;&quot;Green&quot;)))" office:value-type="float" office:value="0.0187270954663514" calcext:value-type="float">
            <text:p>0.0187</text:p>
          </table:table-cell>
          <table:table-cell table:style-name="ce15" table:formula="of:=[raw.AX13]+ORG.OPENOFFICE.STYLE(IF([raw.K13]&lt;[raw.AY13];&quot;Red&quot;;IF([raw.K13]&gt;[raw.AZ13];&quot;Blue&quot;;&quot;Green&quot;)))" office:value-type="float" office:value="0.0395" calcext:value-type="float">
            <text:p>0.0395</text:p>
          </table:table-cell>
          <table:table-cell table:style-name="ce9" table:formula="of:=[raw.BA13]+ORG.OPENOFFICE.STYLE(IF([raw.K13]&lt;[raw.BB13];&quot;Red&quot;;IF([raw.K13]&gt;[raw.BC13];&quot;Blue&quot;;&quot;Green&quot;)))" office:value-type="float" office:value="0.999" calcext:value-type="float">
            <text:p>0.9990</text:p>
          </table:table-cell>
          <table:table-cell table:style-name="ce9" table:formula="of:=[raw.BD13]+ORG.OPENOFFICE.STYLE(IF([raw.K13]&lt;[raw.BE13];&quot;Red&quot;;IF([raw.K13]&gt;[raw.BF13];&quot;Blue&quot;;&quot;Green&quot;)))" office:value-type="float" office:value="0.999" calcext:value-type="float">
            <text:p>0.9990</text:p>
          </table:table-cell>
          <table:table-cell table:style-name="ce7" table:formula="of:=[raw.BG13]+ORG.OPENOFFICE.STYLE(IF([raw.K13]&lt;[raw.BH13];&quot;Red&quot;;IF([raw.K13]&gt;[raw.BI13];&quot;Blue&quot;;&quot;Green&quot;)))" office:value-type="float" office:value="0.0515" calcext:value-type="float">
            <text:p>0.0515</text:p>
          </table:table-cell>
          <table:table-cell table:style-name="ce6" table:formula="of:=[raw.BJ13]+ORG.OPENOFFICE.STYLE(IF([raw.K13]&lt;[raw.BK13];&quot;Red&quot;;IF([raw.K13]&gt;[raw.BL13];&quot;Blue&quot;;&quot;Green&quot;)))" office:value-type="float" office:value="0.031" calcext:value-type="float">
            <text:p>0.0310</text:p>
          </table:table-cell>
          <table:table-cell table:style-name="ce29" table:formula="of:=[raw.BM13]+ORG.OPENOFFICE.STYLE(IF([raw.K13]&lt;[raw.BN13];&quot;Red&quot;;IF([raw.K13]&gt;[raw.BO13];&quot;Blue&quot;;&quot;Green&quot;)))" office:value-type="float" office:value="0.0255" calcext:value-type="float">
            <text:p>0.0255</text:p>
          </table:table-cell>
          <table:table-cell/>
        </table:table-row>
        <table:table-row table:style-name="ro1">
          <table:table-cell table:style-name="ce5" table:formula="of:=[$raw.A14]" office:value-type="string" office:string-value="bh_negdep_negonly" calcext:value-type="string">
            <text:p>bh_negdep_negonly</text:p>
          </table:table-cell>
          <table:table-cell table:style-name="ce2" table:formula="of:=[$raw.B14]" office:value-type="float" office:value="13" calcext:value-type="float">
            <text:p>13</text:p>
          </table:table-cell>
          <table:table-cell table:formula="of:=[$raw.C14]" office:value-type="float" office:value="0" calcext:value-type="float">
            <text:p>0</text:p>
          </table:table-cell>
          <table:table-cell table:formula="of:=[$raw.D14]" office:value-type="float" office:value="0.25" calcext:value-type="float">
            <text:p>0.25</text:p>
          </table:table-cell>
          <table:table-cell table:formula="of:=[$raw.E14]" office:value-type="float" office:value="-1" calcext:value-type="float">
            <text:p>-1</text:p>
          </table:table-cell>
          <table:table-cell table:style-name="ce27" table:formula="of:=[$raw.F14]" office:value-type="string" office:string-value="BH1995" calcext:value-type="string">
            <text:p>BH1995</text:p>
          </table:table-cell>
          <table:table-cell table:style-name="ce15" table:formula="of:=[raw.N14]+ORG.OPENOFFICE.STYLE(IF([raw.K14]&lt;[raw.O14];&quot;Red&quot;;IF([raw.K14]&gt;[raw.P14];&quot;Blue&quot;;&quot;Green&quot;)))" office:value-type="float" office:value="0.0391774960471439" calcext:value-type="float">
            <text:p>0.0392</text:p>
          </table:table-cell>
          <table:table-cell table:style-name="ce6" table:formula="of:=[raw.Q14]+ORG.OPENOFFICE.STYLE(IF([raw.K14]&lt;[raw.R14];&quot;Red&quot;;IF([raw.K14]&gt;[raw.S14];&quot;Blue&quot;;&quot;Green&quot;)))" office:value-type="float" office:value="0.0393026047432537" calcext:value-type="float">
            <text:p>0.0393</text:p>
          </table:table-cell>
          <table:table-cell table:style-name="ce6" table:formula="of:=[raw.T14]+ORG.OPENOFFICE.STYLE(IF([raw.K14]&lt;[raw.U14];&quot;Red&quot;;IF([raw.K14]&gt;[raw.V14];&quot;Blue&quot;;&quot;Green&quot;)))" office:value-type="float" office:value="0.0393026047432537" calcext:value-type="float">
            <text:p>0.0393</text:p>
          </table:table-cell>
          <table:table-cell table:style-name="ce61" table:formula="of:=[raw.W14]+ORG.OPENOFFICE.STYLE(IF([raw.K14]&lt;[raw.X14];&quot;Red&quot;;IF([raw.K14]&gt;[raw.Y14];&quot;Blue&quot;;&quot;Green&quot;)))" office:value-type="float" office:value="0.0320351128428273" calcext:value-type="float">
            <text:p>0.0320</text:p>
          </table:table-cell>
          <table:table-cell table:style-name="ce61" table:formula="of:=[raw.Z14]+ORG.OPENOFFICE.STYLE(IF([raw.K14]&lt;[raw.AA14];&quot;Red&quot;;IF([raw.K14]&gt;[raw.AB14];&quot;Blue&quot;;&quot;Green&quot;)))" office:value-type="float" office:value="0.0173333927751172" calcext:value-type="float">
            <text:p>0.0173</text:p>
          </table:table-cell>
          <table:table-cell table:style-name="ce29" table:formula="of:=[raw.AC14]+ORG.OPENOFFICE.STYLE(IF([raw.K14]&lt;[raw.AD14];&quot;Red&quot;;IF([raw.K14]&gt;[raw.AE14];&quot;Blue&quot;;&quot;Green&quot;)))" office:value-type="float" office:value="0.0211328820893949" calcext:value-type="float">
            <text:p>0.0211</text:p>
          </table:table-cell>
          <table:table-cell table:style-name="ce15" table:formula="of:=[raw.AF14]+ORG.OPENOFFICE.STYLE(IF([raw.K14]&lt;[raw.AG14];&quot;Red&quot;;IF([raw.K14]&gt;[raw.AH14];&quot;Blue&quot;;&quot;Green&quot;)))" office:value-type="float" office:value="0.035" calcext:value-type="float">
            <text:p>0.0350</text:p>
          </table:table-cell>
          <table:table-cell table:style-name="ce62" table:formula="of:=[raw.AI14]+ORG.OPENOFFICE.STYLE(IF([raw.K14]&lt;[raw.AJ14];&quot;Red&quot;;IF([raw.K14]&gt;[raw.AK14];&quot;Blue&quot;;&quot;Green&quot;)))" office:value-type="float" office:value="0.998" calcext:value-type="float">
            <text:p>0.9980</text:p>
          </table:table-cell>
          <table:table-cell table:style-name="ce62" table:formula="of:=[raw.AL14]+ORG.OPENOFFICE.STYLE(IF([raw.K14]&lt;[raw.AM14];&quot;Red&quot;;IF([raw.K14]&gt;[raw.AN14];&quot;Blue&quot;;&quot;Green&quot;)))" office:value-type="float" office:value="0.998" calcext:value-type="float">
            <text:p>0.9980</text:p>
          </table:table-cell>
          <table:table-cell table:style-name="ce7" table:formula="of:=[raw.AO14]+ORG.OPENOFFICE.STYLE(IF([raw.K14]&lt;[raw.AP14];&quot;Red&quot;;IF([raw.K14]&gt;[raw.AQ14];&quot;Blue&quot;;&quot;Green&quot;)))" office:value-type="float" office:value="0.045" calcext:value-type="float">
            <text:p>0.0450</text:p>
          </table:table-cell>
          <table:table-cell table:style-name="ce6" table:formula="of:=[raw.AR14]+ORG.OPENOFFICE.STYLE(IF([raw.K14]&lt;[raw.AS14];&quot;Red&quot;;IF([raw.K14]&gt;[raw.AT14];&quot;Blue&quot;;&quot;Green&quot;)))" office:value-type="float" office:value="0.0265" calcext:value-type="float">
            <text:p>0.0265</text:p>
          </table:table-cell>
          <table:table-cell table:style-name="ce29" table:formula="of:=[raw.AU14]+ORG.OPENOFFICE.STYLE(IF([raw.K14]&lt;[raw.AV14];&quot;Red&quot;;IF([raw.K14]&gt;[raw.AW14];&quot;Blue&quot;;&quot;Green&quot;)))" office:value-type="float" office:value="0.0205" calcext:value-type="float">
            <text:p>0.0205</text:p>
          </table:table-cell>
          <table:table-cell table:style-name="ce15" table:formula="of:=[raw.AX14]+ORG.OPENOFFICE.STYLE(IF([raw.K14]&lt;[raw.AY14];&quot;Red&quot;;IF([raw.K14]&gt;[raw.AZ14];&quot;Blue&quot;;&quot;Green&quot;)))" office:value-type="float" office:value="0.0390788607193025" calcext:value-type="float">
            <text:p>0.0391</text:p>
          </table:table-cell>
          <table:table-cell table:style-name="ce6" table:formula="of:=[raw.BA14]+ORG.OPENOFFICE.STYLE(IF([raw.K14]&lt;[raw.BB14];&quot;Red&quot;;IF([raw.K14]&gt;[raw.BC14];&quot;Blue&quot;;&quot;Green&quot;)))" office:value-type="float" office:value="0.0211716973191674" calcext:value-type="float">
            <text:p>0.0212</text:p>
          </table:table-cell>
          <table:table-cell table:style-name="ce6" table:formula="of:=[raw.BD14]+ORG.OPENOFFICE.STYLE(IF([raw.K14]&lt;[raw.BE14];&quot;Red&quot;;IF([raw.K14]&gt;[raw.BF14];&quot;Blue&quot;;&quot;Green&quot;)))" office:value-type="float" office:value="0.0211716973191674" calcext:value-type="float">
            <text:p>0.0212</text:p>
          </table:table-cell>
          <table:table-cell table:style-name="ce6" table:formula="of:=[raw.BG14]+ORG.OPENOFFICE.STYLE(IF([raw.K14]&lt;[raw.BH14];&quot;Red&quot;;IF([raw.K14]&gt;[raw.BI14];&quot;Blue&quot;;&quot;Green&quot;)))" office:value-type="float" office:value="0.0319027019369775" calcext:value-type="float">
            <text:p>0.0319</text:p>
          </table:table-cell>
          <table:table-cell table:style-name="ce6" table:formula="of:=[raw.BJ14]+ORG.OPENOFFICE.STYLE(IF([raw.K14]&lt;[raw.BK14];&quot;Red&quot;;IF([raw.K14]&gt;[raw.BL14];&quot;Blue&quot;;&quot;Green&quot;)))" office:value-type="float" office:value="0.0172413408227836" calcext:value-type="float">
            <text:p>0.0172</text:p>
          </table:table-cell>
          <table:table-cell table:style-name="ce29" table:formula="of:=[raw.BM14]+ORG.OPENOFFICE.STYLE(IF([raw.K14]&lt;[raw.BN14];&quot;Red&quot;;IF([raw.K14]&gt;[raw.BO14];&quot;Blue&quot;;&quot;Green&quot;)))" office:value-type="float" office:value="0.0210645208063054" calcext:value-type="float">
            <text:p>0.0211</text:p>
          </table:table-cell>
          <table:table-cell/>
        </table:table-row>
        <table:table-row table:style-name="ro1">
          <table:table-cell table:style-name="ce5" table:formula="of:=[$raw.A15]" office:value-type="string" office:string-value="bh_negdep_balanced" calcext:value-type="string">
            <text:p>bh_negdep_balanced</text:p>
          </table:table-cell>
          <table:table-cell table:style-name="ce2" table:formula="of:=[$raw.B15]" office:value-type="float" office:value="14" calcext:value-type="float">
            <text:p>14</text:p>
          </table:table-cell>
          <table:table-cell table:formula="of:=[$raw.C15]" office:value-type="float" office:value="0.25" calcext:value-type="float">
            <text:p>0.25</text:p>
          </table:table-cell>
          <table:table-cell table:formula="of:=[$raw.D15]" office:value-type="float" office:value="0.25" calcext:value-type="float">
            <text:p>0.25</text:p>
          </table:table-cell>
          <table:table-cell table:formula="of:=[$raw.E15]" office:value-type="float" office:value="-1" calcext:value-type="float">
            <text:p>-1</text:p>
          </table:table-cell>
          <table:table-cell table:style-name="ce27" table:formula="of:=[$raw.F15]" office:value-type="string" office:string-value="BH1995" calcext:value-type="string">
            <text:p>BH1995</text:p>
          </table:table-cell>
          <table:table-cell table:style-name="ce15" table:formula="of:=[raw.N15]+ORG.OPENOFFICE.STYLE(IF([raw.K15]&lt;[raw.O15];&quot;Red&quot;;IF([raw.K15]&gt;[raw.P15];&quot;Blue&quot;;&quot;Green&quot;)))" office:value-type="float" office:value="0.0259212375976368" calcext:value-type="float">
            <text:p>0.0259</text:p>
          </table:table-cell>
          <table:table-cell table:style-name="ce6" table:formula="of:=[raw.Q15]+ORG.OPENOFFICE.STYLE(IF([raw.K15]&lt;[raw.R15];&quot;Red&quot;;IF([raw.K15]&gt;[raw.S15];&quot;Blue&quot;;&quot;Green&quot;)))" office:value-type="float" office:value="0.0259060093156167" calcext:value-type="float">
            <text:p>0.0259</text:p>
          </table:table-cell>
          <table:table-cell table:style-name="ce6" table:formula="of:=[raw.T15]+ORG.OPENOFFICE.STYLE(IF([raw.K15]&lt;[raw.U15];&quot;Red&quot;;IF([raw.K15]&gt;[raw.V15];&quot;Blue&quot;;&quot;Green&quot;)))" office:value-type="float" office:value="0.0259060093156167" calcext:value-type="float">
            <text:p>0.0259</text:p>
          </table:table-cell>
          <table:table-cell table:style-name="ce61" table:formula="of:=[raw.W15]+ORG.OPENOFFICE.STYLE(IF([raw.K15]&lt;[raw.X15];&quot;Red&quot;;IF([raw.K15]&gt;[raw.Y15];&quot;Blue&quot;;&quot;Green&quot;)))" office:value-type="float" office:value="0.0259275966512048" calcext:value-type="float">
            <text:p>0.0259</text:p>
          </table:table-cell>
          <table:table-cell table:style-name="ce61" table:formula="of:=[raw.Z15]+ORG.OPENOFFICE.STYLE(IF([raw.K15]&lt;[raw.AA15];&quot;Red&quot;;IF([raw.K15]&gt;[raw.AB15];&quot;Blue&quot;;&quot;Green&quot;)))" office:value-type="float" office:value="0.0135861580348176" calcext:value-type="float">
            <text:p>0.0136</text:p>
          </table:table-cell>
          <table:table-cell table:style-name="ce29" table:formula="of:=[raw.AC15]+ORG.OPENOFFICE.STYLE(IF([raw.K15]&lt;[raw.AD15];&quot;Red&quot;;IF([raw.K15]&gt;[raw.AE15];&quot;Blue&quot;;&quot;Green&quot;)))" office:value-type="float" office:value="0.0135896994293153" calcext:value-type="float">
            <text:p>0.0136</text:p>
          </table:table-cell>
          <table:table-cell table:style-name="ce15" table:formula="of:=[raw.AF15]+ORG.OPENOFFICE.STYLE(IF([raw.K15]&lt;[raw.AG15];&quot;Red&quot;;IF([raw.K15]&gt;[raw.AH15];&quot;Blue&quot;;&quot;Green&quot;)))" office:value-type="float" office:value="0.0249654347483674" calcext:value-type="float">
            <text:p>0.0250</text:p>
          </table:table-cell>
          <table:table-cell table:style-name="ce61" table:formula="of:=[raw.AI15]+ORG.OPENOFFICE.STYLE(IF([raw.K15]&lt;[raw.AJ15];&quot;Red&quot;;IF([raw.K15]&gt;[raw.AK15];&quot;Blue&quot;;&quot;Green&quot;)))" office:value-type="float" office:value="0.0249646882431275" calcext:value-type="float">
            <text:p>0.0250</text:p>
          </table:table-cell>
          <table:table-cell table:style-name="ce61" table:formula="of:=[raw.AL15]+ORG.OPENOFFICE.STYLE(IF([raw.K15]&lt;[raw.AM15];&quot;Red&quot;;IF([raw.K15]&gt;[raw.AN15];&quot;Blue&quot;;&quot;Green&quot;)))" office:value-type="float" office:value="0.0249646882431275" calcext:value-type="float">
            <text:p>0.0250</text:p>
          </table:table-cell>
          <table:table-cell table:style-name="ce6" table:formula="of:=[raw.AO15]+ORG.OPENOFFICE.STYLE(IF([raw.K15]&lt;[raw.AP15];&quot;Red&quot;;IF([raw.K15]&gt;[raw.AQ15];&quot;Blue&quot;;&quot;Green&quot;)))" office:value-type="float" office:value="0.0249575544953263" calcext:value-type="float">
            <text:p>0.0250</text:p>
          </table:table-cell>
          <table:table-cell table:style-name="ce6" table:formula="of:=[raw.AR15]+ORG.OPENOFFICE.STYLE(IF([raw.K15]&lt;[raw.AS15];&quot;Red&quot;;IF([raw.K15]&gt;[raw.AT15];&quot;Blue&quot;;&quot;Green&quot;)))" office:value-type="float" office:value="0.0126192892222501" calcext:value-type="float">
            <text:p>0.0126</text:p>
          </table:table-cell>
          <table:table-cell table:style-name="ce29" table:formula="of:=[raw.AU15]+ORG.OPENOFFICE.STYLE(IF([raw.K15]&lt;[raw.AV15];&quot;Red&quot;;IF([raw.K15]&gt;[raw.AW15];&quot;Blue&quot;;&quot;Green&quot;)))" office:value-type="float" office:value="0.0126291776397265" calcext:value-type="float">
            <text:p>0.0126</text:p>
          </table:table-cell>
          <table:table-cell table:style-name="ce15" table:formula="of:=[raw.AX15]+ORG.OPENOFFICE.STYLE(IF([raw.K15]&lt;[raw.AY15];&quot;Red&quot;;IF([raw.K15]&gt;[raw.AZ15];&quot;Blue&quot;;&quot;Green&quot;)))" office:value-type="float" office:value="0.0268326479770742" calcext:value-type="float">
            <text:p>0.0268</text:p>
          </table:table-cell>
          <table:table-cell table:style-name="ce6" table:formula="of:=[raw.BA15]+ORG.OPENOFFICE.STYLE(IF([raw.K15]&lt;[raw.BB15];&quot;Red&quot;;IF([raw.K15]&gt;[raw.BC15];&quot;Blue&quot;;&quot;Green&quot;)))" office:value-type="float" office:value="0.0268235151545599" calcext:value-type="float">
            <text:p>0.0268</text:p>
          </table:table-cell>
          <table:table-cell table:style-name="ce6" table:formula="of:=[raw.BD15]+ORG.OPENOFFICE.STYLE(IF([raw.K15]&lt;[raw.BE15];&quot;Red&quot;;IF([raw.K15]&gt;[raw.BF15];&quot;Blue&quot;;&quot;Green&quot;)))" office:value-type="float" office:value="0.0268235151545599" calcext:value-type="float">
            <text:p>0.0268</text:p>
          </table:table-cell>
          <table:table-cell table:style-name="ce6" table:formula="of:=[raw.BG15]+ORG.OPENOFFICE.STYLE(IF([raw.K15]&lt;[raw.BH15];&quot;Red&quot;;IF([raw.K15]&gt;[raw.BI15];&quot;Blue&quot;;&quot;Green&quot;)))" office:value-type="float" office:value="0.0268448644038117" calcext:value-type="float">
            <text:p>0.0268</text:p>
          </table:table-cell>
          <table:table-cell table:style-name="ce6" table:formula="of:=[raw.BJ15]+ORG.OPENOFFICE.STYLE(IF([raw.K15]&lt;[raw.BK15];&quot;Red&quot;;IF([raw.K15]&gt;[raw.BL15];&quot;Blue&quot;;&quot;Green&quot;)))" office:value-type="float" office:value="0.0145310139736011" calcext:value-type="float">
            <text:p>0.0145</text:p>
          </table:table-cell>
          <table:table-cell table:style-name="ce29" table:formula="of:=[raw.BM15]+ORG.OPENOFFICE.STYLE(IF([raw.K15]&lt;[raw.BN15];&quot;Red&quot;;IF([raw.K15]&gt;[raw.BO15];&quot;Blue&quot;;&quot;Green&quot;)))" office:value-type="float" office:value="0.0145316499080107" calcext:value-type="float">
            <text:p>0.0145</text:p>
          </table:table-cell>
          <table:table-cell/>
        </table:table-row>
        <table:table-row table:style-name="ro1">
          <table:table-cell table:style-name="ce11" table:formula="of:=[$raw.A16]" office:value-type="string" office:string-value="bh_negdep_unbalanced" calcext:value-type="string">
            <text:p>bh_negdep_unbalanced</text:p>
          </table:table-cell>
          <table:table-cell table:style-name="ce21" table:formula="of:=[$raw.B16]" office:value-type="float" office:value="15" calcext:value-type="float">
            <text:p>15</text:p>
          </table:table-cell>
          <table:table-cell table:style-name="ce21" table:formula="of:=[$raw.C16]" office:value-type="float" office:value="0.1" calcext:value-type="float">
            <text:p>0.1</text:p>
          </table:table-cell>
          <table:table-cell table:style-name="ce21" table:formula="of:=[$raw.D16]" office:value-type="float" office:value="0.4" calcext:value-type="float">
            <text:p>0.4</text:p>
          </table:table-cell>
          <table:table-cell table:style-name="ce21" table:formula="of:=[$raw.E16]" office:value-type="float" office:value="-1" calcext:value-type="float">
            <text:p>-1</text:p>
          </table:table-cell>
          <table:table-cell table:style-name="ce21" table:formula="of:=[$raw.F16]" office:value-type="string" office:string-value="BH1995" calcext:value-type="string">
            <text:p>BH1995</text:p>
          </table:table-cell>
          <table:table-cell table:style-name="ce17" table:formula="of:=[raw.N16]+ORG.OPENOFFICE.STYLE(IF([raw.K16]&lt;[raw.O16];&quot;Red&quot;;IF([raw.K16]&gt;[raw.P16];&quot;Blue&quot;;&quot;Green&quot;)))" office:value-type="float" office:value="0.0259412490583365" calcext:value-type="float">
            <text:p>0.0259</text:p>
          </table:table-cell>
          <table:table-cell table:style-name="ce23" table:formula="of:=[raw.Q16]+ORG.OPENOFFICE.STYLE(IF([raw.K16]&lt;[raw.R16];&quot;Red&quot;;IF([raw.K16]&gt;[raw.S16];&quot;Blue&quot;;&quot;Green&quot;)))" office:value-type="float" office:value="0.0259250737876837" calcext:value-type="float">
            <text:p>0.0259</text:p>
          </table:table-cell>
          <table:table-cell table:style-name="ce23" table:formula="of:=[raw.T16]+ORG.OPENOFFICE.STYLE(IF([raw.K16]&lt;[raw.U16];&quot;Red&quot;;IF([raw.K16]&gt;[raw.V16];&quot;Blue&quot;;&quot;Green&quot;)))" office:value-type="float" office:value="0.0259250737876837" calcext:value-type="float">
            <text:p>0.0259</text:p>
          </table:table-cell>
          <table:table-cell table:style-name="ce23" table:formula="of:=[raw.W16]+ORG.OPENOFFICE.STYLE(IF([raw.K16]&lt;[raw.X16];&quot;Red&quot;;IF([raw.K16]&gt;[raw.Y16];&quot;Blue&quot;;&quot;Green&quot;)))" office:value-type="float" office:value="0.0231821292620262" calcext:value-type="float">
            <text:p>0.0232</text:p>
          </table:table-cell>
          <table:table-cell table:style-name="ce23" table:formula="of:=[raw.Z16]+ORG.OPENOFFICE.STYLE(IF([raw.K16]&lt;[raw.AA16];&quot;Red&quot;;IF([raw.K16]&gt;[raw.AB16];&quot;Blue&quot;;&quot;Green&quot;)))" office:value-type="float" office:value="0.0121311965760102" calcext:value-type="float">
            <text:p>0.0121</text:p>
          </table:table-cell>
          <table:table-cell table:style-name="ce32" table:formula="of:=[raw.AC16]+ORG.OPENOFFICE.STYLE(IF([raw.K16]&lt;[raw.AD16];&quot;Red&quot;;IF([raw.K16]&gt;[raw.AE16];&quot;Blue&quot;;&quot;Green&quot;)))" office:value-type="float" office:value="0.01363341405525" calcext:value-type="float">
            <text:p>0.0136</text:p>
          </table:table-cell>
          <table:table-cell table:style-name="ce17" table:formula="of:=[raw.AF16]+ORG.OPENOFFICE.STYLE(IF([raw.K16]&lt;[raw.AG16];&quot;Red&quot;;IF([raw.K16]&gt;[raw.AH16];&quot;Blue&quot;;&quot;Green&quot;)))" office:value-type="float" office:value="0.0245708044905396" calcext:value-type="float">
            <text:p>0.0246</text:p>
          </table:table-cell>
          <table:table-cell table:style-name="ce87" table:formula="of:=[raw.AI16]+ORG.OPENOFFICE.STYLE(IF([raw.K16]&lt;[raw.AJ16];&quot;Red&quot;;IF([raw.K16]&gt;[raw.AK16];&quot;Blue&quot;;&quot;Green&quot;)))" office:value-type="float" office:value="0.0600314756370381" calcext:value-type="float">
            <text:p>0.0600</text:p>
          </table:table-cell>
          <table:table-cell table:style-name="ce87" table:formula="of:=[raw.AL16]+ORG.OPENOFFICE.STYLE(IF([raw.K16]&lt;[raw.AM16];&quot;Red&quot;;IF([raw.K16]&gt;[raw.AN16];&quot;Blue&quot;;&quot;Green&quot;)))" office:value-type="float" office:value="0.0600314756370381" calcext:value-type="float">
            <text:p>0.0600</text:p>
          </table:table-cell>
          <table:table-cell table:style-name="ce23" table:formula="of:=[raw.AO16]+ORG.OPENOFFICE.STYLE(IF([raw.K16]&lt;[raw.AP16];&quot;Red&quot;;IF([raw.K16]&gt;[raw.AQ16];&quot;Blue&quot;;&quot;Green&quot;)))" office:value-type="float" office:value="0.03560479247465" calcext:value-type="float">
            <text:p>0.0356</text:p>
          </table:table-cell>
          <table:table-cell table:style-name="ce23" table:formula="of:=[raw.AR16]+ORG.OPENOFFICE.STYLE(IF([raw.K16]&lt;[raw.AS16];&quot;Red&quot;;IF([raw.K16]&gt;[raw.AT16];&quot;Blue&quot;;&quot;Green&quot;)))" office:value-type="float" office:value="0.017664010312593" calcext:value-type="float">
            <text:p>0.0177</text:p>
          </table:table-cell>
          <table:table-cell table:style-name="ce32" table:formula="of:=[raw.AU16]+ORG.OPENOFFICE.STYLE(IF([raw.K16]&lt;[raw.AV16];&quot;Red&quot;;IF([raw.K16]&gt;[raw.AW16];&quot;Blue&quot;;&quot;Green&quot;)))" office:value-type="float" office:value="0.012505218173108" calcext:value-type="float">
            <text:p>0.0125</text:p>
          </table:table-cell>
          <table:table-cell table:style-name="ce17" table:formula="of:=[raw.AX16]+ORG.OPENOFFICE.STYLE(IF([raw.K16]&lt;[raw.AY16];&quot;Red&quot;;IF([raw.K16]&gt;[raw.AZ16];&quot;Blue&quot;;&quot;Green&quot;)))" office:value-type="float" office:value="0.0261584826033352" calcext:value-type="float">
            <text:p>0.0262</text:p>
          </table:table-cell>
          <table:table-cell table:style-name="ce23" table:formula="of:=[raw.BA16]+ORG.OPENOFFICE.STYLE(IF([raw.K16]&lt;[raw.BB16];&quot;Red&quot;;IF([raw.K16]&gt;[raw.BC16];&quot;Blue&quot;;&quot;Green&quot;)))" office:value-type="float" office:value="0.0169560910690651" calcext:value-type="float">
            <text:p>0.0170</text:p>
          </table:table-cell>
          <table:table-cell table:style-name="ce23" table:formula="of:=[raw.BD16]+ORG.OPENOFFICE.STYLE(IF([raw.K16]&lt;[raw.BE16];&quot;Red&quot;;IF([raw.K16]&gt;[raw.BF16];&quot;Blue&quot;;&quot;Green&quot;)))" office:value-type="float" office:value="0.0169560910690651" calcext:value-type="float">
            <text:p>0.0170</text:p>
          </table:table-cell>
          <table:table-cell table:style-name="ce23" table:formula="of:=[raw.BG16]+ORG.OPENOFFICE.STYLE(IF([raw.K16]&lt;[raw.BH16];&quot;Red&quot;;IF([raw.K16]&gt;[raw.BI16];&quot;Blue&quot;;&quot;Green&quot;)))" office:value-type="float" office:value="0.0204219801739641" calcext:value-type="float">
            <text:p>0.0204</text:p>
          </table:table-cell>
          <table:table-cell table:style-name="ce23" table:formula="of:=[raw.BJ16]+ORG.OPENOFFICE.STYLE(IF([raw.K16]&lt;[raw.BK16];&quot;Red&quot;;IF([raw.K16]&gt;[raw.BL16];&quot;Blue&quot;;&quot;Green&quot;)))" office:value-type="float" office:value="0.0109552266522159" calcext:value-type="float">
            <text:p>0.0110</text:p>
          </table:table-cell>
          <table:table-cell table:style-name="ce32" table:formula="of:=[raw.BM16]+ORG.OPENOFFICE.STYLE(IF([raw.K16]&lt;[raw.BN16];&quot;Red&quot;;IF([raw.K16]&gt;[raw.BO16];&quot;Blue&quot;;&quot;Green&quot;)))" office:value-type="float" office:value="0.0138135211218889" calcext:value-type="float">
            <text:p>0.0138</text:p>
          </table:table-cell>
          <table:table-cell/>
        </table:table-row>
        <table:table-row table:style-name="ro1">
          <table:table-cell table:style-name="ce1" table:formula="of:=[$raw.A17]" office:value-type="string" office:string-value="bky_indep_null" calcext:value-type="string">
            <text:p>bky_indep_null</text:p>
          </table:table-cell>
          <table:table-cell table:style-name="ce22" table:formula="of:=[$raw.B17]" office:value-type="float" office:value="1" calcext:value-type="float">
            <text:p>1</text:p>
          </table:table-cell>
          <table:table-cell table:style-name="ce22" table:formula="of:=[$raw.C17]" office:value-type="float" office:value="0" calcext:value-type="float">
            <text:p>0</text:p>
          </table:table-cell>
          <table:table-cell table:style-name="ce22" table:formula="of:=[$raw.D17]" office:value-type="float" office:value="0" calcext:value-type="float">
            <text:p>0</text:p>
          </table:table-cell>
          <table:table-cell table:style-name="ce22" table:formula="of:=[$raw.E17]" office:value-type="float" office:value="0" calcext:value-type="float">
            <text:p>0</text:p>
          </table:table-cell>
          <table:table-cell table:style-name="ce22" table:formula="of:=[$raw.F17]" office:value-type="string" office:string-value="BKY2006" calcext:value-type="string">
            <text:p>BKY2006</text:p>
          </table:table-cell>
          <table:table-cell table:style-name="ce43" table:formula="of:=[raw.N17]+ORG.OPENOFFICE.STYLE(IF([raw.K17]&lt;[raw.O17];&quot;Red&quot;;IF([raw.K17]&gt;[raw.P17];&quot;Blue&quot;;&quot;Green&quot;)))" office:value-type="float" office:value="0.1" calcext:value-type="float">
            <text:p>0.1000</text:p>
          </table:table-cell>
          <table:table-cell table:style-name="ce60" table:formula="of:=[raw.Q17]+ORG.OPENOFFICE.STYLE(IF([raw.K17]&lt;[raw.R17];&quot;Red&quot;;IF([raw.K17]&gt;[raw.S17];&quot;Blue&quot;;&quot;Green&quot;)))" office:value-type="float" office:value="0.052" calcext:value-type="float">
            <text:p>0.0520</text:p>
          </table:table-cell>
          <table:table-cell table:style-name="ce60" table:formula="of:=[raw.T17]+ORG.OPENOFFICE.STYLE(IF([raw.K17]&lt;[raw.U17];&quot;Red&quot;;IF([raw.K17]&gt;[raw.V17];&quot;Blue&quot;;&quot;Green&quot;)))" office:value-type="float" office:value="0.052" calcext:value-type="float">
            <text:p>0.0520</text:p>
          </table:table-cell>
          <table:table-cell table:style-name="ce54" table:formula="of:=[raw.W17]+ORG.OPENOFFICE.STYLE(IF([raw.K17]&lt;[raw.X17];&quot;Red&quot;;IF([raw.K17]&gt;[raw.Y17];&quot;Blue&quot;;&quot;Green&quot;)))" office:value-type="float" office:value="0.1005" calcext:value-type="float">
            <text:p>0.1005</text:p>
          </table:table-cell>
          <table:table-cell table:style-name="ce60" table:formula="of:=[raw.Z17]+ORG.OPENOFFICE.STYLE(IF([raw.K17]&lt;[raw.AA17];&quot;Red&quot;;IF([raw.K17]&gt;[raw.AB17];&quot;Blue&quot;;&quot;Green&quot;)))" office:value-type="float" office:value="0.052" calcext:value-type="float">
            <text:p>0.0520</text:p>
          </table:table-cell>
          <table:table-cell table:style-name="ce99" table:formula="of:=[raw.AC17]+ORG.OPENOFFICE.STYLE(IF([raw.K17]&lt;[raw.AD17];&quot;Red&quot;;IF([raw.K17]&gt;[raw.AE17];&quot;Blue&quot;;&quot;Green&quot;)))" office:value-type="float" office:value="0.0515" calcext:value-type="float">
            <text:p>0.0515</text:p>
          </table:table-cell>
          <table:table-cell table:style-name="ce83" table:formula="of:=[raw.AF17]+ORG.OPENOFFICE.STYLE(IF([raw.K17]&lt;[raw.AG17];&quot;Red&quot;;IF([raw.K17]&gt;[raw.AH17];&quot;Blue&quot;;&quot;Green&quot;)))" office:value-type="float" office:value="0.0465" calcext:value-type="float">
            <text:p>0.0465</text:p>
          </table:table-cell>
          <table:table-cell table:style-name="ce91" table:formula="of:=[raw.AI17]+ORG.OPENOFFICE.STYLE(IF([raw.K17]&lt;[raw.AJ17];&quot;Red&quot;;IF([raw.K17]&gt;[raw.AK17];&quot;Blue&quot;;&quot;Green&quot;)))" office:value-type="float" office:value="0.0275" calcext:value-type="float">
            <text:p>0.0275</text:p>
          </table:table-cell>
          <table:table-cell table:style-name="ce91" table:formula="of:=[raw.AL17]+ORG.OPENOFFICE.STYLE(IF([raw.K17]&lt;[raw.AM17];&quot;Red&quot;;IF([raw.K17]&gt;[raw.AN17];&quot;Blue&quot;;&quot;Green&quot;)))" office:value-type="float" office:value="0.0275" calcext:value-type="float">
            <text:p>0.0275</text:p>
          </table:table-cell>
          <table:table-cell table:style-name="ce60" table:formula="of:=[raw.AO17]+ORG.OPENOFFICE.STYLE(IF([raw.K17]&lt;[raw.AP17];&quot;Red&quot;;IF([raw.K17]&gt;[raw.AQ17];&quot;Blue&quot;;&quot;Green&quot;)))" office:value-type="float" office:value="0.047" calcext:value-type="float">
            <text:p>0.0470</text:p>
          </table:table-cell>
          <table:table-cell table:style-name="ce91" table:formula="of:=[raw.AR17]+ORG.OPENOFFICE.STYLE(IF([raw.K17]&lt;[raw.AS17];&quot;Red&quot;;IF([raw.K17]&gt;[raw.AT17];&quot;Blue&quot;;&quot;Green&quot;)))" office:value-type="float" office:value="0.0265" calcext:value-type="float">
            <text:p>0.0265</text:p>
          </table:table-cell>
          <table:table-cell table:style-name="ce101" table:formula="of:=[raw.AU17]+ORG.OPENOFFICE.STYLE(IF([raw.K17]&lt;[raw.AV17];&quot;Red&quot;;IF([raw.K17]&gt;[raw.AW17];&quot;Blue&quot;;&quot;Green&quot;)))" office:value-type="float" office:value="0.027" calcext:value-type="float">
            <text:p>0.0270</text:p>
          </table:table-cell>
          <table:table-cell table:style-name="ce83" table:formula="of:=[raw.AX17]+ORG.OPENOFFICE.STYLE(IF([raw.K17]&lt;[raw.AY17];&quot;Red&quot;;IF([raw.K17]&gt;[raw.AZ17];&quot;Blue&quot;;&quot;Green&quot;)))" office:value-type="float" office:value="0.056" calcext:value-type="float">
            <text:p>0.0560</text:p>
          </table:table-cell>
          <table:table-cell table:style-name="ce91" table:formula="of:=[raw.BA17]+ORG.OPENOFFICE.STYLE(IF([raw.K17]&lt;[raw.BB17];&quot;Red&quot;;IF([raw.K17]&gt;[raw.BC17];&quot;Blue&quot;;&quot;Green&quot;)))" office:value-type="float" office:value="0.027" calcext:value-type="float">
            <text:p>0.0270</text:p>
          </table:table-cell>
          <table:table-cell table:style-name="ce91" table:formula="of:=[raw.BD17]+ORG.OPENOFFICE.STYLE(IF([raw.K17]&lt;[raw.BE17];&quot;Red&quot;;IF([raw.K17]&gt;[raw.BF17];&quot;Blue&quot;;&quot;Green&quot;)))" office:value-type="float" office:value="0.027" calcext:value-type="float">
            <text:p>0.0270</text:p>
          </table:table-cell>
          <table:table-cell table:style-name="ce60" table:formula="of:=[raw.BG17]+ORG.OPENOFFICE.STYLE(IF([raw.K17]&lt;[raw.BH17];&quot;Red&quot;;IF([raw.K17]&gt;[raw.BI17];&quot;Blue&quot;;&quot;Green&quot;)))" office:value-type="float" office:value="0.056" calcext:value-type="float">
            <text:p>0.0560</text:p>
          </table:table-cell>
          <table:table-cell table:style-name="ce91" table:formula="of:=[raw.BJ17]+ORG.OPENOFFICE.STYLE(IF([raw.K17]&lt;[raw.BK17];&quot;Red&quot;;IF([raw.K17]&gt;[raw.BL17];&quot;Blue&quot;;&quot;Green&quot;)))" office:value-type="float" office:value="0.0265" calcext:value-type="float">
            <text:p>0.0265</text:p>
          </table:table-cell>
          <table:table-cell table:style-name="ce101" table:formula="of:=[raw.BM17]+ORG.OPENOFFICE.STYLE(IF([raw.K17]&lt;[raw.BN17];&quot;Red&quot;;IF([raw.K17]&gt;[raw.BO17];&quot;Blue&quot;;&quot;Green&quot;)))" office:value-type="float" office:value="0.026" calcext:value-type="float">
            <text:p>0.0260</text:p>
          </table:table-cell>
          <table:table-cell/>
        </table:table-row>
        <table:table-row table:style-name="ro1">
          <table:table-cell table:style-name="ce5" table:formula="of:=[$raw.A18]" office:value-type="string" office:string-value="bky_indep_posonly" calcext:value-type="string">
            <text:p>bky_indep_posonly</text:p>
          </table:table-cell>
          <table:table-cell table:style-name="ce2" table:formula="of:=[$raw.B18]" office:value-type="float" office:value="2" calcext:value-type="float">
            <text:p>2</text:p>
          </table:table-cell>
          <table:table-cell table:formula="of:=[$raw.C18]" office:value-type="float" office:value="0.25" calcext:value-type="float">
            <text:p>0.25</text:p>
          </table:table-cell>
          <table:table-cell table:formula="of:=[$raw.D18]" office:value-type="float" office:value="0" calcext:value-type="float">
            <text:p>0</text:p>
          </table:table-cell>
          <table:table-cell table:formula="of:=[$raw.E18]" office:value-type="float" office:value="0" calcext:value-type="float">
            <text:p>0</text:p>
          </table:table-cell>
          <table:table-cell table:style-name="ce27" table:formula="of:=[$raw.F18]" office:value-type="string" office:string-value="BKY2006" calcext:value-type="string">
            <text:p>BKY2006</text:p>
          </table:table-cell>
          <table:table-cell table:style-name="ce15" table:formula="of:=[raw.N18]+ORG.OPENOFFICE.STYLE(IF([raw.K18]&lt;[raw.O18];&quot;Red&quot;;IF([raw.K18]&gt;[raw.P18];&quot;Blue&quot;;&quot;Green&quot;)))" office:value-type="float" office:value="0.046920568410021" calcext:value-type="float">
            <text:p>0.0469</text:p>
          </table:table-cell>
          <table:table-cell table:style-name="ce6" table:formula="of:=[raw.Q18]+ORG.OPENOFFICE.STYLE(IF([raw.K18]&lt;[raw.R18];&quot;Red&quot;;IF([raw.K18]&gt;[raw.S18];&quot;Blue&quot;;&quot;Green&quot;)))" office:value-type="float" office:value="0.0407892260189646" calcext:value-type="float">
            <text:p>0.0408</text:p>
          </table:table-cell>
          <table:table-cell table:style-name="ce6" table:formula="of:=[raw.T18]+ORG.OPENOFFICE.STYLE(IF([raw.K18]&lt;[raw.U18];&quot;Red&quot;;IF([raw.K18]&gt;[raw.V18];&quot;Blue&quot;;&quot;Green&quot;)))" office:value-type="float" office:value="0.0449996138087973" calcext:value-type="float">
            <text:p>0.0450</text:p>
          </table:table-cell>
          <table:table-cell table:style-name="ce61" table:formula="of:=[raw.W18]+ORG.OPENOFFICE.STYLE(IF([raw.K18]&lt;[raw.X18];&quot;Red&quot;;IF([raw.K18]&gt;[raw.Y18];&quot;Blue&quot;;&quot;Green&quot;)))" office:value-type="float" office:value="0.0434954218132294" calcext:value-type="float">
            <text:p>0.0435</text:p>
          </table:table-cell>
          <table:table-cell table:style-name="ce61" table:formula="of:=[raw.Z18]+ORG.OPENOFFICE.STYLE(IF([raw.K18]&lt;[raw.AA18];&quot;Red&quot;;IF([raw.K18]&gt;[raw.AB18];&quot;Blue&quot;;&quot;Green&quot;)))" office:value-type="float" office:value="0.0207249248524644" calcext:value-type="float">
            <text:p>0.0207</text:p>
          </table:table-cell>
          <table:table-cell table:style-name="ce29" table:formula="of:=[raw.AC18]+ORG.OPENOFFICE.STYLE(IF([raw.K18]&lt;[raw.AD18];&quot;Red&quot;;IF([raw.K18]&gt;[raw.AE18];&quot;Blue&quot;;&quot;Green&quot;)))" office:value-type="float" office:value="0.0229656187312581" calcext:value-type="float">
            <text:p>0.0230</text:p>
          </table:table-cell>
          <table:table-cell table:style-name="ce15" table:formula="of:=[raw.AF18]+ORG.OPENOFFICE.STYLE(IF([raw.K18]&lt;[raw.AG18];&quot;Red&quot;;IF([raw.K18]&gt;[raw.AH18];&quot;Blue&quot;;&quot;Green&quot;)))" office:value-type="float" office:value="0.0468432871333163" calcext:value-type="float">
            <text:p>0.0468</text:p>
          </table:table-cell>
          <table:table-cell table:style-name="ce61" table:formula="of:=[raw.AI18]+ORG.OPENOFFICE.STYLE(IF([raw.K18]&lt;[raw.AJ18];&quot;Red&quot;;IF([raw.K18]&gt;[raw.AK18];&quot;Blue&quot;;&quot;Green&quot;)))" office:value-type="float" office:value="0.0209306997048301" calcext:value-type="float">
            <text:p>0.0209</text:p>
          </table:table-cell>
          <table:table-cell table:style-name="ce61" table:formula="of:=[raw.AL18]+ORG.OPENOFFICE.STYLE(IF([raw.K18]&lt;[raw.AM18];&quot;Red&quot;;IF([raw.K18]&gt;[raw.AN18];&quot;Blue&quot;;&quot;Green&quot;)))" office:value-type="float" office:value="0.0231092097172538" calcext:value-type="float">
            <text:p>0.0231</text:p>
          </table:table-cell>
          <table:table-cell table:style-name="ce6" table:formula="of:=[raw.AO18]+ORG.OPENOFFICE.STYLE(IF([raw.K18]&lt;[raw.AP18];&quot;Red&quot;;IF([raw.K18]&gt;[raw.AQ18];&quot;Blue&quot;;&quot;Green&quot;)))" office:value-type="float" office:value="0.0433908469287274" calcext:value-type="float">
            <text:p>0.0434</text:p>
          </table:table-cell>
          <table:table-cell table:style-name="ce6" table:formula="of:=[raw.AR18]+ORG.OPENOFFICE.STYLE(IF([raw.K18]&lt;[raw.AS18];&quot;Red&quot;;IF([raw.K18]&gt;[raw.AT18];&quot;Blue&quot;;&quot;Green&quot;)))" office:value-type="float" office:value="0.0206654548648338" calcext:value-type="float">
            <text:p>0.0207</text:p>
          </table:table-cell>
          <table:table-cell table:style-name="ce29" table:formula="of:=[raw.AU18]+ORG.OPENOFFICE.STYLE(IF([raw.K18]&lt;[raw.AV18];&quot;Red&quot;;IF([raw.K18]&gt;[raw.AW18];&quot;Blue&quot;;&quot;Green&quot;)))" office:value-type="float" office:value="0.0229165606792121" calcext:value-type="float">
            <text:p>0.0229</text:p>
          </table:table-cell>
          <table:table-cell table:style-name="ce15" table:formula="of:=[raw.AX18]+ORG.OPENOFFICE.STYLE(IF([raw.K18]&lt;[raw.AY18];&quot;Red&quot;;IF([raw.K18]&gt;[raw.AZ18];&quot;Blue&quot;;&quot;Green&quot;)))" office:value-type="float" office:value="0.031" calcext:value-type="float">
            <text:p>0.0310</text:p>
          </table:table-cell>
          <table:table-cell table:style-name="ce9" table:formula="of:=[raw.BA18]+ORG.OPENOFFICE.STYLE(IF([raw.K18]&lt;[raw.BB18];&quot;Red&quot;;IF([raw.K18]&gt;[raw.BC18];&quot;Blue&quot;;&quot;Green&quot;)))" office:value-type="float" office:value="0.998" calcext:value-type="float">
            <text:p>0.9980</text:p>
          </table:table-cell>
          <table:table-cell table:style-name="ce9" table:formula="of:=[raw.BD18]+ORG.OPENOFFICE.STYLE(IF([raw.K18]&lt;[raw.BE18];&quot;Red&quot;;IF([raw.K18]&gt;[raw.BF18];&quot;Blue&quot;;&quot;Green&quot;)))" office:value-type="float" office:value="0.999" calcext:value-type="float">
            <text:p>0.9990</text:p>
          </table:table-cell>
          <table:table-cell table:style-name="ce7" table:formula="of:=[raw.BG18]+ORG.OPENOFFICE.STYLE(IF([raw.K18]&lt;[raw.BH18];&quot;Red&quot;;IF([raw.K18]&gt;[raw.BI18];&quot;Blue&quot;;&quot;Green&quot;)))" office:value-type="float" office:value="0.04" calcext:value-type="float">
            <text:p>0.0400</text:p>
          </table:table-cell>
          <table:table-cell table:style-name="ce6" table:formula="of:=[raw.BJ18]+ORG.OPENOFFICE.STYLE(IF([raw.K18]&lt;[raw.BK18];&quot;Red&quot;;IF([raw.K18]&gt;[raw.BL18];&quot;Blue&quot;;&quot;Green&quot;)))" office:value-type="float" office:value="0.0195" calcext:value-type="float">
            <text:p>0.0195</text:p>
          </table:table-cell>
          <table:table-cell table:style-name="ce29" table:formula="of:=[raw.BM18]+ORG.OPENOFFICE.STYLE(IF([raw.K18]&lt;[raw.BN18];&quot;Red&quot;;IF([raw.K18]&gt;[raw.BO18];&quot;Blue&quot;;&quot;Green&quot;)))" office:value-type="float" office:value="0.0165" calcext:value-type="float">
            <text:p>0.0165</text:p>
          </table:table-cell>
          <table:table-cell/>
        </table:table-row>
        <table:table-row table:style-name="ro1">
          <table:table-cell table:style-name="ce5" table:formula="of:=[$raw.A19]" office:value-type="string" office:string-value="bky_indep_negonly" calcext:value-type="string">
            <text:p>bky_indep_negonly</text:p>
          </table:table-cell>
          <table:table-cell table:style-name="ce2" table:formula="of:=[$raw.B19]" office:value-type="float" office:value="3" calcext:value-type="float">
            <text:p>3</text:p>
          </table:table-cell>
          <table:table-cell table:formula="of:=[$raw.C19]" office:value-type="float" office:value="0" calcext:value-type="float">
            <text:p>0</text:p>
          </table:table-cell>
          <table:table-cell table:formula="of:=[$raw.D19]" office:value-type="float" office:value="0.25" calcext:value-type="float">
            <text:p>0.25</text:p>
          </table:table-cell>
          <table:table-cell table:formula="of:=[$raw.E19]" office:value-type="float" office:value="0" calcext:value-type="float">
            <text:p>0</text:p>
          </table:table-cell>
          <table:table-cell table:style-name="ce27" table:formula="of:=[$raw.F19]" office:value-type="string" office:string-value="BKY2006" calcext:value-type="string">
            <text:p>BKY2006</text:p>
          </table:table-cell>
          <table:table-cell table:style-name="ce15" table:formula="of:=[raw.N19]+ORG.OPENOFFICE.STYLE(IF([raw.K19]&lt;[raw.O19];&quot;Red&quot;;IF([raw.K19]&gt;[raw.P19];&quot;Blue&quot;;&quot;Green&quot;)))" office:value-type="float" office:value="0.0483117061258205" calcext:value-type="float">
            <text:p>0.0483</text:p>
          </table:table-cell>
          <table:table-cell table:style-name="ce6" table:formula="of:=[raw.Q19]+ORG.OPENOFFICE.STYLE(IF([raw.K19]&lt;[raw.R19];&quot;Red&quot;;IF([raw.K19]&gt;[raw.S19];&quot;Blue&quot;;&quot;Green&quot;)))" office:value-type="float" office:value="0.0427859821677272" calcext:value-type="float">
            <text:p>0.0428</text:p>
          </table:table-cell>
          <table:table-cell table:style-name="ce6" table:formula="of:=[raw.T19]+ORG.OPENOFFICE.STYLE(IF([raw.K19]&lt;[raw.U19];&quot;Red&quot;;IF([raw.K19]&gt;[raw.V19];&quot;Blue&quot;;&quot;Green&quot;)))" office:value-type="float" office:value="0.0470017874355766" calcext:value-type="float">
            <text:p>0.0470</text:p>
          </table:table-cell>
          <table:table-cell table:style-name="ce61" table:formula="of:=[raw.W19]+ORG.OPENOFFICE.STYLE(IF([raw.K19]&lt;[raw.X19];&quot;Red&quot;;IF([raw.K19]&gt;[raw.Y19];&quot;Blue&quot;;&quot;Green&quot;)))" office:value-type="float" office:value="0.0451431178879579" calcext:value-type="float">
            <text:p>0.0451</text:p>
          </table:table-cell>
          <table:table-cell table:style-name="ce61" table:formula="of:=[raw.Z19]+ORG.OPENOFFICE.STYLE(IF([raw.K19]&lt;[raw.AA19];&quot;Red&quot;;IF([raw.K19]&gt;[raw.AB19];&quot;Blue&quot;;&quot;Green&quot;)))" office:value-type="float" office:value="0.0225529560007783" calcext:value-type="float">
            <text:p>0.0226</text:p>
          </table:table-cell>
          <table:table-cell table:style-name="ce29" table:formula="of:=[raw.AC19]+ORG.OPENOFFICE.STYLE(IF([raw.K19]&lt;[raw.AD19];&quot;Red&quot;;IF([raw.K19]&gt;[raw.AE19];&quot;Blue&quot;;&quot;Green&quot;)))" office:value-type="float" office:value="0.0247790777252022" calcext:value-type="float">
            <text:p>0.0248</text:p>
          </table:table-cell>
          <table:table-cell table:style-name="ce15" table:formula="of:=[raw.AF19]+ORG.OPENOFFICE.STYLE(IF([raw.K19]&lt;[raw.AG19];&quot;Red&quot;;IF([raw.K19]&gt;[raw.AH19];&quot;Blue&quot;;&quot;Green&quot;)))" office:value-type="float" office:value="0.0375" calcext:value-type="float">
            <text:p>0.0375</text:p>
          </table:table-cell>
          <table:table-cell table:style-name="ce62" table:formula="of:=[raw.AI19]+ORG.OPENOFFICE.STYLE(IF([raw.K19]&lt;[raw.AJ19];&quot;Red&quot;;IF([raw.K19]&gt;[raw.AK19];&quot;Blue&quot;;&quot;Green&quot;)))" office:value-type="float" office:value="0.9995" calcext:value-type="float">
            <text:p>0.9995</text:p>
          </table:table-cell>
          <table:table-cell table:style-name="ce62" table:formula="of:=[raw.AL19]+ORG.OPENOFFICE.STYLE(IF([raw.K19]&lt;[raw.AM19];&quot;Red&quot;;IF([raw.K19]&gt;[raw.AN19];&quot;Blue&quot;;&quot;Green&quot;)))" office:value-type="float" office:value="0.9995" calcext:value-type="float">
            <text:p>0.9995</text:p>
          </table:table-cell>
          <table:table-cell table:style-name="ce7" table:formula="of:=[raw.AO19]+ORG.OPENOFFICE.STYLE(IF([raw.K19]&lt;[raw.AP19];&quot;Red&quot;;IF([raw.K19]&gt;[raw.AQ19];&quot;Blue&quot;;&quot;Green&quot;)))" office:value-type="float" office:value="0.055" calcext:value-type="float">
            <text:p>0.0550</text:p>
          </table:table-cell>
          <table:table-cell table:style-name="ce6" table:formula="of:=[raw.AR19]+ORG.OPENOFFICE.STYLE(IF([raw.K19]&lt;[raw.AS19];&quot;Red&quot;;IF([raw.K19]&gt;[raw.AT19];&quot;Blue&quot;;&quot;Green&quot;)))" office:value-type="float" office:value="0.027" calcext:value-type="float">
            <text:p>0.0270</text:p>
          </table:table-cell>
          <table:table-cell table:style-name="ce29" table:formula="of:=[raw.AU19]+ORG.OPENOFFICE.STYLE(IF([raw.K19]&lt;[raw.AV19];&quot;Red&quot;;IF([raw.K19]&gt;[raw.AW19];&quot;Blue&quot;;&quot;Green&quot;)))" office:value-type="float" office:value="0.0205" calcext:value-type="float">
            <text:p>0.0205</text:p>
          </table:table-cell>
          <table:table-cell table:style-name="ce15" table:formula="of:=[raw.AX19]+ORG.OPENOFFICE.STYLE(IF([raw.K19]&lt;[raw.AY19];&quot;Red&quot;;IF([raw.K19]&gt;[raw.AZ19];&quot;Blue&quot;;&quot;Green&quot;)))" office:value-type="float" office:value="0.0482148371507198" calcext:value-type="float">
            <text:p>0.0482</text:p>
          </table:table-cell>
          <table:table-cell table:style-name="ce6" table:formula="of:=[raw.BA19]+ORG.OPENOFFICE.STYLE(IF([raw.K19]&lt;[raw.BB19];&quot;Red&quot;;IF([raw.K19]&gt;[raw.BC19];&quot;Blue&quot;;&quot;Green&quot;)))" office:value-type="float" office:value="0.022782254620837" calcext:value-type="float">
            <text:p>0.0228</text:p>
          </table:table-cell>
          <table:table-cell table:style-name="ce6" table:formula="of:=[raw.BD19]+ORG.OPENOFFICE.STYLE(IF([raw.K19]&lt;[raw.BE19];&quot;Red&quot;;IF([raw.K19]&gt;[raw.BF19];&quot;Blue&quot;;&quot;Green&quot;)))" office:value-type="float" office:value="0.0249316067308358" calcext:value-type="float">
            <text:p>0.0249</text:p>
          </table:table-cell>
          <table:table-cell table:style-name="ce6" table:formula="of:=[raw.BG19]+ORG.OPENOFFICE.STYLE(IF([raw.K19]&lt;[raw.BH19];&quot;Red&quot;;IF([raw.K19]&gt;[raw.BI19];&quot;Blue&quot;;&quot;Green&quot;)))" office:value-type="float" office:value="0.0449934070306353" calcext:value-type="float">
            <text:p>0.0450</text:p>
          </table:table-cell>
          <table:table-cell table:style-name="ce6" table:formula="of:=[raw.BJ19]+ORG.OPENOFFICE.STYLE(IF([raw.K19]&lt;[raw.BK19];&quot;Red&quot;;IF([raw.K19]&gt;[raw.BL19];&quot;Blue&quot;;&quot;Green&quot;)))" office:value-type="float" office:value="0.0224679437410389" calcext:value-type="float">
            <text:p>0.0225</text:p>
          </table:table-cell>
          <table:table-cell table:style-name="ce29" table:formula="of:=[raw.BM19]+ORG.OPENOFFICE.STYLE(IF([raw.K19]&lt;[raw.BN19];&quot;Red&quot;;IF([raw.K19]&gt;[raw.BO19];&quot;Blue&quot;;&quot;Green&quot;)))" office:value-type="float" office:value="0.0247161912535651" calcext:value-type="float">
            <text:p>0.0247</text:p>
          </table:table-cell>
          <table:table-cell/>
        </table:table-row>
        <table:table-row table:style-name="ro1">
          <table:table-cell table:style-name="ce5" table:formula="of:=[$raw.A20]" office:value-type="string" office:string-value="bky_indep_balanced" calcext:value-type="string">
            <text:p>bky_indep_balanced</text:p>
          </table:table-cell>
          <table:table-cell table:style-name="ce27" table:formula="of:=[$raw.B20]" office:value-type="float" office:value="4" calcext:value-type="float">
            <text:p>4</text:p>
          </table:table-cell>
          <table:table-cell table:style-name="ce27" table:formula="of:=[$raw.C20]" office:value-type="float" office:value="0.25" calcext:value-type="float">
            <text:p>0.25</text:p>
          </table:table-cell>
          <table:table-cell table:style-name="ce27" table:formula="of:=[$raw.D20]" office:value-type="float" office:value="0.25" calcext:value-type="float">
            <text:p>0.25</text:p>
          </table:table-cell>
          <table:table-cell table:style-name="ce27" table:formula="of:=[$raw.E20]" office:value-type="float" office:value="0" calcext:value-type="float">
            <text:p>0</text:p>
          </table:table-cell>
          <table:table-cell table:style-name="ce27" table:formula="of:=[$raw.F20]" office:value-type="string" office:string-value="BKY2006" calcext:value-type="string">
            <text:p>BKY2006</text:p>
          </table:table-cell>
          <table:table-cell table:style-name="ce15" table:formula="of:=[raw.N20]+ORG.OPENOFFICE.STYLE(IF([raw.K20]&lt;[raw.O20];&quot;Red&quot;;IF([raw.K20]&gt;[raw.P20];&quot;Blue&quot;;&quot;Green&quot;)))" office:value-type="float" office:value="0.0316862412141157" calcext:value-type="float">
            <text:p>0.0317</text:p>
          </table:table-cell>
          <table:table-cell table:style-name="ce61" table:formula="of:=[raw.Q20]+ORG.OPENOFFICE.STYLE(IF([raw.K20]&lt;[raw.R20];&quot;Red&quot;;IF([raw.K20]&gt;[raw.S20];&quot;Blue&quot;;&quot;Green&quot;)))" office:value-type="float" office:value="0.0316418016086488" calcext:value-type="float">
            <text:p>0.0316</text:p>
          </table:table-cell>
          <table:table-cell table:style-name="ce61" table:formula="of:=[raw.T20]+ORG.OPENOFFICE.STYLE(IF([raw.K20]&lt;[raw.U20];&quot;Red&quot;;IF([raw.K20]&gt;[raw.V20];&quot;Blue&quot;;&quot;Green&quot;)))" office:value-type="float" office:value="0.0427921635004648" calcext:value-type="float">
            <text:p>0.0428</text:p>
          </table:table-cell>
          <table:table-cell table:style-name="ce61" table:formula="of:=[raw.W20]+ORG.OPENOFFICE.STYLE(IF([raw.K20]&lt;[raw.X20];&quot;Red&quot;;IF([raw.K20]&gt;[raw.Y20];&quot;Blue&quot;;&quot;Green&quot;)))" office:value-type="float" office:value="0.0428844217984002" calcext:value-type="float">
            <text:p>0.0429</text:p>
          </table:table-cell>
          <table:table-cell table:style-name="ce61" table:formula="of:=[raw.Z20]+ORG.OPENOFFICE.STYLE(IF([raw.K20]&lt;[raw.AA20];&quot;Red&quot;;IF([raw.K20]&gt;[raw.AB20];&quot;Blue&quot;;&quot;Green&quot;)))" office:value-type="float" office:value="0.0205500239840878" calcext:value-type="float">
            <text:p>0.0206</text:p>
          </table:table-cell>
          <table:table-cell table:style-name="ce29" table:formula="of:=[raw.AC20]+ORG.OPENOFFICE.STYLE(IF([raw.K20]&lt;[raw.AD20];&quot;Red&quot;;IF([raw.K20]&gt;[raw.AE20];&quot;Blue&quot;;&quot;Green&quot;)))" office:value-type="float" office:value="0.0162090416831707" calcext:value-type="float">
            <text:p>0.0162</text:p>
          </table:table-cell>
          <table:table-cell table:style-name="ce15" table:formula="of:=[raw.AF20]+ORG.OPENOFFICE.STYLE(IF([raw.K20]&lt;[raw.AG20];&quot;Red&quot;;IF([raw.K20]&gt;[raw.AH20];&quot;Blue&quot;;&quot;Green&quot;)))" office:value-type="float" office:value="0.0304077319346468" calcext:value-type="float">
            <text:p>0.0304</text:p>
          </table:table-cell>
          <table:table-cell table:style-name="ce61" table:formula="of:=[raw.AI20]+ORG.OPENOFFICE.STYLE(IF([raw.K20]&lt;[raw.AJ20];&quot;Red&quot;;IF([raw.K20]&gt;[raw.AK20];&quot;Blue&quot;;&quot;Green&quot;)))" office:value-type="float" office:value="0.03038906892678" calcext:value-type="float">
            <text:p>0.0304</text:p>
          </table:table-cell>
          <table:table-cell table:style-name="ce61" table:formula="of:=[raw.AL20]+ORG.OPENOFFICE.STYLE(IF([raw.K20]&lt;[raw.AM20];&quot;Red&quot;;IF([raw.K20]&gt;[raw.AN20];&quot;Blue&quot;;&quot;Green&quot;)))" office:value-type="float" office:value="0.0416334310632282" calcext:value-type="float">
            <text:p>0.0416</text:p>
          </table:table-cell>
          <table:table-cell table:style-name="ce61" table:formula="of:=[raw.AO20]+ORG.OPENOFFICE.STYLE(IF([raw.K20]&lt;[raw.AP20];&quot;Red&quot;;IF([raw.K20]&gt;[raw.AQ20];&quot;Blue&quot;;&quot;Green&quot;)))" office:value-type="float" office:value="0.0416423316199769" calcext:value-type="float">
            <text:p>0.0416</text:p>
          </table:table-cell>
          <table:table-cell table:style-name="ce61" table:formula="of:=[raw.AR20]+ORG.OPENOFFICE.STYLE(IF([raw.K20]&lt;[raw.AS20];&quot;Red&quot;;IF([raw.K20]&gt;[raw.AT20];&quot;Blue&quot;;&quot;Green&quot;)))" office:value-type="float" office:value="0.0193738572490177" calcext:value-type="float">
            <text:p>0.0194</text:p>
          </table:table-cell>
          <table:table-cell table:style-name="ce29" table:formula="of:=[raw.AU20]+ORG.OPENOFFICE.STYLE(IF([raw.K20]&lt;[raw.AV20];&quot;Red&quot;;IF([raw.K20]&gt;[raw.AW20];&quot;Blue&quot;;&quot;Green&quot;)))" office:value-type="float" office:value="0.0150724550387151" calcext:value-type="float">
            <text:p>0.0151</text:p>
          </table:table-cell>
          <table:table-cell table:style-name="ce15" table:formula="of:=[raw.AX20]+ORG.OPENOFFICE.STYLE(IF([raw.K20]&lt;[raw.AY20];&quot;Red&quot;;IF([raw.K20]&gt;[raw.AZ20];&quot;Blue&quot;;&quot;Green&quot;)))" office:value-type="float" office:value="0.0328480874282195" calcext:value-type="float">
            <text:p>0.0328</text:p>
          </table:table-cell>
          <table:table-cell table:style-name="ce6" table:formula="of:=[raw.BA20]+ORG.OPENOFFICE.STYLE(IF([raw.K20]&lt;[raw.BB20];&quot;Red&quot;;IF([raw.K20]&gt;[raw.BC20];&quot;Blue&quot;;&quot;Green&quot;)))" office:value-type="float" office:value="0.0328269600750431" calcext:value-type="float">
            <text:p>0.0328</text:p>
          </table:table-cell>
          <table:table-cell table:style-name="ce6" table:formula="of:=[raw.BD20]+ORG.OPENOFFICE.STYLE(IF([raw.K20]&lt;[raw.BE20];&quot;Red&quot;;IF([raw.K20]&gt;[raw.BF20];&quot;Blue&quot;;&quot;Green&quot;)))" office:value-type="float" office:value="0.0438664979476609" calcext:value-type="float">
            <text:p>0.0439</text:p>
          </table:table-cell>
          <table:table-cell table:style-name="ce6" table:formula="of:=[raw.BG20]+ORG.OPENOFFICE.STYLE(IF([raw.K20]&lt;[raw.BH20];&quot;Red&quot;;IF([raw.K20]&gt;[raw.BI20];&quot;Blue&quot;;&quot;Green&quot;)))" office:value-type="float" office:value="0.0439530472678184" calcext:value-type="float">
            <text:p>0.0440</text:p>
          </table:table-cell>
          <table:table-cell table:style-name="ce6" table:formula="of:=[raw.BJ20]+ORG.OPENOFFICE.STYLE(IF([raw.K20]&lt;[raw.BK20];&quot;Red&quot;;IF([raw.K20]&gt;[raw.BL20];&quot;Blue&quot;;&quot;Green&quot;)))" office:value-type="float" office:value="0.0216178505901922" calcext:value-type="float">
            <text:p>0.0216</text:p>
          </table:table-cell>
          <table:table-cell table:style-name="ce29" table:formula="of:=[raw.BM20]+ORG.OPENOFFICE.STYLE(IF([raw.K20]&lt;[raw.BN20];&quot;Red&quot;;IF([raw.K20]&gt;[raw.BO20];&quot;Blue&quot;;&quot;Green&quot;)))" office:value-type="float" office:value="0.0172704839076639" calcext:value-type="float">
            <text:p>0.0173</text:p>
          </table:table-cell>
          <table:table-cell/>
        </table:table-row>
        <table:table-row table:style-name="ro1">
          <table:table-cell table:style-name="ce11" table:formula="of:=[$raw.A21]" office:value-type="string" office:string-value="bky_indep_unbalanced" calcext:value-type="string">
            <text:p>bky_indep_unbalanced</text:p>
          </table:table-cell>
          <table:table-cell table:style-name="ce21" table:formula="of:=[$raw.B21]" office:value-type="float" office:value="5" calcext:value-type="float">
            <text:p>5</text:p>
          </table:table-cell>
          <table:table-cell table:style-name="ce21" table:formula="of:=[$raw.C21]" office:value-type="float" office:value="0.1" calcext:value-type="float">
            <text:p>0.1</text:p>
          </table:table-cell>
          <table:table-cell table:style-name="ce21" table:formula="of:=[$raw.D21]" office:value-type="float" office:value="0.4" calcext:value-type="float">
            <text:p>0.4</text:p>
          </table:table-cell>
          <table:table-cell table:style-name="ce21" table:formula="of:=[$raw.E21]" office:value-type="float" office:value="0" calcext:value-type="float">
            <text:p>0</text:p>
          </table:table-cell>
          <table:table-cell table:style-name="ce21" table:formula="of:=[$raw.F21]" office:value-type="string" office:string-value="BKY2006" calcext:value-type="string">
            <text:p>BKY2006</text:p>
          </table:table-cell>
          <table:table-cell table:style-name="ce17" table:formula="of:=[raw.N21]+ORG.OPENOFFICE.STYLE(IF([raw.K21]&lt;[raw.O21];&quot;Red&quot;;IF([raw.K21]&gt;[raw.P21];&quot;Blue&quot;;&quot;Green&quot;)))" office:value-type="float" office:value="0.0373384602762481" calcext:value-type="float">
            <text:p>0.0373</text:p>
          </table:table-cell>
          <table:table-cell table:style-name="ce23" table:formula="of:=[raw.Q21]+ORG.OPENOFFICE.STYLE(IF([raw.K21]&lt;[raw.R21];&quot;Red&quot;;IF([raw.K21]&gt;[raw.S21];&quot;Blue&quot;;&quot;Green&quot;)))" office:value-type="float" office:value="0.0319051233167351" calcext:value-type="float">
            <text:p>0.0319</text:p>
          </table:table-cell>
          <table:table-cell table:style-name="ce23" table:formula="of:=[raw.T21]+ORG.OPENOFFICE.STYLE(IF([raw.K21]&lt;[raw.U21];&quot;Red&quot;;IF([raw.K21]&gt;[raw.V21];&quot;Blue&quot;;&quot;Green&quot;)))" office:value-type="float" office:value="0.0431225431263327" calcext:value-type="float">
            <text:p>0.0431</text:p>
          </table:table-cell>
          <table:table-cell table:style-name="ce23" table:formula="of:=[raw.W21]+ORG.OPENOFFICE.STYLE(IF([raw.K21]&lt;[raw.X21];&quot;Red&quot;;IF([raw.K21]&gt;[raw.Y21];&quot;Blue&quot;;&quot;Green&quot;)))" office:value-type="float" office:value="0.0425962192406823" calcext:value-type="float">
            <text:p>0.0426</text:p>
          </table:table-cell>
          <table:table-cell table:style-name="ce23" table:formula="of:=[raw.Z21]+ORG.OPENOFFICE.STYLE(IF([raw.K21]&lt;[raw.AA21];&quot;Red&quot;;IF([raw.K21]&gt;[raw.AB21];&quot;Blue&quot;;&quot;Green&quot;)))" office:value-type="float" office:value="0.019930635942052" calcext:value-type="float">
            <text:p>0.0199</text:p>
          </table:table-cell>
          <table:table-cell table:style-name="ce32" table:formula="of:=[raw.AC21]+ORG.OPENOFFICE.STYLE(IF([raw.K21]&lt;[raw.AD21];&quot;Red&quot;;IF([raw.K21]&gt;[raw.AE21];&quot;Blue&quot;;&quot;Green&quot;)))" office:value-type="float" office:value="0.0185671125872009" calcext:value-type="float">
            <text:p>0.0186</text:p>
          </table:table-cell>
          <table:table-cell table:style-name="ce17" table:formula="of:=[raw.AF21]+ORG.OPENOFFICE.STYLE(IF([raw.K21]&lt;[raw.AG21];&quot;Red&quot;;IF([raw.K21]&gt;[raw.AH21];&quot;Blue&quot;;&quot;Green&quot;)))" office:value-type="float" office:value="0.0269471459823187" calcext:value-type="float">
            <text:p>0.0269</text:p>
          </table:table-cell>
          <table:table-cell table:style-name="ce87" table:formula="of:=[raw.AI21]+ORG.OPENOFFICE.STYLE(IF([raw.K21]&lt;[raw.AJ21];&quot;Red&quot;;IF([raw.K21]&gt;[raw.AK21];&quot;Blue&quot;;&quot;Green&quot;)))" office:value-type="float" office:value="0.0739565131061186" calcext:value-type="float">
            <text:p>0.0740</text:p>
          </table:table-cell>
          <table:table-cell table:style-name="ce87" table:formula="of:=[raw.AL21]+ORG.OPENOFFICE.STYLE(IF([raw.K21]&lt;[raw.AM21];&quot;Red&quot;;IF([raw.K21]&gt;[raw.AN21];&quot;Blue&quot;;&quot;Green&quot;)))" office:value-type="float" office:value="0.0990754870023559" calcext:value-type="float">
            <text:p>0.0991</text:p>
          </table:table-cell>
          <table:table-cell table:style-name="ce23" table:formula="of:=[raw.AO21]+ORG.OPENOFFICE.STYLE(IF([raw.K21]&lt;[raw.AP21];&quot;Red&quot;;IF([raw.K21]&gt;[raw.AQ21];&quot;Blue&quot;;&quot;Green&quot;)))" office:value-type="float" office:value="0.0450987596865025" calcext:value-type="float">
            <text:p>0.0451</text:p>
          </table:table-cell>
          <table:table-cell table:style-name="ce23" table:formula="of:=[raw.AR21]+ORG.OPENOFFICE.STYLE(IF([raw.K21]&lt;[raw.AS21];&quot;Red&quot;;IF([raw.K21]&gt;[raw.AT21];&quot;Blue&quot;;&quot;Green&quot;)))" office:value-type="float" office:value="0.0220441931305407" calcext:value-type="float">
            <text:p>0.0220</text:p>
          </table:table-cell>
          <table:table-cell table:style-name="ce32" table:formula="of:=[raw.AU21]+ORG.OPENOFFICE.STYLE(IF([raw.K21]&lt;[raw.AV21];&quot;Red&quot;;IF([raw.K21]&gt;[raw.AW21];&quot;Blue&quot;;&quot;Green&quot;)))" office:value-type="float" office:value="0.013469997226527" calcext:value-type="float">
            <text:p>0.0135</text:p>
          </table:table-cell>
          <table:table-cell table:style-name="ce17" table:formula="of:=[raw.AX21]+ORG.OPENOFFICE.STYLE(IF([raw.K21]&lt;[raw.AY21];&quot;Red&quot;;IF([raw.K21]&gt;[raw.AZ21];&quot;Blue&quot;;&quot;Green&quot;)))" office:value-type="float" office:value="0.0391170936760383" calcext:value-type="float">
            <text:p>0.0391</text:p>
          </table:table-cell>
          <table:table-cell table:style-name="ce23" table:formula="of:=[raw.BA21]+ORG.OPENOFFICE.STYLE(IF([raw.K21]&lt;[raw.BB21];&quot;Red&quot;;IF([raw.K21]&gt;[raw.BC21];&quot;Blue&quot;;&quot;Green&quot;)))" office:value-type="float" office:value="0.0206870240577003" calcext:value-type="float">
            <text:p>0.0207</text:p>
          </table:table-cell>
          <table:table-cell table:style-name="ce23" table:formula="of:=[raw.BD21]+ORG.OPENOFFICE.STYLE(IF([raw.K21]&lt;[raw.BE21];&quot;Red&quot;;IF([raw.K21]&gt;[raw.BF21];&quot;Blue&quot;;&quot;Green&quot;)))" office:value-type="float" office:value="0.0278990511486433" calcext:value-type="float">
            <text:p>0.0279</text:p>
          </table:table-cell>
          <table:table-cell table:style-name="ce23" table:formula="of:=[raw.BG21]+ORG.OPENOFFICE.STYLE(IF([raw.K21]&lt;[raw.BH21];&quot;Red&quot;;IF([raw.K21]&gt;[raw.BI21];&quot;Blue&quot;;&quot;Green&quot;)))" office:value-type="float" office:value="0.0419907272194798" calcext:value-type="float">
            <text:p>0.0420</text:p>
          </table:table-cell>
          <table:table-cell table:style-name="ce23" table:formula="of:=[raw.BJ21]+ORG.OPENOFFICE.STYLE(IF([raw.K21]&lt;[raw.BK21];&quot;Red&quot;;IF([raw.K21]&gt;[raw.BL21];&quot;Blue&quot;;&quot;Green&quot;)))" office:value-type="float" office:value="0.0194734721343157" calcext:value-type="float">
            <text:p>0.0195</text:p>
          </table:table-cell>
          <table:table-cell table:style-name="ce32" table:formula="of:=[raw.BM21]+ORG.OPENOFFICE.STYLE(IF([raw.K21]&lt;[raw.BN21];&quot;Red&quot;;IF([raw.K21]&gt;[raw.BO21];&quot;Blue&quot;;&quot;Green&quot;)))" office:value-type="float" office:value="0.0193619107566804" calcext:value-type="float">
            <text:p>0.0194</text:p>
          </table:table-cell>
          <table:table-cell/>
        </table:table-row>
        <table:table-row table:style-name="ro1">
          <table:table-cell table:style-name="ce1" table:formula="of:=[$raw.A22]" office:value-type="string" office:string-value="bky_posdep_null" calcext:value-type="string">
            <text:p>bky_posdep_null</text:p>
          </table:table-cell>
          <table:table-cell table:style-name="ce22" table:formula="of:=[$raw.B22]" office:value-type="float" office:value="6" calcext:value-type="float">
            <text:p>6</text:p>
          </table:table-cell>
          <table:table-cell table:style-name="ce22" table:formula="of:=[$raw.C22]" office:value-type="float" office:value="0" calcext:value-type="float">
            <text:p>0</text:p>
          </table:table-cell>
          <table:table-cell table:style-name="ce22" table:formula="of:=[$raw.D22]" office:value-type="float" office:value="0" calcext:value-type="float">
            <text:p>0</text:p>
          </table:table-cell>
          <table:table-cell table:style-name="ce22" table:formula="of:=[$raw.E22]" office:value-type="float" office:value="1" calcext:value-type="float">
            <text:p>1</text:p>
          </table:table-cell>
          <table:table-cell table:style-name="ce22" table:formula="of:=[$raw.F22]" office:value-type="string" office:string-value="BKY2006" calcext:value-type="string">
            <text:p>BKY2006</text:p>
          </table:table-cell>
          <table:table-cell table:style-name="ce43" table:formula="of:=[raw.N22]+ORG.OPENOFFICE.STYLE(IF([raw.K22]&lt;[raw.O22];&quot;Red&quot;;IF([raw.K22]&gt;[raw.P22];&quot;Blue&quot;;&quot;Green&quot;)))" office:value-type="float" office:value="0.0915" calcext:value-type="float">
            <text:p>0.0915</text:p>
          </table:table-cell>
          <table:table-cell table:style-name="ce60" table:formula="of:=[raw.Q22]+ORG.OPENOFFICE.STYLE(IF([raw.K22]&lt;[raw.R22];&quot;Red&quot;;IF([raw.K22]&gt;[raw.S22];&quot;Blue&quot;;&quot;Green&quot;)))" office:value-type="float" office:value="0.048" calcext:value-type="float">
            <text:p>0.0480</text:p>
          </table:table-cell>
          <table:table-cell table:style-name="ce60" table:formula="of:=[raw.T22]+ORG.OPENOFFICE.STYLE(IF([raw.K22]&lt;[raw.U22];&quot;Red&quot;;IF([raw.K22]&gt;[raw.V22];&quot;Blue&quot;;&quot;Green&quot;)))" office:value-type="float" office:value="0.048" calcext:value-type="float">
            <text:p>0.0480</text:p>
          </table:table-cell>
          <table:table-cell table:style-name="ce54" table:formula="of:=[raw.W22]+ORG.OPENOFFICE.STYLE(IF([raw.K22]&lt;[raw.X22];&quot;Red&quot;;IF([raw.K22]&gt;[raw.Y22];&quot;Blue&quot;;&quot;Green&quot;)))" office:value-type="float" office:value="0.0905" calcext:value-type="float">
            <text:p>0.0905</text:p>
          </table:table-cell>
          <table:table-cell table:style-name="ce60" table:formula="of:=[raw.Z22]+ORG.OPENOFFICE.STYLE(IF([raw.K22]&lt;[raw.AA22];&quot;Red&quot;;IF([raw.K22]&gt;[raw.AB22];&quot;Blue&quot;;&quot;Green&quot;)))" office:value-type="float" office:value="0.048" calcext:value-type="float">
            <text:p>0.0480</text:p>
          </table:table-cell>
          <table:table-cell table:style-name="ce99" table:formula="of:=[raw.AC22]+ORG.OPENOFFICE.STYLE(IF([raw.K22]&lt;[raw.AD22];&quot;Red&quot;;IF([raw.K22]&gt;[raw.AE22];&quot;Blue&quot;;&quot;Green&quot;)))" office:value-type="float" office:value="0.048" calcext:value-type="float">
            <text:p>0.0480</text:p>
          </table:table-cell>
          <table:table-cell table:style-name="ce83" table:formula="of:=[raw.AF22]+ORG.OPENOFFICE.STYLE(IF([raw.K22]&lt;[raw.AG22];&quot;Red&quot;;IF([raw.K22]&gt;[raw.AH22];&quot;Blue&quot;;&quot;Green&quot;)))" office:value-type="float" office:value="0.0445" calcext:value-type="float">
            <text:p>0.0445</text:p>
          </table:table-cell>
          <table:table-cell table:style-name="ce91" table:formula="of:=[raw.AI22]+ORG.OPENOFFICE.STYLE(IF([raw.K22]&lt;[raw.AJ22];&quot;Red&quot;;IF([raw.K22]&gt;[raw.AK22];&quot;Blue&quot;;&quot;Green&quot;)))" office:value-type="float" office:value="0.0195" calcext:value-type="float">
            <text:p>0.0195</text:p>
          </table:table-cell>
          <table:table-cell table:style-name="ce91" table:formula="of:=[raw.AL22]+ORG.OPENOFFICE.STYLE(IF([raw.K22]&lt;[raw.AM22];&quot;Red&quot;;IF([raw.K22]&gt;[raw.AN22];&quot;Blue&quot;;&quot;Green&quot;)))" office:value-type="float" office:value="0.0195" calcext:value-type="float">
            <text:p>0.0195</text:p>
          </table:table-cell>
          <table:table-cell table:style-name="ce60" table:formula="of:=[raw.AO22]+ORG.OPENOFFICE.STYLE(IF([raw.K22]&lt;[raw.AP22];&quot;Red&quot;;IF([raw.K22]&gt;[raw.AQ22];&quot;Blue&quot;;&quot;Green&quot;)))" office:value-type="float" office:value="0.0435" calcext:value-type="float">
            <text:p>0.0435</text:p>
          </table:table-cell>
          <table:table-cell table:style-name="ce91" table:formula="of:=[raw.AR22]+ORG.OPENOFFICE.STYLE(IF([raw.K22]&lt;[raw.AS22];&quot;Red&quot;;IF([raw.K22]&gt;[raw.AT22];&quot;Blue&quot;;&quot;Green&quot;)))" office:value-type="float" office:value="0.0185" calcext:value-type="float">
            <text:p>0.0185</text:p>
          </table:table-cell>
          <table:table-cell table:style-name="ce101" table:formula="of:=[raw.AU22]+ORG.OPENOFFICE.STYLE(IF([raw.K22]&lt;[raw.AV22];&quot;Red&quot;;IF([raw.K22]&gt;[raw.AW22];&quot;Blue&quot;;&quot;Green&quot;)))" office:value-type="float" office:value="0.0185" calcext:value-type="float">
            <text:p>0.0185</text:p>
          </table:table-cell>
          <table:table-cell table:style-name="ce83" table:formula="of:=[raw.AX22]+ORG.OPENOFFICE.STYLE(IF([raw.K22]&lt;[raw.AY22];&quot;Red&quot;;IF([raw.K22]&gt;[raw.AZ22];&quot;Blue&quot;;&quot;Green&quot;)))" office:value-type="float" office:value="0.048" calcext:value-type="float">
            <text:p>0.0480</text:p>
          </table:table-cell>
          <table:table-cell table:style-name="ce91" table:formula="of:=[raw.BA22]+ORG.OPENOFFICE.STYLE(IF([raw.K22]&lt;[raw.BB22];&quot;Red&quot;;IF([raw.K22]&gt;[raw.BC22];&quot;Blue&quot;;&quot;Green&quot;)))" office:value-type="float" office:value="0.03" calcext:value-type="float">
            <text:p>0.0300</text:p>
          </table:table-cell>
          <table:table-cell table:style-name="ce91" table:formula="of:=[raw.BD22]+ORG.OPENOFFICE.STYLE(IF([raw.K22]&lt;[raw.BE22];&quot;Red&quot;;IF([raw.K22]&gt;[raw.BF22];&quot;Blue&quot;;&quot;Green&quot;)))" office:value-type="float" office:value="0.03" calcext:value-type="float">
            <text:p>0.0300</text:p>
          </table:table-cell>
          <table:table-cell table:style-name="ce60" table:formula="of:=[raw.BG22]+ORG.OPENOFFICE.STYLE(IF([raw.K22]&lt;[raw.BH22];&quot;Red&quot;;IF([raw.K22]&gt;[raw.BI22];&quot;Blue&quot;;&quot;Green&quot;)))" office:value-type="float" office:value="0.048" calcext:value-type="float">
            <text:p>0.0480</text:p>
          </table:table-cell>
          <table:table-cell table:style-name="ce91" table:formula="of:=[raw.BJ22]+ORG.OPENOFFICE.STYLE(IF([raw.K22]&lt;[raw.BK22];&quot;Red&quot;;IF([raw.K22]&gt;[raw.BL22];&quot;Blue&quot;;&quot;Green&quot;)))" office:value-type="float" office:value="0.0295" calcext:value-type="float">
            <text:p>0.0295</text:p>
          </table:table-cell>
          <table:table-cell table:style-name="ce101" table:formula="of:=[raw.BM22]+ORG.OPENOFFICE.STYLE(IF([raw.K22]&lt;[raw.BN22];&quot;Red&quot;;IF([raw.K22]&gt;[raw.BO22];&quot;Blue&quot;;&quot;Green&quot;)))" office:value-type="float" office:value="0.0295" calcext:value-type="float">
            <text:p>0.0295</text:p>
          </table:table-cell>
          <table:table-cell/>
        </table:table-row>
        <table:table-row table:style-name="ro1">
          <table:table-cell table:style-name="ce5" table:formula="of:=[$raw.A23]" office:value-type="string" office:string-value="bky_posdep_posonly" calcext:value-type="string">
            <text:p>bky_posdep_posonly</text:p>
          </table:table-cell>
          <table:table-cell table:style-name="ce27" table:formula="of:=[$raw.B23]" office:value-type="float" office:value="7" calcext:value-type="float">
            <text:p>7</text:p>
          </table:table-cell>
          <table:table-cell table:style-name="ce27" table:formula="of:=[$raw.C23]" office:value-type="float" office:value="0.25" calcext:value-type="float">
            <text:p>0.25</text:p>
          </table:table-cell>
          <table:table-cell table:style-name="ce27" table:formula="of:=[$raw.D23]" office:value-type="float" office:value="0" calcext:value-type="float">
            <text:p>0</text:p>
          </table:table-cell>
          <table:table-cell table:style-name="ce27" table:formula="of:=[$raw.E23]" office:value-type="float" office:value="1" calcext:value-type="float">
            <text:p>1</text:p>
          </table:table-cell>
          <table:table-cell table:style-name="ce27" table:formula="of:=[$raw.F23]" office:value-type="string" office:string-value="BKY2006" calcext:value-type="string">
            <text:p>BKY2006</text:p>
          </table:table-cell>
          <table:table-cell table:style-name="ce15" table:formula="of:=[raw.N23]+ORG.OPENOFFICE.STYLE(IF([raw.K23]&lt;[raw.O23];&quot;Red&quot;;IF([raw.K23]&gt;[raw.P23];&quot;Blue&quot;;&quot;Green&quot;)))" office:value-type="float" office:value="0.046598479302588" calcext:value-type="float">
            <text:p>0.0466</text:p>
          </table:table-cell>
          <table:table-cell table:style-name="ce61" table:formula="of:=[raw.Q23]+ORG.OPENOFFICE.STYLE(IF([raw.K23]&lt;[raw.R23];&quot;Red&quot;;IF([raw.K23]&gt;[raw.S23];&quot;Blue&quot;;&quot;Green&quot;)))" office:value-type="float" office:value="0.0406896827012094" calcext:value-type="float">
            <text:p>0.0407</text:p>
          </table:table-cell>
          <table:table-cell table:style-name="ce61" table:formula="of:=[raw.T23]+ORG.OPENOFFICE.STYLE(IF([raw.K23]&lt;[raw.U23];&quot;Red&quot;;IF([raw.K23]&gt;[raw.V23];&quot;Blue&quot;;&quot;Green&quot;)))" office:value-type="float" office:value="0.0448950409039389" calcext:value-type="float">
            <text:p>0.0449</text:p>
          </table:table-cell>
          <table:table-cell table:style-name="ce61" table:formula="of:=[raw.W23]+ORG.OPENOFFICE.STYLE(IF([raw.K23]&lt;[raw.X23];&quot;Red&quot;;IF([raw.K23]&gt;[raw.Y23];&quot;Blue&quot;;&quot;Green&quot;)))" office:value-type="float" office:value="0.0432645571568058" calcext:value-type="float">
            <text:p>0.0433</text:p>
          </table:table-cell>
          <table:table-cell table:style-name="ce61" table:formula="of:=[raw.Z23]+ORG.OPENOFFICE.STYLE(IF([raw.K23]&lt;[raw.AA23];&quot;Red&quot;;IF([raw.K23]&gt;[raw.AB23];&quot;Blue&quot;;&quot;Green&quot;)))" office:value-type="float" office:value="0.0204959330723023" calcext:value-type="float">
            <text:p>0.0205</text:p>
          </table:table-cell>
          <table:table-cell table:style-name="ce29" table:formula="of:=[raw.AC23]+ORG.OPENOFFICE.STYLE(IF([raw.K23]&lt;[raw.AD23];&quot;Red&quot;;IF([raw.K23]&gt;[raw.AE23];&quot;Blue&quot;;&quot;Green&quot;)))" office:value-type="float" office:value="0.0227476497468951" calcext:value-type="float">
            <text:p>0.0227</text:p>
          </table:table-cell>
          <table:table-cell table:style-name="ce15" table:formula="of:=[raw.AF23]+ORG.OPENOFFICE.STYLE(IF([raw.K23]&lt;[raw.AG23];&quot;Red&quot;;IF([raw.K23]&gt;[raw.AH23];&quot;Blue&quot;;&quot;Green&quot;)))" office:value-type="float" office:value="0.0465175320233141" calcext:value-type="float">
            <text:p>0.0465</text:p>
          </table:table-cell>
          <table:table-cell table:style-name="ce61" table:formula="of:=[raw.AI23]+ORG.OPENOFFICE.STYLE(IF([raw.K23]&lt;[raw.AJ23];&quot;Red&quot;;IF([raw.K23]&gt;[raw.AK23];&quot;Blue&quot;;&quot;Green&quot;)))" office:value-type="float" office:value="0.0206507233376002" calcext:value-type="float">
            <text:p>0.0207</text:p>
          </table:table-cell>
          <table:table-cell table:style-name="ce61" table:formula="of:=[raw.AL23]+ORG.OPENOFFICE.STYLE(IF([raw.K23]&lt;[raw.AM23];&quot;Red&quot;;IF([raw.K23]&gt;[raw.AN23];&quot;Blue&quot;;&quot;Green&quot;)))" office:value-type="float" office:value="0.0229142461444689" calcext:value-type="float">
            <text:p>0.0229</text:p>
          </table:table-cell>
          <table:table-cell table:style-name="ce61" table:formula="of:=[raw.AO23]+ORG.OPENOFFICE.STYLE(IF([raw.K23]&lt;[raw.AP23];&quot;Red&quot;;IF([raw.K23]&gt;[raw.AQ23];&quot;Blue&quot;;&quot;Green&quot;)))" office:value-type="float" office:value="0.0431343592669553" calcext:value-type="float">
            <text:p>0.0431</text:p>
          </table:table-cell>
          <table:table-cell table:style-name="ce61" table:formula="of:=[raw.AR23]+ORG.OPENOFFICE.STYLE(IF([raw.K23]&lt;[raw.AS23];&quot;Red&quot;;IF([raw.K23]&gt;[raw.AT23];&quot;Blue&quot;;&quot;Green&quot;)))" office:value-type="float" office:value="0.020427875685901" calcext:value-type="float">
            <text:p>0.0204</text:p>
          </table:table-cell>
          <table:table-cell table:style-name="ce29" table:formula="of:=[raw.AU23]+ORG.OPENOFFICE.STYLE(IF([raw.K23]&lt;[raw.AV23];&quot;Red&quot;;IF([raw.K23]&gt;[raw.AW23];&quot;Blue&quot;;&quot;Green&quot;)))" office:value-type="float" office:value="0.0226913319387499" calcext:value-type="float">
            <text:p>0.0227</text:p>
          </table:table-cell>
          <table:table-cell table:style-name="ce15" table:formula="of:=[raw.AX23]+ORG.OPENOFFICE.STYLE(IF([raw.K23]&lt;[raw.AY23];&quot;Red&quot;;IF([raw.K23]&gt;[raw.AZ23];&quot;Blue&quot;;&quot;Green&quot;)))" office:value-type="float" office:value="0.033" calcext:value-type="float">
            <text:p>0.0330</text:p>
          </table:table-cell>
          <table:table-cell table:style-name="ce9" table:formula="of:=[raw.BA23]+ORG.OPENOFFICE.STYLE(IF([raw.K23]&lt;[raw.BB23];&quot;Red&quot;;IF([raw.K23]&gt;[raw.BC23];&quot;Blue&quot;;&quot;Green&quot;)))" office:value-type="float" office:value="0.9995" calcext:value-type="float">
            <text:p>0.9995</text:p>
          </table:table-cell>
          <table:table-cell table:style-name="ce9" table:formula="of:=[raw.BD23]+ORG.OPENOFFICE.STYLE(IF([raw.K23]&lt;[raw.BE23];&quot;Red&quot;;IF([raw.K23]&gt;[raw.BF23];&quot;Blue&quot;;&quot;Green&quot;)))" office:value-type="float" office:value="0.9995" calcext:value-type="float">
            <text:p>0.9995</text:p>
          </table:table-cell>
          <table:table-cell table:style-name="ce7" table:formula="of:=[raw.BG23]+ORG.OPENOFFICE.STYLE(IF([raw.K23]&lt;[raw.BH23];&quot;Red&quot;;IF([raw.K23]&gt;[raw.BI23];&quot;Blue&quot;;&quot;Green&quot;)))" office:value-type="float" office:value="0.0505" calcext:value-type="float">
            <text:p>0.0505</text:p>
          </table:table-cell>
          <table:table-cell table:style-name="ce6" table:formula="of:=[raw.BJ23]+ORG.OPENOFFICE.STYLE(IF([raw.K23]&lt;[raw.BK23];&quot;Red&quot;;IF([raw.K23]&gt;[raw.BL23];&quot;Blue&quot;;&quot;Green&quot;)))" office:value-type="float" office:value="0.0225" calcext:value-type="float">
            <text:p>0.0225</text:p>
          </table:table-cell>
          <table:table-cell table:style-name="ce29" table:formula="of:=[raw.BM23]+ORG.OPENOFFICE.STYLE(IF([raw.K23]&lt;[raw.BN23];&quot;Red&quot;;IF([raw.K23]&gt;[raw.BO23];&quot;Blue&quot;;&quot;Green&quot;)))" office:value-type="float" office:value="0.019" calcext:value-type="float">
            <text:p>0.0190</text:p>
          </table:table-cell>
          <table:table-cell/>
        </table:table-row>
        <table:table-row table:style-name="ro1">
          <table:table-cell table:style-name="ce5" table:formula="of:=[$raw.A24]" office:value-type="string" office:string-value="bky_posdep_negonly" calcext:value-type="string">
            <text:p>bky_posdep_negonly</text:p>
          </table:table-cell>
          <table:table-cell table:style-name="ce27" table:formula="of:=[$raw.B24]" office:value-type="float" office:value="8" calcext:value-type="float">
            <text:p>8</text:p>
          </table:table-cell>
          <table:table-cell table:style-name="ce27" table:formula="of:=[$raw.C24]" office:value-type="float" office:value="0" calcext:value-type="float">
            <text:p>0</text:p>
          </table:table-cell>
          <table:table-cell table:style-name="ce27" table:formula="of:=[$raw.D24]" office:value-type="float" office:value="0.25" calcext:value-type="float">
            <text:p>0.25</text:p>
          </table:table-cell>
          <table:table-cell table:style-name="ce27" table:formula="of:=[$raw.E24]" office:value-type="float" office:value="1" calcext:value-type="float">
            <text:p>1</text:p>
          </table:table-cell>
          <table:table-cell table:style-name="ce27" table:formula="of:=[$raw.F24]" office:value-type="string" office:string-value="BKY2006" calcext:value-type="string">
            <text:p>BKY2006</text:p>
          </table:table-cell>
          <table:table-cell table:style-name="ce15" table:formula="of:=[raw.N24]+ORG.OPENOFFICE.STYLE(IF([raw.K24]&lt;[raw.O24];&quot;Red&quot;;IF([raw.K24]&gt;[raw.P24];&quot;Blue&quot;;&quot;Green&quot;)))" office:value-type="float" office:value="0.0482444948371341" calcext:value-type="float">
            <text:p>0.0482</text:p>
          </table:table-cell>
          <table:table-cell table:style-name="ce61" table:formula="of:=[raw.Q24]+ORG.OPENOFFICE.STYLE(IF([raw.K24]&lt;[raw.R24];&quot;Red&quot;;IF([raw.K24]&gt;[raw.S24];&quot;Blue&quot;;&quot;Green&quot;)))" office:value-type="float" office:value="0.0426620396470343" calcext:value-type="float">
            <text:p>0.0427</text:p>
          </table:table-cell>
          <table:table-cell table:style-name="ce61" table:formula="of:=[raw.T24]+ORG.OPENOFFICE.STYLE(IF([raw.K24]&lt;[raw.U24];&quot;Red&quot;;IF([raw.K24]&gt;[raw.V24];&quot;Blue&quot;;&quot;Green&quot;)))" office:value-type="float" office:value="0.0469685109115479" calcext:value-type="float">
            <text:p>0.0470</text:p>
          </table:table-cell>
          <table:table-cell table:style-name="ce61" table:formula="of:=[raw.W24]+ORG.OPENOFFICE.STYLE(IF([raw.K24]&lt;[raw.X24];&quot;Red&quot;;IF([raw.K24]&gt;[raw.Y24];&quot;Blue&quot;;&quot;Green&quot;)))" office:value-type="float" office:value="0.0448940072175469" calcext:value-type="float">
            <text:p>0.0449</text:p>
          </table:table-cell>
          <table:table-cell table:style-name="ce61" table:formula="of:=[raw.Z24]+ORG.OPENOFFICE.STYLE(IF([raw.K24]&lt;[raw.AA24];&quot;Red&quot;;IF([raw.K24]&gt;[raw.AB24];&quot;Blue&quot;;&quot;Green&quot;)))" office:value-type="float" office:value="0.0224579671897033" calcext:value-type="float">
            <text:p>0.0225</text:p>
          </table:table-cell>
          <table:table-cell table:style-name="ce29" table:formula="of:=[raw.AC24]+ORG.OPENOFFICE.STYLE(IF([raw.K24]&lt;[raw.AD24];&quot;Red&quot;;IF([raw.K24]&gt;[raw.AE24];&quot;Blue&quot;;&quot;Green&quot;)))" office:value-type="float" office:value="0.0247183673412355" calcext:value-type="float">
            <text:p>0.0247</text:p>
          </table:table-cell>
          <table:table-cell table:style-name="ce16" table:formula="of:=[raw.AF24]+ORG.OPENOFFICE.STYLE(IF([raw.K24]&lt;[raw.AG24];&quot;Red&quot;;IF([raw.K24]&gt;[raw.AH24];&quot;Blue&quot;;&quot;Green&quot;)))" office:value-type="float" office:value="0.043" calcext:value-type="float">
            <text:p>0.0430</text:p>
          </table:table-cell>
          <table:table-cell table:style-name="ce62" table:formula="of:=[raw.AI24]+ORG.OPENOFFICE.STYLE(IF([raw.K24]&lt;[raw.AJ24];&quot;Red&quot;;IF([raw.K24]&gt;[raw.AK24];&quot;Blue&quot;;&quot;Green&quot;)))" office:value-type="float" office:value="1" calcext:value-type="float">
            <text:p>1.0000</text:p>
          </table:table-cell>
          <table:table-cell table:style-name="ce62" table:formula="of:=[raw.AL24]+ORG.OPENOFFICE.STYLE(IF([raw.K24]&lt;[raw.AM24];&quot;Red&quot;;IF([raw.K24]&gt;[raw.AN24];&quot;Blue&quot;;&quot;Green&quot;)))" office:value-type="float" office:value="1" calcext:value-type="float">
            <text:p>1.0000</text:p>
          </table:table-cell>
          <table:table-cell table:style-name="ce72" table:formula="of:=[raw.AO24]+ORG.OPENOFFICE.STYLE(IF([raw.K24]&lt;[raw.AP24];&quot;Red&quot;;IF([raw.K24]&gt;[raw.AQ24];&quot;Blue&quot;;&quot;Green&quot;)))" office:value-type="float" office:value="0.0565" calcext:value-type="float">
            <text:p>0.0565</text:p>
          </table:table-cell>
          <table:table-cell table:style-name="ce61" table:formula="of:=[raw.AR24]+ORG.OPENOFFICE.STYLE(IF([raw.K24]&lt;[raw.AS24];&quot;Red&quot;;IF([raw.K24]&gt;[raw.AT24];&quot;Blue&quot;;&quot;Green&quot;)))" office:value-type="float" office:value="0.0295" calcext:value-type="float">
            <text:p>0.0295</text:p>
          </table:table-cell>
          <table:table-cell table:style-name="ce29" table:formula="of:=[raw.AU24]+ORG.OPENOFFICE.STYLE(IF([raw.K24]&lt;[raw.AV24];&quot;Red&quot;;IF([raw.K24]&gt;[raw.AW24];&quot;Blue&quot;;&quot;Green&quot;)))" office:value-type="float" office:value="0.0225" calcext:value-type="float">
            <text:p>0.0225</text:p>
          </table:table-cell>
          <table:table-cell table:style-name="ce15" table:formula="of:=[raw.AX24]+ORG.OPENOFFICE.STYLE(IF([raw.K24]&lt;[raw.AY24];&quot;Red&quot;;IF([raw.K24]&gt;[raw.AZ24];&quot;Blue&quot;;&quot;Green&quot;)))" office:value-type="float" office:value="0.0481349976525051" calcext:value-type="float">
            <text:p>0.0481</text:p>
          </table:table-cell>
          <table:table-cell table:style-name="ce6" table:formula="of:=[raw.BA24]+ORG.OPENOFFICE.STYLE(IF([raw.K24]&lt;[raw.BB24];&quot;Red&quot;;IF([raw.K24]&gt;[raw.BC24];&quot;Blue&quot;;&quot;Green&quot;)))" office:value-type="float" office:value="0.0226361947726344" calcext:value-type="float">
            <text:p>0.0226</text:p>
          </table:table-cell>
          <table:table-cell table:style-name="ce6" table:formula="of:=[raw.BD24]+ORG.OPENOFFICE.STYLE(IF([raw.K24]&lt;[raw.BE24];&quot;Red&quot;;IF([raw.K24]&gt;[raw.BF24];&quot;Blue&quot;;&quot;Green&quot;)))" office:value-type="float" office:value="0.0248746061727172" calcext:value-type="float">
            <text:p>0.0249</text:p>
          </table:table-cell>
          <table:table-cell table:style-name="ce6" table:formula="of:=[raw.BG24]+ORG.OPENOFFICE.STYLE(IF([raw.K24]&lt;[raw.BH24];&quot;Red&quot;;IF([raw.K24]&gt;[raw.BI24];&quot;Blue&quot;;&quot;Green&quot;)))" office:value-type="float" office:value="0.044744403559701" calcext:value-type="float">
            <text:p>0.0447</text:p>
          </table:table-cell>
          <table:table-cell table:style-name="ce6" table:formula="of:=[raw.BJ24]+ORG.OPENOFFICE.STYLE(IF([raw.K24]&lt;[raw.BK24];&quot;Red&quot;;IF([raw.K24]&gt;[raw.BL24];&quot;Blue&quot;;&quot;Green&quot;)))" office:value-type="float" office:value="0.0223664279117528" calcext:value-type="float">
            <text:p>0.0224</text:p>
          </table:table-cell>
          <table:table-cell table:style-name="ce29" table:formula="of:=[raw.BM24]+ORG.OPENOFFICE.STYLE(IF([raw.K24]&lt;[raw.BN24];&quot;Red&quot;;IF([raw.K24]&gt;[raw.BO24];&quot;Blue&quot;;&quot;Green&quot;)))" office:value-type="float" office:value="0.0246503366080811" calcext:value-type="float">
            <text:p>0.0247</text:p>
          </table:table-cell>
          <table:table-cell/>
        </table:table-row>
        <table:table-row table:style-name="ro1">
          <table:table-cell table:style-name="ce5" table:formula="of:=[$raw.A25]" office:value-type="string" office:string-value="bky_posdep_balanced" calcext:value-type="string">
            <text:p>bky_posdep_balanced</text:p>
          </table:table-cell>
          <table:table-cell table:style-name="ce27" table:formula="of:=[$raw.B25]" office:value-type="float" office:value="9" calcext:value-type="float">
            <text:p>9</text:p>
          </table:table-cell>
          <table:table-cell table:style-name="ce27" table:formula="of:=[$raw.C25]" office:value-type="float" office:value="0.25" calcext:value-type="float">
            <text:p>0.25</text:p>
          </table:table-cell>
          <table:table-cell table:style-name="ce27" table:formula="of:=[$raw.D25]" office:value-type="float" office:value="0.25" calcext:value-type="float">
            <text:p>0.25</text:p>
          </table:table-cell>
          <table:table-cell table:style-name="ce27" table:formula="of:=[$raw.E25]" office:value-type="float" office:value="1" calcext:value-type="float">
            <text:p>1</text:p>
          </table:table-cell>
          <table:table-cell table:style-name="ce27" table:formula="of:=[$raw.F25]" office:value-type="string" office:string-value="BKY2006" calcext:value-type="string">
            <text:p>BKY2006</text:p>
          </table:table-cell>
          <table:table-cell table:style-name="ce15" table:formula="of:=[raw.N25]+ORG.OPENOFFICE.STYLE(IF([raw.K25]&lt;[raw.O25];&quot;Red&quot;;IF([raw.K25]&gt;[raw.P25];&quot;Blue&quot;;&quot;Green&quot;)))" office:value-type="float" office:value="0.0317873254974303" calcext:value-type="float">
            <text:p>0.0318</text:p>
          </table:table-cell>
          <table:table-cell table:style-name="ce61" table:formula="of:=[raw.Q25]+ORG.OPENOFFICE.STYLE(IF([raw.K25]&lt;[raw.R25];&quot;Red&quot;;IF([raw.K25]&gt;[raw.S25];&quot;Blue&quot;;&quot;Green&quot;)))" office:value-type="float" office:value="0.0317055443145565" calcext:value-type="float">
            <text:p>0.0317</text:p>
          </table:table-cell>
          <table:table-cell table:style-name="ce61" table:formula="of:=[raw.T25]+ORG.OPENOFFICE.STYLE(IF([raw.K25]&lt;[raw.U25];&quot;Red&quot;;IF([raw.K25]&gt;[raw.V25];&quot;Blue&quot;;&quot;Green&quot;)))" office:value-type="float" office:value="0.0426335725212569" calcext:value-type="float">
            <text:p>0.0426</text:p>
          </table:table-cell>
          <table:table-cell table:style-name="ce61" table:formula="of:=[raw.W25]+ORG.OPENOFFICE.STYLE(IF([raw.K25]&lt;[raw.X25];&quot;Red&quot;;IF([raw.K25]&gt;[raw.Y25];&quot;Blue&quot;;&quot;Green&quot;)))" office:value-type="float" office:value="0.0427685945442" calcext:value-type="float">
            <text:p>0.0428</text:p>
          </table:table-cell>
          <table:table-cell table:style-name="ce61" table:formula="of:=[raw.Z25]+ORG.OPENOFFICE.STYLE(IF([raw.K25]&lt;[raw.AA25];&quot;Red&quot;;IF([raw.K25]&gt;[raw.AB25];&quot;Blue&quot;;&quot;Green&quot;)))" office:value-type="float" office:value="0.0204478260742866" calcext:value-type="float">
            <text:p>0.0204</text:p>
          </table:table-cell>
          <table:table-cell table:style-name="ce29" table:formula="of:=[raw.AC25]+ORG.OPENOFFICE.STYLE(IF([raw.K25]&lt;[raw.AD25];&quot;Red&quot;;IF([raw.K25]&gt;[raw.AE25];&quot;Blue&quot;;&quot;Green&quot;)))" office:value-type="float" office:value="0.0161360287995323" calcext:value-type="float">
            <text:p>0.0161</text:p>
          </table:table-cell>
          <table:table-cell table:style-name="ce15" table:formula="of:=[raw.AF25]+ORG.OPENOFFICE.STYLE(IF([raw.K25]&lt;[raw.AG25];&quot;Red&quot;;IF([raw.K25]&gt;[raw.AH25];&quot;Blue&quot;;&quot;Green&quot;)))" office:value-type="float" office:value="0.0309231919955305" calcext:value-type="float">
            <text:p>0.0309</text:p>
          </table:table-cell>
          <table:table-cell table:style-name="ce61" table:formula="of:=[raw.AI25]+ORG.OPENOFFICE.STYLE(IF([raw.K25]&lt;[raw.AJ25];&quot;Red&quot;;IF([raw.K25]&gt;[raw.AK25];&quot;Blue&quot;;&quot;Green&quot;)))" office:value-type="float" office:value="0.0309374752467507" calcext:value-type="float">
            <text:p>0.0309</text:p>
          </table:table-cell>
          <table:table-cell table:style-name="ce61" table:formula="of:=[raw.AL25]+ORG.OPENOFFICE.STYLE(IF([raw.K25]&lt;[raw.AM25];&quot;Red&quot;;IF([raw.K25]&gt;[raw.AN25];&quot;Blue&quot;;&quot;Green&quot;)))" office:value-type="float" office:value="0.0419670700115675" calcext:value-type="float">
            <text:p>0.0420</text:p>
          </table:table-cell>
          <table:table-cell table:style-name="ce61" table:formula="of:=[raw.AO25]+ORG.OPENOFFICE.STYLE(IF([raw.K25]&lt;[raw.AP25];&quot;Red&quot;;IF([raw.K25]&gt;[raw.AQ25];&quot;Blue&quot;;&quot;Green&quot;)))" office:value-type="float" office:value="0.0420349680670642" calcext:value-type="float">
            <text:p>0.0420</text:p>
          </table:table-cell>
          <table:table-cell table:style-name="ce61" table:formula="of:=[raw.AR25]+ORG.OPENOFFICE.STYLE(IF([raw.K25]&lt;[raw.AS25];&quot;Red&quot;;IF([raw.K25]&gt;[raw.AT25];&quot;Blue&quot;;&quot;Green&quot;)))" office:value-type="float" office:value="0.0197250548292651" calcext:value-type="float">
            <text:p>0.0197</text:p>
          </table:table-cell>
          <table:table-cell table:style-name="ce29" table:formula="of:=[raw.AU25]+ORG.OPENOFFICE.STYLE(IF([raw.K25]&lt;[raw.AV25];&quot;Red&quot;;IF([raw.K25]&gt;[raw.AW25];&quot;Blue&quot;;&quot;Green&quot;)))" office:value-type="float" office:value="0.0153099091926505" calcext:value-type="float">
            <text:p>0.0153</text:p>
          </table:table-cell>
          <table:table-cell table:style-name="ce15" table:formula="of:=[raw.AX25]+ORG.OPENOFFICE.STYLE(IF([raw.K25]&lt;[raw.AY25];&quot;Red&quot;;IF([raw.K25]&gt;[raw.AZ25];&quot;Blue&quot;;&quot;Green&quot;)))" office:value-type="float" office:value="0.0324847998203876" calcext:value-type="float">
            <text:p>0.0325</text:p>
          </table:table-cell>
          <table:table-cell table:style-name="ce6" table:formula="of:=[raw.BA25]+ORG.OPENOFFICE.STYLE(IF([raw.K25]&lt;[raw.BB25];&quot;Red&quot;;IF([raw.K25]&gt;[raw.BC25];&quot;Blue&quot;;&quot;Green&quot;)))" office:value-type="float" office:value="0.0323762147936622" calcext:value-type="float">
            <text:p>0.0324</text:p>
          </table:table-cell>
          <table:table-cell table:style-name="ce6" table:formula="of:=[raw.BD25]+ORG.OPENOFFICE.STYLE(IF([raw.K25]&lt;[raw.BE25];&quot;Red&quot;;IF([raw.K25]&gt;[raw.BF25];&quot;Blue&quot;;&quot;Green&quot;)))" office:value-type="float" office:value="0.0431737637184" calcext:value-type="float">
            <text:p>0.0432</text:p>
          </table:table-cell>
          <table:table-cell table:style-name="ce6" table:formula="of:=[raw.BG25]+ORG.OPENOFFICE.STYLE(IF([raw.K25]&lt;[raw.BH25];&quot;Red&quot;;IF([raw.K25]&gt;[raw.BI25];&quot;Blue&quot;;&quot;Green&quot;)))" office:value-type="float" office:value="0.0432838778918273" calcext:value-type="float">
            <text:p>0.0433</text:p>
          </table:table-cell>
          <table:table-cell table:style-name="ce6" table:formula="of:=[raw.BJ25]+ORG.OPENOFFICE.STYLE(IF([raw.K25]&lt;[raw.BK25];&quot;Red&quot;;IF([raw.K25]&gt;[raw.BL25];&quot;Blue&quot;;&quot;Green&quot;)))" office:value-type="float" office:value="0.0210490712302976" calcext:value-type="float">
            <text:p>0.0210</text:p>
          </table:table-cell>
          <table:table-cell table:style-name="ce29" table:formula="of:=[raw.BM25]+ORG.OPENOFFICE.STYLE(IF([raw.K25]&lt;[raw.BN25];&quot;Red&quot;;IF([raw.K25]&gt;[raw.BO25];&quot;Blue&quot;;&quot;Green&quot;)))" office:value-type="float" office:value="0.0168566697377487" calcext:value-type="float">
            <text:p>0.0169</text:p>
          </table:table-cell>
          <table:table-cell/>
        </table:table-row>
        <table:table-row table:style-name="ro1">
          <table:table-cell table:style-name="ce11" table:formula="of:=[$raw.A26]" office:value-type="string" office:string-value="bky_posdep_unbalanced" calcext:value-type="string">
            <text:p>bky_posdep_unbalanced</text:p>
          </table:table-cell>
          <table:table-cell table:style-name="ce21" table:formula="of:=[$raw.B26]" office:value-type="float" office:value="10" calcext:value-type="float">
            <text:p>10</text:p>
          </table:table-cell>
          <table:table-cell table:style-name="ce21" table:formula="of:=[$raw.C26]" office:value-type="float" office:value="0.1" calcext:value-type="float">
            <text:p>0.1</text:p>
          </table:table-cell>
          <table:table-cell table:style-name="ce21" table:formula="of:=[$raw.D26]" office:value-type="float" office:value="0.4" calcext:value-type="float">
            <text:p>0.4</text:p>
          </table:table-cell>
          <table:table-cell table:style-name="ce21" table:formula="of:=[$raw.E26]" office:value-type="float" office:value="1" calcext:value-type="float">
            <text:p>1</text:p>
          </table:table-cell>
          <table:table-cell table:style-name="ce21" table:formula="of:=[$raw.F26]" office:value-type="string" office:string-value="BKY2006" calcext:value-type="string">
            <text:p>BKY2006</text:p>
          </table:table-cell>
          <table:table-cell table:style-name="ce17" table:formula="of:=[raw.N26]+ORG.OPENOFFICE.STYLE(IF([raw.K26]&lt;[raw.O26];&quot;Red&quot;;IF([raw.K26]&gt;[raw.P26];&quot;Blue&quot;;&quot;Green&quot;)))" office:value-type="float" office:value="0.037339852793839" calcext:value-type="float">
            <text:p>0.0373</text:p>
          </table:table-cell>
          <table:table-cell table:style-name="ce23" table:formula="of:=[raw.Q26]+ORG.OPENOFFICE.STYLE(IF([raw.K26]&lt;[raw.R26];&quot;Red&quot;;IF([raw.K26]&gt;[raw.S26];&quot;Blue&quot;;&quot;Green&quot;)))" office:value-type="float" office:value="0.0320783340963589" calcext:value-type="float">
            <text:p>0.0321</text:p>
          </table:table-cell>
          <table:table-cell table:style-name="ce23" table:formula="of:=[raw.T26]+ORG.OPENOFFICE.STYLE(IF([raw.K26]&lt;[raw.U26];&quot;Red&quot;;IF([raw.K26]&gt;[raw.V26];&quot;Blue&quot;;&quot;Green&quot;)))" office:value-type="float" office:value="0.0431560716401979" calcext:value-type="float">
            <text:p>0.0432</text:p>
          </table:table-cell>
          <table:table-cell table:style-name="ce23" table:formula="of:=[raw.W26]+ORG.OPENOFFICE.STYLE(IF([raw.K26]&lt;[raw.X26];&quot;Red&quot;;IF([raw.K26]&gt;[raw.Y26];&quot;Blue&quot;;&quot;Green&quot;)))" office:value-type="float" office:value="0.0426451024032031" calcext:value-type="float">
            <text:p>0.0426</text:p>
          </table:table-cell>
          <table:table-cell table:style-name="ce23" table:formula="of:=[raw.Z26]+ORG.OPENOFFICE.STYLE(IF([raw.K26]&lt;[raw.AA26];&quot;Red&quot;;IF([raw.K26]&gt;[raw.AB26];&quot;Blue&quot;;&quot;Green&quot;)))" office:value-type="float" office:value="0.0201344531075328" calcext:value-type="float">
            <text:p>0.0201</text:p>
          </table:table-cell>
          <table:table-cell table:style-name="ce32" table:formula="of:=[raw.AC26]+ORG.OPENOFFICE.STYLE(IF([raw.K26]&lt;[raw.AD26];&quot;Red&quot;;IF([raw.K26]&gt;[raw.AE26];&quot;Blue&quot;;&quot;Green&quot;)))" office:value-type="float" office:value="0.0188282536899038" calcext:value-type="float">
            <text:p>0.0188</text:p>
          </table:table-cell>
          <table:table-cell table:style-name="ce17" table:formula="of:=[raw.AF26]+ORG.OPENOFFICE.STYLE(IF([raw.K26]&lt;[raw.AG26];&quot;Red&quot;;IF([raw.K26]&gt;[raw.AH26];&quot;Blue&quot;;&quot;Green&quot;)))" office:value-type="float" office:value="0.0273080855077466" calcext:value-type="float">
            <text:p>0.0273</text:p>
          </table:table-cell>
          <table:table-cell table:style-name="ce87" table:formula="of:=[raw.AI26]+ORG.OPENOFFICE.STYLE(IF([raw.K26]&lt;[raw.AJ26];&quot;Red&quot;;IF([raw.K26]&gt;[raw.AK26];&quot;Blue&quot;;&quot;Green&quot;)))" office:value-type="float" office:value="0.0744092484208328" calcext:value-type="float">
            <text:p>0.0744</text:p>
          </table:table-cell>
          <table:table-cell table:style-name="ce87" table:formula="of:=[raw.AL26]+ORG.OPENOFFICE.STYLE(IF([raw.K26]&lt;[raw.AM26];&quot;Red&quot;;IF([raw.K26]&gt;[raw.AN26];&quot;Blue&quot;;&quot;Green&quot;)))" office:value-type="float" office:value="0.0992423507766482" calcext:value-type="float">
            <text:p>0.0992</text:p>
          </table:table-cell>
          <table:table-cell table:style-name="ce23" table:formula="of:=[raw.AO26]+ORG.OPENOFFICE.STYLE(IF([raw.K26]&lt;[raw.AP26];&quot;Red&quot;;IF([raw.K26]&gt;[raw.AQ26];&quot;Blue&quot;;&quot;Green&quot;)))" office:value-type="float" office:value="0.0454865980237938" calcext:value-type="float">
            <text:p>0.0455</text:p>
          </table:table-cell>
          <table:table-cell table:style-name="ce23" table:formula="of:=[raw.AR26]+ORG.OPENOFFICE.STYLE(IF([raw.K26]&lt;[raw.AS26];&quot;Red&quot;;IF([raw.K26]&gt;[raw.AT26];&quot;Blue&quot;;&quot;Green&quot;)))" office:value-type="float" office:value="0.022384680864691" calcext:value-type="float">
            <text:p>0.0224</text:p>
          </table:table-cell>
          <table:table-cell table:style-name="ce32" table:formula="of:=[raw.AU26]+ORG.OPENOFFICE.STYLE(IF([raw.K26]&lt;[raw.AV26];&quot;Red&quot;;IF([raw.K26]&gt;[raw.AW26];&quot;Blue&quot;;&quot;Green&quot;)))" office:value-type="float" office:value="0.0140606774749002" calcext:value-type="float">
            <text:p>0.0141</text:p>
          </table:table-cell>
          <table:table-cell table:style-name="ce17" table:formula="of:=[raw.AX26]+ORG.OPENOFFICE.STYLE(IF([raw.K26]&lt;[raw.AY26];&quot;Red&quot;;IF([raw.K26]&gt;[raw.AZ26];&quot;Blue&quot;;&quot;Green&quot;)))" office:value-type="float" office:value="0.0390457995961568" calcext:value-type="float">
            <text:p>0.0390</text:p>
          </table:table-cell>
          <table:table-cell table:style-name="ce23" table:formula="of:=[raw.BA26]+ORG.OPENOFFICE.STYLE(IF([raw.K26]&lt;[raw.BB26];&quot;Red&quot;;IF([raw.K26]&gt;[raw.BC26];&quot;Blue&quot;;&quot;Green&quot;)))" office:value-type="float" office:value="0.0208026295106542" calcext:value-type="float">
            <text:p>0.0208</text:p>
          </table:table-cell>
          <table:table-cell table:style-name="ce23" table:formula="of:=[raw.BD26]+ORG.OPENOFFICE.STYLE(IF([raw.K26]&lt;[raw.BE26];&quot;Red&quot;;IF([raw.K26]&gt;[raw.BF26];&quot;Blue&quot;;&quot;Green&quot;)))" office:value-type="float" office:value="0.0279193400472042" calcext:value-type="float">
            <text:p>0.0279</text:p>
          </table:table-cell>
          <table:table-cell table:style-name="ce23" table:formula="of:=[raw.BG26]+ORG.OPENOFFICE.STYLE(IF([raw.K26]&lt;[raw.BH26];&quot;Red&quot;;IF([raw.K26]&gt;[raw.BI26];&quot;Blue&quot;;&quot;Green&quot;)))" office:value-type="float" office:value="0.0419652113707524" calcext:value-type="float">
            <text:p>0.0420</text:p>
          </table:table-cell>
          <table:table-cell table:style-name="ce23" table:formula="of:=[raw.BJ26]+ORG.OPENOFFICE.STYLE(IF([raw.K26]&lt;[raw.BK26];&quot;Red&quot;;IF([raw.K26]&gt;[raw.BL26];&quot;Blue&quot;;&quot;Green&quot;)))" office:value-type="float" office:value="0.0196495609494058" calcext:value-type="float">
            <text:p>0.0196</text:p>
          </table:table-cell>
          <table:table-cell table:style-name="ce32" table:formula="of:=[raw.BM26]+ORG.OPENOFFICE.STYLE(IF([raw.K26]&lt;[raw.BN26];&quot;Red&quot;;IF([raw.K26]&gt;[raw.BO26];&quot;Blue&quot;;&quot;Green&quot;)))" office:value-type="float" office:value="0.019563329135907" calcext:value-type="float">
            <text:p>0.0196</text:p>
          </table:table-cell>
          <table:table-cell/>
        </table:table-row>
        <table:table-row table:style-name="ro1">
          <table:table-cell table:style-name="ce1" table:formula="of:=[$raw.A27]" office:value-type="string" office:string-value="bky_negdep_null" calcext:value-type="string">
            <text:p>bky_negdep_null</text:p>
          </table:table-cell>
          <table:table-cell table:style-name="ce22" table:formula="of:=[$raw.B27]" office:value-type="float" office:value="11" calcext:value-type="float">
            <text:p>11</text:p>
          </table:table-cell>
          <table:table-cell table:style-name="ce22" table:formula="of:=[$raw.C27]" office:value-type="float" office:value="0" calcext:value-type="float">
            <text:p>0</text:p>
          </table:table-cell>
          <table:table-cell table:style-name="ce22" table:formula="of:=[$raw.D27]" office:value-type="float" office:value="0" calcext:value-type="float">
            <text:p>0</text:p>
          </table:table-cell>
          <table:table-cell table:style-name="ce22" table:formula="of:=[$raw.E27]" office:value-type="float" office:value="-1" calcext:value-type="float">
            <text:p>-1</text:p>
          </table:table-cell>
          <table:table-cell table:style-name="ce22" table:formula="of:=[$raw.F27]" office:value-type="string" office:string-value="BKY2006" calcext:value-type="string">
            <text:p>BKY2006</text:p>
          </table:table-cell>
          <table:table-cell table:style-name="ce43" table:formula="of:=[raw.N27]+ORG.OPENOFFICE.STYLE(IF([raw.K27]&lt;[raw.O27];&quot;Red&quot;;IF([raw.K27]&gt;[raw.P27];&quot;Blue&quot;;&quot;Green&quot;)))" office:value-type="float" office:value="0.104" calcext:value-type="float">
            <text:p>0.1040</text:p>
          </table:table-cell>
          <table:table-cell table:style-name="ce60" table:formula="of:=[raw.Q27]+ORG.OPENOFFICE.STYLE(IF([raw.K27]&lt;[raw.R27];&quot;Red&quot;;IF([raw.K27]&gt;[raw.S27];&quot;Blue&quot;;&quot;Green&quot;)))" office:value-type="float" office:value="0.0455" calcext:value-type="float">
            <text:p>0.0455</text:p>
          </table:table-cell>
          <table:table-cell table:style-name="ce60" table:formula="of:=[raw.T27]+ORG.OPENOFFICE.STYLE(IF([raw.K27]&lt;[raw.U27];&quot;Red&quot;;IF([raw.K27]&gt;[raw.V27];&quot;Blue&quot;;&quot;Green&quot;)))" office:value-type="float" office:value="0.0455" calcext:value-type="float">
            <text:p>0.0455</text:p>
          </table:table-cell>
          <table:table-cell table:style-name="ce54" table:formula="of:=[raw.W27]+ORG.OPENOFFICE.STYLE(IF([raw.K27]&lt;[raw.X27];&quot;Red&quot;;IF([raw.K27]&gt;[raw.Y27];&quot;Blue&quot;;&quot;Green&quot;)))" office:value-type="float" office:value="0.104" calcext:value-type="float">
            <text:p>0.1040</text:p>
          </table:table-cell>
          <table:table-cell table:style-name="ce60" table:formula="of:=[raw.Z27]+ORG.OPENOFFICE.STYLE(IF([raw.K27]&lt;[raw.AA27];&quot;Red&quot;;IF([raw.K27]&gt;[raw.AB27];&quot;Blue&quot;;&quot;Green&quot;)))" office:value-type="float" office:value="0.0455" calcext:value-type="float">
            <text:p>0.0455</text:p>
          </table:table-cell>
          <table:table-cell table:style-name="ce99" table:formula="of:=[raw.AC27]+ORG.OPENOFFICE.STYLE(IF([raw.K27]&lt;[raw.AD27];&quot;Red&quot;;IF([raw.K27]&gt;[raw.AE27];&quot;Blue&quot;;&quot;Green&quot;)))" office:value-type="float" office:value="0.0465" calcext:value-type="float">
            <text:p>0.0465</text:p>
          </table:table-cell>
          <table:table-cell table:style-name="ce83" table:formula="of:=[raw.AF27]+ORG.OPENOFFICE.STYLE(IF([raw.K27]&lt;[raw.AG27];&quot;Red&quot;;IF([raw.K27]&gt;[raw.AH27];&quot;Blue&quot;;&quot;Green&quot;)))" office:value-type="float" office:value="0.047" calcext:value-type="float">
            <text:p>0.0470</text:p>
          </table:table-cell>
          <table:table-cell table:style-name="ce91" table:formula="of:=[raw.AI27]+ORG.OPENOFFICE.STYLE(IF([raw.K27]&lt;[raw.AJ27];&quot;Red&quot;;IF([raw.K27]&gt;[raw.AK27];&quot;Blue&quot;;&quot;Green&quot;)))" office:value-type="float" office:value="0.018" calcext:value-type="float">
            <text:p>0.0180</text:p>
          </table:table-cell>
          <table:table-cell table:style-name="ce91" table:formula="of:=[raw.AL27]+ORG.OPENOFFICE.STYLE(IF([raw.K27]&lt;[raw.AM27];&quot;Red&quot;;IF([raw.K27]&gt;[raw.AN27];&quot;Blue&quot;;&quot;Green&quot;)))" office:value-type="float" office:value="0.018" calcext:value-type="float">
            <text:p>0.0180</text:p>
          </table:table-cell>
          <table:table-cell table:style-name="ce60" table:formula="of:=[raw.AO27]+ORG.OPENOFFICE.STYLE(IF([raw.K27]&lt;[raw.AP27];&quot;Red&quot;;IF([raw.K27]&gt;[raw.AQ27];&quot;Blue&quot;;&quot;Green&quot;)))" office:value-type="float" office:value="0.047" calcext:value-type="float">
            <text:p>0.0470</text:p>
          </table:table-cell>
          <table:table-cell table:style-name="ce91" table:formula="of:=[raw.AR27]+ORG.OPENOFFICE.STYLE(IF([raw.K27]&lt;[raw.AS27];&quot;Red&quot;;IF([raw.K27]&gt;[raw.AT27];&quot;Blue&quot;;&quot;Green&quot;)))" office:value-type="float" office:value="0.018" calcext:value-type="float">
            <text:p>0.0180</text:p>
          </table:table-cell>
          <table:table-cell table:style-name="ce101" table:formula="of:=[raw.AU27]+ORG.OPENOFFICE.STYLE(IF([raw.K27]&lt;[raw.AV27];&quot;Red&quot;;IF([raw.K27]&gt;[raw.AW27];&quot;Blue&quot;;&quot;Green&quot;)))" office:value-type="float" office:value="0.0185" calcext:value-type="float">
            <text:p>0.0185</text:p>
          </table:table-cell>
          <table:table-cell table:style-name="ce83" table:formula="of:=[raw.AX27]+ORG.OPENOFFICE.STYLE(IF([raw.K27]&lt;[raw.AY27];&quot;Red&quot;;IF([raw.K27]&gt;[raw.AZ27];&quot;Blue&quot;;&quot;Green&quot;)))" office:value-type="float" office:value="0.0575" calcext:value-type="float">
            <text:p>0.0575</text:p>
          </table:table-cell>
          <table:table-cell table:style-name="ce91" table:formula="of:=[raw.BA27]+ORG.OPENOFFICE.STYLE(IF([raw.K27]&lt;[raw.BB27];&quot;Red&quot;;IF([raw.K27]&gt;[raw.BC27];&quot;Blue&quot;;&quot;Green&quot;)))" office:value-type="float" office:value="0.028" calcext:value-type="float">
            <text:p>0.0280</text:p>
          </table:table-cell>
          <table:table-cell table:style-name="ce91" table:formula="of:=[raw.BD27]+ORG.OPENOFFICE.STYLE(IF([raw.K27]&lt;[raw.BE27];&quot;Red&quot;;IF([raw.K27]&gt;[raw.BF27];&quot;Blue&quot;;&quot;Green&quot;)))" office:value-type="float" office:value="0.028" calcext:value-type="float">
            <text:p>0.0280</text:p>
          </table:table-cell>
          <table:table-cell table:style-name="ce60" table:formula="of:=[raw.BG27]+ORG.OPENOFFICE.STYLE(IF([raw.K27]&lt;[raw.BH27];&quot;Red&quot;;IF([raw.K27]&gt;[raw.BI27];&quot;Blue&quot;;&quot;Green&quot;)))" office:value-type="float" office:value="0.0575" calcext:value-type="float">
            <text:p>0.0575</text:p>
          </table:table-cell>
          <table:table-cell table:style-name="ce91" table:formula="of:=[raw.BJ27]+ORG.OPENOFFICE.STYLE(IF([raw.K27]&lt;[raw.BK27];&quot;Red&quot;;IF([raw.K27]&gt;[raw.BL27];&quot;Blue&quot;;&quot;Green&quot;)))" office:value-type="float" office:value="0.0275" calcext:value-type="float">
            <text:p>0.0275</text:p>
          </table:table-cell>
          <table:table-cell table:style-name="ce101" table:formula="of:=[raw.BM27]+ORG.OPENOFFICE.STYLE(IF([raw.K27]&lt;[raw.BN27];&quot;Red&quot;;IF([raw.K27]&gt;[raw.BO27];&quot;Blue&quot;;&quot;Green&quot;)))" office:value-type="float" office:value="0.028" calcext:value-type="float">
            <text:p>0.0280</text:p>
          </table:table-cell>
          <table:table-cell/>
        </table:table-row>
        <table:table-row table:style-name="ro1">
          <table:table-cell table:style-name="ce5" table:formula="of:=[$raw.A28]" office:value-type="string" office:string-value="bky_negdep_posonly" calcext:value-type="string">
            <text:p>bky_negdep_posonly</text:p>
          </table:table-cell>
          <table:table-cell table:style-name="ce27" table:formula="of:=[$raw.B28]" office:value-type="float" office:value="12" calcext:value-type="float">
            <text:p>12</text:p>
          </table:table-cell>
          <table:table-cell table:style-name="ce27" table:formula="of:=[$raw.C28]" office:value-type="float" office:value="0.25" calcext:value-type="float">
            <text:p>0.25</text:p>
          </table:table-cell>
          <table:table-cell table:style-name="ce27" table:formula="of:=[$raw.D28]" office:value-type="float" office:value="0" calcext:value-type="float">
            <text:p>0</text:p>
          </table:table-cell>
          <table:table-cell table:style-name="ce27" table:formula="of:=[$raw.E28]" office:value-type="float" office:value="-1" calcext:value-type="float">
            <text:p>-1</text:p>
          </table:table-cell>
          <table:table-cell table:style-name="ce27" table:formula="of:=[$raw.F28]" office:value-type="string" office:string-value="BKY2006" calcext:value-type="string">
            <text:p>BKY2006</text:p>
          </table:table-cell>
          <table:table-cell table:style-name="ce15" table:formula="of:=[raw.N28]+ORG.OPENOFFICE.STYLE(IF([raw.K28]&lt;[raw.O28];&quot;Red&quot;;IF([raw.K28]&gt;[raw.P28];&quot;Blue&quot;;&quot;Green&quot;)))" office:value-type="float" office:value="0.0467609389661506" calcext:value-type="float">
            <text:p>0.0468</text:p>
          </table:table-cell>
          <table:table-cell table:style-name="ce61" table:formula="of:=[raw.Q28]+ORG.OPENOFFICE.STYLE(IF([raw.K28]&lt;[raw.R28];&quot;Red&quot;;IF([raw.K28]&gt;[raw.S28];&quot;Blue&quot;;&quot;Green&quot;)))" office:value-type="float" office:value="0.0407389358849479" calcext:value-type="float">
            <text:p>0.0407</text:p>
          </table:table-cell>
          <table:table-cell table:style-name="ce61" table:formula="of:=[raw.T28]+ORG.OPENOFFICE.STYLE(IF([raw.K28]&lt;[raw.U28];&quot;Red&quot;;IF([raw.K28]&gt;[raw.V28];&quot;Blue&quot;;&quot;Green&quot;)))" office:value-type="float" office:value="0.0449491798424553" calcext:value-type="float">
            <text:p>0.0449</text:p>
          </table:table-cell>
          <table:table-cell table:style-name="ce61" table:formula="of:=[raw.W28]+ORG.OPENOFFICE.STYLE(IF([raw.K28]&lt;[raw.X28];&quot;Red&quot;;IF([raw.K28]&gt;[raw.Y28];&quot;Blue&quot;;&quot;Green&quot;)))" office:value-type="float" office:value="0.0435022722376864" calcext:value-type="float">
            <text:p>0.0435</text:p>
          </table:table-cell>
          <table:table-cell table:style-name="ce61" table:formula="of:=[raw.Z28]+ORG.OPENOFFICE.STYLE(IF([raw.K28]&lt;[raw.AA28];&quot;Red&quot;;IF([raw.K28]&gt;[raw.AB28];&quot;Blue&quot;;&quot;Green&quot;)))" office:value-type="float" office:value="0.0205297247926787" calcext:value-type="float">
            <text:p>0.0205</text:p>
          </table:table-cell>
          <table:table-cell table:style-name="ce29" table:formula="of:=[raw.AC28]+ORG.OPENOFFICE.STYLE(IF([raw.K28]&lt;[raw.AD28];&quot;Red&quot;;IF([raw.K28]&gt;[raw.AE28];&quot;Blue&quot;;&quot;Green&quot;)))" office:value-type="float" office:value="0.0228214056893885" calcext:value-type="float">
            <text:p>0.0228</text:p>
          </table:table-cell>
          <table:table-cell table:style-name="ce15" table:formula="of:=[raw.AF28]+ORG.OPENOFFICE.STYLE(IF([raw.K28]&lt;[raw.AG28];&quot;Red&quot;;IF([raw.K28]&gt;[raw.AH28];&quot;Blue&quot;;&quot;Green&quot;)))" office:value-type="float" office:value="0.046676999341203" calcext:value-type="float">
            <text:p>0.0467</text:p>
          </table:table-cell>
          <table:table-cell table:style-name="ce61" table:formula="of:=[raw.AI28]+ORG.OPENOFFICE.STYLE(IF([raw.K28]&lt;[raw.AJ28];&quot;Red&quot;;IF([raw.K28]&gt;[raw.AK28];&quot;Blue&quot;;&quot;Green&quot;)))" office:value-type="float" office:value="0.020760874392942" calcext:value-type="float">
            <text:p>0.0208</text:p>
          </table:table-cell>
          <table:table-cell table:style-name="ce61" table:formula="of:=[raw.AL28]+ORG.OPENOFFICE.STYLE(IF([raw.K28]&lt;[raw.AM28];&quot;Red&quot;;IF([raw.K28]&gt;[raw.AN28];&quot;Blue&quot;;&quot;Green&quot;)))" office:value-type="float" office:value="0.0229825810853367" calcext:value-type="float">
            <text:p>0.0230</text:p>
          </table:table-cell>
          <table:table-cell table:style-name="ce61" table:formula="of:=[raw.AO28]+ORG.OPENOFFICE.STYLE(IF([raw.K28]&lt;[raw.AP28];&quot;Red&quot;;IF([raw.K28]&gt;[raw.AQ28];&quot;Blue&quot;;&quot;Green&quot;)))" office:value-type="float" office:value="0.0433826471558807" calcext:value-type="float">
            <text:p>0.0434</text:p>
          </table:table-cell>
          <table:table-cell table:style-name="ce61" table:formula="of:=[raw.AR28]+ORG.OPENOFFICE.STYLE(IF([raw.K28]&lt;[raw.AS28];&quot;Red&quot;;IF([raw.K28]&gt;[raw.AT28];&quot;Blue&quot;;&quot;Green&quot;)))" office:value-type="float" office:value="0.0204652732098015" calcext:value-type="float">
            <text:p>0.0205</text:p>
          </table:table-cell>
          <table:table-cell table:style-name="ce29" table:formula="of:=[raw.AU28]+ORG.OPENOFFICE.STYLE(IF([raw.K28]&lt;[raw.AV28];&quot;Red&quot;;IF([raw.K28]&gt;[raw.AW28];&quot;Blue&quot;;&quot;Green&quot;)))" office:value-type="float" office:value="0.0227717878376839" calcext:value-type="float">
            <text:p>0.0228</text:p>
          </table:table-cell>
          <table:table-cell table:style-name="ce15" table:formula="of:=[raw.AX28]+ORG.OPENOFFICE.STYLE(IF([raw.K28]&lt;[raw.AY28];&quot;Red&quot;;IF([raw.K28]&gt;[raw.AZ28];&quot;Blue&quot;;&quot;Green&quot;)))" office:value-type="float" office:value="0.0335" calcext:value-type="float">
            <text:p>0.0335</text:p>
          </table:table-cell>
          <table:table-cell table:style-name="ce9" table:formula="of:=[raw.BA28]+ORG.OPENOFFICE.STYLE(IF([raw.K28]&lt;[raw.BB28];&quot;Red&quot;;IF([raw.K28]&gt;[raw.BC28];&quot;Blue&quot;;&quot;Green&quot;)))" office:value-type="float" office:value="1" calcext:value-type="float">
            <text:p>1.0000</text:p>
          </table:table-cell>
          <table:table-cell table:style-name="ce9" table:formula="of:=[raw.BD28]+ORG.OPENOFFICE.STYLE(IF([raw.K28]&lt;[raw.BE28];&quot;Red&quot;;IF([raw.K28]&gt;[raw.BF28];&quot;Blue&quot;;&quot;Green&quot;)))" office:value-type="float" office:value="1" calcext:value-type="float">
            <text:p>1.0000</text:p>
          </table:table-cell>
          <table:table-cell table:style-name="ce7" table:formula="of:=[raw.BG28]+ORG.OPENOFFICE.STYLE(IF([raw.K28]&lt;[raw.BH28];&quot;Red&quot;;IF([raw.K28]&gt;[raw.BI28];&quot;Blue&quot;;&quot;Green&quot;)))" office:value-type="float" office:value="0.046" calcext:value-type="float">
            <text:p>0.0460</text:p>
          </table:table-cell>
          <table:table-cell table:style-name="ce6" table:formula="of:=[raw.BJ28]+ORG.OPENOFFICE.STYLE(IF([raw.K28]&lt;[raw.BK28];&quot;Red&quot;;IF([raw.K28]&gt;[raw.BL28];&quot;Blue&quot;;&quot;Green&quot;)))" office:value-type="float" office:value="0.0215" calcext:value-type="float">
            <text:p>0.0215</text:p>
          </table:table-cell>
          <table:table-cell table:style-name="ce29" table:formula="of:=[raw.BM28]+ORG.OPENOFFICE.STYLE(IF([raw.K28]&lt;[raw.BN28];&quot;Red&quot;;IF([raw.K28]&gt;[raw.BO28];&quot;Blue&quot;;&quot;Green&quot;)))" office:value-type="float" office:value="0.017" calcext:value-type="float">
            <text:p>0.0170</text:p>
          </table:table-cell>
          <table:table-cell/>
        </table:table-row>
        <table:table-row table:style-name="ro1">
          <table:table-cell table:style-name="ce5" table:formula="of:=[$raw.A29]" office:value-type="string" office:string-value="bky_negdep_negonly" calcext:value-type="string">
            <text:p>bky_negdep_negonly</text:p>
          </table:table-cell>
          <table:table-cell table:style-name="ce27" table:formula="of:=[$raw.B29]" office:value-type="float" office:value="13" calcext:value-type="float">
            <text:p>13</text:p>
          </table:table-cell>
          <table:table-cell table:style-name="ce27" table:formula="of:=[$raw.C29]" office:value-type="float" office:value="0" calcext:value-type="float">
            <text:p>0</text:p>
          </table:table-cell>
          <table:table-cell table:style-name="ce27" table:formula="of:=[$raw.D29]" office:value-type="float" office:value="0.25" calcext:value-type="float">
            <text:p>0.25</text:p>
          </table:table-cell>
          <table:table-cell table:style-name="ce27" table:formula="of:=[$raw.E29]" office:value-type="float" office:value="-1" calcext:value-type="float">
            <text:p>-1</text:p>
          </table:table-cell>
          <table:table-cell table:style-name="ce27" table:formula="of:=[$raw.F29]" office:value-type="string" office:string-value="BKY2006" calcext:value-type="string">
            <text:p>BKY2006</text:p>
          </table:table-cell>
          <table:table-cell table:style-name="ce15" table:formula="of:=[raw.N29]+ORG.OPENOFFICE.STYLE(IF([raw.K29]&lt;[raw.O29];&quot;Red&quot;;IF([raw.K29]&gt;[raw.P29];&quot;Blue&quot;;&quot;Green&quot;)))" office:value-type="float" office:value="0.0483238672931158" calcext:value-type="float">
            <text:p>0.0483</text:p>
          </table:table-cell>
          <table:table-cell table:style-name="ce61" table:formula="of:=[raw.Q29]+ORG.OPENOFFICE.STYLE(IF([raw.K29]&lt;[raw.R29];&quot;Red&quot;;IF([raw.K29]&gt;[raw.S29];&quot;Blue&quot;;&quot;Green&quot;)))" office:value-type="float" office:value="0.0422765716095047" calcext:value-type="float">
            <text:p>0.0423</text:p>
          </table:table-cell>
          <table:table-cell table:style-name="ce61" table:formula="of:=[raw.T29]+ORG.OPENOFFICE.STYLE(IF([raw.K29]&lt;[raw.U29];&quot;Red&quot;;IF([raw.K29]&gt;[raw.V29];&quot;Blue&quot;;&quot;Green&quot;)))" office:value-type="float" office:value="0.0464330482216161" calcext:value-type="float">
            <text:p>0.0464</text:p>
          </table:table-cell>
          <table:table-cell table:style-name="ce61" table:formula="of:=[raw.W29]+ORG.OPENOFFICE.STYLE(IF([raw.K29]&lt;[raw.X29];&quot;Red&quot;;IF([raw.K29]&gt;[raw.Y29];&quot;Blue&quot;;&quot;Green&quot;)))" office:value-type="float" office:value="0.04509229905966" calcext:value-type="float">
            <text:p>0.0451</text:p>
          </table:table-cell>
          <table:table-cell table:style-name="ce61" table:formula="of:=[raw.Z29]+ORG.OPENOFFICE.STYLE(IF([raw.K29]&lt;[raw.AA29];&quot;Red&quot;;IF([raw.K29]&gt;[raw.AB29];&quot;Blue&quot;;&quot;Green&quot;)))" office:value-type="float" office:value="0.022477580480242" calcext:value-type="float">
            <text:p>0.0225</text:p>
          </table:table-cell>
          <table:table-cell table:style-name="ce29" table:formula="of:=[raw.AC29]+ORG.OPENOFFICE.STYLE(IF([raw.K29]&lt;[raw.AD29];&quot;Red&quot;;IF([raw.K29]&gt;[raw.AE29];&quot;Blue&quot;;&quot;Green&quot;)))" office:value-type="float" office:value="0.0246286583213113" calcext:value-type="float">
            <text:p>0.0246</text:p>
          </table:table-cell>
          <table:table-cell table:style-name="ce15" table:formula="of:=[raw.AF29]+ORG.OPENOFFICE.STYLE(IF([raw.K29]&lt;[raw.AG29];&quot;Red&quot;;IF([raw.K29]&gt;[raw.AH29];&quot;Blue&quot;;&quot;Green&quot;)))" office:value-type="float" office:value="0.0355" calcext:value-type="float">
            <text:p>0.0355</text:p>
          </table:table-cell>
          <table:table-cell table:style-name="ce62" table:formula="of:=[raw.AI29]+ORG.OPENOFFICE.STYLE(IF([raw.K29]&lt;[raw.AJ29];&quot;Red&quot;;IF([raw.K29]&gt;[raw.AK29];&quot;Blue&quot;;&quot;Green&quot;)))" office:value-type="float" office:value="0.999" calcext:value-type="float">
            <text:p>0.9990</text:p>
          </table:table-cell>
          <table:table-cell table:style-name="ce62" table:formula="of:=[raw.AL29]+ORG.OPENOFFICE.STYLE(IF([raw.K29]&lt;[raw.AM29];&quot;Red&quot;;IF([raw.K29]&gt;[raw.AN29];&quot;Blue&quot;;&quot;Green&quot;)))" office:value-type="float" office:value="1" calcext:value-type="float">
            <text:p>1.0000</text:p>
          </table:table-cell>
          <table:table-cell table:style-name="ce72" table:formula="of:=[raw.AO29]+ORG.OPENOFFICE.STYLE(IF([raw.K29]&lt;[raw.AP29];&quot;Red&quot;;IF([raw.K29]&gt;[raw.AQ29];&quot;Blue&quot;;&quot;Green&quot;)))" office:value-type="float" office:value="0.049" calcext:value-type="float">
            <text:p>0.0490</text:p>
          </table:table-cell>
          <table:table-cell table:style-name="ce61" table:formula="of:=[raw.AR29]+ORG.OPENOFFICE.STYLE(IF([raw.K29]&lt;[raw.AS29];&quot;Red&quot;;IF([raw.K29]&gt;[raw.AT29];&quot;Blue&quot;;&quot;Green&quot;)))" office:value-type="float" office:value="0.026" calcext:value-type="float">
            <text:p>0.0260</text:p>
          </table:table-cell>
          <table:table-cell table:style-name="ce29" table:formula="of:=[raw.AU29]+ORG.OPENOFFICE.STYLE(IF([raw.K29]&lt;[raw.AV29];&quot;Red&quot;;IF([raw.K29]&gt;[raw.AW29];&quot;Blue&quot;;&quot;Green&quot;)))" office:value-type="float" office:value="0.0165" calcext:value-type="float">
            <text:p>0.0165</text:p>
          </table:table-cell>
          <table:table-cell table:style-name="ce15" table:formula="of:=[raw.AX29]+ORG.OPENOFFICE.STYLE(IF([raw.K29]&lt;[raw.AY29];&quot;Red&quot;;IF([raw.K29]&gt;[raw.AZ29];&quot;Blue&quot;;&quot;Green&quot;)))" office:value-type="float" office:value="0.0482273231515507" calcext:value-type="float">
            <text:p>0.0482</text:p>
          </table:table-cell>
          <table:table-cell table:style-name="ce6" table:formula="of:=[raw.BA29]+ORG.OPENOFFICE.STYLE(IF([raw.K29]&lt;[raw.BB29];&quot;Red&quot;;IF([raw.K29]&gt;[raw.BC29];&quot;Blue&quot;;&quot;Green&quot;)))" office:value-type="float" office:value="0.0226246533954436" calcext:value-type="float">
            <text:p>0.0226</text:p>
          </table:table-cell>
          <table:table-cell table:style-name="ce6" table:formula="of:=[raw.BD29]+ORG.OPENOFFICE.STYLE(IF([raw.K29]&lt;[raw.BE29];&quot;Red&quot;;IF([raw.K29]&gt;[raw.BF29];&quot;Blue&quot;;&quot;Green&quot;)))" office:value-type="float" office:value="0.0247865635818501" calcext:value-type="float">
            <text:p>0.0248</text:p>
          </table:table-cell>
          <table:table-cell table:style-name="ce6" table:formula="of:=[raw.BG29]+ORG.OPENOFFICE.STYLE(IF([raw.K29]&lt;[raw.BH29];&quot;Red&quot;;IF([raw.K29]&gt;[raw.BI29];&quot;Blue&quot;;&quot;Green&quot;)))" office:value-type="float" office:value="0.0449523701667849" calcext:value-type="float">
            <text:p>0.0450</text:p>
          </table:table-cell>
          <table:table-cell table:style-name="ce6" table:formula="of:=[raw.BJ29]+ORG.OPENOFFICE.STYLE(IF([raw.K29]&lt;[raw.BK29];&quot;Red&quot;;IF([raw.K29]&gt;[raw.BL29];&quot;Blue&quot;;&quot;Green&quot;)))" office:value-type="float" office:value="0.0223944426767526" calcext:value-type="float">
            <text:p>0.0224</text:p>
          </table:table-cell>
          <table:table-cell table:style-name="ce29" table:formula="of:=[raw.BM29]+ORG.OPENOFFICE.STYLE(IF([raw.K29]&lt;[raw.BN29];&quot;Red&quot;;IF([raw.K29]&gt;[raw.BO29];&quot;Blue&quot;;&quot;Green&quot;)))" office:value-type="float" office:value="0.0245805854614471" calcext:value-type="float">
            <text:p>0.0246</text:p>
          </table:table-cell>
          <table:table-cell/>
        </table:table-row>
        <table:table-row table:style-name="ro1">
          <table:table-cell table:style-name="ce5" table:formula="of:=[$raw.A30]" office:value-type="string" office:string-value="bky_negdep_balanced" calcext:value-type="string">
            <text:p>bky_negdep_balanced</text:p>
          </table:table-cell>
          <table:table-cell table:style-name="ce27" table:formula="of:=[$raw.B30]" office:value-type="float" office:value="14" calcext:value-type="float">
            <text:p>14</text:p>
          </table:table-cell>
          <table:table-cell table:style-name="ce27" table:formula="of:=[$raw.C30]" office:value-type="float" office:value="0.25" calcext:value-type="float">
            <text:p>0.25</text:p>
          </table:table-cell>
          <table:table-cell table:style-name="ce27" table:formula="of:=[$raw.D30]" office:value-type="float" office:value="0.25" calcext:value-type="float">
            <text:p>0.25</text:p>
          </table:table-cell>
          <table:table-cell table:style-name="ce27" table:formula="of:=[$raw.E30]" office:value-type="float" office:value="-1" calcext:value-type="float">
            <text:p>-1</text:p>
          </table:table-cell>
          <table:table-cell table:style-name="ce27" table:formula="of:=[$raw.F30]" office:value-type="string" office:string-value="BKY2006" calcext:value-type="string">
            <text:p>BKY2006</text:p>
          </table:table-cell>
          <table:table-cell table:style-name="ce15" table:formula="of:=[raw.N30]+ORG.OPENOFFICE.STYLE(IF([raw.K30]&lt;[raw.O30];&quot;Red&quot;;IF([raw.K30]&gt;[raw.P30];&quot;Blue&quot;;&quot;Green&quot;)))" office:value-type="float" office:value="0.0318345772829418" calcext:value-type="float">
            <text:p>0.0318</text:p>
          </table:table-cell>
          <table:table-cell table:style-name="ce61" table:formula="of:=[raw.Q30]+ORG.OPENOFFICE.STYLE(IF([raw.K30]&lt;[raw.R30];&quot;Red&quot;;IF([raw.K30]&gt;[raw.S30];&quot;Blue&quot;;&quot;Green&quot;)))" office:value-type="float" office:value="0.0318427080854212" calcext:value-type="float">
            <text:p>0.0318</text:p>
          </table:table-cell>
          <table:table-cell table:style-name="ce61" table:formula="of:=[raw.T30]+ORG.OPENOFFICE.STYLE(IF([raw.K30]&lt;[raw.U30];&quot;Red&quot;;IF([raw.K30]&gt;[raw.V30];&quot;Blue&quot;;&quot;Green&quot;)))" office:value-type="float" office:value="0.0428712273142723" calcext:value-type="float">
            <text:p>0.0429</text:p>
          </table:table-cell>
          <table:table-cell table:style-name="ce61" table:formula="of:=[raw.W30]+ORG.OPENOFFICE.STYLE(IF([raw.K30]&lt;[raw.X30];&quot;Red&quot;;IF([raw.K30]&gt;[raw.Y30];&quot;Blue&quot;;&quot;Green&quot;)))" office:value-type="float" office:value="0.0429647088716557" calcext:value-type="float">
            <text:p>0.0430</text:p>
          </table:table-cell>
          <table:table-cell table:style-name="ce61" table:formula="of:=[raw.Z30]+ORG.OPENOFFICE.STYLE(IF([raw.K30]&lt;[raw.AA30];&quot;Red&quot;;IF([raw.K30]&gt;[raw.AB30];&quot;Blue&quot;;&quot;Green&quot;)))" office:value-type="float" office:value="0.0203534957695904" calcext:value-type="float">
            <text:p>0.0204</text:p>
          </table:table-cell>
          <table:table-cell table:style-name="ce29" table:formula="of:=[raw.AC30]+ORG.OPENOFFICE.STYLE(IF([raw.K30]&lt;[raw.AD30];&quot;Red&quot;;IF([raw.K30]&gt;[raw.AE30];&quot;Blue&quot;;&quot;Green&quot;)))" office:value-type="float" office:value="0.016016021566483" calcext:value-type="float">
            <text:p>0.0160</text:p>
          </table:table-cell>
          <table:table-cell table:style-name="ce15" table:formula="of:=[raw.AF30]+ORG.OPENOFFICE.STYLE(IF([raw.K30]&lt;[raw.AG30];&quot;Red&quot;;IF([raw.K30]&gt;[raw.AH30];&quot;Blue&quot;;&quot;Green&quot;)))" office:value-type="float" office:value="0.0308204381713051" calcext:value-type="float">
            <text:p>0.0308</text:p>
          </table:table-cell>
          <table:table-cell table:style-name="ce61" table:formula="of:=[raw.AI30]+ORG.OPENOFFICE.STYLE(IF([raw.K30]&lt;[raw.AJ30];&quot;Red&quot;;IF([raw.K30]&gt;[raw.AK30];&quot;Blue&quot;;&quot;Green&quot;)))" office:value-type="float" office:value="0.0308822797775324" calcext:value-type="float">
            <text:p>0.0309</text:p>
          </table:table-cell>
          <table:table-cell table:style-name="ce61" table:formula="of:=[raw.AL30]+ORG.OPENOFFICE.STYLE(IF([raw.K30]&lt;[raw.AM30];&quot;Red&quot;;IF([raw.K30]&gt;[raw.AN30];&quot;Blue&quot;;&quot;Green&quot;)))" office:value-type="float" office:value="0.042053902879705" calcext:value-type="float">
            <text:p>0.0421</text:p>
          </table:table-cell>
          <table:table-cell table:style-name="ce61" table:formula="of:=[raw.AO30]+ORG.OPENOFFICE.STYLE(IF([raw.K30]&lt;[raw.AP30];&quot;Red&quot;;IF([raw.K30]&gt;[raw.AQ30];&quot;Blue&quot;;&quot;Green&quot;)))" office:value-type="float" office:value="0.0421231443225897" calcext:value-type="float">
            <text:p>0.0421</text:p>
          </table:table-cell>
          <table:table-cell table:style-name="ce61" table:formula="of:=[raw.AR30]+ORG.OPENOFFICE.STYLE(IF([raw.K30]&lt;[raw.AS30];&quot;Red&quot;;IF([raw.K30]&gt;[raw.AT30];&quot;Blue&quot;;&quot;Green&quot;)))" office:value-type="float" office:value="0.0193508461790927" calcext:value-type="float">
            <text:p>0.0194</text:p>
          </table:table-cell>
          <table:table-cell table:style-name="ce29" table:formula="of:=[raw.AU30]+ORG.OPENOFFICE.STYLE(IF([raw.K30]&lt;[raw.AV30];&quot;Red&quot;;IF([raw.K30]&gt;[raw.AW30];&quot;Blue&quot;;&quot;Green&quot;)))" office:value-type="float" office:value="0.015133777906307" calcext:value-type="float">
            <text:p>0.0151</text:p>
          </table:table-cell>
          <table:table-cell table:style-name="ce15" table:formula="of:=[raw.AX30]+ORG.OPENOFFICE.STYLE(IF([raw.K30]&lt;[raw.AY30];&quot;Red&quot;;IF([raw.K30]&gt;[raw.AZ30];&quot;Blue&quot;;&quot;Green&quot;)))" office:value-type="float" office:value="0.0327797430227884" calcext:value-type="float">
            <text:p>0.0328</text:p>
          </table:table-cell>
          <table:table-cell table:style-name="ce6" table:formula="of:=[raw.BA30]+ORG.OPENOFFICE.STYLE(IF([raw.K30]&lt;[raw.BB30];&quot;Red&quot;;IF([raw.K30]&gt;[raw.BC30];&quot;Blue&quot;;&quot;Green&quot;)))" office:value-type="float" office:value="0.0327646471271581" calcext:value-type="float">
            <text:p>0.0328</text:p>
          </table:table-cell>
          <table:table-cell table:style-name="ce6" table:formula="of:=[raw.BD30]+ORG.OPENOFFICE.STYLE(IF([raw.K30]&lt;[raw.BE30];&quot;Red&quot;;IF([raw.K30]&gt;[raw.BF30];&quot;Blue&quot;;&quot;Green&quot;)))" office:value-type="float" office:value="0.0436380125653174" calcext:value-type="float">
            <text:p>0.0436</text:p>
          </table:table-cell>
          <table:table-cell table:style-name="ce6" table:formula="of:=[raw.BG30]+ORG.OPENOFFICE.STYLE(IF([raw.K30]&lt;[raw.BH30];&quot;Red&quot;;IF([raw.K30]&gt;[raw.BI30];&quot;Blue&quot;;&quot;Green&quot;)))" office:value-type="float" office:value="0.0436731510646756" calcext:value-type="float">
            <text:p>0.0437</text:p>
          </table:table-cell>
          <table:table-cell table:style-name="ce6" table:formula="of:=[raw.BJ30]+ORG.OPENOFFICE.STYLE(IF([raw.K30]&lt;[raw.BK30];&quot;Red&quot;;IF([raw.K30]&gt;[raw.BL30];&quot;Blue&quot;;&quot;Green&quot;)))" office:value-type="float" office:value="0.0212791912713613" calcext:value-type="float">
            <text:p>0.0213</text:p>
          </table:table-cell>
          <table:table-cell table:style-name="ce29" table:formula="of:=[raw.BM30]+ORG.OPENOFFICE.STYLE(IF([raw.K30]&lt;[raw.BN30];&quot;Red&quot;;IF([raw.K30]&gt;[raw.BO30];&quot;Blue&quot;;&quot;Green&quot;)))" office:value-type="float" office:value="0.0168560946008577" calcext:value-type="float">
            <text:p>0.0169</text:p>
          </table:table-cell>
          <table:table-cell/>
        </table:table-row>
        <table:table-row table:style-name="ro1">
          <table:table-cell table:style-name="ce11" table:formula="of:=[$raw.A31]" office:value-type="string" office:string-value="bky_negdep_unbalanced" calcext:value-type="string">
            <text:p>bky_negdep_unbalanced</text:p>
          </table:table-cell>
          <table:table-cell table:style-name="ce21" table:formula="of:=[$raw.B31]" office:value-type="float" office:value="15" calcext:value-type="float">
            <text:p>15</text:p>
          </table:table-cell>
          <table:table-cell table:style-name="ce21" table:formula="of:=[$raw.C31]" office:value-type="float" office:value="0.1" calcext:value-type="float">
            <text:p>0.1</text:p>
          </table:table-cell>
          <table:table-cell table:style-name="ce21" table:formula="of:=[$raw.D31]" office:value-type="float" office:value="0.4" calcext:value-type="float">
            <text:p>0.4</text:p>
          </table:table-cell>
          <table:table-cell table:style-name="ce21" table:formula="of:=[$raw.E31]" office:value-type="float" office:value="-1" calcext:value-type="float">
            <text:p>-1</text:p>
          </table:table-cell>
          <table:table-cell table:style-name="ce21" table:formula="of:=[$raw.F31]" office:value-type="string" office:string-value="BKY2006" calcext:value-type="string">
            <text:p>BKY2006</text:p>
          </table:table-cell>
          <table:table-cell table:style-name="ce17" table:formula="of:=[raw.N31]+ORG.OPENOFFICE.STYLE(IF([raw.K31]&lt;[raw.O31];&quot;Red&quot;;IF([raw.K31]&gt;[raw.P31];&quot;Blue&quot;;&quot;Green&quot;)))" office:value-type="float" office:value="0.0369599017862451" calcext:value-type="float">
            <text:p>0.0370</text:p>
          </table:table-cell>
          <table:table-cell table:style-name="ce23" table:formula="of:=[raw.Q31]+ORG.OPENOFFICE.STYLE(IF([raw.K31]&lt;[raw.R31];&quot;Red&quot;;IF([raw.K31]&gt;[raw.S31];&quot;Blue&quot;;&quot;Green&quot;)))" office:value-type="float" office:value="0.0317643579202463" calcext:value-type="float">
            <text:p>0.0318</text:p>
          </table:table-cell>
          <table:table-cell table:style-name="ce23" table:formula="of:=[raw.T31]+ORG.OPENOFFICE.STYLE(IF([raw.K31]&lt;[raw.U31];&quot;Red&quot;;IF([raw.K31]&gt;[raw.V31];&quot;Blue&quot;;&quot;Green&quot;)))" office:value-type="float" office:value="0.0429423720742849" calcext:value-type="float">
            <text:p>0.0429</text:p>
          </table:table-cell>
          <table:table-cell table:style-name="ce23" table:formula="of:=[raw.W31]+ORG.OPENOFFICE.STYLE(IF([raw.K31]&lt;[raw.X31];&quot;Red&quot;;IF([raw.K31]&gt;[raw.Y31];&quot;Blue&quot;;&quot;Green&quot;)))" office:value-type="float" office:value="0.0424085533086462" calcext:value-type="float">
            <text:p>0.0424</text:p>
          </table:table-cell>
          <table:table-cell table:style-name="ce23" table:formula="of:=[raw.Z31]+ORG.OPENOFFICE.STYLE(IF([raw.K31]&lt;[raw.AA31];&quot;Red&quot;;IF([raw.K31]&gt;[raw.AB31];&quot;Blue&quot;;&quot;Green&quot;)))" office:value-type="float" office:value="0.0197700430096573" calcext:value-type="float">
            <text:p>0.0198</text:p>
          </table:table-cell>
          <table:table-cell table:style-name="ce32" table:formula="of:=[raw.AC31]+ORG.OPENOFFICE.STYLE(IF([raw.K31]&lt;[raw.AD31];&quot;Red&quot;;IF([raw.K31]&gt;[raw.AE31];&quot;Blue&quot;;&quot;Green&quot;)))" office:value-type="float" office:value="0.0184271204213021" calcext:value-type="float">
            <text:p>0.0184</text:p>
          </table:table-cell>
          <table:table-cell table:style-name="ce17" table:formula="of:=[raw.AF31]+ORG.OPENOFFICE.STYLE(IF([raw.K31]&lt;[raw.AG31];&quot;Red&quot;;IF([raw.K31]&gt;[raw.AH31];&quot;Blue&quot;;&quot;Green&quot;)))" office:value-type="float" office:value="0.0262417222196855" calcext:value-type="float">
            <text:p>0.0262</text:p>
          </table:table-cell>
          <table:table-cell table:style-name="ce87" table:formula="of:=[raw.AI31]+ORG.OPENOFFICE.STYLE(IF([raw.K31]&lt;[raw.AJ31];&quot;Red&quot;;IF([raw.K31]&gt;[raw.AK31];&quot;Blue&quot;;&quot;Green&quot;)))" office:value-type="float" office:value="0.0741261778545886" calcext:value-type="float">
            <text:p>0.0741</text:p>
          </table:table-cell>
          <table:table-cell table:style-name="ce87" table:formula="of:=[raw.AL31]+ORG.OPENOFFICE.STYLE(IF([raw.K31]&lt;[raw.AM31];&quot;Red&quot;;IF([raw.K31]&gt;[raw.AN31];&quot;Blue&quot;;&quot;Green&quot;)))" office:value-type="float" office:value="0.0990090100423989" calcext:value-type="float">
            <text:p>0.0990</text:p>
          </table:table-cell>
          <table:table-cell table:style-name="ce23" table:formula="of:=[raw.AO31]+ORG.OPENOFFICE.STYLE(IF([raw.K31]&lt;[raw.AP31];&quot;Red&quot;;IF([raw.K31]&gt;[raw.AQ31];&quot;Blue&quot;;&quot;Green&quot;)))" office:value-type="float" office:value="0.0449689417104087" calcext:value-type="float">
            <text:p>0.0450</text:p>
          </table:table-cell>
          <table:table-cell table:style-name="ce23" table:formula="of:=[raw.AR31]+ORG.OPENOFFICE.STYLE(IF([raw.K31]&lt;[raw.AS31];&quot;Red&quot;;IF([raw.K31]&gt;[raw.AT31];&quot;Blue&quot;;&quot;Green&quot;)))" office:value-type="float" office:value="0.0213539460500697" calcext:value-type="float">
            <text:p>0.0214</text:p>
          </table:table-cell>
          <table:table-cell table:style-name="ce32" table:formula="of:=[raw.AU31]+ORG.OPENOFFICE.STYLE(IF([raw.K31]&lt;[raw.AV31];&quot;Red&quot;;IF([raw.K31]&gt;[raw.AW31];&quot;Blue&quot;;&quot;Green&quot;)))" office:value-type="float" office:value="0.0130074303164833" calcext:value-type="float">
            <text:p>0.0130</text:p>
          </table:table-cell>
          <table:table-cell table:style-name="ce17" table:formula="of:=[raw.AX31]+ORG.OPENOFFICE.STYLE(IF([raw.K31]&lt;[raw.AY31];&quot;Red&quot;;IF([raw.K31]&gt;[raw.AZ31];&quot;Blue&quot;;&quot;Green&quot;)))" office:value-type="float" office:value="0.0388055591232448" calcext:value-type="float">
            <text:p>0.0388</text:p>
          </table:table-cell>
          <table:table-cell table:style-name="ce23" table:formula="of:=[raw.BA31]+ORG.OPENOFFICE.STYLE(IF([raw.K31]&lt;[raw.BB31];&quot;Red&quot;;IF([raw.K31]&gt;[raw.BC31];&quot;Blue&quot;;&quot;Green&quot;)))" office:value-type="float" office:value="0.0205306125648047" calcext:value-type="float">
            <text:p>0.0205</text:p>
          </table:table-cell>
          <table:table-cell table:style-name="ce23" table:formula="of:=[raw.BD31]+ORG.OPENOFFICE.STYLE(IF([raw.K31]&lt;[raw.BE31];&quot;Red&quot;;IF([raw.K31]&gt;[raw.BF31];&quot;Blue&quot;;&quot;Green&quot;)))" office:value-type="float" office:value="0.0277598088798354" calcext:value-type="float">
            <text:p>0.0278</text:p>
          </table:table-cell>
          <table:table-cell table:style-name="ce23" table:formula="of:=[raw.BG31]+ORG.OPENOFFICE.STYLE(IF([raw.K31]&lt;[raw.BH31];&quot;Red&quot;;IF([raw.K31]&gt;[raw.BI31];&quot;Blue&quot;;&quot;Green&quot;)))" office:value-type="float" office:value="0.0418138601216655" calcext:value-type="float">
            <text:p>0.0418</text:p>
          </table:table-cell>
          <table:table-cell table:style-name="ce23" table:formula="of:=[raw.BJ31]+ORG.OPENOFFICE.STYLE(IF([raw.K31]&lt;[raw.BK31];&quot;Red&quot;;IF([raw.K31]&gt;[raw.BL31];&quot;Blue&quot;;&quot;Green&quot;)))" office:value-type="float" office:value="0.0194222027279582" calcext:value-type="float">
            <text:p>0.0194</text:p>
          </table:table-cell>
          <table:table-cell table:style-name="ce32" table:formula="of:=[raw.BM31]+ORG.OPENOFFICE.STYLE(IF([raw.K31]&lt;[raw.BN31];&quot;Red&quot;;IF([raw.K31]&gt;[raw.BO31];&quot;Blue&quot;;&quot;Green&quot;)))" office:value-type="float" office:value="0.0192863279001913" calcext:value-type="float">
            <text:p>0.0193</text:p>
          </table:table-cell>
          <table:table-cell/>
        </table:table-row>
        <table:table-row table:style-name="ro1" table:number-rows-repeated="1048543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raw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0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30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8" table:number-columns-repeated="2" table:default-cell-style-name="Default"/>
        <table:table-column table:style-name="co31" table:default-cell-style-name="Default"/>
        <table:table-column table:style-name="co27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31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4" table:default-cell-style-name="Default"/>
        <table:table-column table:style-name="co33" table:default-cell-style-name="Default"/>
        <table:table-column table:style-name="co38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40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40" table:default-cell-style-name="Default"/>
        <table:table-column table:style-name="co41" table:default-cell-style-name="Default"/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scenario</text:p>
          </table:table-cell>
          <table:table-cell office:value-type="string" calcext:value-type="string">
            <text:p>fracPos</text:p>
          </table:table-cell>
          <table:table-cell office:value-type="string" calcext:value-type="string">
            <text:p>fracNeg</text:p>
          </table:table-cell>
          <table:table-cell office:value-type="string" calcext:value-type="string">
            <text:p>rho_sign</text:p>
          </table:table-cell>
          <table:table-cell office:value-type="string" calcext:value-type="string">
            <text:p>FDRmethod</text:p>
          </table:table-cell>
          <table:table-cell office:value-type="string" calcext:value-type="string">
            <text:p>numTests</text:p>
          </table:table-cell>
          <table:table-cell office:value-type="string" calcext:value-type="string">
            <text:p>numRealizations</text:p>
          </table:table-cell>
          <table:table-cell office:value-type="string" calcext:value-type="string">
            <text:p>effectSize</text:p>
          </table:table-cell>
          <table:table-cell office:value-type="string" calcext:value-type="string">
            <text:p>CImethod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BothSides_canonical_mean</text:p>
          </table:table-cell>
          <table:table-cell office:value-type="string" calcext:value-type="string">
            <text:p>BothSides_canonical_lower</text:p>
          </table:table-cell>
          <table:table-cell office:value-type="string" calcext:value-type="string">
            <text:p>BothSides_canonical_upper</text:p>
          </table:table-cell>
          <table:table-cell office:value-type="string" calcext:value-type="string">
            <text:p>BothSides_combined_mean</text:p>
          </table:table-cell>
          <table:table-cell office:value-type="string" calcext:value-type="string">
            <text:p>BothSides_combined_lower</text:p>
          </table:table-cell>
          <table:table-cell office:value-type="string" calcext:value-type="string">
            <text:p>BothSides_combined_upper</text:p>
          </table:table-cell>
          <table:table-cell office:value-type="string" calcext:value-type="string">
            <text:p>BothSides_twotailed_mean</text:p>
          </table:table-cell>
          <table:table-cell office:value-type="string" calcext:value-type="string">
            <text:p>BothSides_twotailed_lower</text:p>
          </table:table-cell>
          <table:table-cell office:value-type="string" calcext:value-type="string">
            <text:p>BothSides_twotailed_upper</text:p>
          </table:table-cell>
          <table:table-cell office:value-type="string" calcext:value-type="string">
            <text:p>BothSides_split2tail_mean</text:p>
          </table:table-cell>
          <table:table-cell office:value-type="string" calcext:value-type="string">
            <text:p>BothSides_split2tail_lower</text:p>
          </table:table-cell>
          <table:table-cell office:value-type="string" calcext:value-type="string">
            <text:p>BothSides_split2tail_upper</text:p>
          </table:table-cell>
          <table:table-cell office:value-type="string" calcext:value-type="string">
            <text:p>BothSides_reviewerA_mean</text:p>
          </table:table-cell>
          <table:table-cell office:value-type="string" calcext:value-type="string">
            <text:p>BothSides_reviewerA_lower</text:p>
          </table:table-cell>
          <table:table-cell office:value-type="string" calcext:value-type="string">
            <text:p>BothSides_reviewerA_upper</text:p>
          </table:table-cell>
          <table:table-cell office:value-type="string" calcext:value-type="string">
            <text:p>BothSides_reviewerB_mean</text:p>
          </table:table-cell>
          <table:table-cell office:value-type="string" calcext:value-type="string">
            <text:p>BothSides_reviewerB_lower</text:p>
          </table:table-cell>
          <table:table-cell office:value-type="string" calcext:value-type="string">
            <text:p>BothSides_reviewerB_upper</text:p>
          </table:table-cell>
          <table:table-cell office:value-type="string" calcext:value-type="string">
            <text:p>PosSide_canonical_mean</text:p>
          </table:table-cell>
          <table:table-cell office:value-type="string" calcext:value-type="string">
            <text:p>PosSide_canonical_lower</text:p>
          </table:table-cell>
          <table:table-cell office:value-type="string" calcext:value-type="string">
            <text:p>PosSide_canonical_upper</text:p>
          </table:table-cell>
          <table:table-cell office:value-type="string" calcext:value-type="string">
            <text:p>PosSide_combined_mean</text:p>
          </table:table-cell>
          <table:table-cell office:value-type="string" calcext:value-type="string">
            <text:p>PosSide_combined_lower</text:p>
          </table:table-cell>
          <table:table-cell office:value-type="string" calcext:value-type="string">
            <text:p>PosSide_combined_upper</text:p>
          </table:table-cell>
          <table:table-cell office:value-type="string" calcext:value-type="string">
            <text:p>PosSide_twotailed_mean</text:p>
          </table:table-cell>
          <table:table-cell office:value-type="string" calcext:value-type="string">
            <text:p>PosSide_twotailed_lower</text:p>
          </table:table-cell>
          <table:table-cell office:value-type="string" calcext:value-type="string">
            <text:p>PosSide_twotailed_upper</text:p>
          </table:table-cell>
          <table:table-cell office:value-type="string" calcext:value-type="string">
            <text:p>PosSide_split2tail_mean</text:p>
          </table:table-cell>
          <table:table-cell office:value-type="string" calcext:value-type="string">
            <text:p>PosSide_split2tail_lower</text:p>
          </table:table-cell>
          <table:table-cell office:value-type="string" calcext:value-type="string">
            <text:p>PosSide_split2tail_upper</text:p>
          </table:table-cell>
          <table:table-cell office:value-type="string" calcext:value-type="string">
            <text:p>PosSide_reviewerA_mean</text:p>
          </table:table-cell>
          <table:table-cell office:value-type="string" calcext:value-type="string">
            <text:p>PosSide_reviewerA_lower</text:p>
          </table:table-cell>
          <table:table-cell office:value-type="string" calcext:value-type="string">
            <text:p>PosSide_reviewerA_upper</text:p>
          </table:table-cell>
          <table:table-cell office:value-type="string" calcext:value-type="string">
            <text:p>PosSide_reviewerB_mean</text:p>
          </table:table-cell>
          <table:table-cell office:value-type="string" calcext:value-type="string">
            <text:p>PosSide_reviewerB_lower</text:p>
          </table:table-cell>
          <table:table-cell office:value-type="string" calcext:value-type="string">
            <text:p>PosSide_reviewerB_upper</text:p>
          </table:table-cell>
          <table:table-cell office:value-type="string" calcext:value-type="string">
            <text:p>NegSide_canonical_mean</text:p>
          </table:table-cell>
          <table:table-cell office:value-type="string" calcext:value-type="string">
            <text:p>NegSide_canonical_lower</text:p>
          </table:table-cell>
          <table:table-cell office:value-type="string" calcext:value-type="string">
            <text:p>NegSide_canonical_upper</text:p>
          </table:table-cell>
          <table:table-cell office:value-type="string" calcext:value-type="string">
            <text:p>NegSide_combined_mean</text:p>
          </table:table-cell>
          <table:table-cell office:value-type="string" calcext:value-type="string">
            <text:p>NegSide_combined_lower</text:p>
          </table:table-cell>
          <table:table-cell office:value-type="string" calcext:value-type="string">
            <text:p>NegSide_combined_upper</text:p>
          </table:table-cell>
          <table:table-cell office:value-type="string" calcext:value-type="string">
            <text:p>NegSide_twotailed_mean</text:p>
          </table:table-cell>
          <table:table-cell office:value-type="string" calcext:value-type="string">
            <text:p>NegSide_twotailed_lower</text:p>
          </table:table-cell>
          <table:table-cell office:value-type="string" calcext:value-type="string">
            <text:p>NegSide_twotailed_upper</text:p>
          </table:table-cell>
          <table:table-cell office:value-type="string" calcext:value-type="string">
            <text:p>NegSide_split2tail_mean</text:p>
          </table:table-cell>
          <table:table-cell office:value-type="string" calcext:value-type="string">
            <text:p>NegSide_split2tail_lower</text:p>
          </table:table-cell>
          <table:table-cell office:value-type="string" calcext:value-type="string">
            <text:p>NegSide_split2tail_upper</text:p>
          </table:table-cell>
          <table:table-cell office:value-type="string" calcext:value-type="string">
            <text:p>NegSide_reviewerA_mean</text:p>
          </table:table-cell>
          <table:table-cell office:value-type="string" calcext:value-type="string">
            <text:p>NegSide_reviewerA_lower</text:p>
          </table:table-cell>
          <table:table-cell office:value-type="string" calcext:value-type="string">
            <text:p>NegSide_reviewerA_upper</text:p>
          </table:table-cell>
          <table:table-cell office:value-type="string" calcext:value-type="string">
            <text:p>NegSide_reviewerB_mean</text:p>
          </table:table-cell>
          <table:table-cell office:value-type="string" calcext:value-type="string">
            <text:p>NegSide_reviewerB_lower</text:p>
          </table:table-cell>
          <table:table-cell office:value-type="string" calcext:value-type="string">
            <text:p>NegSide_reviewerB_upper</text:p>
          </table:table-cell>
          <table:table-cell office:value-type="string" calcext:value-type="string">
            <text:p>elapsed</text:p>
          </table:table-cell>
        </table:table-row>
        <table:table-row table:style-name="ro1">
          <table:table-cell office:value-type="string" calcext:value-type="string">
            <text:p>bh_indep_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92" calcext:value-type="float">
            <text:p>0.092</text:p>
          </table:table-cell>
          <table:table-cell office:value-type="float" office:value="0.0793299440734722" calcext:value-type="float">
            <text:p>0.0793299440734722</text:p>
          </table:table-cell>
          <table:table-cell office:value-type="float" office:value="0.104670055926528" calcext:value-type="float">
            <text:p>0.104670055926528</text:p>
          </table:table-cell>
          <table:table-cell office:value-type="float" office:value="0.0485" calcext:value-type="float">
            <text:p>0.0485</text:p>
          </table:table-cell>
          <table:table-cell office:value-type="float" office:value="0.0390829048275443" calcext:value-type="float">
            <text:p>0.0390829048275443</text:p>
          </table:table-cell>
          <table:table-cell office:value-type="float" office:value="0.0579170951724557" calcext:value-type="float">
            <text:p>0.0579170951724557</text:p>
          </table:table-cell>
          <table:table-cell office:value-type="float" office:value="0.0485" calcext:value-type="float">
            <text:p>0.0485</text:p>
          </table:table-cell>
          <table:table-cell office:value-type="float" office:value="0.0390829048275443" calcext:value-type="float">
            <text:p>0.0390829048275443</text:p>
          </table:table-cell>
          <table:table-cell office:value-type="float" office:value="0.0579170951724557" calcext:value-type="float">
            <text:p>0.0579170951724557</text:p>
          </table:table-cell>
          <table:table-cell office:value-type="float" office:value="0.0905" calcext:value-type="float">
            <text:p>0.0905</text:p>
          </table:table-cell>
          <table:table-cell office:value-type="float" office:value="0.0779232816479987" calcext:value-type="float">
            <text:p>0.0779232816479987</text:p>
          </table:table-cell>
          <table:table-cell office:value-type="float" office:value="0.103076718352001" calcext:value-type="float">
            <text:p>0.103076718352001</text:p>
          </table:table-cell>
          <table:table-cell office:value-type="float" office:value="0.048" calcext:value-type="float">
            <text:p>0.048</text:p>
          </table:table-cell>
          <table:table-cell office:value-type="float" office:value="0.0386291111459918" calcext:value-type="float">
            <text:p>0.0386291111459918</text:p>
          </table:table-cell>
          <table:table-cell office:value-type="float" office:value="0.0573708888540082" calcext:value-type="float">
            <text:p>0.0573708888540082</text:p>
          </table:table-cell>
          <table:table-cell office:value-type="float" office:value="0.0485" calcext:value-type="float">
            <text:p>0.0485</text:p>
          </table:table-cell>
          <table:table-cell office:value-type="float" office:value="0.0390829048275443" calcext:value-type="float">
            <text:p>0.0390829048275443</text:p>
          </table:table-cell>
          <table:table-cell office:value-type="float" office:value="0.0579170951724557" calcext:value-type="float">
            <text:p>0.0579170951724557</text:p>
          </table:table-cell>
          <table:table-cell office:value-type="float" office:value="0.043" calcext:value-type="float">
            <text:p>0.043</text:p>
          </table:table-cell>
          <table:table-cell office:value-type="float" office:value="0.0341073358489683" calcext:value-type="float">
            <text:p>0.0341073358489683</text:p>
          </table:table-cell>
          <table:table-cell office:value-type="float" office:value="0.0518926641510317" calcext:value-type="float">
            <text:p>0.0518926641510317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64286758008165" calcext:value-type="float">
            <text:p>0.0164286758008165</text:p>
          </table:table-cell>
          <table:table-cell office:value-type="float" office:value="0.0295713241991835" calcext:value-type="float">
            <text:p>0.0295713241991835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64286758008165" calcext:value-type="float">
            <text:p>0.0164286758008165</text:p>
          </table:table-cell>
          <table:table-cell office:value-type="float" office:value="0.0295713241991835" calcext:value-type="float">
            <text:p>0.0295713241991835</text:p>
          </table:table-cell>
          <table:table-cell office:value-type="float" office:value="0.043" calcext:value-type="float">
            <text:p>0.043</text:p>
          </table:table-cell>
          <table:table-cell office:value-type="float" office:value="0.0341073358489683" calcext:value-type="float">
            <text:p>0.0341073358489683</text:p>
          </table:table-cell>
          <table:table-cell office:value-type="float" office:value="0.0518926641510317" calcext:value-type="float">
            <text:p>0.0518926641510317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55698298983" calcext:value-type="float">
            <text:p>0.0155698298983</text:p>
          </table:table-cell>
          <table:table-cell office:value-type="float" office:value="0.0284301701017" calcext:value-type="float">
            <text:p>0.0284301701017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55698298983" calcext:value-type="float">
            <text:p>0.0155698298983</text:p>
          </table:table-cell>
          <table:table-cell office:value-type="float" office:value="0.0284301701017" calcext:value-type="float">
            <text:p>0.0284301701017</text:p>
          </table:table-cell>
          <table:table-cell office:value-type="float" office:value="0.0505" calcext:value-type="float">
            <text:p>0.0505</text:p>
          </table:table-cell>
          <table:table-cell office:value-type="float" office:value="0.0409008038186809" calcext:value-type="float">
            <text:p>0.0409008038186809</text:p>
          </table:table-cell>
          <table:table-cell office:value-type="float" office:value="0.0600991961813192" calcext:value-type="float">
            <text:p>0.0600991961813192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203310946602808" calcext:value-type="float">
            <text:p>0.0203310946602808</text:p>
          </table:table-cell>
          <table:table-cell office:value-type="float" office:value="0.0346689053397192" calcext:value-type="float">
            <text:p>0.0346689053397192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203310946602808" calcext:value-type="float">
            <text:p>0.0203310946602808</text:p>
          </table:table-cell>
          <table:table-cell office:value-type="float" office:value="0.0346689053397192" calcext:value-type="float">
            <text:p>0.0346689053397192</text:p>
          </table:table-cell>
          <table:table-cell office:value-type="float" office:value="0.049" calcext:value-type="float">
            <text:p>0.049</text:p>
          </table:table-cell>
          <table:table-cell office:value-type="float" office:value="0.039536974890931" calcext:value-type="float">
            <text:p>0.039536974890931</text:p>
          </table:table-cell>
          <table:table-cell office:value-type="float" office:value="0.058463025109069" calcext:value-type="float">
            <text:p>0.058463025109069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019459028136104" calcext:value-type="float">
            <text:p>0.019459028136104</text:p>
          </table:table-cell>
          <table:table-cell office:value-type="float" office:value="0.033540971863896" calcext:value-type="float">
            <text:p>0.033540971863896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98947396457569" calcext:value-type="float">
            <text:p>0.0198947396457569</text:p>
          </table:table-cell>
          <table:table-cell office:value-type="float" office:value="0.0341052603542431" calcext:value-type="float">
            <text:p>0.0341052603542431</text:p>
          </table:table-cell>
          <table:table-cell office:value-type="float" office:value="4.266503" calcext:value-type="float">
            <text:p>4.266503</text:p>
          </table:table-cell>
        </table:table-row>
        <table:table-row table:style-name="ro1">
          <table:table-cell office:value-type="string" calcext:value-type="string">
            <text:p>bh_indep_posonly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376289093623956" calcext:value-type="float">
            <text:p>0.0376289093623956</text:p>
          </table:table-cell>
          <table:table-cell office:value-type="float" office:value="0.0372039854797003" calcext:value-type="float">
            <text:p>0.0372039854797003</text:p>
          </table:table-cell>
          <table:table-cell office:value-type="float" office:value="0.0380538332450909" calcext:value-type="float">
            <text:p>0.0380538332450909</text:p>
          </table:table-cell>
          <table:table-cell office:value-type="float" office:value="0.037593332855072" calcext:value-type="float">
            <text:p>0.037593332855072</text:p>
          </table:table-cell>
          <table:table-cell office:value-type="float" office:value="0.0371406089997879" calcext:value-type="float">
            <text:p>0.0371406089997879</text:p>
          </table:table-cell>
          <table:table-cell office:value-type="float" office:value="0.0380460567103562" calcext:value-type="float">
            <text:p>0.0380460567103562</text:p>
          </table:table-cell>
          <table:table-cell office:value-type="float" office:value="0.037593332855072" calcext:value-type="float">
            <text:p>0.037593332855072</text:p>
          </table:table-cell>
          <table:table-cell office:value-type="float" office:value="0.0371406089997879" calcext:value-type="float">
            <text:p>0.0371406089997879</text:p>
          </table:table-cell>
          <table:table-cell office:value-type="float" office:value="0.0380460567103562" calcext:value-type="float">
            <text:p>0.0380460567103562</text:p>
          </table:table-cell>
          <table:table-cell office:value-type="float" office:value="0.0301087323238837" calcext:value-type="float">
            <text:p>0.0301087323238837</text:p>
          </table:table-cell>
          <table:table-cell office:value-type="float" office:value="0.0297174812298049" calcext:value-type="float">
            <text:p>0.0297174812298049</text:p>
          </table:table-cell>
          <table:table-cell office:value-type="float" office:value="0.0304999834179626" calcext:value-type="float">
            <text:p>0.0304999834179626</text:p>
          </table:table-cell>
          <table:table-cell office:value-type="float" office:value="0.01542094997833" calcext:value-type="float">
            <text:p>0.01542094997833</text:p>
          </table:table-cell>
          <table:table-cell office:value-type="float" office:value="0.015112639093057" calcext:value-type="float">
            <text:p>0.015112639093057</text:p>
          </table:table-cell>
          <table:table-cell office:value-type="float" office:value="0.0157292608636031" calcext:value-type="float">
            <text:p>0.0157292608636031</text:p>
          </table:table-cell>
          <table:table-cell office:value-type="float" office:value="0.0191380007356422" calcext:value-type="float">
            <text:p>0.0191380007356422</text:p>
          </table:table-cell>
          <table:table-cell office:value-type="float" office:value="0.0188074803438247" calcext:value-type="float">
            <text:p>0.0188074803438247</text:p>
          </table:table-cell>
          <table:table-cell office:value-type="float" office:value="0.0194685211274598" calcext:value-type="float">
            <text:p>0.0194685211274598</text:p>
          </table:table-cell>
          <table:table-cell office:value-type="float" office:value="0.0375010044368734" calcext:value-type="float">
            <text:p>0.0375010044368734</text:p>
          </table:table-cell>
          <table:table-cell office:value-type="float" office:value="0.0370770934008734" calcext:value-type="float">
            <text:p>0.0370770934008734</text:p>
          </table:table-cell>
          <table:table-cell office:value-type="float" office:value="0.0379249154728734" calcext:value-type="float">
            <text:p>0.0379249154728734</text:p>
          </table:table-cell>
          <table:table-cell office:value-type="float" office:value="0.0192055091788229" calcext:value-type="float">
            <text:p>0.0192055091788229</text:p>
          </table:table-cell>
          <table:table-cell office:value-type="float" office:value="0.0188747357638116" calcext:value-type="float">
            <text:p>0.0188747357638116</text:p>
          </table:table-cell>
          <table:table-cell office:value-type="float" office:value="0.0195362825938342" calcext:value-type="float">
            <text:p>0.0195362825938342</text:p>
          </table:table-cell>
          <table:table-cell office:value-type="float" office:value="0.0192055091788229" calcext:value-type="float">
            <text:p>0.0192055091788229</text:p>
          </table:table-cell>
          <table:table-cell office:value-type="float" office:value="0.0188747357638116" calcext:value-type="float">
            <text:p>0.0188747357638116</text:p>
          </table:table-cell>
          <table:table-cell office:value-type="float" office:value="0.0195362825938342" calcext:value-type="float">
            <text:p>0.0195362825938342</text:p>
          </table:table-cell>
          <table:table-cell office:value-type="float" office:value="0.0299339330973917" calcext:value-type="float">
            <text:p>0.0299339330973917</text:p>
          </table:table-cell>
          <table:table-cell office:value-type="float" office:value="0.0295437794202655" calcext:value-type="float">
            <text:p>0.0295437794202655</text:p>
          </table:table-cell>
          <table:table-cell office:value-type="float" office:value="0.0303240867745179" calcext:value-type="float">
            <text:p>0.0303240867745179</text:p>
          </table:table-cell>
          <table:table-cell office:value-type="float" office:value="0.0153136883514219" calcext:value-type="float">
            <text:p>0.0153136883514219</text:p>
          </table:table-cell>
          <table:table-cell office:value-type="float" office:value="0.0150055598816485" calcext:value-type="float">
            <text:p>0.0150055598816485</text:p>
          </table:table-cell>
          <table:table-cell office:value-type="float" office:value="0.0156218168211953" calcext:value-type="float">
            <text:p>0.0156218168211953</text:p>
          </table:table-cell>
          <table:table-cell office:value-type="float" office:value="0.01906303495915" calcext:value-type="float">
            <text:p>0.01906303495915</text:p>
          </table:table-cell>
          <table:table-cell office:value-type="float" office:value="0.0187327508509489" calcext:value-type="float">
            <text:p>0.0187327508509489</text:p>
          </table:table-cell>
          <table:table-cell office:value-type="float" office:value="0.0193933190673511" calcext:value-type="float">
            <text:p>0.0193933190673511</text:p>
          </table:table-cell>
          <table:table-cell office:value-type="float" office:value="0.047" calcext:value-type="float">
            <text:p>0.047</text:p>
          </table:table-cell>
          <table:table-cell office:value-type="float" office:value="0.0377223694709817" calcext:value-type="float">
            <text:p>0.0377223694709817</text:p>
          </table:table-cell>
          <table:table-cell office:value-type="float" office:value="0.0562776305290183" calcext:value-type="float">
            <text:p>0.0562776305290183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6041507276008" calcext:value-type="float">
            <text:p>0.996041507276008</text:p>
          </table:table-cell>
          <table:table-cell office:value-type="float" office:value="0.999958492723992" calcext:value-type="float">
            <text:p>0.999958492723992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6041507276008" calcext:value-type="float">
            <text:p>0.996041507276008</text:p>
          </table:table-cell>
          <table:table-cell office:value-type="float" office:value="0.999958492723992" calcext:value-type="float">
            <text:p>0.999958492723992</text:p>
          </table:table-cell>
          <table:table-cell office:value-type="float" office:value="0.06" calcext:value-type="float">
            <text:p>0.06</text:p>
          </table:table-cell>
          <table:table-cell office:value-type="float" office:value="0.0495892684979019" calcext:value-type="float">
            <text:p>0.0495892684979019</text:p>
          </table:table-cell>
          <table:table-cell office:value-type="float" office:value="0.0704107315020981" calcext:value-type="float">
            <text:p>0.0704107315020981</text:p>
          </table:table-cell>
          <table:table-cell office:value-type="float" office:value="0.032" calcext:value-type="float">
            <text:p>0.032</text:p>
          </table:table-cell>
          <table:table-cell office:value-type="float" office:value="0.0242846725699043" calcext:value-type="float">
            <text:p>0.0242846725699043</text:p>
          </table:table-cell>
          <table:table-cell office:value-type="float" office:value="0.0397153274300957" calcext:value-type="float">
            <text:p>0.0397153274300957</text:p>
          </table:table-cell>
          <table:table-cell office:value-type="float" office:value="0.0245" calcext:value-type="float">
            <text:p>0.0245</text:p>
          </table:table-cell>
          <table:table-cell office:value-type="float" office:value="0.017722986152937" calcext:value-type="float">
            <text:p>0.017722986152937</text:p>
          </table:table-cell>
          <table:table-cell office:value-type="float" office:value="0.031277013847063" calcext:value-type="float">
            <text:p>0.031277013847063</text:p>
          </table:table-cell>
          <table:table-cell office:value-type="float" office:value="4.50461079166667" calcext:value-type="float">
            <text:p>4.50461079166667</text:p>
          </table:table-cell>
        </table:table-row>
        <table:table-row table:style-name="ro1">
          <table:table-cell office:value-type="string" calcext:value-type="string">
            <text:p>bh_indep_negonl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393786526391082" calcext:value-type="float">
            <text:p>0.0393786526391082</text:p>
          </table:table-cell>
          <table:table-cell office:value-type="float" office:value="0.0389445167114667" calcext:value-type="float">
            <text:p>0.0389445167114667</text:p>
          </table:table-cell>
          <table:table-cell office:value-type="float" office:value="0.0398127885667498" calcext:value-type="float">
            <text:p>0.0398127885667498</text:p>
          </table:table-cell>
          <table:table-cell office:value-type="float" office:value="0.0394657364994516" calcext:value-type="float">
            <text:p>0.0394657364994516</text:p>
          </table:table-cell>
          <table:table-cell office:value-type="float" office:value="0.0390062031135216" calcext:value-type="float">
            <text:p>0.0390062031135216</text:p>
          </table:table-cell>
          <table:table-cell office:value-type="float" office:value="0.0399252698853816" calcext:value-type="float">
            <text:p>0.0399252698853816</text:p>
          </table:table-cell>
          <table:table-cell office:value-type="float" office:value="0.0394657364994516" calcext:value-type="float">
            <text:p>0.0394657364994516</text:p>
          </table:table-cell>
          <table:table-cell office:value-type="float" office:value="0.0390062031135216" calcext:value-type="float">
            <text:p>0.0390062031135216</text:p>
          </table:table-cell>
          <table:table-cell office:value-type="float" office:value="0.0399252698853816" calcext:value-type="float">
            <text:p>0.0399252698853816</text:p>
          </table:table-cell>
          <table:table-cell office:value-type="float" office:value="0.0321261223843437" calcext:value-type="float">
            <text:p>0.0321261223843437</text:p>
          </table:table-cell>
          <table:table-cell office:value-type="float" office:value="0.0317245370900558" calcext:value-type="float">
            <text:p>0.0317245370900558</text:p>
          </table:table-cell>
          <table:table-cell office:value-type="float" office:value="0.0325277076786316" calcext:value-type="float">
            <text:p>0.0325277076786316</text:p>
          </table:table-cell>
          <table:table-cell office:value-type="float" office:value="0.0172647898022956" calcext:value-type="float">
            <text:p>0.0172647898022956</text:p>
          </table:table-cell>
          <table:table-cell office:value-type="float" office:value="0.0169521495015033" calcext:value-type="float">
            <text:p>0.0169521495015033</text:p>
          </table:table-cell>
          <table:table-cell office:value-type="float" office:value="0.017577430103088" calcext:value-type="float">
            <text:p>0.017577430103088</text:p>
          </table:table-cell>
          <table:table-cell office:value-type="float" office:value="0.0210339166188011" calcext:value-type="float">
            <text:p>0.0210339166188011</text:p>
          </table:table-cell>
          <table:table-cell office:value-type="float" office:value="0.0207006490482706" calcext:value-type="float">
            <text:p>0.0207006490482706</text:p>
          </table:table-cell>
          <table:table-cell office:value-type="float" office:value="0.0213671841893317" calcext:value-type="float">
            <text:p>0.0213671841893317</text:p>
          </table:table-cell>
          <table:table-cell office:value-type="float" office:value="0.038" calcext:value-type="float">
            <text:p>0.038</text:p>
          </table:table-cell>
          <table:table-cell office:value-type="float" office:value="0.0296185139158299" calcext:value-type="float">
            <text:p>0.0296185139158299</text:p>
          </table:table-cell>
          <table:table-cell office:value-type="float" office:value="0.0463814860841701" calcext:value-type="float">
            <text:p>0.0463814860841701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7614442868295" calcext:value-type="float">
            <text:p>0.997614442868295</text:p>
          </table:table-cell>
          <table:table-cell office:value-type="float" office:value="1.00038555713171" calcext:value-type="float">
            <text:p>1.00038555713171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7614442868295" calcext:value-type="float">
            <text:p>0.997614442868295</text:p>
          </table:table-cell>
          <table:table-cell office:value-type="float" office:value="1.00038555713171" calcext:value-type="float">
            <text:p>1.00038555713171</text:p>
          </table:table-cell>
          <table:table-cell office:value-type="float" office:value="0.049" calcext:value-type="float">
            <text:p>0.049</text:p>
          </table:table-cell>
          <table:table-cell office:value-type="float" office:value="0.039536974890931" calcext:value-type="float">
            <text:p>0.039536974890931</text:p>
          </table:table-cell>
          <table:table-cell office:value-type="float" office:value="0.058463025109069" calcext:value-type="float">
            <text:p>0.058463025109069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90239779222221" calcext:value-type="float">
            <text:p>0.0190239779222221</text:p>
          </table:table-cell>
          <table:table-cell office:value-type="float" office:value="0.0329760220777779" calcext:value-type="float">
            <text:p>0.0329760220777779</text:p>
          </table:table-cell>
          <table:table-cell office:value-type="float" office:value="0.0195" calcext:value-type="float">
            <text:p>0.0195</text:p>
          </table:table-cell>
          <table:table-cell office:value-type="float" office:value="0.0134384624671529" calcext:value-type="float">
            <text:p>0.0134384624671529</text:p>
          </table:table-cell>
          <table:table-cell office:value-type="float" office:value="0.0255615375328471" calcext:value-type="float">
            <text:p>0.0255615375328471</text:p>
          </table:table-cell>
          <table:table-cell office:value-type="float" office:value="0.0392778005688562" calcext:value-type="float">
            <text:p>0.0392778005688562</text:p>
          </table:table-cell>
          <table:table-cell office:value-type="float" office:value="0.038844133782517" calcext:value-type="float">
            <text:p>0.038844133782517</text:p>
          </table:table-cell>
          <table:table-cell office:value-type="float" office:value="0.0397114673551955" calcext:value-type="float">
            <text:p>0.0397114673551955</text:p>
          </table:table-cell>
          <table:table-cell office:value-type="float" office:value="0.0210749636789098" calcext:value-type="float">
            <text:p>0.0210749636789098</text:p>
          </table:table-cell>
          <table:table-cell office:value-type="float" office:value="0.0207416917076476" calcext:value-type="float">
            <text:p>0.0207416917076476</text:p>
          </table:table-cell>
          <table:table-cell office:value-type="float" office:value="0.0214082356501719" calcext:value-type="float">
            <text:p>0.0214082356501719</text:p>
          </table:table-cell>
          <table:table-cell office:value-type="float" office:value="0.0210749636789098" calcext:value-type="float">
            <text:p>0.0210749636789098</text:p>
          </table:table-cell>
          <table:table-cell office:value-type="float" office:value="0.0207416917076476" calcext:value-type="float">
            <text:p>0.0207416917076476</text:p>
          </table:table-cell>
          <table:table-cell office:value-type="float" office:value="0.0214082356501719" calcext:value-type="float">
            <text:p>0.0214082356501719</text:p>
          </table:table-cell>
          <table:table-cell office:value-type="float" office:value="0.0319888350469226" calcext:value-type="float">
            <text:p>0.0319888350469226</text:p>
          </table:table-cell>
          <table:table-cell office:value-type="float" office:value="0.031588274305405" calcext:value-type="float">
            <text:p>0.031588274305405</text:p>
          </table:table-cell>
          <table:table-cell office:value-type="float" office:value="0.0323893957884402" calcext:value-type="float">
            <text:p>0.0323893957884402</text:p>
          </table:table-cell>
          <table:table-cell office:value-type="float" office:value="0.0171786685586837" calcext:value-type="float">
            <text:p>0.0171786685586837</text:p>
          </table:table-cell>
          <table:table-cell office:value-type="float" office:value="0.0168666392135336" calcext:value-type="float">
            <text:p>0.0168666392135336</text:p>
          </table:table-cell>
          <table:table-cell office:value-type="float" office:value="0.0174906979038338" calcext:value-type="float">
            <text:p>0.0174906979038338</text:p>
          </table:table-cell>
          <table:table-cell office:value-type="float" office:value="0.0209725702643069" calcext:value-type="float">
            <text:p>0.0209725702643069</text:p>
          </table:table-cell>
          <table:table-cell office:value-type="float" office:value="0.0206398989463883" calcext:value-type="float">
            <text:p>0.0206398989463883</text:p>
          </table:table-cell>
          <table:table-cell office:value-type="float" office:value="0.0213052415822255" calcext:value-type="float">
            <text:p>0.0213052415822255</text:p>
          </table:table-cell>
          <table:table-cell office:value-type="float" office:value="4.37632925" calcext:value-type="float">
            <text:p>4.37632925</text:p>
          </table:table-cell>
        </table:table-row>
        <table:table-row table:style-name="ro1">
          <table:table-cell office:value-type="string" calcext:value-type="string">
            <text:p>bh_indep_balance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258070756118812" calcext:value-type="float">
            <text:p>0.0258070756118812</text:p>
          </table:table-cell>
          <table:table-cell office:value-type="float" office:value="0.0255591154299412" calcext:value-type="float">
            <text:p>0.0255591154299412</text:p>
          </table:table-cell>
          <table:table-cell office:value-type="float" office:value="0.0260550357938212" calcext:value-type="float">
            <text:p>0.0260550357938212</text:p>
          </table:table-cell>
          <table:table-cell office:value-type="float" office:value="0.0257579947932997" calcext:value-type="float">
            <text:p>0.0257579947932997</text:p>
          </table:table-cell>
          <table:table-cell office:value-type="float" office:value="0.0255107745204609" calcext:value-type="float">
            <text:p>0.0255107745204609</text:p>
          </table:table-cell>
          <table:table-cell office:value-type="float" office:value="0.0260052150661385" calcext:value-type="float">
            <text:p>0.0260052150661385</text:p>
          </table:table-cell>
          <table:table-cell office:value-type="float" office:value="0.0257579947932997" calcext:value-type="float">
            <text:p>0.0257579947932997</text:p>
          </table:table-cell>
          <table:table-cell office:value-type="float" office:value="0.0255107745204609" calcext:value-type="float">
            <text:p>0.0255107745204609</text:p>
          </table:table-cell>
          <table:table-cell office:value-type="float" office:value="0.0260052150661385" calcext:value-type="float">
            <text:p>0.0260052150661385</text:p>
          </table:table-cell>
          <table:table-cell office:value-type="float" office:value="0.0257813366224503" calcext:value-type="float">
            <text:p>0.0257813366224503</text:p>
          </table:table-cell>
          <table:table-cell office:value-type="float" office:value="0.0255327307524592" calcext:value-type="float">
            <text:p>0.0255327307524592</text:p>
          </table:table-cell>
          <table:table-cell office:value-type="float" office:value="0.0260299424924414" calcext:value-type="float">
            <text:p>0.0260299424924414</text:p>
          </table:table-cell>
          <table:table-cell office:value-type="float" office:value="0.0134795196087994" calcext:value-type="float">
            <text:p>0.0134795196087994</text:p>
          </table:table-cell>
          <table:table-cell office:value-type="float" office:value="0.0132812858864975" calcext:value-type="float">
            <text:p>0.0132812858864975</text:p>
          </table:table-cell>
          <table:table-cell office:value-type="float" office:value="0.0136777533311013" calcext:value-type="float">
            <text:p>0.0136777533311013</text:p>
          </table:table-cell>
          <table:table-cell office:value-type="float" office:value="0.013481891876611" calcext:value-type="float">
            <text:p>0.013481891876611</text:p>
          </table:table-cell>
          <table:table-cell office:value-type="float" office:value="0.0132837762911581" calcext:value-type="float">
            <text:p>0.0132837762911581</text:p>
          </table:table-cell>
          <table:table-cell office:value-type="float" office:value="0.0136800074620638" calcext:value-type="float">
            <text:p>0.0136800074620638</text:p>
          </table:table-cell>
          <table:table-cell office:value-type="float" office:value="0.0248901872944377" calcext:value-type="float">
            <text:p>0.0248901872944377</text:p>
          </table:table-cell>
          <table:table-cell office:value-type="float" office:value="0.0245367882784863" calcext:value-type="float">
            <text:p>0.0245367882784863</text:p>
          </table:table-cell>
          <table:table-cell office:value-type="float" office:value="0.025243586310389" calcext:value-type="float">
            <text:p>0.025243586310389</text:p>
          </table:table-cell>
          <table:table-cell office:value-type="float" office:value="0.0248938790520719" calcext:value-type="float">
            <text:p>0.0248938790520719</text:p>
          </table:table-cell>
          <table:table-cell office:value-type="float" office:value="0.0245464514806114" calcext:value-type="float">
            <text:p>0.0245464514806114</text:p>
          </table:table-cell>
          <table:table-cell office:value-type="float" office:value="0.0252413066235325" calcext:value-type="float">
            <text:p>0.0252413066235325</text:p>
          </table:table-cell>
          <table:table-cell office:value-type="float" office:value="0.0248938790520719" calcext:value-type="float">
            <text:p>0.0248938790520719</text:p>
          </table:table-cell>
          <table:table-cell office:value-type="float" office:value="0.0245464514806114" calcext:value-type="float">
            <text:p>0.0245464514806114</text:p>
          </table:table-cell>
          <table:table-cell office:value-type="float" office:value="0.0252413066235325" calcext:value-type="float">
            <text:p>0.0252413066235325</text:p>
          </table:table-cell>
          <table:table-cell office:value-type="float" office:value="0.0248963746797187" calcext:value-type="float">
            <text:p>0.0248963746797187</text:p>
          </table:table-cell>
          <table:table-cell office:value-type="float" office:value="0.0245431597366324" calcext:value-type="float">
            <text:p>0.0245431597366324</text:p>
          </table:table-cell>
          <table:table-cell office:value-type="float" office:value="0.0252495896228051" calcext:value-type="float">
            <text:p>0.0252495896228051</text:p>
          </table:table-cell>
          <table:table-cell office:value-type="float" office:value="0.0124697766414636" calcext:value-type="float">
            <text:p>0.0124697766414636</text:p>
          </table:table-cell>
          <table:table-cell office:value-type="float" office:value="0.0121962825080986" calcext:value-type="float">
            <text:p>0.0121962825080986</text:p>
          </table:table-cell>
          <table:table-cell office:value-type="float" office:value="0.0127432707748286" calcext:value-type="float">
            <text:p>0.0127432707748286</text:p>
          </table:table-cell>
          <table:table-cell office:value-type="float" office:value="0.0124410253783798" calcext:value-type="float">
            <text:p>0.0124410253783798</text:p>
          </table:table-cell>
          <table:table-cell office:value-type="float" office:value="0.0121671907041394" calcext:value-type="float">
            <text:p>0.0121671907041394</text:p>
          </table:table-cell>
          <table:table-cell office:value-type="float" office:value="0.0127148600526202" calcext:value-type="float">
            <text:p>0.0127148600526202</text:p>
          </table:table-cell>
          <table:table-cell office:value-type="float" office:value="0.0266347863436685" calcext:value-type="float">
            <text:p>0.0266347863436685</text:p>
          </table:table-cell>
          <table:table-cell office:value-type="float" office:value="0.0262837427949625" calcext:value-type="float">
            <text:p>0.0262837427949625</text:p>
          </table:table-cell>
          <table:table-cell office:value-type="float" office:value="0.0269858298923745" calcext:value-type="float">
            <text:p>0.0269858298923745</text:p>
          </table:table-cell>
          <table:table-cell office:value-type="float" office:value="0.0265673664447036" calcext:value-type="float">
            <text:p>0.0265673664447036</text:p>
          </table:table-cell>
          <table:table-cell office:value-type="float" office:value="0.0262206464896155" calcext:value-type="float">
            <text:p>0.0262206464896155</text:p>
          </table:table-cell>
          <table:table-cell office:value-type="float" office:value="0.0269140863997917" calcext:value-type="float">
            <text:p>0.0269140863997917</text:p>
          </table:table-cell>
          <table:table-cell office:value-type="float" office:value="0.0265673664447036" calcext:value-type="float">
            <text:p>0.0265673664447036</text:p>
          </table:table-cell>
          <table:table-cell office:value-type="float" office:value="0.0262206464896155" calcext:value-type="float">
            <text:p>0.0262206464896155</text:p>
          </table:table-cell>
          <table:table-cell office:value-type="float" office:value="0.0269140863997917" calcext:value-type="float">
            <text:p>0.0269140863997917</text:p>
          </table:table-cell>
          <table:table-cell office:value-type="float" office:value="0.0265798108934439" calcext:value-type="float">
            <text:p>0.0265798108934439</text:p>
          </table:table-cell>
          <table:table-cell office:value-type="float" office:value="0.026229259428203" calcext:value-type="float">
            <text:p>0.026229259428203</text:p>
          </table:table-cell>
          <table:table-cell office:value-type="float" office:value="0.0269303623586848" calcext:value-type="float">
            <text:p>0.0269303623586848</text:p>
          </table:table-cell>
          <table:table-cell office:value-type="float" office:value="0.0144482690277892" calcext:value-type="float">
            <text:p>0.0144482690277892</text:p>
          </table:table-cell>
          <table:table-cell office:value-type="float" office:value="0.0141694419098933" calcext:value-type="float">
            <text:p>0.0141694419098933</text:p>
          </table:table-cell>
          <table:table-cell office:value-type="float" office:value="0.0147270961456851" calcext:value-type="float">
            <text:p>0.0147270961456851</text:p>
          </table:table-cell>
          <table:table-cell office:value-type="float" office:value="0.0144774064445793" calcext:value-type="float">
            <text:p>0.0144774064445793</text:p>
          </table:table-cell>
          <table:table-cell office:value-type="float" office:value="0.0141981862429333" calcext:value-type="float">
            <text:p>0.0141981862429333</text:p>
          </table:table-cell>
          <table:table-cell office:value-type="float" office:value="0.0147566266462253" calcext:value-type="float">
            <text:p>0.0147566266462253</text:p>
          </table:table-cell>
          <table:table-cell office:value-type="float" office:value="4.61080708333333" calcext:value-type="float">
            <text:p>4.61080708333333</text:p>
          </table:table-cell>
        </table:table-row>
        <table:table-row table:style-name="ro1">
          <table:table-cell office:value-type="string" calcext:value-type="string">
            <text:p>bh_indep_unbalanced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260170409254736" calcext:value-type="float">
            <text:p>0.0260170409254736</text:p>
          </table:table-cell>
          <table:table-cell office:value-type="float" office:value="0.025776282391846" calcext:value-type="float">
            <text:p>0.025776282391846</text:p>
          </table:table-cell>
          <table:table-cell office:value-type="float" office:value="0.0262577994591011" calcext:value-type="float">
            <text:p>0.0262577994591011</text:p>
          </table:table-cell>
          <table:table-cell office:value-type="float" office:value="0.0259092536088287" calcext:value-type="float">
            <text:p>0.0259092536088287</text:p>
          </table:table-cell>
          <table:table-cell office:value-type="float" office:value="0.0256665853282054" calcext:value-type="float">
            <text:p>0.0256665853282054</text:p>
          </table:table-cell>
          <table:table-cell office:value-type="float" office:value="0.0261519218894519" calcext:value-type="float">
            <text:p>0.0261519218894519</text:p>
          </table:table-cell>
          <table:table-cell office:value-type="float" office:value="0.0259092536088287" calcext:value-type="float">
            <text:p>0.0259092536088287</text:p>
          </table:table-cell>
          <table:table-cell office:value-type="float" office:value="0.0256665853282054" calcext:value-type="float">
            <text:p>0.0256665853282054</text:p>
          </table:table-cell>
          <table:table-cell office:value-type="float" office:value="0.0261519218894519" calcext:value-type="float">
            <text:p>0.0261519218894519</text:p>
          </table:table-cell>
          <table:table-cell office:value-type="float" office:value="0.0231677383563423" calcext:value-type="float">
            <text:p>0.0231677383563423</text:p>
          </table:table-cell>
          <table:table-cell office:value-type="float" office:value="0.0229372681267081" calcext:value-type="float">
            <text:p>0.0229372681267081</text:p>
          </table:table-cell>
          <table:table-cell office:value-type="float" office:value="0.0233982085859764" calcext:value-type="float">
            <text:p>0.0233982085859764</text:p>
          </table:table-cell>
          <table:table-cell office:value-type="float" office:value="0.0121692064880272" calcext:value-type="float">
            <text:p>0.0121692064880272</text:p>
          </table:table-cell>
          <table:table-cell office:value-type="float" office:value="0.0119898821561422" calcext:value-type="float">
            <text:p>0.0119898821561422</text:p>
          </table:table-cell>
          <table:table-cell office:value-type="float" office:value="0.0123485308199123" calcext:value-type="float">
            <text:p>0.0123485308199123</text:p>
          </table:table-cell>
          <table:table-cell office:value-type="float" office:value="0.0137258197135434" calcext:value-type="float">
            <text:p>0.0137258197135434</text:p>
          </table:table-cell>
          <table:table-cell office:value-type="float" office:value="0.0135380254155129" calcext:value-type="float">
            <text:p>0.0135380254155129</text:p>
          </table:table-cell>
          <table:table-cell office:value-type="float" office:value="0.0139136140115738" calcext:value-type="float">
            <text:p>0.0139136140115738</text:p>
          </table:table-cell>
          <table:table-cell office:value-type="float" office:value="0.0246471031761896" calcext:value-type="float">
            <text:p>0.0246471031761896</text:p>
          </table:table-cell>
          <table:table-cell office:value-type="float" office:value="0.0240300471598535" calcext:value-type="float">
            <text:p>0.0240300471598535</text:p>
          </table:table-cell>
          <table:table-cell office:value-type="float" office:value="0.0252641591925258" calcext:value-type="float">
            <text:p>0.0252641591925258</text:p>
          </table:table-cell>
          <table:table-cell office:value-type="float" office:value="0.0598300808963044" calcext:value-type="float">
            <text:p>0.0598300808963044</text:p>
          </table:table-cell>
          <table:table-cell office:value-type="float" office:value="0.059032090882182" calcext:value-type="float">
            <text:p>0.059032090882182</text:p>
          </table:table-cell>
          <table:table-cell office:value-type="float" office:value="0.0606280709104268" calcext:value-type="float">
            <text:p>0.0606280709104268</text:p>
          </table:table-cell>
          <table:table-cell office:value-type="float" office:value="0.0598300808963044" calcext:value-type="float">
            <text:p>0.0598300808963044</text:p>
          </table:table-cell>
          <table:table-cell office:value-type="float" office:value="0.059032090882182" calcext:value-type="float">
            <text:p>0.059032090882182</text:p>
          </table:table-cell>
          <table:table-cell office:value-type="float" office:value="0.0606280709104268" calcext:value-type="float">
            <text:p>0.0606280709104268</text:p>
          </table:table-cell>
          <table:table-cell office:value-type="float" office:value="0.0354359423362191" calcext:value-type="float">
            <text:p>0.0354359423362191</text:p>
          </table:table-cell>
          <table:table-cell office:value-type="float" office:value="0.034755508573144" calcext:value-type="float">
            <text:p>0.034755508573144</text:p>
          </table:table-cell>
          <table:table-cell office:value-type="float" office:value="0.0361163760992942" calcext:value-type="float">
            <text:p>0.0361163760992942</text:p>
          </table:table-cell>
          <table:table-cell office:value-type="float" office:value="0.0176590578137916" calcext:value-type="float">
            <text:p>0.0176590578137916</text:p>
          </table:table-cell>
          <table:table-cell office:value-type="float" office:value="0.0171142681007258" calcext:value-type="float">
            <text:p>0.0171142681007258</text:p>
          </table:table-cell>
          <table:table-cell office:value-type="float" office:value="0.0182038475268575" calcext:value-type="float">
            <text:p>0.0182038475268575</text:p>
          </table:table-cell>
          <table:table-cell office:value-type="float" office:value="0.0124401424616721" calcext:value-type="float">
            <text:p>0.0124401424616721</text:p>
          </table:table-cell>
          <table:table-cell office:value-type="float" office:value="0.0119467727632068" calcext:value-type="float">
            <text:p>0.0119467727632068</text:p>
          </table:table-cell>
          <table:table-cell office:value-type="float" office:value="0.0129335121601374" calcext:value-type="float">
            <text:p>0.0129335121601374</text:p>
          </table:table-cell>
          <table:table-cell office:value-type="float" office:value="0.0262237362029506" calcext:value-type="float">
            <text:p>0.0262237362029506</text:p>
          </table:table-cell>
          <table:table-cell office:value-type="float" office:value="0.0259629879199874" calcext:value-type="float">
            <text:p>0.0259629879199874</text:p>
          </table:table-cell>
          <table:table-cell office:value-type="float" office:value="0.0264844844859138" calcext:value-type="float">
            <text:p>0.0264844844859138</text:p>
          </table:table-cell>
          <table:table-cell office:value-type="float" office:value="0.016973787501644" calcext:value-type="float">
            <text:p>0.016973787501644</text:p>
          </table:table-cell>
          <table:table-cell office:value-type="float" office:value="0.0167548670626549" calcext:value-type="float">
            <text:p>0.0167548670626549</text:p>
          </table:table-cell>
          <table:table-cell office:value-type="float" office:value="0.0171927079406331" calcext:value-type="float">
            <text:p>0.0171927079406331</text:p>
          </table:table-cell>
          <table:table-cell office:value-type="float" office:value="0.016973787501644" calcext:value-type="float">
            <text:p>0.016973787501644</text:p>
          </table:table-cell>
          <table:table-cell office:value-type="float" office:value="0.0167548670626549" calcext:value-type="float">
            <text:p>0.0167548670626549</text:p>
          </table:table-cell>
          <table:table-cell office:value-type="float" office:value="0.0171927079406331" calcext:value-type="float">
            <text:p>0.0171927079406331</text:p>
          </table:table-cell>
          <table:table-cell office:value-type="float" office:value="0.020433199529098" calcext:value-type="float">
            <text:p>0.020433199529098</text:p>
          </table:table-cell>
          <table:table-cell office:value-type="float" office:value="0.0201985710637552" calcext:value-type="float">
            <text:p>0.0201985710637552</text:p>
          </table:table-cell>
          <table:table-cell office:value-type="float" office:value="0.0206678279944407" calcext:value-type="float">
            <text:p>0.0206678279944407</text:p>
          </table:table-cell>
          <table:table-cell office:value-type="float" office:value="0.0109937763865299" calcext:value-type="float">
            <text:p>0.0109937763865299</text:p>
          </table:table-cell>
          <table:table-cell office:value-type="float" office:value="0.0108098670004075" calcext:value-type="float">
            <text:p>0.0108098670004075</text:p>
          </table:table-cell>
          <table:table-cell office:value-type="float" office:value="0.0111776857726524" calcext:value-type="float">
            <text:p>0.0111776857726524</text:p>
          </table:table-cell>
          <table:table-cell office:value-type="float" office:value="0.0139184668276708" calcext:value-type="float">
            <text:p>0.0139184668276708</text:p>
          </table:table-cell>
          <table:table-cell office:value-type="float" office:value="0.0137152896124655" calcext:value-type="float">
            <text:p>0.0137152896124655</text:p>
          </table:table-cell>
          <table:table-cell office:value-type="float" office:value="0.014121644042876" calcext:value-type="float">
            <text:p>0.014121644042876</text:p>
          </table:table-cell>
          <table:table-cell office:value-type="float" office:value="4.32567970833333" calcext:value-type="float">
            <text:p>4.32567970833333</text:p>
          </table:table-cell>
        </table:table-row>
        <table:table-row table:style-name="ro1">
          <table:table-cell office:value-type="string" calcext:value-type="string">
            <text:p>bh_posdep_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965" calcext:value-type="float">
            <text:p>0.0965</text:p>
          </table:table-cell>
          <table:table-cell office:value-type="float" office:value="0.0835559724362247" calcext:value-type="float">
            <text:p>0.0835559724362247</text:p>
          </table:table-cell>
          <table:table-cell office:value-type="float" office:value="0.109444027563775" calcext:value-type="float">
            <text:p>0.10944402756377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440920423390754" calcext:value-type="float">
            <text:p>0.0440920423390754</text:p>
          </table:table-cell>
          <table:table-cell office:value-type="float" office:value="0.0639079576609246" calcext:value-type="float">
            <text:p>0.063907957660924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440920423390754" calcext:value-type="float">
            <text:p>0.0440920423390754</text:p>
          </table:table-cell>
          <table:table-cell office:value-type="float" office:value="0.0639079576609246" calcext:value-type="float">
            <text:p>0.0639079576609246</text:p>
          </table:table-cell>
          <table:table-cell office:value-type="float" office:value="0.0965" calcext:value-type="float">
            <text:p>0.0965</text:p>
          </table:table-cell>
          <table:table-cell office:value-type="float" office:value="0.0835559724362247" calcext:value-type="float">
            <text:p>0.0835559724362247</text:p>
          </table:table-cell>
          <table:table-cell office:value-type="float" office:value="0.109444027563775" calcext:value-type="float">
            <text:p>0.109444027563775</text:p>
          </table:table-cell>
          <table:table-cell office:value-type="float" office:value="0.0545" calcext:value-type="float">
            <text:p>0.0545</text:p>
          </table:table-cell>
          <table:table-cell office:value-type="float" office:value="0.0445489086808505" calcext:value-type="float">
            <text:p>0.0445489086808505</text:p>
          </table:table-cell>
          <table:table-cell office:value-type="float" office:value="0.0644510913191495" calcext:value-type="float">
            <text:p>0.0644510913191495</text:p>
          </table:table-cell>
          <table:table-cell office:value-type="float" office:value="0.0535" calcext:value-type="float">
            <text:p>0.0535</text:p>
          </table:table-cell>
          <table:table-cell office:value-type="float" office:value="0.0436354133014014" calcext:value-type="float">
            <text:p>0.0436354133014014</text:p>
          </table:table-cell>
          <table:table-cell office:value-type="float" office:value="0.0633645866985986" calcext:value-type="float">
            <text:p>0.0633645866985986</text:p>
          </table:table-cell>
          <table:table-cell office:value-type="float" office:value="0.0495" calcext:value-type="float">
            <text:p>0.0495</text:p>
          </table:table-cell>
          <table:table-cell office:value-type="float" office:value="0.0399913173311165" calcext:value-type="float">
            <text:p>0.0399913173311165</text:p>
          </table:table-cell>
          <table:table-cell office:value-type="float" office:value="0.0590086826688835" calcext:value-type="float">
            <text:p>0.0590086826688835</text:p>
          </table:table-cell>
          <table:table-cell office:value-type="float" office:value="0.0245" calcext:value-type="float">
            <text:p>0.0245</text:p>
          </table:table-cell>
          <table:table-cell office:value-type="float" office:value="0.017722986152937" calcext:value-type="float">
            <text:p>0.017722986152937</text:p>
          </table:table-cell>
          <table:table-cell office:value-type="float" office:value="0.031277013847063" calcext:value-type="float">
            <text:p>0.031277013847063</text:p>
          </table:table-cell>
          <table:table-cell office:value-type="float" office:value="0.0245" calcext:value-type="float">
            <text:p>0.0245</text:p>
          </table:table-cell>
          <table:table-cell office:value-type="float" office:value="0.017722986152937" calcext:value-type="float">
            <text:p>0.017722986152937</text:p>
          </table:table-cell>
          <table:table-cell office:value-type="float" office:value="0.031277013847063" calcext:value-type="float">
            <text:p>0.031277013847063</text:p>
          </table:table-cell>
          <table:table-cell office:value-type="float" office:value="0.0485" calcext:value-type="float">
            <text:p>0.0485</text:p>
          </table:table-cell>
          <table:table-cell office:value-type="float" office:value="0.0390829048275443" calcext:value-type="float">
            <text:p>0.0390829048275443</text:p>
          </table:table-cell>
          <table:table-cell office:value-type="float" office:value="0.0579170951724557" calcext:value-type="float">
            <text:p>0.0579170951724557</text:p>
          </table:table-cell>
          <table:table-cell office:value-type="float" office:value="0.0245" calcext:value-type="float">
            <text:p>0.0245</text:p>
          </table:table-cell>
          <table:table-cell office:value-type="float" office:value="0.017722986152937" calcext:value-type="float">
            <text:p>0.017722986152937</text:p>
          </table:table-cell>
          <table:table-cell office:value-type="float" office:value="0.031277013847063" calcext:value-type="float">
            <text:p>0.031277013847063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0168593322956142" calcext:value-type="float">
            <text:p>0.0168593322956142</text:p>
          </table:table-cell>
          <table:table-cell office:value-type="float" office:value="0.0301406677043858" calcext:value-type="float">
            <text:p>0.0301406677043858</text:p>
          </table:table-cell>
          <table:table-cell office:value-type="float" office:value="0.049" calcext:value-type="float">
            <text:p>0.049</text:p>
          </table:table-cell>
          <table:table-cell office:value-type="float" office:value="0.039536974890931" calcext:value-type="float">
            <text:p>0.039536974890931</text:p>
          </table:table-cell>
          <table:table-cell office:value-type="float" office:value="0.058463025109069" calcext:value-type="float">
            <text:p>0.058463025109069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023843209164966" calcext:value-type="float">
            <text:p>0.023843209164966</text:p>
          </table:table-cell>
          <table:table-cell office:value-type="float" office:value="0.039156790835034" calcext:value-type="float">
            <text:p>0.039156790835034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023843209164966" calcext:value-type="float">
            <text:p>0.023843209164966</text:p>
          </table:table-cell>
          <table:table-cell office:value-type="float" office:value="0.039156790835034" calcext:value-type="float">
            <text:p>0.039156790835034</text:p>
          </table:table-cell>
          <table:table-cell office:value-type="float" office:value="0.0495" calcext:value-type="float">
            <text:p>0.0495</text:p>
          </table:table-cell>
          <table:table-cell office:value-type="float" office:value="0.0399913173311165" calcext:value-type="float">
            <text:p>0.0399913173311165</text:p>
          </table:table-cell>
          <table:table-cell office:value-type="float" office:value="0.0590086826688835" calcext:value-type="float">
            <text:p>0.0590086826688835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0229618370651845" calcext:value-type="float">
            <text:p>0.0229618370651845</text:p>
          </table:table-cell>
          <table:table-cell office:value-type="float" office:value="0.0380381629348155" calcext:value-type="float">
            <text:p>0.0380381629348155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0229618370651845" calcext:value-type="float">
            <text:p>0.0229618370651845</text:p>
          </table:table-cell>
          <table:table-cell office:value-type="float" office:value="0.0380381629348155" calcext:value-type="float">
            <text:p>0.0380381629348155</text:p>
          </table:table-cell>
          <table:table-cell office:value-type="float" office:value="5.13586420833333" calcext:value-type="float">
            <text:p>5.13586420833333</text:p>
          </table:table-cell>
        </table:table-row>
        <table:table-row table:style-name="ro1">
          <table:table-cell office:value-type="string" calcext:value-type="string">
            <text:p>bh_posdep_posonly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374616377021157" calcext:value-type="float">
            <text:p>0.0374616377021157</text:p>
          </table:table-cell>
          <table:table-cell office:value-type="float" office:value="0.0370218771663532" calcext:value-type="float">
            <text:p>0.0370218771663532</text:p>
          </table:table-cell>
          <table:table-cell office:value-type="float" office:value="0.0379013982378781" calcext:value-type="float">
            <text:p>0.0379013982378781</text:p>
          </table:table-cell>
          <table:table-cell office:value-type="float" office:value="0.0370437249313425" calcext:value-type="float">
            <text:p>0.0370437249313425</text:p>
          </table:table-cell>
          <table:table-cell office:value-type="float" office:value="0.0365783696168271" calcext:value-type="float">
            <text:p>0.0365783696168271</text:p>
          </table:table-cell>
          <table:table-cell office:value-type="float" office:value="0.0375090802458579" calcext:value-type="float">
            <text:p>0.0375090802458579</text:p>
          </table:table-cell>
          <table:table-cell office:value-type="float" office:value="0.0370437249313425" calcext:value-type="float">
            <text:p>0.0370437249313425</text:p>
          </table:table-cell>
          <table:table-cell office:value-type="float" office:value="0.0365783696168271" calcext:value-type="float">
            <text:p>0.0365783696168271</text:p>
          </table:table-cell>
          <table:table-cell office:value-type="float" office:value="0.0375090802458579" calcext:value-type="float">
            <text:p>0.0375090802458579</text:p>
          </table:table-cell>
          <table:table-cell office:value-type="float" office:value="0.03007145315664" calcext:value-type="float">
            <text:p>0.03007145315664</text:p>
          </table:table-cell>
          <table:table-cell office:value-type="float" office:value="0.0296685538031039" calcext:value-type="float">
            <text:p>0.0296685538031039</text:p>
          </table:table-cell>
          <table:table-cell office:value-type="float" office:value="0.030474352510176" calcext:value-type="float">
            <text:p>0.030474352510176</text:p>
          </table:table-cell>
          <table:table-cell office:value-type="float" office:value="0.0151529538244043" calcext:value-type="float">
            <text:p>0.0151529538244043</text:p>
          </table:table-cell>
          <table:table-cell office:value-type="float" office:value="0.0148461391782912" calcext:value-type="float">
            <text:p>0.0148461391782912</text:p>
          </table:table-cell>
          <table:table-cell office:value-type="float" office:value="0.0154597684705174" calcext:value-type="float">
            <text:p>0.0154597684705174</text:p>
          </table:table-cell>
          <table:table-cell office:value-type="float" office:value="0.01879974130731" calcext:value-type="float">
            <text:p>0.01879974130731</text:p>
          </table:table-cell>
          <table:table-cell office:value-type="float" office:value="0.0184639340064044" calcext:value-type="float">
            <text:p>0.0184639340064044</text:p>
          </table:table-cell>
          <table:table-cell office:value-type="float" office:value="0.0191355486082156" calcext:value-type="float">
            <text:p>0.0191355486082156</text:p>
          </table:table-cell>
          <table:table-cell office:value-type="float" office:value="0.0373558603030201" calcext:value-type="float">
            <text:p>0.0373558603030201</text:p>
          </table:table-cell>
          <table:table-cell office:value-type="float" office:value="0.0369169052393394" calcext:value-type="float">
            <text:p>0.0369169052393394</text:p>
          </table:table-cell>
          <table:table-cell office:value-type="float" office:value="0.0377948153667008" calcext:value-type="float">
            <text:p>0.0377948153667008</text:p>
          </table:table-cell>
          <table:table-cell office:value-type="float" office:value="0.0188300574074245" calcext:value-type="float">
            <text:p>0.0188300574074245</text:p>
          </table:table-cell>
          <table:table-cell office:value-type="float" office:value="0.0184936882769375" calcext:value-type="float">
            <text:p>0.0184936882769375</text:p>
          </table:table-cell>
          <table:table-cell office:value-type="float" office:value="0.0191664265379116" calcext:value-type="float">
            <text:p>0.0191664265379116</text:p>
          </table:table-cell>
          <table:table-cell office:value-type="float" office:value="0.0188300574074245" calcext:value-type="float">
            <text:p>0.0188300574074245</text:p>
          </table:table-cell>
          <table:table-cell office:value-type="float" office:value="0.0184936882769375" calcext:value-type="float">
            <text:p>0.0184936882769375</text:p>
          </table:table-cell>
          <table:table-cell office:value-type="float" office:value="0.0191664265379116" calcext:value-type="float">
            <text:p>0.0191664265379116</text:p>
          </table:table-cell>
          <table:table-cell office:value-type="float" office:value="0.0299129384306178" calcext:value-type="float">
            <text:p>0.0299129384306178</text:p>
          </table:table-cell>
          <table:table-cell office:value-type="float" office:value="0.0295108769714846" calcext:value-type="float">
            <text:p>0.0295108769714846</text:p>
          </table:table-cell>
          <table:table-cell office:value-type="float" office:value="0.030314999889751" calcext:value-type="float">
            <text:p>0.030314999889751</text:p>
          </table:table-cell>
          <table:table-cell office:value-type="float" office:value="0.0150675984390365" calcext:value-type="float">
            <text:p>0.0150675984390365</text:p>
          </table:table-cell>
          <table:table-cell office:value-type="float" office:value="0.0147617876487082" calcext:value-type="float">
            <text:p>0.0147617876487082</text:p>
          </table:table-cell>
          <table:table-cell office:value-type="float" office:value="0.0153734092293647" calcext:value-type="float">
            <text:p>0.0153734092293647</text:p>
          </table:table-cell>
          <table:table-cell office:value-type="float" office:value="0.0187425875325154" calcext:value-type="float">
            <text:p>0.0187425875325154</text:p>
          </table:table-cell>
          <table:table-cell office:value-type="float" office:value="0.0184073917122449" calcext:value-type="float">
            <text:p>0.0184073917122449</text:p>
          </table:table-cell>
          <table:table-cell office:value-type="float" office:value="0.0190777833527859" calcext:value-type="float">
            <text:p>0.0190777833527859</text:p>
          </table:table-cell>
          <table:table-cell office:value-type="float" office:value="0.0405" calcext:value-type="float">
            <text:p>0.0405</text:p>
          </table:table-cell>
          <table:table-cell office:value-type="float" office:value="0.0318584490451548" calcext:value-type="float">
            <text:p>0.0318584490451548</text:p>
          </table:table-cell>
          <table:table-cell office:value-type="float" office:value="0.0491415509548453" calcext:value-type="float">
            <text:p>0.0491415509548453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3233049697264" calcext:value-type="float">
            <text:p>0.993233049697264</text:p>
          </table:table-cell>
          <table:table-cell office:value-type="float" office:value="0.998766950302736" calcext:value-type="float">
            <text:p>0.998766950302736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3233049697264" calcext:value-type="float">
            <text:p>0.993233049697264</text:p>
          </table:table-cell>
          <table:table-cell office:value-type="float" office:value="0.998766950302736" calcext:value-type="float">
            <text:p>0.998766950302736</text:p>
          </table:table-cell>
          <table:table-cell office:value-type="float" office:value="0.0565" calcext:value-type="float">
            <text:p>0.0565</text:p>
          </table:table-cell>
          <table:table-cell office:value-type="float" office:value="0.0463786866605026" calcext:value-type="float">
            <text:p>0.0463786866605026</text:p>
          </table:table-cell>
          <table:table-cell office:value-type="float" office:value="0.0666213133394974" calcext:value-type="float">
            <text:p>0.0666213133394974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185896076503584" calcext:value-type="float">
            <text:p>0.0185896076503584</text:p>
          </table:table-cell>
          <table:table-cell office:value-type="float" office:value="0.0324103923496416" calcext:value-type="float">
            <text:p>0.0324103923496416</text:p>
          </table:table-cell>
          <table:table-cell office:value-type="float" office:value="0.0185" calcext:value-type="float">
            <text:p>0.0185</text:p>
          </table:table-cell>
          <table:table-cell office:value-type="float" office:value="0.0125929219375103" calcext:value-type="float">
            <text:p>0.0125929219375103</text:p>
          </table:table-cell>
          <table:table-cell office:value-type="float" office:value="0.0244070780624897" calcext:value-type="float">
            <text:p>0.0244070780624897</text:p>
          </table:table-cell>
          <table:table-cell office:value-type="float" office:value="5.06705058333333" calcext:value-type="float">
            <text:p>5.06705058333333</text:p>
          </table:table-cell>
        </table:table-row>
        <table:table-row table:style-name="ro1">
          <table:table-cell office:value-type="string" calcext:value-type="string">
            <text:p>bh_posdep_negonly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395532016489019" calcext:value-type="float">
            <text:p>0.0395532016489019</text:p>
          </table:table-cell>
          <table:table-cell office:value-type="float" office:value="0.0391150498050342" calcext:value-type="float">
            <text:p>0.0391150498050342</text:p>
          </table:table-cell>
          <table:table-cell office:value-type="float" office:value="0.0399913534927696" calcext:value-type="float">
            <text:p>0.0399913534927696</text:p>
          </table:table-cell>
          <table:table-cell office:value-type="float" office:value="0.0395310158949078" calcext:value-type="float">
            <text:p>0.0395310158949078</text:p>
          </table:table-cell>
          <table:table-cell office:value-type="float" office:value="0.0390687209310613" calcext:value-type="float">
            <text:p>0.0390687209310613</text:p>
          </table:table-cell>
          <table:table-cell office:value-type="float" office:value="0.0399933108587543" calcext:value-type="float">
            <text:p>0.0399933108587543</text:p>
          </table:table-cell>
          <table:table-cell office:value-type="float" office:value="0.0395310158949078" calcext:value-type="float">
            <text:p>0.0395310158949078</text:p>
          </table:table-cell>
          <table:table-cell office:value-type="float" office:value="0.0390687209310613" calcext:value-type="float">
            <text:p>0.0390687209310613</text:p>
          </table:table-cell>
          <table:table-cell office:value-type="float" office:value="0.0399933108587543" calcext:value-type="float">
            <text:p>0.0399933108587543</text:p>
          </table:table-cell>
          <table:table-cell office:value-type="float" office:value="0.0322181574590606" calcext:value-type="float">
            <text:p>0.0322181574590606</text:p>
          </table:table-cell>
          <table:table-cell office:value-type="float" office:value="0.0318197808811551" calcext:value-type="float">
            <text:p>0.0318197808811551</text:p>
          </table:table-cell>
          <table:table-cell office:value-type="float" office:value="0.0326165340369662" calcext:value-type="float">
            <text:p>0.0326165340369662</text:p>
          </table:table-cell>
          <table:table-cell office:value-type="float" office:value="0.0173926970488379" calcext:value-type="float">
            <text:p>0.0173926970488379</text:p>
          </table:table-cell>
          <table:table-cell office:value-type="float" office:value="0.0170767093620268" calcext:value-type="float">
            <text:p>0.0170767093620268</text:p>
          </table:table-cell>
          <table:table-cell office:value-type="float" office:value="0.0177086847356491" calcext:value-type="float">
            <text:p>0.0177086847356491</text:p>
          </table:table-cell>
          <table:table-cell office:value-type="float" office:value="0.0211883674072363" calcext:value-type="float">
            <text:p>0.0211883674072363</text:p>
          </table:table-cell>
          <table:table-cell office:value-type="float" office:value="0.0208501021733282" calcext:value-type="float">
            <text:p>0.0208501021733282</text:p>
          </table:table-cell>
          <table:table-cell office:value-type="float" office:value="0.0215266326411444" calcext:value-type="float">
            <text:p>0.0215266326411444</text:p>
          </table:table-cell>
          <table:table-cell office:value-type="float" office:value="0.038" calcext:value-type="float">
            <text:p>0.038</text:p>
          </table:table-cell>
          <table:table-cell office:value-type="float" office:value="0.0296185139158299" calcext:value-type="float">
            <text:p>0.0296185139158299</text:p>
          </table:table-cell>
          <table:table-cell office:value-type="float" office:value="0.0463814860841701" calcext:value-type="float">
            <text:p>0.0463814860841701</text:p>
          </table:table-cell>
          <table:table-cell office:value-type="float" office:value="0.9985" calcext:value-type="float">
            <text:p>0.9985</text:p>
          </table:table-cell>
          <table:table-cell office:value-type="float" office:value="0.996803470725234" calcext:value-type="float">
            <text:p>0.996803470725234</text:p>
          </table:table-cell>
          <table:table-cell office:value-type="float" office:value="1.00019652927477" calcext:value-type="float">
            <text:p>1.00019652927477</text:p>
          </table:table-cell>
          <table:table-cell office:value-type="float" office:value="0.9985" calcext:value-type="float">
            <text:p>0.9985</text:p>
          </table:table-cell>
          <table:table-cell office:value-type="float" office:value="0.996803470725234" calcext:value-type="float">
            <text:p>0.996803470725234</text:p>
          </table:table-cell>
          <table:table-cell office:value-type="float" office:value="1.00019652927477" calcext:value-type="float">
            <text:p>1.00019652927477</text:p>
          </table:table-cell>
          <table:table-cell office:value-type="float" office:value="0.0545" calcext:value-type="float">
            <text:p>0.0545</text:p>
          </table:table-cell>
          <table:table-cell office:value-type="float" office:value="0.0445489086808505" calcext:value-type="float">
            <text:p>0.0445489086808505</text:p>
          </table:table-cell>
          <table:table-cell office:value-type="float" office:value="0.0644510913191495" calcext:value-type="float">
            <text:p>0.0644510913191495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16438545484802" calcext:value-type="float">
            <text:p>0.0216438545484802</text:p>
          </table:table-cell>
          <table:table-cell office:value-type="float" office:value="0.0363561454515198" calcext:value-type="float">
            <text:p>0.0363561454515198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55698298983" calcext:value-type="float">
            <text:p>0.0155698298983</text:p>
          </table:table-cell>
          <table:table-cell office:value-type="float" office:value="0.0284301701017" calcext:value-type="float">
            <text:p>0.0284301701017</text:p>
          </table:table-cell>
          <table:table-cell office:value-type="float" office:value="0.0394511273536236" calcext:value-type="float">
            <text:p>0.0394511273536236</text:p>
          </table:table-cell>
          <table:table-cell office:value-type="float" office:value="0.0390135805476522" calcext:value-type="float">
            <text:p>0.0390135805476522</text:p>
          </table:table-cell>
          <table:table-cell office:value-type="float" office:value="0.039888674159595" calcext:value-type="float">
            <text:p>0.039888674159595</text:p>
          </table:table-cell>
          <table:table-cell office:value-type="float" office:value="0.0212272584157717" calcext:value-type="float">
            <text:p>0.0212272584157717</text:p>
          </table:table-cell>
          <table:table-cell office:value-type="float" office:value="0.0208886700161883" calcext:value-type="float">
            <text:p>0.0208886700161883</text:p>
          </table:table-cell>
          <table:table-cell office:value-type="float" office:value="0.0215658468153551" calcext:value-type="float">
            <text:p>0.0215658468153551</text:p>
          </table:table-cell>
          <table:table-cell office:value-type="float" office:value="0.0212272584157717" calcext:value-type="float">
            <text:p>0.0212272584157717</text:p>
          </table:table-cell>
          <table:table-cell office:value-type="float" office:value="0.0208886700161883" calcext:value-type="float">
            <text:p>0.0208886700161883</text:p>
          </table:table-cell>
          <table:table-cell office:value-type="float" office:value="0.0215658468153551" calcext:value-type="float">
            <text:p>0.0215658468153551</text:p>
          </table:table-cell>
          <table:table-cell office:value-type="float" office:value="0.0320585579034888" calcext:value-type="float">
            <text:p>0.0320585579034888</text:p>
          </table:table-cell>
          <table:table-cell office:value-type="float" office:value="0.0316621685574149" calcext:value-type="float">
            <text:p>0.0316621685574149</text:p>
          </table:table-cell>
          <table:table-cell office:value-type="float" office:value="0.0324549472495628" calcext:value-type="float">
            <text:p>0.0324549472495628</text:p>
          </table:table-cell>
          <table:table-cell office:value-type="float" office:value="0.0172928602321409" calcext:value-type="float">
            <text:p>0.0172928602321409</text:p>
          </table:table-cell>
          <table:table-cell office:value-type="float" office:value="0.0169778721262348" calcext:value-type="float">
            <text:p>0.0169778721262348</text:p>
          </table:table-cell>
          <table:table-cell office:value-type="float" office:value="0.0176078483380469" calcext:value-type="float">
            <text:p>0.0176078483380469</text:p>
          </table:table-cell>
          <table:table-cell office:value-type="float" office:value="0.0211187622007399" calcext:value-type="float">
            <text:p>0.0211187622007399</text:p>
          </table:table-cell>
          <table:table-cell office:value-type="float" office:value="0.0207814007459001" calcext:value-type="float">
            <text:p>0.0207814007459001</text:p>
          </table:table-cell>
          <table:table-cell office:value-type="float" office:value="0.0214561236555797" calcext:value-type="float">
            <text:p>0.0214561236555797</text:p>
          </table:table-cell>
          <table:table-cell office:value-type="float" office:value="4.87673833333333" calcext:value-type="float">
            <text:p>4.87673833333333</text:p>
          </table:table-cell>
        </table:table-row>
        <table:table-row table:style-name="ro1">
          <table:table-cell office:value-type="string" calcext:value-type="string">
            <text:p>bh_posdep_balanced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26211502305378" calcext:value-type="float">
            <text:p>0.026211502305378</text:p>
          </table:table-cell>
          <table:table-cell office:value-type="float" office:value="0.025962766838515" calcext:value-type="float">
            <text:p>0.025962766838515</text:p>
          </table:table-cell>
          <table:table-cell office:value-type="float" office:value="0.0264602377722409" calcext:value-type="float">
            <text:p>0.0264602377722409</text:p>
          </table:table-cell>
          <table:table-cell office:value-type="float" office:value="0.0261068380427157" calcext:value-type="float">
            <text:p>0.0261068380427157</text:p>
          </table:table-cell>
          <table:table-cell office:value-type="float" office:value="0.0258588652224591" calcext:value-type="float">
            <text:p>0.0258588652224591</text:p>
          </table:table-cell>
          <table:table-cell office:value-type="float" office:value="0.0263548108629724" calcext:value-type="float">
            <text:p>0.0263548108629724</text:p>
          </table:table-cell>
          <table:table-cell office:value-type="float" office:value="0.0261068380427157" calcext:value-type="float">
            <text:p>0.0261068380427157</text:p>
          </table:table-cell>
          <table:table-cell office:value-type="float" office:value="0.0258588652224591" calcext:value-type="float">
            <text:p>0.0258588652224591</text:p>
          </table:table-cell>
          <table:table-cell office:value-type="float" office:value="0.0263548108629724" calcext:value-type="float">
            <text:p>0.0263548108629724</text:p>
          </table:table-cell>
          <table:table-cell office:value-type="float" office:value="0.0261801910033825" calcext:value-type="float">
            <text:p>0.0261801910033825</text:p>
          </table:table-cell>
          <table:table-cell office:value-type="float" office:value="0.0259314189363888" calcext:value-type="float">
            <text:p>0.0259314189363888</text:p>
          </table:table-cell>
          <table:table-cell office:value-type="float" office:value="0.0264289630703762" calcext:value-type="float">
            <text:p>0.0264289630703762</text:p>
          </table:table-cell>
          <table:table-cell office:value-type="float" office:value="0.0138904164546874" calcext:value-type="float">
            <text:p>0.0138904164546874</text:p>
          </table:table-cell>
          <table:table-cell office:value-type="float" office:value="0.0136949990956002" calcext:value-type="float">
            <text:p>0.0136949990956002</text:p>
          </table:table-cell>
          <table:table-cell office:value-type="float" office:value="0.0140858338137745" calcext:value-type="float">
            <text:p>0.0140858338137745</text:p>
          </table:table-cell>
          <table:table-cell office:value-type="float" office:value="0.0138986985028863" calcext:value-type="float">
            <text:p>0.0138986985028863</text:p>
          </table:table-cell>
          <table:table-cell office:value-type="float" office:value="0.0137025331450939" calcext:value-type="float">
            <text:p>0.0137025331450939</text:p>
          </table:table-cell>
          <table:table-cell office:value-type="float" office:value="0.0140948638606787" calcext:value-type="float">
            <text:p>0.0140948638606787</text:p>
          </table:table-cell>
          <table:table-cell office:value-type="float" office:value="0.0253258475548983" calcext:value-type="float">
            <text:p>0.0253258475548983</text:p>
          </table:table-cell>
          <table:table-cell office:value-type="float" office:value="0.0249643605498021" calcext:value-type="float">
            <text:p>0.0249643605498021</text:p>
          </table:table-cell>
          <table:table-cell office:value-type="float" office:value="0.0256873345599945" calcext:value-type="float">
            <text:p>0.0256873345599945</text:p>
          </table:table-cell>
          <table:table-cell office:value-type="float" office:value="0.0252647145131758" calcext:value-type="float">
            <text:p>0.0252647145131758</text:p>
          </table:table-cell>
          <table:table-cell office:value-type="float" office:value="0.024910082901801" calcext:value-type="float">
            <text:p>0.024910082901801</text:p>
          </table:table-cell>
          <table:table-cell office:value-type="float" office:value="0.0256193461245506" calcext:value-type="float">
            <text:p>0.0256193461245506</text:p>
          </table:table-cell>
          <table:table-cell office:value-type="float" office:value="0.0252647145131758" calcext:value-type="float">
            <text:p>0.0252647145131758</text:p>
          </table:table-cell>
          <table:table-cell office:value-type="float" office:value="0.024910082901801" calcext:value-type="float">
            <text:p>0.024910082901801</text:p>
          </table:table-cell>
          <table:table-cell office:value-type="float" office:value="0.0256193461245506" calcext:value-type="float">
            <text:p>0.0256193461245506</text:p>
          </table:table-cell>
          <table:table-cell office:value-type="float" office:value="0.0253763456515234" calcext:value-type="float">
            <text:p>0.0253763456515234</text:p>
          </table:table-cell>
          <table:table-cell office:value-type="float" office:value="0.0250162172629613" calcext:value-type="float">
            <text:p>0.0250162172629613</text:p>
          </table:table-cell>
          <table:table-cell office:value-type="float" office:value="0.0257364740400855" calcext:value-type="float">
            <text:p>0.0257364740400855</text:p>
          </table:table-cell>
          <table:table-cell office:value-type="float" office:value="0.0129220023632593" calcext:value-type="float">
            <text:p>0.0129220023632593</text:p>
          </table:table-cell>
          <table:table-cell office:value-type="float" office:value="0.0126415322750325" calcext:value-type="float">
            <text:p>0.0126415322750325</text:p>
          </table:table-cell>
          <table:table-cell office:value-type="float" office:value="0.0132024724514862" calcext:value-type="float">
            <text:p>0.0132024724514862</text:p>
          </table:table-cell>
          <table:table-cell office:value-type="float" office:value="0.012894390975746" calcext:value-type="float">
            <text:p>0.012894390975746</text:p>
          </table:table-cell>
          <table:table-cell office:value-type="float" office:value="0.0126122177801026" calcext:value-type="float">
            <text:p>0.0126122177801026</text:p>
          </table:table-cell>
          <table:table-cell office:value-type="float" office:value="0.0131765641713893" calcext:value-type="float">
            <text:p>0.0131765641713893</text:p>
          </table:table-cell>
          <table:table-cell office:value-type="float" office:value="0.0269837104287134" calcext:value-type="float">
            <text:p>0.0269837104287134</text:p>
          </table:table-cell>
          <table:table-cell office:value-type="float" office:value="0.0266270052528722" calcext:value-type="float">
            <text:p>0.0266270052528722</text:p>
          </table:table-cell>
          <table:table-cell office:value-type="float" office:value="0.0273404156045546" calcext:value-type="float">
            <text:p>0.0273404156045546</text:p>
          </table:table-cell>
          <table:table-cell office:value-type="float" office:value="0.0268812670535897" calcext:value-type="float">
            <text:p>0.0268812670535897</text:p>
          </table:table-cell>
          <table:table-cell office:value-type="float" office:value="0.0265305375524731" calcext:value-type="float">
            <text:p>0.0265305375524731</text:p>
          </table:table-cell>
          <table:table-cell office:value-type="float" office:value="0.0272319965547062" calcext:value-type="float">
            <text:p>0.0272319965547062</text:p>
          </table:table-cell>
          <table:table-cell office:value-type="float" office:value="0.0268812670535897" calcext:value-type="float">
            <text:p>0.0268812670535897</text:p>
          </table:table-cell>
          <table:table-cell office:value-type="float" office:value="0.0265305375524731" calcext:value-type="float">
            <text:p>0.0265305375524731</text:p>
          </table:table-cell>
          <table:table-cell office:value-type="float" office:value="0.0272319965547062" calcext:value-type="float">
            <text:p>0.0272319965547062</text:p>
          </table:table-cell>
          <table:table-cell office:value-type="float" office:value="0.0268828152725001" calcext:value-type="float">
            <text:p>0.0268828152725001</text:p>
          </table:table-cell>
          <table:table-cell office:value-type="float" office:value="0.026526666194215" calcext:value-type="float">
            <text:p>0.026526666194215</text:p>
          </table:table-cell>
          <table:table-cell office:value-type="float" office:value="0.0272389643507853" calcext:value-type="float">
            <text:p>0.0272389643507853</text:p>
          </table:table-cell>
          <table:table-cell office:value-type="float" office:value="0.0147913465245428" calcext:value-type="float">
            <text:p>0.0147913465245428</text:p>
          </table:table-cell>
          <table:table-cell office:value-type="float" office:value="0.0145075975697889" calcext:value-type="float">
            <text:p>0.0145075975697889</text:p>
          </table:table-cell>
          <table:table-cell office:value-type="float" office:value="0.0150750954792968" calcext:value-type="float">
            <text:p>0.0150750954792968</text:p>
          </table:table-cell>
          <table:table-cell office:value-type="float" office:value="0.0148304371701317" calcext:value-type="float">
            <text:p>0.0148304371701317</text:p>
          </table:table-cell>
          <table:table-cell office:value-type="float" office:value="0.0145462758060727" calcext:value-type="float">
            <text:p>0.0145462758060727</text:p>
          </table:table-cell>
          <table:table-cell office:value-type="float" office:value="0.0151145985341907" calcext:value-type="float">
            <text:p>0.0151145985341907</text:p>
          </table:table-cell>
          <table:table-cell office:value-type="float" office:value="4.23320908333333" calcext:value-type="float">
            <text:p>4.23320908333333</text:p>
          </table:table-cell>
        </table:table-row>
        <table:table-row table:style-name="ro1">
          <table:table-cell office:value-type="string" calcext:value-type="string">
            <text:p>bh_posdep_unbalanced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262240997957738" calcext:value-type="float">
            <text:p>0.0262240997957738</text:p>
          </table:table-cell>
          <table:table-cell office:value-type="float" office:value="0.0259737509400686" calcext:value-type="float">
            <text:p>0.0259737509400686</text:p>
          </table:table-cell>
          <table:table-cell office:value-type="float" office:value="0.0264744486514789" calcext:value-type="float">
            <text:p>0.0264744486514789</text:p>
          </table:table-cell>
          <table:table-cell office:value-type="float" office:value="0.0263073609494929" calcext:value-type="float">
            <text:p>0.0263073609494929</text:p>
          </table:table-cell>
          <table:table-cell office:value-type="float" office:value="0.0260560012364824" calcext:value-type="float">
            <text:p>0.0260560012364824</text:p>
          </table:table-cell>
          <table:table-cell office:value-type="float" office:value="0.0265587206625034" calcext:value-type="float">
            <text:p>0.0265587206625034</text:p>
          </table:table-cell>
          <table:table-cell office:value-type="float" office:value="0.0263073609494929" calcext:value-type="float">
            <text:p>0.0263073609494929</text:p>
          </table:table-cell>
          <table:table-cell office:value-type="float" office:value="0.0260560012364824" calcext:value-type="float">
            <text:p>0.0260560012364824</text:p>
          </table:table-cell>
          <table:table-cell office:value-type="float" office:value="0.0265587206625034" calcext:value-type="float">
            <text:p>0.0265587206625034</text:p>
          </table:table-cell>
          <table:table-cell office:value-type="float" office:value="0.0234011373122808" calcext:value-type="float">
            <text:p>0.0234011373122808</text:p>
          </table:table-cell>
          <table:table-cell office:value-type="float" office:value="0.0231704971793443" calcext:value-type="float">
            <text:p>0.0231704971793443</text:p>
          </table:table-cell>
          <table:table-cell office:value-type="float" office:value="0.0236317774452172" calcext:value-type="float">
            <text:p>0.0236317774452172</text:p>
          </table:table-cell>
          <table:table-cell office:value-type="float" office:value="0.0124219940765901" calcext:value-type="float">
            <text:p>0.0124219940765901</text:p>
          </table:table-cell>
          <table:table-cell office:value-type="float" office:value="0.0122342079073477" calcext:value-type="float">
            <text:p>0.0122342079073477</text:p>
          </table:table-cell>
          <table:table-cell office:value-type="float" office:value="0.0126097802458325" calcext:value-type="float">
            <text:p>0.0126097802458325</text:p>
          </table:table-cell>
          <table:table-cell office:value-type="float" office:value="0.0138899682259598" calcext:value-type="float">
            <text:p>0.0138899682259598</text:p>
          </table:table-cell>
          <table:table-cell office:value-type="float" office:value="0.0136982878480098" calcext:value-type="float">
            <text:p>0.0136982878480098</text:p>
          </table:table-cell>
          <table:table-cell office:value-type="float" office:value="0.0140816486039098" calcext:value-type="float">
            <text:p>0.0140816486039098</text:p>
          </table:table-cell>
          <table:table-cell office:value-type="float" office:value="0.0251728034896461" calcext:value-type="float">
            <text:p>0.0251728034896461</text:p>
          </table:table-cell>
          <table:table-cell office:value-type="float" office:value="0.0245394114205648" calcext:value-type="float">
            <text:p>0.0245394114205648</text:p>
          </table:table-cell>
          <table:table-cell office:value-type="float" office:value="0.0258061955587275" calcext:value-type="float">
            <text:p>0.0258061955587275</text:p>
          </table:table-cell>
          <table:table-cell office:value-type="float" office:value="0.0609609160070402" calcext:value-type="float">
            <text:p>0.0609609160070402</text:p>
          </table:table-cell>
          <table:table-cell office:value-type="float" office:value="0.0601199445409305" calcext:value-type="float">
            <text:p>0.0601199445409305</text:p>
          </table:table-cell>
          <table:table-cell office:value-type="float" office:value="0.0618018874731499" calcext:value-type="float">
            <text:p>0.0618018874731499</text:p>
          </table:table-cell>
          <table:table-cell office:value-type="float" office:value="0.0609609160070402" calcext:value-type="float">
            <text:p>0.0609609160070402</text:p>
          </table:table-cell>
          <table:table-cell office:value-type="float" office:value="0.0601199445409305" calcext:value-type="float">
            <text:p>0.0601199445409305</text:p>
          </table:table-cell>
          <table:table-cell office:value-type="float" office:value="0.0618018874731499" calcext:value-type="float">
            <text:p>0.0618018874731499</text:p>
          </table:table-cell>
          <table:table-cell office:value-type="float" office:value="0.0359827840127759" calcext:value-type="float">
            <text:p>0.0359827840127759</text:p>
          </table:table-cell>
          <table:table-cell office:value-type="float" office:value="0.0352721145311596" calcext:value-type="float">
            <text:p>0.0352721145311596</text:p>
          </table:table-cell>
          <table:table-cell office:value-type="float" office:value="0.0366934534943923" calcext:value-type="float">
            <text:p>0.0366934534943923</text:p>
          </table:table-cell>
          <table:table-cell office:value-type="float" office:value="0.0183453942003399" calcext:value-type="float">
            <text:p>0.0183453942003399</text:p>
          </table:table-cell>
          <table:table-cell office:value-type="float" office:value="0.0177791357860939" calcext:value-type="float">
            <text:p>0.0177791357860939</text:p>
          </table:table-cell>
          <table:table-cell office:value-type="float" office:value="0.0189116526145859" calcext:value-type="float">
            <text:p>0.0189116526145859</text:p>
          </table:table-cell>
          <table:table-cell office:value-type="float" office:value="0.0125977226897973" calcext:value-type="float">
            <text:p>0.0125977226897973</text:p>
          </table:table-cell>
          <table:table-cell office:value-type="float" office:value="0.0121017571619674" calcext:value-type="float">
            <text:p>0.0121017571619674</text:p>
          </table:table-cell>
          <table:table-cell office:value-type="float" office:value="0.0130936882176273" calcext:value-type="float">
            <text:p>0.0130936882176273</text:p>
          </table:table-cell>
          <table:table-cell office:value-type="float" office:value="0.0263540466855053" calcext:value-type="float">
            <text:p>0.0263540466855053</text:p>
          </table:table-cell>
          <table:table-cell office:value-type="float" office:value="0.0260767342901711" calcext:value-type="float">
            <text:p>0.0260767342901711</text:p>
          </table:table-cell>
          <table:table-cell office:value-type="float" office:value="0.0266313590808394" calcext:value-type="float">
            <text:p>0.0266313590808394</text:p>
          </table:table-cell>
          <table:table-cell office:value-type="float" office:value="0.0171466673715548" calcext:value-type="float">
            <text:p>0.0171466673715548</text:p>
          </table:table-cell>
          <table:table-cell office:value-type="float" office:value="0.0169221367200422" calcext:value-type="float">
            <text:p>0.0169221367200422</text:p>
          </table:table-cell>
          <table:table-cell office:value-type="float" office:value="0.0173711980230674" calcext:value-type="float">
            <text:p>0.0173711980230674</text:p>
          </table:table-cell>
          <table:table-cell office:value-type="float" office:value="0.0171466673715548" calcext:value-type="float">
            <text:p>0.0171466673715548</text:p>
          </table:table-cell>
          <table:table-cell office:value-type="float" office:value="0.0169221367200422" calcext:value-type="float">
            <text:p>0.0169221367200422</text:p>
          </table:table-cell>
          <table:table-cell office:value-type="float" office:value="0.0173711980230674" calcext:value-type="float">
            <text:p>0.0173711980230674</text:p>
          </table:table-cell>
          <table:table-cell office:value-type="float" office:value="0.0205807957727261" calcext:value-type="float">
            <text:p>0.0205807957727261</text:p>
          </table:table-cell>
          <table:table-cell office:value-type="float" office:value="0.0203376642481736" calcext:value-type="float">
            <text:p>0.0203376642481736</text:p>
          </table:table-cell>
          <table:table-cell office:value-type="float" office:value="0.0208239272972786" calcext:value-type="float">
            <text:p>0.0208239272972786</text:p>
          </table:table-cell>
          <table:table-cell office:value-type="float" office:value="0.0111434176045771" calcext:value-type="float">
            <text:p>0.0111434176045771</text:p>
          </table:table-cell>
          <table:table-cell office:value-type="float" office:value="0.0109489466094473" calcext:value-type="float">
            <text:p>0.0109489466094473</text:p>
          </table:table-cell>
          <table:table-cell office:value-type="float" office:value="0.011337888599707" calcext:value-type="float">
            <text:p>0.011337888599707</text:p>
          </table:table-cell>
          <table:table-cell office:value-type="float" office:value="0.0140699377831265" calcext:value-type="float">
            <text:p>0.0140699377831265</text:p>
          </table:table-cell>
          <table:table-cell office:value-type="float" office:value="0.0138617230245556" calcext:value-type="float">
            <text:p>0.0138617230245556</text:p>
          </table:table-cell>
          <table:table-cell office:value-type="float" office:value="0.0142781525416973" calcext:value-type="float">
            <text:p>0.0142781525416973</text:p>
          </table:table-cell>
          <table:table-cell office:value-type="float" office:value="5.11337495833333" calcext:value-type="float">
            <text:p>5.11337495833333</text:p>
          </table:table-cell>
        </table:table-row>
        <table:table-row table:style-name="ro1">
          <table:table-cell office:value-type="string" calcext:value-type="string">
            <text:p>bh_negdep_null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975" calcext:value-type="float">
            <text:p>0.0975</text:p>
          </table:table-cell>
          <table:table-cell office:value-type="float" office:value="0.0844962800738525" calcext:value-type="float">
            <text:p>0.0844962800738525</text:p>
          </table:table-cell>
          <table:table-cell office:value-type="float" office:value="0.110503719926148" calcext:value-type="float">
            <text:p>0.110503719926148</text:p>
          </table:table-cell>
          <table:table-cell office:value-type="float" office:value="0.045" calcext:value-type="float">
            <text:p>0.045</text:p>
          </table:table-cell>
          <table:table-cell office:value-type="float" office:value="0.035912390923404" calcext:value-type="float">
            <text:p>0.035912390923404</text:p>
          </table:table-cell>
          <table:table-cell office:value-type="float" office:value="0.054087609076596" calcext:value-type="float">
            <text:p>0.054087609076596</text:p>
          </table:table-cell>
          <table:table-cell office:value-type="float" office:value="0.045" calcext:value-type="float">
            <text:p>0.045</text:p>
          </table:table-cell>
          <table:table-cell office:value-type="float" office:value="0.035912390923404" calcext:value-type="float">
            <text:p>0.035912390923404</text:p>
          </table:table-cell>
          <table:table-cell office:value-type="float" office:value="0.054087609076596" calcext:value-type="float">
            <text:p>0.054087609076596</text:p>
          </table:table-cell>
          <table:table-cell office:value-type="float" office:value="0.098" calcext:value-type="float">
            <text:p>0.098</text:p>
          </table:table-cell>
          <table:table-cell office:value-type="float" office:value="0.0849665917035124" calcext:value-type="float">
            <text:p>0.0849665917035124</text:p>
          </table:table-cell>
          <table:table-cell office:value-type="float" office:value="0.111033408296488" calcext:value-type="float">
            <text:p>0.111033408296488</text:p>
          </table:table-cell>
          <table:table-cell office:value-type="float" office:value="0.0455" calcext:value-type="float">
            <text:p>0.0455</text:p>
          </table:table-cell>
          <table:table-cell office:value-type="float" office:value="0.0363644361217982" calcext:value-type="float">
            <text:p>0.0363644361217982</text:p>
          </table:table-cell>
          <table:table-cell office:value-type="float" office:value="0.0546355638782018" calcext:value-type="float">
            <text:p>0.0546355638782018</text:p>
          </table:table-cell>
          <table:table-cell office:value-type="float" office:value="0.045" calcext:value-type="float">
            <text:p>0.045</text:p>
          </table:table-cell>
          <table:table-cell office:value-type="float" office:value="0.035912390923404" calcext:value-type="float">
            <text:p>0.035912390923404</text:p>
          </table:table-cell>
          <table:table-cell office:value-type="float" office:value="0.054087609076596" calcext:value-type="float">
            <text:p>0.054087609076596</text:p>
          </table:table-cell>
          <table:table-cell office:value-type="float" office:value="0.0535" calcext:value-type="float">
            <text:p>0.0535</text:p>
          </table:table-cell>
          <table:table-cell office:value-type="float" office:value="0.0436354133014014" calcext:value-type="float">
            <text:p>0.0436354133014014</text:p>
          </table:table-cell>
          <table:table-cell office:value-type="float" office:value="0.0633645866985986" calcext:value-type="float">
            <text:p>0.0633645866985986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019459028136104" calcext:value-type="float">
            <text:p>0.019459028136104</text:p>
          </table:table-cell>
          <table:table-cell office:value-type="float" office:value="0.033540971863896" calcext:value-type="float">
            <text:p>0.033540971863896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019459028136104" calcext:value-type="float">
            <text:p>0.019459028136104</text:p>
          </table:table-cell>
          <table:table-cell office:value-type="float" office:value="0.033540971863896" calcext:value-type="float">
            <text:p>0.033540971863896</text:p>
          </table:table-cell>
          <table:table-cell office:value-type="float" office:value="0.0535" calcext:value-type="float">
            <text:p>0.0535</text:p>
          </table:table-cell>
          <table:table-cell office:value-type="float" office:value="0.0436354133014014" calcext:value-type="float">
            <text:p>0.0436354133014014</text:p>
          </table:table-cell>
          <table:table-cell office:value-type="float" office:value="0.0633645866985986" calcext:value-type="float">
            <text:p>0.0633645866985986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019459028136104" calcext:value-type="float">
            <text:p>0.019459028136104</text:p>
          </table:table-cell>
          <table:table-cell office:value-type="float" office:value="0.033540971863896" calcext:value-type="float">
            <text:p>0.033540971863896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90239779222222" calcext:value-type="float">
            <text:p>0.0190239779222222</text:p>
          </table:table-cell>
          <table:table-cell office:value-type="float" office:value="0.0329760220777778" calcext:value-type="float">
            <text:p>0.0329760220777778</text:p>
          </table:table-cell>
          <table:table-cell office:value-type="float" office:value="0.0455" calcext:value-type="float">
            <text:p>0.0455</text:p>
          </table:table-cell>
          <table:table-cell office:value-type="float" office:value="0.0363644361217982" calcext:value-type="float">
            <text:p>0.0363644361217982</text:p>
          </table:table-cell>
          <table:table-cell office:value-type="float" office:value="0.0546355638782018" calcext:value-type="float">
            <text:p>0.0546355638782018</text:p>
          </table:table-cell>
          <table:table-cell office:value-type="float" office:value="0.02" calcext:value-type="float">
            <text:p>0.02</text:p>
          </table:table-cell>
          <table:table-cell office:value-type="float" office:value="0.0138628077260602" calcext:value-type="float">
            <text:p>0.0138628077260602</text:p>
          </table:table-cell>
          <table:table-cell office:value-type="float" office:value="0.0261371922739398" calcext:value-type="float">
            <text:p>0.0261371922739398</text:p>
          </table:table-cell>
          <table:table-cell office:value-type="float" office:value="0.02" calcext:value-type="float">
            <text:p>0.02</text:p>
          </table:table-cell>
          <table:table-cell office:value-type="float" office:value="0.0138628077260602" calcext:value-type="float">
            <text:p>0.0138628077260602</text:p>
          </table:table-cell>
          <table:table-cell office:value-type="float" office:value="0.0261371922739398" calcext:value-type="float">
            <text:p>0.0261371922739398</text:p>
          </table:table-cell>
          <table:table-cell office:value-type="float" office:value="0.046" calcext:value-type="float">
            <text:p>0.046</text:p>
          </table:table-cell>
          <table:table-cell office:value-type="float" office:value="0.0368167840507121" calcext:value-type="float">
            <text:p>0.0368167840507121</text:p>
          </table:table-cell>
          <table:table-cell office:value-type="float" office:value="0.0551832159492879" calcext:value-type="float">
            <text:p>0.0551832159492879</text:p>
          </table:table-cell>
          <table:table-cell office:value-type="float" office:value="0.0195" calcext:value-type="float">
            <text:p>0.0195</text:p>
          </table:table-cell>
          <table:table-cell office:value-type="float" office:value="0.0134384624671529" calcext:value-type="float">
            <text:p>0.0134384624671529</text:p>
          </table:table-cell>
          <table:table-cell office:value-type="float" office:value="0.0255615375328471" calcext:value-type="float">
            <text:p>0.0255615375328471</text:p>
          </table:table-cell>
          <table:table-cell office:value-type="float" office:value="0.0195" calcext:value-type="float">
            <text:p>0.0195</text:p>
          </table:table-cell>
          <table:table-cell office:value-type="float" office:value="0.0134384624671529" calcext:value-type="float">
            <text:p>0.0134384624671529</text:p>
          </table:table-cell>
          <table:table-cell office:value-type="float" office:value="0.0255615375328471" calcext:value-type="float">
            <text:p>0.0255615375328471</text:p>
          </table:table-cell>
          <table:table-cell office:value-type="float" office:value="4.267958375" calcext:value-type="float">
            <text:p>4.267958375</text:p>
          </table:table-cell>
        </table:table-row>
        <table:table-row table:style-name="ro1">
          <table:table-cell office:value-type="string" calcext:value-type="string">
            <text:p>bh_negdep_posonly</text:p>
          </table:table-cell>
          <table:table-cell office:value-type="float" office:value="12" calcext:value-type="float">
            <text:p>12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371932312434203" calcext:value-type="float">
            <text:p>0.0371932312434203</text:p>
          </table:table-cell>
          <table:table-cell office:value-type="float" office:value="0.0367791021809547" calcext:value-type="float">
            <text:p>0.0367791021809547</text:p>
          </table:table-cell>
          <table:table-cell office:value-type="float" office:value="0.0376073603058859" calcext:value-type="float">
            <text:p>0.0376073603058859</text:p>
          </table:table-cell>
          <table:table-cell office:value-type="float" office:value="0.0373661617519584" calcext:value-type="float">
            <text:p>0.0373661617519584</text:p>
          </table:table-cell>
          <table:table-cell office:value-type="float" office:value="0.0369176063509064" calcext:value-type="float">
            <text:p>0.0369176063509064</text:p>
          </table:table-cell>
          <table:table-cell office:value-type="float" office:value="0.0378147171530103" calcext:value-type="float">
            <text:p>0.0378147171530103</text:p>
          </table:table-cell>
          <table:table-cell office:value-type="float" office:value="0.0373661617519584" calcext:value-type="float">
            <text:p>0.0373661617519584</text:p>
          </table:table-cell>
          <table:table-cell office:value-type="float" office:value="0.0369176063509064" calcext:value-type="float">
            <text:p>0.0369176063509064</text:p>
          </table:table-cell>
          <table:table-cell office:value-type="float" office:value="0.0378147171530103" calcext:value-type="float">
            <text:p>0.0378147171530103</text:p>
          </table:table-cell>
          <table:table-cell office:value-type="float" office:value="0.0298984772285671" calcext:value-type="float">
            <text:p>0.0298984772285671</text:p>
          </table:table-cell>
          <table:table-cell office:value-type="float" office:value="0.0295157093631585" calcext:value-type="float">
            <text:p>0.0295157093631585</text:p>
          </table:table-cell>
          <table:table-cell office:value-type="float" office:value="0.0302812450939758" calcext:value-type="float">
            <text:p>0.0302812450939758</text:p>
          </table:table-cell>
          <table:table-cell office:value-type="float" office:value="0.015119414478104" calcext:value-type="float">
            <text:p>0.015119414478104</text:p>
          </table:table-cell>
          <table:table-cell office:value-type="float" office:value="0.0148132394280801" calcext:value-type="float">
            <text:p>0.0148132394280801</text:p>
          </table:table-cell>
          <table:table-cell office:value-type="float" office:value="0.0154255895281279" calcext:value-type="float">
            <text:p>0.0154255895281279</text:p>
          </table:table-cell>
          <table:table-cell office:value-type="float" office:value="0.0188081167335807" calcext:value-type="float">
            <text:p>0.0188081167335807</text:p>
          </table:table-cell>
          <table:table-cell office:value-type="float" office:value="0.0184815322724332" calcext:value-type="float">
            <text:p>0.0184815322724332</text:p>
          </table:table-cell>
          <table:table-cell office:value-type="float" office:value="0.0191347011947282" calcext:value-type="float">
            <text:p>0.0191347011947282</text:p>
          </table:table-cell>
          <table:table-cell office:value-type="float" office:value="0.0370866904376124" calcext:value-type="float">
            <text:p>0.0370866904376124</text:p>
          </table:table-cell>
          <table:table-cell office:value-type="float" office:value="0.0366733340734394" calcext:value-type="float">
            <text:p>0.0366733340734394</text:p>
          </table:table-cell>
          <table:table-cell office:value-type="float" office:value="0.0375000468017855" calcext:value-type="float">
            <text:p>0.0375000468017855</text:p>
          </table:table-cell>
          <table:table-cell office:value-type="float" office:value="0.0188094274454122" calcext:value-type="float">
            <text:p>0.0188094274454122</text:p>
          </table:table-cell>
          <table:table-cell office:value-type="float" office:value="0.0184833876512058" calcext:value-type="float">
            <text:p>0.0184833876512058</text:p>
          </table:table-cell>
          <table:table-cell office:value-type="float" office:value="0.0191354672396187" calcext:value-type="float">
            <text:p>0.0191354672396187</text:p>
          </table:table-cell>
          <table:table-cell office:value-type="float" office:value="0.0188094274454122" calcext:value-type="float">
            <text:p>0.0188094274454122</text:p>
          </table:table-cell>
          <table:table-cell office:value-type="float" office:value="0.0184833876512058" calcext:value-type="float">
            <text:p>0.0184833876512058</text:p>
          </table:table-cell>
          <table:table-cell office:value-type="float" office:value="0.0191354672396187" calcext:value-type="float">
            <text:p>0.0191354672396187</text:p>
          </table:table-cell>
          <table:table-cell office:value-type="float" office:value="0.029743642294819" calcext:value-type="float">
            <text:p>0.029743642294819</text:p>
          </table:table-cell>
          <table:table-cell office:value-type="float" office:value="0.0293617789652087" calcext:value-type="float">
            <text:p>0.0293617789652087</text:p>
          </table:table-cell>
          <table:table-cell office:value-type="float" office:value="0.0301255056244292" calcext:value-type="float">
            <text:p>0.0301255056244292</text:p>
          </table:table-cell>
          <table:table-cell office:value-type="float" office:value="0.0150121966635551" calcext:value-type="float">
            <text:p>0.0150121966635551</text:p>
          </table:table-cell>
          <table:table-cell office:value-type="float" office:value="0.0147068563304733" calcext:value-type="float">
            <text:p>0.0147068563304733</text:p>
          </table:table-cell>
          <table:table-cell office:value-type="float" office:value="0.015317536996637" calcext:value-type="float">
            <text:p>0.015317536996637</text:p>
          </table:table-cell>
          <table:table-cell office:value-type="float" office:value="0.0187270954663514" calcext:value-type="float">
            <text:p>0.0187270954663514</text:p>
          </table:table-cell>
          <table:table-cell office:value-type="float" office:value="0.0184011904289966" calcext:value-type="float">
            <text:p>0.0184011904289966</text:p>
          </table:table-cell>
          <table:table-cell office:value-type="float" office:value="0.0190530005037062" calcext:value-type="float">
            <text:p>0.0190530005037062</text:p>
          </table:table-cell>
          <table:table-cell office:value-type="float" office:value="0.0395" calcext:value-type="float">
            <text:p>0.0395</text:p>
          </table:table-cell>
          <table:table-cell office:value-type="float" office:value="0.0309613556187091" calcext:value-type="float">
            <text:p>0.0309613556187091</text:p>
          </table:table-cell>
          <table:table-cell office:value-type="float" office:value="0.0480386443812909" calcext:value-type="float">
            <text:p>0.0480386443812909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7614442868295" calcext:value-type="float">
            <text:p>0.997614442868295</text:p>
          </table:table-cell>
          <table:table-cell office:value-type="float" office:value="1.00038555713171" calcext:value-type="float">
            <text:p>1.00038555713171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7614442868295" calcext:value-type="float">
            <text:p>0.997614442868295</text:p>
          </table:table-cell>
          <table:table-cell office:value-type="float" office:value="1.00038555713171" calcext:value-type="float">
            <text:p>1.00038555713171</text:p>
          </table:table-cell>
          <table:table-cell office:value-type="float" office:value="0.0515" calcext:value-type="float">
            <text:p>0.0515</text:p>
          </table:table-cell>
          <table:table-cell office:value-type="float" office:value="0.0418113341900513" calcext:value-type="float">
            <text:p>0.0418113341900513</text:p>
          </table:table-cell>
          <table:table-cell office:value-type="float" office:value="0.0611886658099487" calcext:value-type="float">
            <text:p>0.0611886658099487</text:p>
          </table:table-cell>
          <table:table-cell office:value-type="float" office:value="0.031" calcext:value-type="float">
            <text:p>0.031</text:p>
          </table:table-cell>
          <table:table-cell office:value-type="float" office:value="0.0234022599686349" calcext:value-type="float">
            <text:p>0.0234022599686349</text:p>
          </table:table-cell>
          <table:table-cell office:value-type="float" office:value="0.0385977400313651" calcext:value-type="float">
            <text:p>0.0385977400313651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185896076503584" calcext:value-type="float">
            <text:p>0.0185896076503584</text:p>
          </table:table-cell>
          <table:table-cell office:value-type="float" office:value="0.0324103923496415" calcext:value-type="float">
            <text:p>0.0324103923496415</text:p>
          </table:table-cell>
          <table:table-cell office:value-type="float" office:value="4.23904954166667" calcext:value-type="float">
            <text:p>4.23904954166667</text:p>
          </table:table-cell>
        </table:table-row>
        <table:table-row table:style-name="ro1">
          <table:table-cell office:value-type="string" calcext:value-type="string">
            <text:p>bh_negdep_negonly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391774960471439" calcext:value-type="float">
            <text:p>0.0391774960471439</text:p>
          </table:table-cell>
          <table:table-cell office:value-type="float" office:value="0.0387699203821488" calcext:value-type="float">
            <text:p>0.0387699203821488</text:p>
          </table:table-cell>
          <table:table-cell office:value-type="float" office:value="0.0395850717121389" calcext:value-type="float">
            <text:p>0.0395850717121389</text:p>
          </table:table-cell>
          <table:table-cell office:value-type="float" office:value="0.0393026047432537" calcext:value-type="float">
            <text:p>0.0393026047432537</text:p>
          </table:table-cell>
          <table:table-cell office:value-type="float" office:value="0.0388413216435561" calcext:value-type="float">
            <text:p>0.0388413216435561</text:p>
          </table:table-cell>
          <table:table-cell office:value-type="float" office:value="0.0397638878429513" calcext:value-type="float">
            <text:p>0.0397638878429513</text:p>
          </table:table-cell>
          <table:table-cell office:value-type="float" office:value="0.0393026047432537" calcext:value-type="float">
            <text:p>0.0393026047432537</text:p>
          </table:table-cell>
          <table:table-cell office:value-type="float" office:value="0.0388413216435561" calcext:value-type="float">
            <text:p>0.0388413216435561</text:p>
          </table:table-cell>
          <table:table-cell office:value-type="float" office:value="0.0397638878429513" calcext:value-type="float">
            <text:p>0.0397638878429513</text:p>
          </table:table-cell>
          <table:table-cell office:value-type="float" office:value="0.0320351128428273" calcext:value-type="float">
            <text:p>0.0320351128428273</text:p>
          </table:table-cell>
          <table:table-cell office:value-type="float" office:value="0.0316490428879996" calcext:value-type="float">
            <text:p>0.0316490428879996</text:p>
          </table:table-cell>
          <table:table-cell office:value-type="float" office:value="0.0324211827976551" calcext:value-type="float">
            <text:p>0.0324211827976551</text:p>
          </table:table-cell>
          <table:table-cell office:value-type="float" office:value="0.0173333927751172" calcext:value-type="float">
            <text:p>0.0173333927751172</text:p>
          </table:table-cell>
          <table:table-cell office:value-type="float" office:value="0.0170224649099002" calcext:value-type="float">
            <text:p>0.0170224649099002</text:p>
          </table:table-cell>
          <table:table-cell office:value-type="float" office:value="0.0176443206403342" calcext:value-type="float">
            <text:p>0.0176443206403342</text:p>
          </table:table-cell>
          <table:table-cell office:value-type="float" office:value="0.0211328820893949" calcext:value-type="float">
            <text:p>0.0211328820893949</text:p>
          </table:table-cell>
          <table:table-cell office:value-type="float" office:value="0.0208002187452319" calcext:value-type="float">
            <text:p>0.0208002187452319</text:p>
          </table:table-cell>
          <table:table-cell office:value-type="float" office:value="0.021465545433558" calcext:value-type="float">
            <text:p>0.021465545433558</text:p>
          </table:table-cell>
          <table:table-cell office:value-type="float" office:value="0.035" calcext:value-type="float">
            <text:p>0.035</text:p>
          </table:table-cell>
          <table:table-cell office:value-type="float" office:value="0.0269436305708675" calcext:value-type="float">
            <text:p>0.0269436305708675</text:p>
          </table:table-cell>
          <table:table-cell office:value-type="float" office:value="0.0430563694291325" calcext:value-type="float">
            <text:p>0.0430563694291325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6041507276008" calcext:value-type="float">
            <text:p>0.996041507276008</text:p>
          </table:table-cell>
          <table:table-cell office:value-type="float" office:value="0.999958492723992" calcext:value-type="float">
            <text:p>0.999958492723992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6041507276008" calcext:value-type="float">
            <text:p>0.996041507276008</text:p>
          </table:table-cell>
          <table:table-cell office:value-type="float" office:value="0.999958492723992" calcext:value-type="float">
            <text:p>0.999958492723992</text:p>
          </table:table-cell>
          <table:table-cell office:value-type="float" office:value="0.045" calcext:value-type="float">
            <text:p>0.045</text:p>
          </table:table-cell>
          <table:table-cell office:value-type="float" office:value="0.0359123909234041" calcext:value-type="float">
            <text:p>0.0359123909234041</text:p>
          </table:table-cell>
          <table:table-cell office:value-type="float" office:value="0.0540876090765959" calcext:value-type="float">
            <text:p>0.0540876090765959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019459028136104" calcext:value-type="float">
            <text:p>0.019459028136104</text:p>
          </table:table-cell>
          <table:table-cell office:value-type="float" office:value="0.033540971863896" calcext:value-type="float">
            <text:p>0.033540971863896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142881516512901" calcext:value-type="float">
            <text:p>0.0142881516512901</text:p>
          </table:table-cell>
          <table:table-cell office:value-type="float" office:value="0.0267118483487099" calcext:value-type="float">
            <text:p>0.0267118483487099</text:p>
          </table:table-cell>
          <table:table-cell office:value-type="float" office:value="0.0390788607193025" calcext:value-type="float">
            <text:p>0.0390788607193025</text:p>
          </table:table-cell>
          <table:table-cell office:value-type="float" office:value="0.0386723350770287" calcext:value-type="float">
            <text:p>0.0386723350770287</text:p>
          </table:table-cell>
          <table:table-cell office:value-type="float" office:value="0.0394853863615762" calcext:value-type="float">
            <text:p>0.0394853863615762</text:p>
          </table:table-cell>
          <table:table-cell office:value-type="float" office:value="0.0211716973191674" calcext:value-type="float">
            <text:p>0.0211716973191674</text:p>
          </table:table-cell>
          <table:table-cell office:value-type="float" office:value="0.0208383659243244" calcext:value-type="float">
            <text:p>0.0208383659243244</text:p>
          </table:table-cell>
          <table:table-cell office:value-type="float" office:value="0.0215050287140103" calcext:value-type="float">
            <text:p>0.0215050287140103</text:p>
          </table:table-cell>
          <table:table-cell office:value-type="float" office:value="0.0211716973191674" calcext:value-type="float">
            <text:p>0.0211716973191674</text:p>
          </table:table-cell>
          <table:table-cell office:value-type="float" office:value="0.0208383659243244" calcext:value-type="float">
            <text:p>0.0208383659243244</text:p>
          </table:table-cell>
          <table:table-cell office:value-type="float" office:value="0.0215050287140103" calcext:value-type="float">
            <text:p>0.0215050287140103</text:p>
          </table:table-cell>
          <table:table-cell office:value-type="float" office:value="0.0319027019369775" calcext:value-type="float">
            <text:p>0.0319027019369775</text:p>
          </table:table-cell>
          <table:table-cell office:value-type="float" office:value="0.0315173168274999" calcext:value-type="float">
            <text:p>0.0315173168274999</text:p>
          </table:table-cell>
          <table:table-cell office:value-type="float" office:value="0.0322880870464551" calcext:value-type="float">
            <text:p>0.0322880870464551</text:p>
          </table:table-cell>
          <table:table-cell office:value-type="float" office:value="0.0172413408227836" calcext:value-type="float">
            <text:p>0.0172413408227836</text:p>
          </table:table-cell>
          <table:table-cell office:value-type="float" office:value="0.0169316970786197" calcext:value-type="float">
            <text:p>0.0169316970786197</text:p>
          </table:table-cell>
          <table:table-cell office:value-type="float" office:value="0.0175509845669475" calcext:value-type="float">
            <text:p>0.0175509845669475</text:p>
          </table:table-cell>
          <table:table-cell office:value-type="float" office:value="0.0210645208063054" calcext:value-type="float">
            <text:p>0.0210645208063054</text:p>
          </table:table-cell>
          <table:table-cell office:value-type="float" office:value="0.0207329027081646" calcext:value-type="float">
            <text:p>0.0207329027081646</text:p>
          </table:table-cell>
          <table:table-cell office:value-type="float" office:value="0.0213961389044462" calcext:value-type="float">
            <text:p>0.0213961389044462</text:p>
          </table:table-cell>
          <table:table-cell office:value-type="float" office:value="4.331266625" calcext:value-type="float">
            <text:p>4.331266625</text:p>
          </table:table-cell>
        </table:table-row>
        <table:table-row table:style-name="ro1">
          <table:table-cell office:value-type="string" calcext:value-type="string">
            <text:p>bh_negdep_balanced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259212375976368" calcext:value-type="float">
            <text:p>0.0259212375976368</text:p>
          </table:table-cell>
          <table:table-cell office:value-type="float" office:value="0.0256636228218928" calcext:value-type="float">
            <text:p>0.0256636228218928</text:p>
          </table:table-cell>
          <table:table-cell office:value-type="float" office:value="0.0261788523733807" calcext:value-type="float">
            <text:p>0.0261788523733807</text:p>
          </table:table-cell>
          <table:table-cell office:value-type="float" office:value="0.0259060093156167" calcext:value-type="float">
            <text:p>0.0259060093156167</text:p>
          </table:table-cell>
          <table:table-cell office:value-type="float" office:value="0.0256501716434625" calcext:value-type="float">
            <text:p>0.0256501716434625</text:p>
          </table:table-cell>
          <table:table-cell office:value-type="float" office:value="0.0261618469877708" calcext:value-type="float">
            <text:p>0.0261618469877708</text:p>
          </table:table-cell>
          <table:table-cell office:value-type="float" office:value="0.0259060093156167" calcext:value-type="float">
            <text:p>0.0259060093156167</text:p>
          </table:table-cell>
          <table:table-cell office:value-type="float" office:value="0.0256501716434625" calcext:value-type="float">
            <text:p>0.0256501716434625</text:p>
          </table:table-cell>
          <table:table-cell office:value-type="float" office:value="0.0261618469877708" calcext:value-type="float">
            <text:p>0.0261618469877708</text:p>
          </table:table-cell>
          <table:table-cell office:value-type="float" office:value="0.0259275966512048" calcext:value-type="float">
            <text:p>0.0259275966512048</text:p>
          </table:table-cell>
          <table:table-cell office:value-type="float" office:value="0.0256712020414702" calcext:value-type="float">
            <text:p>0.0256712020414702</text:p>
          </table:table-cell>
          <table:table-cell office:value-type="float" office:value="0.0261839912609393" calcext:value-type="float">
            <text:p>0.0261839912609393</text:p>
          </table:table-cell>
          <table:table-cell office:value-type="float" office:value="0.0135861580348176" calcext:value-type="float">
            <text:p>0.0135861580348176</text:p>
          </table:table-cell>
          <table:table-cell office:value-type="float" office:value="0.0133916963413291" calcext:value-type="float">
            <text:p>0.0133916963413291</text:p>
          </table:table-cell>
          <table:table-cell office:value-type="float" office:value="0.013780619728306" calcext:value-type="float">
            <text:p>0.013780619728306</text:p>
          </table:table-cell>
          <table:table-cell office:value-type="float" office:value="0.0135896994293153" calcext:value-type="float">
            <text:p>0.0135896994293153</text:p>
          </table:table-cell>
          <table:table-cell office:value-type="float" office:value="0.0133952007392878" calcext:value-type="float">
            <text:p>0.0133952007392878</text:p>
          </table:table-cell>
          <table:table-cell office:value-type="float" office:value="0.0137841981193429" calcext:value-type="float">
            <text:p>0.0137841981193429</text:p>
          </table:table-cell>
          <table:table-cell office:value-type="float" office:value="0.0249654347483674" calcext:value-type="float">
            <text:p>0.0249654347483674</text:p>
          </table:table-cell>
          <table:table-cell office:value-type="float" office:value="0.0246076450102279" calcext:value-type="float">
            <text:p>0.0246076450102279</text:p>
          </table:table-cell>
          <table:table-cell office:value-type="float" office:value="0.0253232244865069" calcext:value-type="float">
            <text:p>0.0253232244865069</text:p>
          </table:table-cell>
          <table:table-cell office:value-type="float" office:value="0.0249646882431275" calcext:value-type="float">
            <text:p>0.0249646882431275</text:p>
          </table:table-cell>
          <table:table-cell office:value-type="float" office:value="0.0246119323137736" calcext:value-type="float">
            <text:p>0.0246119323137736</text:p>
          </table:table-cell>
          <table:table-cell office:value-type="float" office:value="0.0253174441724814" calcext:value-type="float">
            <text:p>0.0253174441724814</text:p>
          </table:table-cell>
          <table:table-cell office:value-type="float" office:value="0.0249646882431275" calcext:value-type="float">
            <text:p>0.0249646882431275</text:p>
          </table:table-cell>
          <table:table-cell office:value-type="float" office:value="0.0246119323137736" calcext:value-type="float">
            <text:p>0.0246119323137736</text:p>
          </table:table-cell>
          <table:table-cell office:value-type="float" office:value="0.0253174441724814" calcext:value-type="float">
            <text:p>0.0253174441724814</text:p>
          </table:table-cell>
          <table:table-cell office:value-type="float" office:value="0.0249575544953263" calcext:value-type="float">
            <text:p>0.0249575544953263</text:p>
          </table:table-cell>
          <table:table-cell office:value-type="float" office:value="0.0246004758120448" calcext:value-type="float">
            <text:p>0.0246004758120448</text:p>
          </table:table-cell>
          <table:table-cell office:value-type="float" office:value="0.0253146331786077" calcext:value-type="float">
            <text:p>0.0253146331786077</text:p>
          </table:table-cell>
          <table:table-cell office:value-type="float" office:value="0.0126192892222501" calcext:value-type="float">
            <text:p>0.0126192892222501</text:p>
          </table:table-cell>
          <table:table-cell office:value-type="float" office:value="0.0123440389724547" calcext:value-type="float">
            <text:p>0.0123440389724547</text:p>
          </table:table-cell>
          <table:table-cell office:value-type="float" office:value="0.0128945394720455" calcext:value-type="float">
            <text:p>0.0128945394720455</text:p>
          </table:table-cell>
          <table:table-cell office:value-type="float" office:value="0.0126291776397265" calcext:value-type="float">
            <text:p>0.0126291776397265</text:p>
          </table:table-cell>
          <table:table-cell office:value-type="float" office:value="0.01235436720124" calcext:value-type="float">
            <text:p>0.01235436720124</text:p>
          </table:table-cell>
          <table:table-cell office:value-type="float" office:value="0.0129039880782129" calcext:value-type="float">
            <text:p>0.0129039880782129</text:p>
          </table:table-cell>
          <table:table-cell office:value-type="float" office:value="0.0268326479770742" calcext:value-type="float">
            <text:p>0.0268326479770742</text:p>
          </table:table-cell>
          <table:table-cell office:value-type="float" office:value="0.0264821399562054" calcext:value-type="float">
            <text:p>0.0264821399562054</text:p>
          </table:table-cell>
          <table:table-cell office:value-type="float" office:value="0.0271831559979429" calcext:value-type="float">
            <text:p>0.0271831559979429</text:p>
          </table:table-cell>
          <table:table-cell office:value-type="float" office:value="0.0268235151545599" calcext:value-type="float">
            <text:p>0.0268235151545599</text:p>
          </table:table-cell>
          <table:table-cell office:value-type="float" office:value="0.026474742384738" calcext:value-type="float">
            <text:p>0.026474742384738</text:p>
          </table:table-cell>
          <table:table-cell office:value-type="float" office:value="0.0271722879243817" calcext:value-type="float">
            <text:p>0.0271722879243817</text:p>
          </table:table-cell>
          <table:table-cell office:value-type="float" office:value="0.0268235151545599" calcext:value-type="float">
            <text:p>0.0268235151545599</text:p>
          </table:table-cell>
          <table:table-cell office:value-type="float" office:value="0.026474742384738" calcext:value-type="float">
            <text:p>0.026474742384738</text:p>
          </table:table-cell>
          <table:table-cell office:value-type="float" office:value="0.0271722879243817" calcext:value-type="float">
            <text:p>0.0271722879243817</text:p>
          </table:table-cell>
          <table:table-cell office:value-type="float" office:value="0.0268448644038117" calcext:value-type="float">
            <text:p>0.0268448644038117</text:p>
          </table:table-cell>
          <table:table-cell office:value-type="float" office:value="0.0264949273102898" calcext:value-type="float">
            <text:p>0.0264949273102898</text:p>
          </table:table-cell>
          <table:table-cell office:value-type="float" office:value="0.0271948014973336" calcext:value-type="float">
            <text:p>0.0271948014973336</text:p>
          </table:table-cell>
          <table:table-cell office:value-type="float" office:value="0.0145310139736011" calcext:value-type="float">
            <text:p>0.0145310139736011</text:p>
          </table:table-cell>
          <table:table-cell office:value-type="float" office:value="0.0142576386565946" calcext:value-type="float">
            <text:p>0.0142576386565946</text:p>
          </table:table-cell>
          <table:table-cell office:value-type="float" office:value="0.0148043892906075" calcext:value-type="float">
            <text:p>0.0148043892906075</text:p>
          </table:table-cell>
          <table:table-cell office:value-type="float" office:value="0.0145316499080107" calcext:value-type="float">
            <text:p>0.0145316499080107</text:p>
          </table:table-cell>
          <table:table-cell office:value-type="float" office:value="0.0142577632462257" calcext:value-type="float">
            <text:p>0.0142577632462257</text:p>
          </table:table-cell>
          <table:table-cell office:value-type="float" office:value="0.0148055365697958" calcext:value-type="float">
            <text:p>0.0148055365697958</text:p>
          </table:table-cell>
          <table:table-cell office:value-type="float" office:value="4.21710341666667" calcext:value-type="float">
            <text:p>4.21710341666667</text:p>
          </table:table-cell>
        </table:table-row>
        <table:table-row table:style-name="ro1">
          <table:table-cell office:value-type="string" calcext:value-type="string">
            <text:p>bh_negdep_unbalanced</text:p>
          </table:table-cell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259412490583365" calcext:value-type="float">
            <text:p>0.0259412490583365</text:p>
          </table:table-cell>
          <table:table-cell office:value-type="float" office:value="0.0256927997510192" calcext:value-type="float">
            <text:p>0.0256927997510192</text:p>
          </table:table-cell>
          <table:table-cell office:value-type="float" office:value="0.0261896983656539" calcext:value-type="float">
            <text:p>0.0261896983656539</text:p>
          </table:table-cell>
          <table:table-cell office:value-type="float" office:value="0.0259250737876837" calcext:value-type="float">
            <text:p>0.0259250737876837</text:p>
          </table:table-cell>
          <table:table-cell office:value-type="float" office:value="0.0256765504415594" calcext:value-type="float">
            <text:p>0.0256765504415594</text:p>
          </table:table-cell>
          <table:table-cell office:value-type="float" office:value="0.0261735971338079" calcext:value-type="float">
            <text:p>0.0261735971338079</text:p>
          </table:table-cell>
          <table:table-cell office:value-type="float" office:value="0.0259250737876837" calcext:value-type="float">
            <text:p>0.0259250737876837</text:p>
          </table:table-cell>
          <table:table-cell office:value-type="float" office:value="0.0256765504415594" calcext:value-type="float">
            <text:p>0.0256765504415594</text:p>
          </table:table-cell>
          <table:table-cell office:value-type="float" office:value="0.0261735971338079" calcext:value-type="float">
            <text:p>0.0261735971338079</text:p>
          </table:table-cell>
          <table:table-cell office:value-type="float" office:value="0.0231821292620262" calcext:value-type="float">
            <text:p>0.0231821292620262</text:p>
          </table:table-cell>
          <table:table-cell office:value-type="float" office:value="0.0229454441315275" calcext:value-type="float">
            <text:p>0.0229454441315275</text:p>
          </table:table-cell>
          <table:table-cell office:value-type="float" office:value="0.0234188143925249" calcext:value-type="float">
            <text:p>0.0234188143925249</text:p>
          </table:table-cell>
          <table:table-cell office:value-type="float" office:value="0.0121311965760102" calcext:value-type="float">
            <text:p>0.0121311965760102</text:p>
          </table:table-cell>
          <table:table-cell office:value-type="float" office:value="0.0119450741885802" calcext:value-type="float">
            <text:p>0.0119450741885802</text:p>
          </table:table-cell>
          <table:table-cell office:value-type="float" office:value="0.0123173189634402" calcext:value-type="float">
            <text:p>0.0123173189634402</text:p>
          </table:table-cell>
          <table:table-cell office:value-type="float" office:value="0.01363341405525" calcext:value-type="float">
            <text:p>0.01363341405525</text:p>
          </table:table-cell>
          <table:table-cell office:value-type="float" office:value="0.0134411318037378" calcext:value-type="float">
            <text:p>0.0134411318037378</text:p>
          </table:table-cell>
          <table:table-cell office:value-type="float" office:value="0.0138256963067622" calcext:value-type="float">
            <text:p>0.0138256963067622</text:p>
          </table:table-cell>
          <table:table-cell office:value-type="float" office:value="0.0245708044905396" calcext:value-type="float">
            <text:p>0.0245708044905396</text:p>
          </table:table-cell>
          <table:table-cell office:value-type="float" office:value="0.0239646429995995" calcext:value-type="float">
            <text:p>0.0239646429995995</text:p>
          </table:table-cell>
          <table:table-cell office:value-type="float" office:value="0.0251769659814797" calcext:value-type="float">
            <text:p>0.0251769659814797</text:p>
          </table:table-cell>
          <table:table-cell office:value-type="float" office:value="0.0600314756370381" calcext:value-type="float">
            <text:p>0.0600314756370381</text:p>
          </table:table-cell>
          <table:table-cell office:value-type="float" office:value="0.0592258070278407" calcext:value-type="float">
            <text:p>0.0592258070278407</text:p>
          </table:table-cell>
          <table:table-cell office:value-type="float" office:value="0.0608371442462355" calcext:value-type="float">
            <text:p>0.0608371442462355</text:p>
          </table:table-cell>
          <table:table-cell office:value-type="float" office:value="0.0600314756370381" calcext:value-type="float">
            <text:p>0.0600314756370381</text:p>
          </table:table-cell>
          <table:table-cell office:value-type="float" office:value="0.0592258070278407" calcext:value-type="float">
            <text:p>0.0592258070278407</text:p>
          </table:table-cell>
          <table:table-cell office:value-type="float" office:value="0.0608371442462355" calcext:value-type="float">
            <text:p>0.0608371442462355</text:p>
          </table:table-cell>
          <table:table-cell office:value-type="float" office:value="0.03560479247465" calcext:value-type="float">
            <text:p>0.03560479247465</text:p>
          </table:table-cell>
          <table:table-cell office:value-type="float" office:value="0.0349128437409691" calcext:value-type="float">
            <text:p>0.0349128437409691</text:p>
          </table:table-cell>
          <table:table-cell office:value-type="float" office:value="0.0362967412083309" calcext:value-type="float">
            <text:p>0.0362967412083309</text:p>
          </table:table-cell>
          <table:table-cell office:value-type="float" office:value="0.017664010312593" calcext:value-type="float">
            <text:p>0.017664010312593</text:p>
          </table:table-cell>
          <table:table-cell office:value-type="float" office:value="0.0171182529642182" calcext:value-type="float">
            <text:p>0.0171182529642182</text:p>
          </table:table-cell>
          <table:table-cell office:value-type="float" office:value="0.0182097676609678" calcext:value-type="float">
            <text:p>0.0182097676609678</text:p>
          </table:table-cell>
          <table:table-cell office:value-type="float" office:value="0.012505218173108" calcext:value-type="float">
            <text:p>0.012505218173108</text:p>
          </table:table-cell>
          <table:table-cell office:value-type="float" office:value="0.0120242185126298" calcext:value-type="float">
            <text:p>0.0120242185126298</text:p>
          </table:table-cell>
          <table:table-cell office:value-type="float" office:value="0.0129862178335862" calcext:value-type="float">
            <text:p>0.0129862178335862</text:p>
          </table:table-cell>
          <table:table-cell office:value-type="float" office:value="0.0261584826033352" calcext:value-type="float">
            <text:p>0.0261584826033352</text:p>
          </table:table-cell>
          <table:table-cell office:value-type="float" office:value="0.0258918405898689" calcext:value-type="float">
            <text:p>0.0258918405898689</text:p>
          </table:table-cell>
          <table:table-cell office:value-type="float" office:value="0.0264251246168015" calcext:value-type="float">
            <text:p>0.0264251246168015</text:p>
          </table:table-cell>
          <table:table-cell office:value-type="float" office:value="0.0169560910690651" calcext:value-type="float">
            <text:p>0.0169560910690651</text:p>
          </table:table-cell>
          <table:table-cell office:value-type="float" office:value="0.0167325833997061" calcext:value-type="float">
            <text:p>0.0167325833997061</text:p>
          </table:table-cell>
          <table:table-cell office:value-type="float" office:value="0.0171795987384241" calcext:value-type="float">
            <text:p>0.0171795987384241</text:p>
          </table:table-cell>
          <table:table-cell office:value-type="float" office:value="0.0169560910690651" calcext:value-type="float">
            <text:p>0.0169560910690651</text:p>
          </table:table-cell>
          <table:table-cell office:value-type="float" office:value="0.0167325833997061" calcext:value-type="float">
            <text:p>0.0167325833997061</text:p>
          </table:table-cell>
          <table:table-cell office:value-type="float" office:value="0.0171795987384241" calcext:value-type="float">
            <text:p>0.0171795987384241</text:p>
          </table:table-cell>
          <table:table-cell office:value-type="float" office:value="0.0204219801739641" calcext:value-type="float">
            <text:p>0.0204219801739641</text:p>
          </table:table-cell>
          <table:table-cell office:value-type="float" office:value="0.0201832628185335" calcext:value-type="float">
            <text:p>0.0201832628185335</text:p>
          </table:table-cell>
          <table:table-cell office:value-type="float" office:value="0.0206606975293947" calcext:value-type="float">
            <text:p>0.0206606975293947</text:p>
          </table:table-cell>
          <table:table-cell office:value-type="float" office:value="0.0109552266522159" calcext:value-type="float">
            <text:p>0.0109552266522159</text:p>
          </table:table-cell>
          <table:table-cell office:value-type="float" office:value="0.0107641045151039" calcext:value-type="float">
            <text:p>0.0107641045151039</text:p>
          </table:table-cell>
          <table:table-cell office:value-type="float" office:value="0.011146348789328" calcext:value-type="float">
            <text:p>0.011146348789328</text:p>
          </table:table-cell>
          <table:table-cell office:value-type="float" office:value="0.0138135211218889" calcext:value-type="float">
            <text:p>0.0138135211218889</text:p>
          </table:table-cell>
          <table:table-cell office:value-type="float" office:value="0.0136053773370021" calcext:value-type="float">
            <text:p>0.0136053773370021</text:p>
          </table:table-cell>
          <table:table-cell office:value-type="float" office:value="0.0140216649067757" calcext:value-type="float">
            <text:p>0.0140216649067757</text:p>
          </table:table-cell>
          <table:table-cell office:value-type="float" office:value="4.17532508333333" calcext:value-type="float">
            <text:p>4.17532508333333</text:p>
          </table:table-cell>
        </table:table-row>
        <table:table-row table:style-name="ro1">
          <table:table-cell office:value-type="string" calcext:value-type="string">
            <text:p>bky_indep_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1" calcext:value-type="float">
            <text:p>0.1</text:p>
          </table:table-cell>
          <table:table-cell office:value-type="float" office:value="0.0868488736987005" calcext:value-type="float">
            <text:p>0.0868488736987005</text:p>
          </table:table-cell>
          <table:table-cell office:value-type="float" office:value="0.1131511263013" calcext:value-type="float">
            <text:p>0.1131511263013</text:p>
          </table:table-cell>
          <table:table-cell office:value-type="float" office:value="0.052" calcext:value-type="float">
            <text:p>0.052</text:p>
          </table:table-cell>
          <table:table-cell office:value-type="float" office:value="0.0422669818229962" calcext:value-type="float">
            <text:p>0.0422669818229962</text:p>
          </table:table-cell>
          <table:table-cell office:value-type="float" office:value="0.0617330181770038" calcext:value-type="float">
            <text:p>0.061733018177003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422669818229962" calcext:value-type="float">
            <text:p>0.0422669818229962</text:p>
          </table:table-cell>
          <table:table-cell office:value-type="float" office:value="0.0617330181770038" calcext:value-type="float">
            <text:p>0.0617330181770038</text:p>
          </table:table-cell>
          <table:table-cell office:value-type="float" office:value="0.1005" calcext:value-type="float">
            <text:p>0.1005</text:p>
          </table:table-cell>
          <table:table-cell office:value-type="float" office:value="0.087319699598554" calcext:value-type="float">
            <text:p>0.087319699598554</text:p>
          </table:table-cell>
          <table:table-cell office:value-type="float" office:value="0.113680300401446" calcext:value-type="float">
            <text:p>0.11368030040144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422669818229962" calcext:value-type="float">
            <text:p>0.0422669818229962</text:p>
          </table:table-cell>
          <table:table-cell office:value-type="float" office:value="0.0617330181770038" calcext:value-type="float">
            <text:p>0.0617330181770038</text:p>
          </table:table-cell>
          <table:table-cell office:value-type="float" office:value="0.0515" calcext:value-type="float">
            <text:p>0.0515</text:p>
          </table:table-cell>
          <table:table-cell office:value-type="float" office:value="0.0418113341900513" calcext:value-type="float">
            <text:p>0.0418113341900513</text:p>
          </table:table-cell>
          <table:table-cell office:value-type="float" office:value="0.0611886658099487" calcext:value-type="float">
            <text:p>0.0611886658099487</text:p>
          </table:table-cell>
          <table:table-cell office:value-type="float" office:value="0.0465" calcext:value-type="float">
            <text:p>0.0465</text:p>
          </table:table-cell>
          <table:table-cell office:value-type="float" office:value="0.0372694300216792" calcext:value-type="float">
            <text:p>0.0372694300216792</text:p>
          </table:table-cell>
          <table:table-cell office:value-type="float" office:value="0.0557305699783208" calcext:value-type="float">
            <text:p>0.0557305699783208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203310946602808" calcext:value-type="float">
            <text:p>0.0203310946602808</text:p>
          </table:table-cell>
          <table:table-cell office:value-type="float" office:value="0.0346689053397192" calcext:value-type="float">
            <text:p>0.0346689053397192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203310946602808" calcext:value-type="float">
            <text:p>0.0203310946602808</text:p>
          </table:table-cell>
          <table:table-cell office:value-type="float" office:value="0.0346689053397192" calcext:value-type="float">
            <text:p>0.0346689053397192</text:p>
          </table:table-cell>
          <table:table-cell office:value-type="float" office:value="0.047" calcext:value-type="float">
            <text:p>0.047</text:p>
          </table:table-cell>
          <table:table-cell office:value-type="float" office:value="0.0377223694709817" calcext:value-type="float">
            <text:p>0.0377223694709817</text:p>
          </table:table-cell>
          <table:table-cell office:value-type="float" office:value="0.0562776305290183" calcext:value-type="float">
            <text:p>0.0562776305290183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019459028136104" calcext:value-type="float">
            <text:p>0.019459028136104</text:p>
          </table:table-cell>
          <table:table-cell office:value-type="float" office:value="0.033540971863896" calcext:value-type="float">
            <text:p>0.033540971863896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98947396457569" calcext:value-type="float">
            <text:p>0.0198947396457569</text:p>
          </table:table-cell>
          <table:table-cell office:value-type="float" office:value="0.0341052603542431" calcext:value-type="float">
            <text:p>0.0341052603542431</text:p>
          </table:table-cell>
          <table:table-cell office:value-type="float" office:value="0.056" calcext:value-type="float">
            <text:p>0.056</text:p>
          </table:table-cell>
          <table:table-cell office:value-type="float" office:value="0.0459209011481472" calcext:value-type="float">
            <text:p>0.0459209011481472</text:p>
          </table:table-cell>
          <table:table-cell office:value-type="float" office:value="0.0660790988518528" calcext:value-type="float">
            <text:p>0.0660790988518528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98947396457569" calcext:value-type="float">
            <text:p>0.0198947396457569</text:p>
          </table:table-cell>
          <table:table-cell office:value-type="float" office:value="0.0341052603542431" calcext:value-type="float">
            <text:p>0.0341052603542431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98947396457569" calcext:value-type="float">
            <text:p>0.0198947396457569</text:p>
          </table:table-cell>
          <table:table-cell office:value-type="float" office:value="0.0341052603542431" calcext:value-type="float">
            <text:p>0.0341052603542431</text:p>
          </table:table-cell>
          <table:table-cell office:value-type="float" office:value="0.056" calcext:value-type="float">
            <text:p>0.056</text:p>
          </table:table-cell>
          <table:table-cell office:value-type="float" office:value="0.0459209011481472" calcext:value-type="float">
            <text:p>0.0459209011481472</text:p>
          </table:table-cell>
          <table:table-cell office:value-type="float" office:value="0.0660790988518528" calcext:value-type="float">
            <text:p>0.0660790988518528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019459028136104" calcext:value-type="float">
            <text:p>0.019459028136104</text:p>
          </table:table-cell>
          <table:table-cell office:value-type="float" office:value="0.033540971863896" calcext:value-type="float">
            <text:p>0.033540971863896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90239779222221" calcext:value-type="float">
            <text:p>0.0190239779222221</text:p>
          </table:table-cell>
          <table:table-cell office:value-type="float" office:value="0.0329760220777779" calcext:value-type="float">
            <text:p>0.0329760220777779</text:p>
          </table:table-cell>
          <table:table-cell office:value-type="float" office:value="97.17967925" calcext:value-type="float">
            <text:p>97.17967925</text:p>
          </table:table-cell>
        </table:table-row>
        <table:table-row table:style-name="ro1">
          <table:table-cell office:value-type="string" calcext:value-type="string">
            <text:p>bky_indep_posonly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46920568410021" calcext:value-type="float">
            <text:p>0.046920568410021</text:p>
          </table:table-cell>
          <table:table-cell office:value-type="float" office:value="0.0464429551428787" calcext:value-type="float">
            <text:p>0.0464429551428787</text:p>
          </table:table-cell>
          <table:table-cell office:value-type="float" office:value="0.0473981816771633" calcext:value-type="float">
            <text:p>0.0473981816771633</text:p>
          </table:table-cell>
          <table:table-cell office:value-type="float" office:value="0.0407892260189646" calcext:value-type="float">
            <text:p>0.0407892260189646</text:p>
          </table:table-cell>
          <table:table-cell office:value-type="float" office:value="0.0403050304522935" calcext:value-type="float">
            <text:p>0.0403050304522935</text:p>
          </table:table-cell>
          <table:table-cell office:value-type="float" office:value="0.0412734215856357" calcext:value-type="float">
            <text:p>0.0412734215856357</text:p>
          </table:table-cell>
          <table:table-cell office:value-type="float" office:value="0.0449996138087973" calcext:value-type="float">
            <text:p>0.0449996138087973</text:p>
          </table:table-cell>
          <table:table-cell office:value-type="float" office:value="0.0444968807009342" calcext:value-type="float">
            <text:p>0.0444968807009342</text:p>
          </table:table-cell>
          <table:table-cell office:value-type="float" office:value="0.0455023469166604" calcext:value-type="float">
            <text:p>0.0455023469166604</text:p>
          </table:table-cell>
          <table:table-cell office:value-type="float" office:value="0.0434954218132294" calcext:value-type="float">
            <text:p>0.0434954218132294</text:p>
          </table:table-cell>
          <table:table-cell office:value-type="float" office:value="0.0430244643033715" calcext:value-type="float">
            <text:p>0.0430244643033715</text:p>
          </table:table-cell>
          <table:table-cell office:value-type="float" office:value="0.0439663793230874" calcext:value-type="float">
            <text:p>0.0439663793230874</text:p>
          </table:table-cell>
          <table:table-cell office:value-type="float" office:value="0.0207249248524644" calcext:value-type="float">
            <text:p>0.0207249248524644</text:p>
          </table:table-cell>
          <table:table-cell office:value-type="float" office:value="0.0203772959238688" calcext:value-type="float">
            <text:p>0.0203772959238688</text:p>
          </table:table-cell>
          <table:table-cell office:value-type="float" office:value="0.02107255378106" calcext:value-type="float">
            <text:p>0.02107255378106</text:p>
          </table:table-cell>
          <table:table-cell office:value-type="float" office:value="0.0229656187312581" calcext:value-type="float">
            <text:p>0.0229656187312581</text:p>
          </table:table-cell>
          <table:table-cell office:value-type="float" office:value="0.0226055117492642" calcext:value-type="float">
            <text:p>0.0226055117492642</text:p>
          </table:table-cell>
          <table:table-cell office:value-type="float" office:value="0.0233257257132521" calcext:value-type="float">
            <text:p>0.0233257257132521</text:p>
          </table:table-cell>
          <table:table-cell office:value-type="float" office:value="0.0468432871333163" calcext:value-type="float">
            <text:p>0.0468432871333163</text:p>
          </table:table-cell>
          <table:table-cell office:value-type="float" office:value="0.0463658554521212" calcext:value-type="float">
            <text:p>0.0463658554521212</text:p>
          </table:table-cell>
          <table:table-cell office:value-type="float" office:value="0.0473207188145114" calcext:value-type="float">
            <text:p>0.0473207188145114</text:p>
          </table:table-cell>
          <table:table-cell office:value-type="float" office:value="0.0209306997048301" calcext:value-type="float">
            <text:p>0.0209306997048301</text:p>
          </table:table-cell>
          <table:table-cell office:value-type="float" office:value="0.0205829510819565" calcext:value-type="float">
            <text:p>0.0205829510819565</text:p>
          </table:table-cell>
          <table:table-cell office:value-type="float" office:value="0.0212784483277037" calcext:value-type="float">
            <text:p>0.0212784483277037</text:p>
          </table:table-cell>
          <table:table-cell office:value-type="float" office:value="0.0231092097172538" calcext:value-type="float">
            <text:p>0.0231092097172538</text:p>
          </table:table-cell>
          <table:table-cell office:value-type="float" office:value="0.0227449523347822" calcext:value-type="float">
            <text:p>0.0227449523347822</text:p>
          </table:table-cell>
          <table:table-cell office:value-type="float" office:value="0.0234734670997254" calcext:value-type="float">
            <text:p>0.0234734670997254</text:p>
          </table:table-cell>
          <table:table-cell office:value-type="float" office:value="0.0433908469287274" calcext:value-type="float">
            <text:p>0.0433908469287274</text:p>
          </table:table-cell>
          <table:table-cell office:value-type="float" office:value="0.0429206540274864" calcext:value-type="float">
            <text:p>0.0429206540274864</text:p>
          </table:table-cell>
          <table:table-cell office:value-type="float" office:value="0.0438610398299684" calcext:value-type="float">
            <text:p>0.0438610398299684</text:p>
          </table:table-cell>
          <table:table-cell office:value-type="float" office:value="0.0206654548648338" calcext:value-type="float">
            <text:p>0.0206654548648338</text:p>
          </table:table-cell>
          <table:table-cell office:value-type="float" office:value="0.0203179536783724" calcext:value-type="float">
            <text:p>0.0203179536783724</text:p>
          </table:table-cell>
          <table:table-cell office:value-type="float" office:value="0.0210129560512951" calcext:value-type="float">
            <text:p>0.0210129560512951</text:p>
          </table:table-cell>
          <table:table-cell office:value-type="float" office:value="0.0229165606792121" calcext:value-type="float">
            <text:p>0.0229165606792121</text:p>
          </table:table-cell>
          <table:table-cell office:value-type="float" office:value="0.0225565561736823" calcext:value-type="float">
            <text:p>0.0225565561736823</text:p>
          </table:table-cell>
          <table:table-cell office:value-type="float" office:value="0.0232765651847418" calcext:value-type="float">
            <text:p>0.0232765651847418</text:p>
          </table:table-cell>
          <table:table-cell office:value-type="float" office:value="0.031" calcext:value-type="float">
            <text:p>0.031</text:p>
          </table:table-cell>
          <table:table-cell office:value-type="float" office:value="0.0234022599686349" calcext:value-type="float">
            <text:p>0.0234022599686349</text:p>
          </table:table-cell>
          <table:table-cell office:value-type="float" office:value="0.0385977400313651" calcext:value-type="float">
            <text:p>0.0385977400313651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6041507276008" calcext:value-type="float">
            <text:p>0.996041507276008</text:p>
          </table:table-cell>
          <table:table-cell office:value-type="float" office:value="0.999958492723992" calcext:value-type="float">
            <text:p>0.999958492723992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7614442868295" calcext:value-type="float">
            <text:p>0.997614442868295</text:p>
          </table:table-cell>
          <table:table-cell office:value-type="float" office:value="1.00038555713171" calcext:value-type="float">
            <text:p>1.00038555713171</text:p>
          </table:table-cell>
          <table:table-cell office:value-type="float" office:value="0.04" calcext:value-type="float">
            <text:p>0.04</text:p>
          </table:table-cell>
          <table:table-cell office:value-type="float" office:value="0.0314097202717122" calcext:value-type="float">
            <text:p>0.0314097202717122</text:p>
          </table:table-cell>
          <table:table-cell office:value-type="float" office:value="0.0485902797282878" calcext:value-type="float">
            <text:p>0.0485902797282878</text:p>
          </table:table-cell>
          <table:table-cell office:value-type="float" office:value="0.0195" calcext:value-type="float">
            <text:p>0.0195</text:p>
          </table:table-cell>
          <table:table-cell office:value-type="float" office:value="0.0134384624671529" calcext:value-type="float">
            <text:p>0.0134384624671529</text:p>
          </table:table-cell>
          <table:table-cell office:value-type="float" office:value="0.0255615375328471" calcext:value-type="float">
            <text:p>0.0255615375328471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0109156729104322" calcext:value-type="float">
            <text:p>0.0109156729104322</text:p>
          </table:table-cell>
          <table:table-cell office:value-type="float" office:value="0.0220843270895678" calcext:value-type="float">
            <text:p>0.0220843270895678</text:p>
          </table:table-cell>
          <table:table-cell office:value-type="float" office:value="82.013617375" calcext:value-type="float">
            <text:p>82.013617375</text:p>
          </table:table-cell>
        </table:table-row>
        <table:table-row table:style-name="ro1">
          <table:table-cell office:value-type="string" calcext:value-type="string">
            <text:p>bky_indep_negonl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483117061258205" calcext:value-type="float">
            <text:p>0.0483117061258205</text:p>
          </table:table-cell>
          <table:table-cell office:value-type="float" office:value="0.0478401926508204" calcext:value-type="float">
            <text:p>0.0478401926508204</text:p>
          </table:table-cell>
          <table:table-cell office:value-type="float" office:value="0.0487832196008206" calcext:value-type="float">
            <text:p>0.0487832196008206</text:p>
          </table:table-cell>
          <table:table-cell office:value-type="float" office:value="0.0427859821677272" calcext:value-type="float">
            <text:p>0.0427859821677272</text:p>
          </table:table-cell>
          <table:table-cell office:value-type="float" office:value="0.0423068970434867" calcext:value-type="float">
            <text:p>0.0423068970434867</text:p>
          </table:table-cell>
          <table:table-cell office:value-type="float" office:value="0.0432650672919677" calcext:value-type="float">
            <text:p>0.0432650672919677</text:p>
          </table:table-cell>
          <table:table-cell office:value-type="float" office:value="0.0470017874355766" calcext:value-type="float">
            <text:p>0.0470017874355766</text:p>
          </table:table-cell>
          <table:table-cell office:value-type="float" office:value="0.0465029619327639" calcext:value-type="float">
            <text:p>0.0465029619327639</text:p>
          </table:table-cell>
          <table:table-cell office:value-type="float" office:value="0.0475006129383893" calcext:value-type="float">
            <text:p>0.0475006129383893</text:p>
          </table:table-cell>
          <table:table-cell office:value-type="float" office:value="0.0451431178879579" calcext:value-type="float">
            <text:p>0.0451431178879579</text:p>
          </table:table-cell>
          <table:table-cell office:value-type="float" office:value="0.0446854080936955" calcext:value-type="float">
            <text:p>0.0446854080936955</text:p>
          </table:table-cell>
          <table:table-cell office:value-type="float" office:value="0.0456008276822203" calcext:value-type="float">
            <text:p>0.0456008276822203</text:p>
          </table:table-cell>
          <table:table-cell office:value-type="float" office:value="0.0225529560007783" calcext:value-type="float">
            <text:p>0.0225529560007783</text:p>
          </table:table-cell>
          <table:table-cell office:value-type="float" office:value="0.0222084132495353" calcext:value-type="float">
            <text:p>0.0222084132495353</text:p>
          </table:table-cell>
          <table:table-cell office:value-type="float" office:value="0.0228974987520213" calcext:value-type="float">
            <text:p>0.0228974987520213</text:p>
          </table:table-cell>
          <table:table-cell office:value-type="float" office:value="0.0247790777252022" calcext:value-type="float">
            <text:p>0.0247790777252022</text:p>
          </table:table-cell>
          <table:table-cell office:value-type="float" office:value="0.0244264954416055" calcext:value-type="float">
            <text:p>0.0244264954416055</text:p>
          </table:table-cell>
          <table:table-cell office:value-type="float" office:value="0.025131660008799" calcext:value-type="float">
            <text:p>0.025131660008799</text:p>
          </table:table-cell>
          <table:table-cell office:value-type="float" office:value="0.0375" calcext:value-type="float">
            <text:p>0.0375</text:p>
          </table:table-cell>
          <table:table-cell office:value-type="float" office:value="0.0291716743784514" calcext:value-type="float">
            <text:p>0.0291716743784514</text:p>
          </table:table-cell>
          <table:table-cell office:value-type="float" office:value="0.0458283256215486" calcext:value-type="float">
            <text:p>0.0458283256215486</text:p>
          </table:table-cell>
          <table:table-cell office:value-type="float" office:value="0.9995" calcext:value-type="float">
            <text:p>0.9995</text:p>
          </table:table-cell>
          <table:table-cell office:value-type="float" office:value="0.99852001800773" calcext:value-type="float">
            <text:p>0.99852001800773</text:p>
          </table:table-cell>
          <table:table-cell office:value-type="float" office:value="1.00047998199227" calcext:value-type="float">
            <text:p>1.00047998199227</text:p>
          </table:table-cell>
          <table:table-cell office:value-type="float" office:value="0.9995" calcext:value-type="float">
            <text:p>0.9995</text:p>
          </table:table-cell>
          <table:table-cell office:value-type="float" office:value="0.99852001800773" calcext:value-type="float">
            <text:p>0.99852001800773</text:p>
          </table:table-cell>
          <table:table-cell office:value-type="float" office:value="1.00047998199227" calcext:value-type="float">
            <text:p>1.00047998199227</text:p>
          </table:table-cell>
          <table:table-cell office:value-type="float" office:value="0.055" calcext:value-type="float">
            <text:p>0.055</text:p>
          </table:table-cell>
          <table:table-cell office:value-type="float" office:value="0.0450060092541416" calcext:value-type="float">
            <text:p>0.0450060092541416</text:p>
          </table:table-cell>
          <table:table-cell office:value-type="float" office:value="0.0649939907458584" calcext:value-type="float">
            <text:p>0.0649939907458584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98947396457569" calcext:value-type="float">
            <text:p>0.0198947396457569</text:p>
          </table:table-cell>
          <table:table-cell office:value-type="float" office:value="0.0341052603542431" calcext:value-type="float">
            <text:p>0.0341052603542431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142881516512901" calcext:value-type="float">
            <text:p>0.0142881516512901</text:p>
          </table:table-cell>
          <table:table-cell office:value-type="float" office:value="0.0267118483487099" calcext:value-type="float">
            <text:p>0.0267118483487099</text:p>
          </table:table-cell>
          <table:table-cell office:value-type="float" office:value="0.0482148371507198" calcext:value-type="float">
            <text:p>0.0482148371507198</text:p>
          </table:table-cell>
          <table:table-cell office:value-type="float" office:value="0.0477432674213751" calcext:value-type="float">
            <text:p>0.0477432674213751</text:p>
          </table:table-cell>
          <table:table-cell office:value-type="float" office:value="0.0486864068800646" calcext:value-type="float">
            <text:p>0.0486864068800646</text:p>
          </table:table-cell>
          <table:table-cell office:value-type="float" office:value="0.022782254620837" calcext:value-type="float">
            <text:p>0.022782254620837</text:p>
          </table:table-cell>
          <table:table-cell office:value-type="float" office:value="0.0224407323153728" calcext:value-type="float">
            <text:p>0.0224407323153728</text:p>
          </table:table-cell>
          <table:table-cell office:value-type="float" office:value="0.0231237769263013" calcext:value-type="float">
            <text:p>0.0231237769263013</text:p>
          </table:table-cell>
          <table:table-cell office:value-type="float" office:value="0.0249316067308358" calcext:value-type="float">
            <text:p>0.0249316067308358</text:p>
          </table:table-cell>
          <table:table-cell office:value-type="float" office:value="0.0245777856197326" calcext:value-type="float">
            <text:p>0.0245777856197326</text:p>
          </table:table-cell>
          <table:table-cell office:value-type="float" office:value="0.0252854278419391" calcext:value-type="float">
            <text:p>0.0252854278419391</text:p>
          </table:table-cell>
          <table:table-cell office:value-type="float" office:value="0.0449934070306353" calcext:value-type="float">
            <text:p>0.0449934070306353</text:p>
          </table:table-cell>
          <table:table-cell office:value-type="float" office:value="0.0445360596870866" calcext:value-type="float">
            <text:p>0.0445360596870866</text:p>
          </table:table-cell>
          <table:table-cell office:value-type="float" office:value="0.045450754374184" calcext:value-type="float">
            <text:p>0.045450754374184</text:p>
          </table:table-cell>
          <table:table-cell office:value-type="float" office:value="0.0224679437410389" calcext:value-type="float">
            <text:p>0.0224679437410389</text:p>
          </table:table-cell>
          <table:table-cell office:value-type="float" office:value="0.0221235403305075" calcext:value-type="float">
            <text:p>0.0221235403305075</text:p>
          </table:table-cell>
          <table:table-cell office:value-type="float" office:value="0.0228123471515704" calcext:value-type="float">
            <text:p>0.0228123471515704</text:p>
          </table:table-cell>
          <table:table-cell office:value-type="float" office:value="0.0247161912535651" calcext:value-type="float">
            <text:p>0.0247161912535651</text:p>
          </table:table-cell>
          <table:table-cell office:value-type="float" office:value="0.0243637793542644" calcext:value-type="float">
            <text:p>0.0243637793542644</text:p>
          </table:table-cell>
          <table:table-cell office:value-type="float" office:value="0.0250686031528658" calcext:value-type="float">
            <text:p>0.0250686031528658</text:p>
          </table:table-cell>
          <table:table-cell office:value-type="float" office:value="81.51931675" calcext:value-type="float">
            <text:p>81.51931675</text:p>
          </table:table-cell>
        </table:table-row>
        <table:table-row table:style-name="ro1">
          <table:table-cell office:value-type="string" calcext:value-type="string">
            <text:p>bky_indep_balance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316862412141157" calcext:value-type="float">
            <text:p>0.0316862412141157</text:p>
          </table:table-cell>
          <table:table-cell office:value-type="float" office:value="0.0314142500021106" calcext:value-type="float">
            <text:p>0.0314142500021106</text:p>
          </table:table-cell>
          <table:table-cell office:value-type="float" office:value="0.0319582324261208" calcext:value-type="float">
            <text:p>0.0319582324261208</text:p>
          </table:table-cell>
          <table:table-cell office:value-type="float" office:value="0.0316418016086488" calcext:value-type="float">
            <text:p>0.0316418016086488</text:p>
          </table:table-cell>
          <table:table-cell office:value-type="float" office:value="0.0313696930272626" calcext:value-type="float">
            <text:p>0.0313696930272626</text:p>
          </table:table-cell>
          <table:table-cell office:value-type="float" office:value="0.0319139101900349" calcext:value-type="float">
            <text:p>0.0319139101900349</text:p>
          </table:table-cell>
          <table:table-cell office:value-type="float" office:value="0.0427921635004648" calcext:value-type="float">
            <text:p>0.0427921635004648</text:p>
          </table:table-cell>
          <table:table-cell office:value-type="float" office:value="0.0424734240630855" calcext:value-type="float">
            <text:p>0.0424734240630855</text:p>
          </table:table-cell>
          <table:table-cell office:value-type="float" office:value="0.0431109029378441" calcext:value-type="float">
            <text:p>0.0431109029378441</text:p>
          </table:table-cell>
          <table:table-cell office:value-type="float" office:value="0.0428844217984002" calcext:value-type="float">
            <text:p>0.0428844217984002</text:p>
          </table:table-cell>
          <table:table-cell office:value-type="float" office:value="0.0425658508316549" calcext:value-type="float">
            <text:p>0.0425658508316549</text:p>
          </table:table-cell>
          <table:table-cell office:value-type="float" office:value="0.0432029927651455" calcext:value-type="float">
            <text:p>0.0432029927651455</text:p>
          </table:table-cell>
          <table:table-cell office:value-type="float" office:value="0.0205500239840878" calcext:value-type="float">
            <text:p>0.0205500239840878</text:p>
          </table:table-cell>
          <table:table-cell office:value-type="float" office:value="0.0203180448744914" calcext:value-type="float">
            <text:p>0.0203180448744914</text:p>
          </table:table-cell>
          <table:table-cell office:value-type="float" office:value="0.0207820030936842" calcext:value-type="float">
            <text:p>0.0207820030936842</text:p>
          </table:table-cell>
          <table:table-cell office:value-type="float" office:value="0.0162090416831707" calcext:value-type="float">
            <text:p>0.0162090416831707</text:p>
          </table:table-cell>
          <table:table-cell office:value-type="float" office:value="0.0159973091890107" calcext:value-type="float">
            <text:p>0.0159973091890107</text:p>
          </table:table-cell>
          <table:table-cell office:value-type="float" office:value="0.0164207741773307" calcext:value-type="float">
            <text:p>0.0164207741773307</text:p>
          </table:table-cell>
          <table:table-cell office:value-type="float" office:value="0.0304077319346468" calcext:value-type="float">
            <text:p>0.0304077319346468</text:p>
          </table:table-cell>
          <table:table-cell office:value-type="float" office:value="0.0300336313846901" calcext:value-type="float">
            <text:p>0.0300336313846901</text:p>
          </table:table-cell>
          <table:table-cell office:value-type="float" office:value="0.0307818324846035" calcext:value-type="float">
            <text:p>0.0307818324846035</text:p>
          </table:table-cell>
          <table:table-cell office:value-type="float" office:value="0.03038906892678" calcext:value-type="float">
            <text:p>0.03038906892678</text:p>
          </table:table-cell>
          <table:table-cell office:value-type="float" office:value="0.0300204919902644" calcext:value-type="float">
            <text:p>0.0300204919902644</text:p>
          </table:table-cell>
          <table:table-cell office:value-type="float" office:value="0.0307576458632956" calcext:value-type="float">
            <text:p>0.0307576458632956</text:p>
          </table:table-cell>
          <table:table-cell office:value-type="float" office:value="0.0416334310632282" calcext:value-type="float">
            <text:p>0.0416334310632282</text:p>
          </table:table-cell>
          <table:table-cell office:value-type="float" office:value="0.0412032131789517" calcext:value-type="float">
            <text:p>0.0412032131789517</text:p>
          </table:table-cell>
          <table:table-cell office:value-type="float" office:value="0.0420636489475048" calcext:value-type="float">
            <text:p>0.0420636489475048</text:p>
          </table:table-cell>
          <table:table-cell office:value-type="float" office:value="0.0416423316199769" calcext:value-type="float">
            <text:p>0.0416423316199769</text:p>
          </table:table-cell>
          <table:table-cell office:value-type="float" office:value="0.0412014493734708" calcext:value-type="float">
            <text:p>0.0412014493734708</text:p>
          </table:table-cell>
          <table:table-cell office:value-type="float" office:value="0.0420832138664829" calcext:value-type="float">
            <text:p>0.0420832138664829</text:p>
          </table:table-cell>
          <table:table-cell office:value-type="float" office:value="0.0193738572490177" calcext:value-type="float">
            <text:p>0.0193738572490177</text:p>
          </table:table-cell>
          <table:table-cell office:value-type="float" office:value="0.0190550815167726" calcext:value-type="float">
            <text:p>0.0190550815167726</text:p>
          </table:table-cell>
          <table:table-cell office:value-type="float" office:value="0.0196926329812628" calcext:value-type="float">
            <text:p>0.0196926329812628</text:p>
          </table:table-cell>
          <table:table-cell office:value-type="float" office:value="0.0150724550387151" calcext:value-type="float">
            <text:p>0.0150724550387151</text:p>
          </table:table-cell>
          <table:table-cell office:value-type="float" office:value="0.0147790083294262" calcext:value-type="float">
            <text:p>0.0147790083294262</text:p>
          </table:table-cell>
          <table:table-cell office:value-type="float" office:value="0.015365901748004" calcext:value-type="float">
            <text:p>0.015365901748004</text:p>
          </table:table-cell>
          <table:table-cell office:value-type="float" office:value="0.0328480874282195" calcext:value-type="float">
            <text:p>0.0328480874282195</text:p>
          </table:table-cell>
          <table:table-cell office:value-type="float" office:value="0.0324527661610254" calcext:value-type="float">
            <text:p>0.0324527661610254</text:p>
          </table:table-cell>
          <table:table-cell office:value-type="float" office:value="0.0332434086954135" calcext:value-type="float">
            <text:p>0.0332434086954135</text:p>
          </table:table-cell>
          <table:table-cell office:value-type="float" office:value="0.0328269600750431" calcext:value-type="float">
            <text:p>0.0328269600750431</text:p>
          </table:table-cell>
          <table:table-cell office:value-type="float" office:value="0.0324394702791312" calcext:value-type="float">
            <text:p>0.0324394702791312</text:p>
          </table:table-cell>
          <table:table-cell office:value-type="float" office:value="0.0332144498709551" calcext:value-type="float">
            <text:p>0.0332144498709551</text:p>
          </table:table-cell>
          <table:table-cell office:value-type="float" office:value="0.0438664979476609" calcext:value-type="float">
            <text:p>0.0438664979476609</text:p>
          </table:table-cell>
          <table:table-cell office:value-type="float" office:value="0.0434281878996398" calcext:value-type="float">
            <text:p>0.0434281878996398</text:p>
          </table:table-cell>
          <table:table-cell office:value-type="float" office:value="0.044304807995682" calcext:value-type="float">
            <text:p>0.044304807995682</text:p>
          </table:table-cell>
          <table:table-cell office:value-type="float" office:value="0.0439530472678184" calcext:value-type="float">
            <text:p>0.0439530472678184</text:p>
          </table:table-cell>
          <table:table-cell office:value-type="float" office:value="0.043495660450633" calcext:value-type="float">
            <text:p>0.043495660450633</text:p>
          </table:table-cell>
          <table:table-cell office:value-type="float" office:value="0.0444104340850038" calcext:value-type="float">
            <text:p>0.0444104340850038</text:p>
          </table:table-cell>
          <table:table-cell office:value-type="float" office:value="0.0216178505901922" calcext:value-type="float">
            <text:p>0.0216178505901922</text:p>
          </table:table-cell>
          <table:table-cell office:value-type="float" office:value="0.0212815840218191" calcext:value-type="float">
            <text:p>0.0212815840218191</text:p>
          </table:table-cell>
          <table:table-cell office:value-type="float" office:value="0.0219541171585653" calcext:value-type="float">
            <text:p>0.0219541171585653</text:p>
          </table:table-cell>
          <table:table-cell office:value-type="float" office:value="0.0172704839076639" calcext:value-type="float">
            <text:p>0.0172704839076639</text:p>
          </table:table-cell>
          <table:table-cell office:value-type="float" office:value="0.0169681863016014" calcext:value-type="float">
            <text:p>0.0169681863016014</text:p>
          </table:table-cell>
          <table:table-cell office:value-type="float" office:value="0.0175727815137264" calcext:value-type="float">
            <text:p>0.0175727815137264</text:p>
          </table:table-cell>
          <table:table-cell office:value-type="float" office:value="94.6474256666667" calcext:value-type="float">
            <text:p>94.6474256666667</text:p>
          </table:table-cell>
        </table:table-row>
        <table:table-row table:style-name="ro1">
          <table:table-cell office:value-type="string" calcext:value-type="string">
            <text:p>bky_indep_unbalanced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373384602762481" calcext:value-type="float">
            <text:p>0.0373384602762481</text:p>
          </table:table-cell>
          <table:table-cell office:value-type="float" office:value="0.0370535870038038" calcext:value-type="float">
            <text:p>0.0370535870038038</text:p>
          </table:table-cell>
          <table:table-cell office:value-type="float" office:value="0.0376233335486924" calcext:value-type="float">
            <text:p>0.0376233335486924</text:p>
          </table:table-cell>
          <table:table-cell office:value-type="float" office:value="0.0319051233167351" calcext:value-type="float">
            <text:p>0.0319051233167351</text:p>
          </table:table-cell>
          <table:table-cell office:value-type="float" office:value="0.0316351235229396" calcext:value-type="float">
            <text:p>0.0316351235229396</text:p>
          </table:table-cell>
          <table:table-cell office:value-type="float" office:value="0.0321751231105306" calcext:value-type="float">
            <text:p>0.0321751231105306</text:p>
          </table:table-cell>
          <table:table-cell office:value-type="float" office:value="0.0431225431263327" calcext:value-type="float">
            <text:p>0.0431225431263327</text:p>
          </table:table-cell>
          <table:table-cell office:value-type="float" office:value="0.0428010558988153" calcext:value-type="float">
            <text:p>0.0428010558988153</text:p>
          </table:table-cell>
          <table:table-cell office:value-type="float" office:value="0.0434440303538501" calcext:value-type="float">
            <text:p>0.0434440303538501</text:p>
          </table:table-cell>
          <table:table-cell office:value-type="float" office:value="0.0425962192406823" calcext:value-type="float">
            <text:p>0.0425962192406823</text:p>
          </table:table-cell>
          <table:table-cell office:value-type="float" office:value="0.0422885231827321" calcext:value-type="float">
            <text:p>0.0422885231827321</text:p>
          </table:table-cell>
          <table:table-cell office:value-type="float" office:value="0.0429039152986324" calcext:value-type="float">
            <text:p>0.0429039152986324</text:p>
          </table:table-cell>
          <table:table-cell office:value-type="float" office:value="0.019930635942052" calcext:value-type="float">
            <text:p>0.019930635942052</text:p>
          </table:table-cell>
          <table:table-cell office:value-type="float" office:value="0.0197083977519926" calcext:value-type="float">
            <text:p>0.0197083977519926</text:p>
          </table:table-cell>
          <table:table-cell office:value-type="float" office:value="0.0201528741321114" calcext:value-type="float">
            <text:p>0.0201528741321114</text:p>
          </table:table-cell>
          <table:table-cell office:value-type="float" office:value="0.0185671125872009" calcext:value-type="float">
            <text:p>0.0185671125872009</text:p>
          </table:table-cell>
          <table:table-cell office:value-type="float" office:value="0.0183514034664199" calcext:value-type="float">
            <text:p>0.0183514034664199</text:p>
          </table:table-cell>
          <table:table-cell office:value-type="float" office:value="0.0187828217079819" calcext:value-type="float">
            <text:p>0.0187828217079819</text:p>
          </table:table-cell>
          <table:table-cell office:value-type="float" office:value="0.0269471459823187" calcext:value-type="float">
            <text:p>0.0269471459823187</text:p>
          </table:table-cell>
          <table:table-cell office:value-type="float" office:value="0.0262886824401043" calcext:value-type="float">
            <text:p>0.0262886824401043</text:p>
          </table:table-cell>
          <table:table-cell office:value-type="float" office:value="0.0276056095245332" calcext:value-type="float">
            <text:p>0.0276056095245332</text:p>
          </table:table-cell>
          <table:table-cell office:value-type="float" office:value="0.0739565131061186" calcext:value-type="float">
            <text:p>0.0739565131061186</text:p>
          </table:table-cell>
          <table:table-cell office:value-type="float" office:value="0.0730761057306304" calcext:value-type="float">
            <text:p>0.0730761057306304</text:p>
          </table:table-cell>
          <table:table-cell office:value-type="float" office:value="0.0748369204816068" calcext:value-type="float">
            <text:p>0.0748369204816068</text:p>
          </table:table-cell>
          <table:table-cell office:value-type="float" office:value="0.0990754870023559" calcext:value-type="float">
            <text:p>0.0990754870023559</text:p>
          </table:table-cell>
          <table:table-cell office:value-type="float" office:value="0.0980799650939252" calcext:value-type="float">
            <text:p>0.0980799650939252</text:p>
          </table:table-cell>
          <table:table-cell office:value-type="float" office:value="0.100071008910787" calcext:value-type="float">
            <text:p>0.100071008910787</text:p>
          </table:table-cell>
          <table:table-cell office:value-type="float" office:value="0.0450987596865025" calcext:value-type="float">
            <text:p>0.0450987596865025</text:p>
          </table:table-cell>
          <table:table-cell office:value-type="float" office:value="0.0443087568694661" calcext:value-type="float">
            <text:p>0.0443087568694661</text:p>
          </table:table-cell>
          <table:table-cell office:value-type="float" office:value="0.045888762503539" calcext:value-type="float">
            <text:p>0.045888762503539</text:p>
          </table:table-cell>
          <table:table-cell office:value-type="float" office:value="0.0220441931305407" calcext:value-type="float">
            <text:p>0.0220441931305407</text:p>
          </table:table-cell>
          <table:table-cell office:value-type="float" office:value="0.0214263795356378" calcext:value-type="float">
            <text:p>0.0214263795356378</text:p>
          </table:table-cell>
          <table:table-cell office:value-type="float" office:value="0.0226620067254437" calcext:value-type="float">
            <text:p>0.0226620067254437</text:p>
          </table:table-cell>
          <table:table-cell office:value-type="float" office:value="0.013469997226527" calcext:value-type="float">
            <text:p>0.013469997226527</text:p>
          </table:table-cell>
          <table:table-cell office:value-type="float" office:value="0.0129551753127846" calcext:value-type="float">
            <text:p>0.0129551753127846</text:p>
          </table:table-cell>
          <table:table-cell office:value-type="float" office:value="0.0139848191402694" calcext:value-type="float">
            <text:p>0.0139848191402694</text:p>
          </table:table-cell>
          <table:table-cell office:value-type="float" office:value="0.0391170936760383" calcext:value-type="float">
            <text:p>0.0391170936760383</text:p>
          </table:table-cell>
          <table:table-cell office:value-type="float" office:value="0.0387995877302488" calcext:value-type="float">
            <text:p>0.0387995877302488</text:p>
          </table:table-cell>
          <table:table-cell office:value-type="float" office:value="0.0394345996218277" calcext:value-type="float">
            <text:p>0.0394345996218277</text:p>
          </table:table-cell>
          <table:table-cell office:value-type="float" office:value="0.0206870240577003" calcext:value-type="float">
            <text:p>0.0206870240577003</text:p>
          </table:table-cell>
          <table:table-cell office:value-type="float" office:value="0.0204453152322855" calcext:value-type="float">
            <text:p>0.0204453152322855</text:p>
          </table:table-cell>
          <table:table-cell office:value-type="float" office:value="0.0209287328831151" calcext:value-type="float">
            <text:p>0.0209287328831151</text:p>
          </table:table-cell>
          <table:table-cell office:value-type="float" office:value="0.0278990511486433" calcext:value-type="float">
            <text:p>0.0278990511486433</text:p>
          </table:table-cell>
          <table:table-cell office:value-type="float" office:value="0.0276206565703259" calcext:value-type="float">
            <text:p>0.0276206565703259</text:p>
          </table:table-cell>
          <table:table-cell office:value-type="float" office:value="0.0281774457269607" calcext:value-type="float">
            <text:p>0.0281774457269607</text:p>
          </table:table-cell>
          <table:table-cell office:value-type="float" office:value="0.0419907272194798" calcext:value-type="float">
            <text:p>0.0419907272194798</text:p>
          </table:table-cell>
          <table:table-cell office:value-type="float" office:value="0.0416556426476153" calcext:value-type="float">
            <text:p>0.0416556426476153</text:p>
          </table:table-cell>
          <table:table-cell office:value-type="float" office:value="0.0423258117913443" calcext:value-type="float">
            <text:p>0.0423258117913443</text:p>
          </table:table-cell>
          <table:table-cell office:value-type="float" office:value="0.0194734721343157" calcext:value-type="float">
            <text:p>0.0194734721343157</text:p>
          </table:table-cell>
          <table:table-cell office:value-type="float" office:value="0.0192333258412673" calcext:value-type="float">
            <text:p>0.0192333258412673</text:p>
          </table:table-cell>
          <table:table-cell office:value-type="float" office:value="0.019713618427364" calcext:value-type="float">
            <text:p>0.019713618427364</text:p>
          </table:table-cell>
          <table:table-cell office:value-type="float" office:value="0.0193619107566804" calcext:value-type="float">
            <text:p>0.0193619107566804</text:p>
          </table:table-cell>
          <table:table-cell office:value-type="float" office:value="0.0191238364146873" calcext:value-type="float">
            <text:p>0.0191238364146873</text:p>
          </table:table-cell>
          <table:table-cell office:value-type="float" office:value="0.0195999850986736" calcext:value-type="float">
            <text:p>0.0195999850986736</text:p>
          </table:table-cell>
          <table:table-cell office:value-type="float" office:value="92.924304625" calcext:value-type="float">
            <text:p>92.924304625</text:p>
          </table:table-cell>
        </table:table-row>
        <table:table-row table:style-name="ro1">
          <table:table-cell office:value-type="string" calcext:value-type="string">
            <text:p>bky_posdep_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0788609419997159" calcext:value-type="float">
            <text:p>0.0788609419997159</text:p>
          </table:table-cell>
          <table:table-cell office:value-type="float" office:value="0.104139058000284" calcext:value-type="float">
            <text:p>0.104139058000284</text:p>
          </table:table-cell>
          <table:table-cell office:value-type="float" office:value="0.048" calcext:value-type="float">
            <text:p>0.048</text:p>
          </table:table-cell>
          <table:table-cell office:value-type="float" office:value="0.0386291111459917" calcext:value-type="float">
            <text:p>0.0386291111459917</text:p>
          </table:table-cell>
          <table:table-cell office:value-type="float" office:value="0.0573708888540083" calcext:value-type="float">
            <text:p>0.0573708888540083</text:p>
          </table:table-cell>
          <table:table-cell office:value-type="float" office:value="0.048" calcext:value-type="float">
            <text:p>0.048</text:p>
          </table:table-cell>
          <table:table-cell office:value-type="float" office:value="0.0386291111459917" calcext:value-type="float">
            <text:p>0.0386291111459917</text:p>
          </table:table-cell>
          <table:table-cell office:value-type="float" office:value="0.0573708888540083" calcext:value-type="float">
            <text:p>0.0573708888540083</text:p>
          </table:table-cell>
          <table:table-cell office:value-type="float" office:value="0.0905" calcext:value-type="float">
            <text:p>0.0905</text:p>
          </table:table-cell>
          <table:table-cell office:value-type="float" office:value="0.0779232816479987" calcext:value-type="float">
            <text:p>0.0779232816479987</text:p>
          </table:table-cell>
          <table:table-cell office:value-type="float" office:value="0.103076718352001" calcext:value-type="float">
            <text:p>0.103076718352001</text:p>
          </table:table-cell>
          <table:table-cell office:value-type="float" office:value="0.048" calcext:value-type="float">
            <text:p>0.048</text:p>
          </table:table-cell>
          <table:table-cell office:value-type="float" office:value="0.0386291111459917" calcext:value-type="float">
            <text:p>0.0386291111459917</text:p>
          </table:table-cell>
          <table:table-cell office:value-type="float" office:value="0.0573708888540083" calcext:value-type="float">
            <text:p>0.0573708888540083</text:p>
          </table:table-cell>
          <table:table-cell office:value-type="float" office:value="0.048" calcext:value-type="float">
            <text:p>0.048</text:p>
          </table:table-cell>
          <table:table-cell office:value-type="float" office:value="0.0386291111459917" calcext:value-type="float">
            <text:p>0.0386291111459917</text:p>
          </table:table-cell>
          <table:table-cell office:value-type="float" office:value="0.0573708888540083" calcext:value-type="float">
            <text:p>0.0573708888540083</text:p>
          </table:table-cell>
          <table:table-cell office:value-type="float" office:value="0.0445" calcext:value-type="float">
            <text:p>0.0445</text:p>
          </table:table-cell>
          <table:table-cell office:value-type="float" office:value="0.0354606532735919" calcext:value-type="float">
            <text:p>0.0354606532735919</text:p>
          </table:table-cell>
          <table:table-cell office:value-type="float" office:value="0.0535393467264081" calcext:value-type="float">
            <text:p>0.0535393467264081</text:p>
          </table:table-cell>
          <table:table-cell office:value-type="float" office:value="0.0195" calcext:value-type="float">
            <text:p>0.0195</text:p>
          </table:table-cell>
          <table:table-cell office:value-type="float" office:value="0.0134384624671529" calcext:value-type="float">
            <text:p>0.0134384624671529</text:p>
          </table:table-cell>
          <table:table-cell office:value-type="float" office:value="0.0255615375328471" calcext:value-type="float">
            <text:p>0.0255615375328471</text:p>
          </table:table-cell>
          <table:table-cell office:value-type="float" office:value="0.0195" calcext:value-type="float">
            <text:p>0.0195</text:p>
          </table:table-cell>
          <table:table-cell office:value-type="float" office:value="0.0134384624671529" calcext:value-type="float">
            <text:p>0.0134384624671529</text:p>
          </table:table-cell>
          <table:table-cell office:value-type="float" office:value="0.0255615375328471" calcext:value-type="float">
            <text:p>0.0255615375328471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0345581205707507" calcext:value-type="float">
            <text:p>0.0345581205707507</text:p>
          </table:table-cell>
          <table:table-cell office:value-type="float" office:value="0.0524418794292493" calcext:value-type="float">
            <text:p>0.0524418794292493</text:p>
          </table:table-cell>
          <table:table-cell office:value-type="float" office:value="0.0185" calcext:value-type="float">
            <text:p>0.0185</text:p>
          </table:table-cell>
          <table:table-cell office:value-type="float" office:value="0.0125929219375103" calcext:value-type="float">
            <text:p>0.0125929219375103</text:p>
          </table:table-cell>
          <table:table-cell office:value-type="float" office:value="0.0244070780624897" calcext:value-type="float">
            <text:p>0.0244070780624897</text:p>
          </table:table-cell>
          <table:table-cell office:value-type="float" office:value="0.0185" calcext:value-type="float">
            <text:p>0.0185</text:p>
          </table:table-cell>
          <table:table-cell office:value-type="float" office:value="0.0125929219375103" calcext:value-type="float">
            <text:p>0.0125929219375103</text:p>
          </table:table-cell>
          <table:table-cell office:value-type="float" office:value="0.0244070780624897" calcext:value-type="float">
            <text:p>0.0244070780624897</text:p>
          </table:table-cell>
          <table:table-cell office:value-type="float" office:value="0.048" calcext:value-type="float">
            <text:p>0.048</text:p>
          </table:table-cell>
          <table:table-cell office:value-type="float" office:value="0.0386291111459918" calcext:value-type="float">
            <text:p>0.0386291111459918</text:p>
          </table:table-cell>
          <table:table-cell office:value-type="float" office:value="0.0573708888540082" calcext:value-type="float">
            <text:p>0.0573708888540082</text:p>
          </table:table-cell>
          <table:table-cell office:value-type="float" office:value="0.03" calcext:value-type="float">
            <text:p>0.03</text:p>
          </table:table-cell>
          <table:table-cell office:value-type="float" office:value="0.022521953033424" calcext:value-type="float">
            <text:p>0.022521953033424</text:p>
          </table:table-cell>
          <table:table-cell office:value-type="float" office:value="0.037478046966576" calcext:value-type="float">
            <text:p>0.037478046966576</text:p>
          </table:table-cell>
          <table:table-cell office:value-type="float" office:value="0.03" calcext:value-type="float">
            <text:p>0.03</text:p>
          </table:table-cell>
          <table:table-cell office:value-type="float" office:value="0.022521953033424" calcext:value-type="float">
            <text:p>0.022521953033424</text:p>
          </table:table-cell>
          <table:table-cell office:value-type="float" office:value="0.037478046966576" calcext:value-type="float">
            <text:p>0.037478046966576</text:p>
          </table:table-cell>
          <table:table-cell office:value-type="float" office:value="0.048" calcext:value-type="float">
            <text:p>0.048</text:p>
          </table:table-cell>
          <table:table-cell office:value-type="float" office:value="0.0386291111459918" calcext:value-type="float">
            <text:p>0.0386291111459918</text:p>
          </table:table-cell>
          <table:table-cell office:value-type="float" office:value="0.0573708888540082" calcext:value-type="float">
            <text:p>0.0573708888540082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220826209755952" calcext:value-type="float">
            <text:p>0.0220826209755952</text:p>
          </table:table-cell>
          <table:table-cell office:value-type="float" office:value="0.0369173790244048" calcext:value-type="float">
            <text:p>0.0369173790244048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220826209755952" calcext:value-type="float">
            <text:p>0.0220826209755952</text:p>
          </table:table-cell>
          <table:table-cell office:value-type="float" office:value="0.0369173790244048" calcext:value-type="float">
            <text:p>0.0369173790244048</text:p>
          </table:table-cell>
          <table:table-cell office:value-type="float" office:value="96.6357876666667" calcext:value-type="float">
            <text:p>96.6357876666667</text:p>
          </table:table-cell>
        </table:table-row>
        <table:table-row table:style-name="ro1">
          <table:table-cell office:value-type="string" calcext:value-type="string">
            <text:p>bky_posdep_posonly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46598479302588" calcext:value-type="float">
            <text:p>0.046598479302588</text:p>
          </table:table-cell>
          <table:table-cell office:value-type="float" office:value="0.0461245284433848" calcext:value-type="float">
            <text:p>0.0461245284433848</text:p>
          </table:table-cell>
          <table:table-cell office:value-type="float" office:value="0.0470724301617912" calcext:value-type="float">
            <text:p>0.0470724301617912</text:p>
          </table:table-cell>
          <table:table-cell office:value-type="float" office:value="0.0406896827012094" calcext:value-type="float">
            <text:p>0.0406896827012094</text:p>
          </table:table-cell>
          <table:table-cell office:value-type="float" office:value="0.0402209983509488" calcext:value-type="float">
            <text:p>0.0402209983509488</text:p>
          </table:table-cell>
          <table:table-cell office:value-type="float" office:value="0.0411583670514701" calcext:value-type="float">
            <text:p>0.0411583670514701</text:p>
          </table:table-cell>
          <table:table-cell office:value-type="float" office:value="0.0448950409039389" calcext:value-type="float">
            <text:p>0.0448950409039389</text:p>
          </table:table-cell>
          <table:table-cell office:value-type="float" office:value="0.044409197683809" calcext:value-type="float">
            <text:p>0.044409197683809</text:p>
          </table:table-cell>
          <table:table-cell office:value-type="float" office:value="0.0453808841240687" calcext:value-type="float">
            <text:p>0.0453808841240687</text:p>
          </table:table-cell>
          <table:table-cell office:value-type="float" office:value="0.0432645571568058" calcext:value-type="float">
            <text:p>0.0432645571568058</text:p>
          </table:table-cell>
          <table:table-cell office:value-type="float" office:value="0.0428020208491531" calcext:value-type="float">
            <text:p>0.0428020208491531</text:p>
          </table:table-cell>
          <table:table-cell office:value-type="float" office:value="0.0437270934644586" calcext:value-type="float">
            <text:p>0.0437270934644586</text:p>
          </table:table-cell>
          <table:table-cell office:value-type="float" office:value="0.0204959330723023" calcext:value-type="float">
            <text:p>0.0204959330723023</text:p>
          </table:table-cell>
          <table:table-cell office:value-type="float" office:value="0.0201379485177918" calcext:value-type="float">
            <text:p>0.0201379485177918</text:p>
          </table:table-cell>
          <table:table-cell office:value-type="float" office:value="0.0208539176268129" calcext:value-type="float">
            <text:p>0.0208539176268129</text:p>
          </table:table-cell>
          <table:table-cell office:value-type="float" office:value="0.0227476497468951" calcext:value-type="float">
            <text:p>0.0227476497468951</text:p>
          </table:table-cell>
          <table:table-cell office:value-type="float" office:value="0.0223796736270057" calcext:value-type="float">
            <text:p>0.0223796736270057</text:p>
          </table:table-cell>
          <table:table-cell office:value-type="float" office:value="0.0231156258667845" calcext:value-type="float">
            <text:p>0.0231156258667845</text:p>
          </table:table-cell>
          <table:table-cell office:value-type="float" office:value="0.0465175320233141" calcext:value-type="float">
            <text:p>0.0465175320233141</text:p>
          </table:table-cell>
          <table:table-cell office:value-type="float" office:value="0.0460442467116258" calcext:value-type="float">
            <text:p>0.0460442467116258</text:p>
          </table:table-cell>
          <table:table-cell office:value-type="float" office:value="0.0469908173350024" calcext:value-type="float">
            <text:p>0.0469908173350024</text:p>
          </table:table-cell>
          <table:table-cell office:value-type="float" office:value="0.0206507233376002" calcext:value-type="float">
            <text:p>0.0206507233376002</text:p>
          </table:table-cell>
          <table:table-cell office:value-type="float" office:value="0.0202940467978499" calcext:value-type="float">
            <text:p>0.0202940467978499</text:p>
          </table:table-cell>
          <table:table-cell office:value-type="float" office:value="0.0210073998773505" calcext:value-type="float">
            <text:p>0.0210073998773505</text:p>
          </table:table-cell>
          <table:table-cell office:value-type="float" office:value="0.0229142461444689" calcext:value-type="float">
            <text:p>0.0229142461444689</text:p>
          </table:table-cell>
          <table:table-cell office:value-type="float" office:value="0.0225460166255576" calcext:value-type="float">
            <text:p>0.0225460166255576</text:p>
          </table:table-cell>
          <table:table-cell office:value-type="float" office:value="0.0232824756633802" calcext:value-type="float">
            <text:p>0.0232824756633802</text:p>
          </table:table-cell>
          <table:table-cell office:value-type="float" office:value="0.0431343592669553" calcext:value-type="float">
            <text:p>0.0431343592669553</text:p>
          </table:table-cell>
          <table:table-cell office:value-type="float" office:value="0.0426734505915594" calcext:value-type="float">
            <text:p>0.0426734505915594</text:p>
          </table:table-cell>
          <table:table-cell office:value-type="float" office:value="0.0435952679423511" calcext:value-type="float">
            <text:p>0.0435952679423511</text:p>
          </table:table-cell>
          <table:table-cell office:value-type="float" office:value="0.020427875685901" calcext:value-type="float">
            <text:p>0.020427875685901</text:p>
          </table:table-cell>
          <table:table-cell office:value-type="float" office:value="0.0200702792286163" calcext:value-type="float">
            <text:p>0.0200702792286163</text:p>
          </table:table-cell>
          <table:table-cell office:value-type="float" office:value="0.0207854721431857" calcext:value-type="float">
            <text:p>0.0207854721431857</text:p>
          </table:table-cell>
          <table:table-cell office:value-type="float" office:value="0.0226913319387499" calcext:value-type="float">
            <text:p>0.0226913319387499</text:p>
          </table:table-cell>
          <table:table-cell office:value-type="float" office:value="0.0223236311867656" calcext:value-type="float">
            <text:p>0.0223236311867656</text:p>
          </table:table-cell>
          <table:table-cell office:value-type="float" office:value="0.0230590326907342" calcext:value-type="float">
            <text:p>0.0230590326907342</text:p>
          </table:table-cell>
          <table:table-cell office:value-type="float" office:value="0.033" calcext:value-type="float">
            <text:p>0.033</text:p>
          </table:table-cell>
          <table:table-cell office:value-type="float" office:value="0.0251690959817875" calcext:value-type="float">
            <text:p>0.0251690959817875</text:p>
          </table:table-cell>
          <table:table-cell office:value-type="float" office:value="0.0408309040182125" calcext:value-type="float">
            <text:p>0.0408309040182125</text:p>
          </table:table-cell>
          <table:table-cell office:value-type="float" office:value="0.9995" calcext:value-type="float">
            <text:p>0.9995</text:p>
          </table:table-cell>
          <table:table-cell office:value-type="float" office:value="0.99852001800773" calcext:value-type="float">
            <text:p>0.99852001800773</text:p>
          </table:table-cell>
          <table:table-cell office:value-type="float" office:value="1.00047998199227" calcext:value-type="float">
            <text:p>1.00047998199227</text:p>
          </table:table-cell>
          <table:table-cell office:value-type="float" office:value="0.9995" calcext:value-type="float">
            <text:p>0.9995</text:p>
          </table:table-cell>
          <table:table-cell office:value-type="float" office:value="0.99852001800773" calcext:value-type="float">
            <text:p>0.99852001800773</text:p>
          </table:table-cell>
          <table:table-cell office:value-type="float" office:value="1.00047998199227" calcext:value-type="float">
            <text:p>1.00047998199227</text:p>
          </table:table-cell>
          <table:table-cell office:value-type="float" office:value="0.0505" calcext:value-type="float">
            <text:p>0.0505</text:p>
          </table:table-cell>
          <table:table-cell office:value-type="float" office:value="0.0409008038186808" calcext:value-type="float">
            <text:p>0.0409008038186808</text:p>
          </table:table-cell>
          <table:table-cell office:value-type="float" office:value="0.0600991961813192" calcext:value-type="float">
            <text:p>0.0600991961813192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15998832792771" calcext:value-type="float">
            <text:p>0.015998832792771</text:p>
          </table:table-cell>
          <table:table-cell office:value-type="float" office:value="0.029001167207229" calcext:value-type="float">
            <text:p>0.029001167207229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30151537470212" calcext:value-type="float">
            <text:p>0.0130151537470212</text:p>
          </table:table-cell>
          <table:table-cell office:value-type="float" office:value="0.0249848462529788" calcext:value-type="float">
            <text:p>0.0249848462529788</text:p>
          </table:table-cell>
          <table:table-cell office:value-type="float" office:value="80.3766306666667" calcext:value-type="float">
            <text:p>80.3766306666667</text:p>
          </table:table-cell>
        </table:table-row>
        <table:table-row table:style-name="ro1">
          <table:table-cell office:value-type="string" calcext:value-type="string">
            <text:p>bky_posdep_negonly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482444948371341" calcext:value-type="float">
            <text:p>0.0482444948371341</text:p>
          </table:table-cell>
          <table:table-cell office:value-type="float" office:value="0.0477637388046903" calcext:value-type="float">
            <text:p>0.0477637388046903</text:p>
          </table:table-cell>
          <table:table-cell office:value-type="float" office:value="0.0487252508695779" calcext:value-type="float">
            <text:p>0.0487252508695779</text:p>
          </table:table-cell>
          <table:table-cell office:value-type="float" office:value="0.0426620396470343" calcext:value-type="float">
            <text:p>0.0426620396470343</text:p>
          </table:table-cell>
          <table:table-cell office:value-type="float" office:value="0.0421899009517895" calcext:value-type="float">
            <text:p>0.0421899009517895</text:p>
          </table:table-cell>
          <table:table-cell office:value-type="float" office:value="0.0431341783422791" calcext:value-type="float">
            <text:p>0.0431341783422791</text:p>
          </table:table-cell>
          <table:table-cell office:value-type="float" office:value="0.0469685109115479" calcext:value-type="float">
            <text:p>0.0469685109115479</text:p>
          </table:table-cell>
          <table:table-cell office:value-type="float" office:value="0.0464717663353177" calcext:value-type="float">
            <text:p>0.0464717663353177</text:p>
          </table:table-cell>
          <table:table-cell office:value-type="float" office:value="0.0474652554877782" calcext:value-type="float">
            <text:p>0.0474652554877782</text:p>
          </table:table-cell>
          <table:table-cell office:value-type="float" office:value="0.0448940072175469" calcext:value-type="float">
            <text:p>0.0448940072175469</text:p>
          </table:table-cell>
          <table:table-cell office:value-type="float" office:value="0.0444335486602506" calcext:value-type="float">
            <text:p>0.0444335486602506</text:p>
          </table:table-cell>
          <table:table-cell office:value-type="float" office:value="0.0453544657748432" calcext:value-type="float">
            <text:p>0.0453544657748432</text:p>
          </table:table-cell>
          <table:table-cell office:value-type="float" office:value="0.0224579671897033" calcext:value-type="float">
            <text:p>0.0224579671897033</text:p>
          </table:table-cell>
          <table:table-cell office:value-type="float" office:value="0.0221074908019728" calcext:value-type="float">
            <text:p>0.0221074908019728</text:p>
          </table:table-cell>
          <table:table-cell office:value-type="float" office:value="0.0228084435774339" calcext:value-type="float">
            <text:p>0.0228084435774339</text:p>
          </table:table-cell>
          <table:table-cell office:value-type="float" office:value="0.0247183673412355" calcext:value-type="float">
            <text:p>0.0247183673412355</text:p>
          </table:table-cell>
          <table:table-cell office:value-type="float" office:value="0.02435516333989" calcext:value-type="float">
            <text:p>0.02435516333989</text:p>
          </table:table-cell>
          <table:table-cell office:value-type="float" office:value="0.0250815713425811" calcext:value-type="float">
            <text:p>0.0250815713425811</text:p>
          </table:table-cell>
          <table:table-cell office:value-type="float" office:value="0.043" calcext:value-type="float">
            <text:p>0.043</text:p>
          </table:table-cell>
          <table:table-cell office:value-type="float" office:value="0.0341073358489683" calcext:value-type="float">
            <text:p>0.0341073358489683</text:p>
          </table:table-cell>
          <table:table-cell office:value-type="float" office:value="0.0518926641510317" calcext:value-type="float">
            <text:p>0.0518926641510317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.0565" calcext:value-type="float">
            <text:p>0.0565</text:p>
          </table:table-cell>
          <table:table-cell office:value-type="float" office:value="0.0463786866605026" calcext:value-type="float">
            <text:p>0.0463786866605026</text:p>
          </table:table-cell>
          <table:table-cell office:value-type="float" office:value="0.0666213133394974" calcext:value-type="float">
            <text:p>0.0666213133394974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220826209755952" calcext:value-type="float">
            <text:p>0.0220826209755952</text:p>
          </table:table-cell>
          <table:table-cell office:value-type="float" office:value="0.0369173790244048" calcext:value-type="float">
            <text:p>0.0369173790244048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15998832792771" calcext:value-type="float">
            <text:p>0.015998832792771</text:p>
          </table:table-cell>
          <table:table-cell office:value-type="float" office:value="0.029001167207229" calcext:value-type="float">
            <text:p>0.029001167207229</text:p>
          </table:table-cell>
          <table:table-cell office:value-type="float" office:value="0.0481349976525051" calcext:value-type="float">
            <text:p>0.0481349976525051</text:p>
          </table:table-cell>
          <table:table-cell office:value-type="float" office:value="0.0476555665020786" calcext:value-type="float">
            <text:p>0.0476555665020786</text:p>
          </table:table-cell>
          <table:table-cell office:value-type="float" office:value="0.0486144288029315" calcext:value-type="float">
            <text:p>0.0486144288029315</text:p>
          </table:table-cell>
          <table:table-cell office:value-type="float" office:value="0.0226361947726344" calcext:value-type="float">
            <text:p>0.0226361947726344</text:p>
          </table:table-cell>
          <table:table-cell office:value-type="float" office:value="0.0222871113418126" calcext:value-type="float">
            <text:p>0.0222871113418126</text:p>
          </table:table-cell>
          <table:table-cell office:value-type="float" office:value="0.0229852782034562" calcext:value-type="float">
            <text:p>0.0229852782034562</text:p>
          </table:table-cell>
          <table:table-cell office:value-type="float" office:value="0.0248746061727172" calcext:value-type="float">
            <text:p>0.0248746061727172</text:p>
          </table:table-cell>
          <table:table-cell office:value-type="float" office:value="0.0245108882376634" calcext:value-type="float">
            <text:p>0.0245108882376634</text:p>
          </table:table-cell>
          <table:table-cell office:value-type="float" office:value="0.0252383241077711" calcext:value-type="float">
            <text:p>0.0252383241077711</text:p>
          </table:table-cell>
          <table:table-cell office:value-type="float" office:value="0.044744403559701" calcext:value-type="float">
            <text:p>0.044744403559701</text:p>
          </table:table-cell>
          <table:table-cell office:value-type="float" office:value="0.0442855593804315" calcext:value-type="float">
            <text:p>0.0442855593804315</text:p>
          </table:table-cell>
          <table:table-cell office:value-type="float" office:value="0.0452032477389706" calcext:value-type="float">
            <text:p>0.0452032477389706</text:p>
          </table:table-cell>
          <table:table-cell office:value-type="float" office:value="0.0223664279117528" calcext:value-type="float">
            <text:p>0.0223664279117528</text:p>
          </table:table-cell>
          <table:table-cell office:value-type="float" office:value="0.0220170479757865" calcext:value-type="float">
            <text:p>0.0220170479757865</text:p>
          </table:table-cell>
          <table:table-cell office:value-type="float" office:value="0.0227158078477191" calcext:value-type="float">
            <text:p>0.0227158078477191</text:p>
          </table:table-cell>
          <table:table-cell office:value-type="float" office:value="0.0246503366080811" calcext:value-type="float">
            <text:p>0.0246503366080811</text:p>
          </table:table-cell>
          <table:table-cell office:value-type="float" office:value="0.0242876513182052" calcext:value-type="float">
            <text:p>0.0242876513182052</text:p>
          </table:table-cell>
          <table:table-cell office:value-type="float" office:value="0.025013021897957" calcext:value-type="float">
            <text:p>0.025013021897957</text:p>
          </table:table-cell>
          <table:table-cell office:value-type="float" office:value="82.79139375" calcext:value-type="float">
            <text:p>82.79139375</text:p>
          </table:table-cell>
        </table:table-row>
        <table:table-row table:style-name="ro1">
          <table:table-cell office:value-type="string" calcext:value-type="string">
            <text:p>bky_posdep_balanced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317873254974303" calcext:value-type="float">
            <text:p>0.0317873254974303</text:p>
          </table:table-cell>
          <table:table-cell office:value-type="float" office:value="0.0315147409229391" calcext:value-type="float">
            <text:p>0.0315147409229391</text:p>
          </table:table-cell>
          <table:table-cell office:value-type="float" office:value="0.0320599100719214" calcext:value-type="float">
            <text:p>0.0320599100719214</text:p>
          </table:table-cell>
          <table:table-cell office:value-type="float" office:value="0.0317055443145565" calcext:value-type="float">
            <text:p>0.0317055443145565</text:p>
          </table:table-cell>
          <table:table-cell office:value-type="float" office:value="0.0314322904417964" calcext:value-type="float">
            <text:p>0.0314322904417964</text:p>
          </table:table-cell>
          <table:table-cell office:value-type="float" office:value="0.0319787981873166" calcext:value-type="float">
            <text:p>0.0319787981873166</text:p>
          </table:table-cell>
          <table:table-cell office:value-type="float" office:value="0.0426335725212569" calcext:value-type="float">
            <text:p>0.0426335725212569</text:p>
          </table:table-cell>
          <table:table-cell office:value-type="float" office:value="0.0423206539432097" calcext:value-type="float">
            <text:p>0.0423206539432097</text:p>
          </table:table-cell>
          <table:table-cell office:value-type="float" office:value="0.0429464910993041" calcext:value-type="float">
            <text:p>0.0429464910993041</text:p>
          </table:table-cell>
          <table:table-cell office:value-type="float" office:value="0.0427685945442" calcext:value-type="float">
            <text:p>0.0427685945442</text:p>
          </table:table-cell>
          <table:table-cell office:value-type="float" office:value="0.0424553776450194" calcext:value-type="float">
            <text:p>0.0424553776450194</text:p>
          </table:table-cell>
          <table:table-cell office:value-type="float" office:value="0.0430818114433806" calcext:value-type="float">
            <text:p>0.0430818114433806</text:p>
          </table:table-cell>
          <table:table-cell office:value-type="float" office:value="0.0204478260742866" calcext:value-type="float">
            <text:p>0.0204478260742866</text:p>
          </table:table-cell>
          <table:table-cell office:value-type="float" office:value="0.0202194554113129" calcext:value-type="float">
            <text:p>0.0202194554113129</text:p>
          </table:table-cell>
          <table:table-cell office:value-type="float" office:value="0.0206761967372603" calcext:value-type="float">
            <text:p>0.0206761967372603</text:p>
          </table:table-cell>
          <table:table-cell office:value-type="float" office:value="0.0161360287995323" calcext:value-type="float">
            <text:p>0.0161360287995323</text:p>
          </table:table-cell>
          <table:table-cell office:value-type="float" office:value="0.0159299881055465" calcext:value-type="float">
            <text:p>0.0159299881055465</text:p>
          </table:table-cell>
          <table:table-cell office:value-type="float" office:value="0.0163420694935181" calcext:value-type="float">
            <text:p>0.0163420694935181</text:p>
          </table:table-cell>
          <table:table-cell office:value-type="float" office:value="0.0309231919955305" calcext:value-type="float">
            <text:p>0.0309231919955305</text:p>
          </table:table-cell>
          <table:table-cell office:value-type="float" office:value="0.0305325337496288" calcext:value-type="float">
            <text:p>0.0305325337496288</text:p>
          </table:table-cell>
          <table:table-cell office:value-type="float" office:value="0.0313138502414323" calcext:value-type="float">
            <text:p>0.0313138502414323</text:p>
          </table:table-cell>
          <table:table-cell office:value-type="float" office:value="0.0309374752467507" calcext:value-type="float">
            <text:p>0.0309374752467507</text:p>
          </table:table-cell>
          <table:table-cell office:value-type="float" office:value="0.0305560590925682" calcext:value-type="float">
            <text:p>0.0305560590925682</text:p>
          </table:table-cell>
          <table:table-cell office:value-type="float" office:value="0.0313188914009332" calcext:value-type="float">
            <text:p>0.0313188914009332</text:p>
          </table:table-cell>
          <table:table-cell office:value-type="float" office:value="0.0419670700115675" calcext:value-type="float">
            <text:p>0.0419670700115675</text:p>
          </table:table-cell>
          <table:table-cell office:value-type="float" office:value="0.0415278888472952" calcext:value-type="float">
            <text:p>0.0415278888472952</text:p>
          </table:table-cell>
          <table:table-cell office:value-type="float" office:value="0.0424062511758398" calcext:value-type="float">
            <text:p>0.0424062511758398</text:p>
          </table:table-cell>
          <table:table-cell office:value-type="float" office:value="0.0420349680670642" calcext:value-type="float">
            <text:p>0.0420349680670642</text:p>
          </table:table-cell>
          <table:table-cell office:value-type="float" office:value="0.0415797670447893" calcext:value-type="float">
            <text:p>0.0415797670447893</text:p>
          </table:table-cell>
          <table:table-cell office:value-type="float" office:value="0.0424901690893391" calcext:value-type="float">
            <text:p>0.0424901690893391</text:p>
          </table:table-cell>
          <table:table-cell office:value-type="float" office:value="0.0197250548292651" calcext:value-type="float">
            <text:p>0.0197250548292651</text:p>
          </table:table-cell>
          <table:table-cell office:value-type="float" office:value="0.0194030852991791" calcext:value-type="float">
            <text:p>0.0194030852991791</text:p>
          </table:table-cell>
          <table:table-cell office:value-type="float" office:value="0.0200470243593512" calcext:value-type="float">
            <text:p>0.0200470243593512</text:p>
          </table:table-cell>
          <table:table-cell office:value-type="float" office:value="0.0153099091926505" calcext:value-type="float">
            <text:p>0.0153099091926505</text:p>
          </table:table-cell>
          <table:table-cell office:value-type="float" office:value="0.0150175772985375" calcext:value-type="float">
            <text:p>0.0150175772985375</text:p>
          </table:table-cell>
          <table:table-cell office:value-type="float" office:value="0.0156022410867634" calcext:value-type="float">
            <text:p>0.0156022410867634</text:p>
          </table:table-cell>
          <table:table-cell office:value-type="float" office:value="0.0324847998203876" calcext:value-type="float">
            <text:p>0.0324847998203876</text:p>
          </table:table-cell>
          <table:table-cell office:value-type="float" office:value="0.0320806088733266" calcext:value-type="float">
            <text:p>0.0320806088733266</text:p>
          </table:table-cell>
          <table:table-cell office:value-type="float" office:value="0.0328889907674486" calcext:value-type="float">
            <text:p>0.0328889907674486</text:p>
          </table:table-cell>
          <table:table-cell office:value-type="float" office:value="0.0323762147936622" calcext:value-type="float">
            <text:p>0.0323762147936622</text:p>
          </table:table-cell>
          <table:table-cell office:value-type="float" office:value="0.03198027450142" calcext:value-type="float">
            <text:p>0.03198027450142</text:p>
          </table:table-cell>
          <table:table-cell office:value-type="float" office:value="0.0327721550859044" calcext:value-type="float">
            <text:p>0.0327721550859044</text:p>
          </table:table-cell>
          <table:table-cell office:value-type="float" office:value="0.0431737637184" calcext:value-type="float">
            <text:p>0.0431737637184</text:p>
          </table:table-cell>
          <table:table-cell office:value-type="float" office:value="0.0427312188637515" calcext:value-type="float">
            <text:p>0.0427312188637515</text:p>
          </table:table-cell>
          <table:table-cell office:value-type="float" office:value="0.0436163085730484" calcext:value-type="float">
            <text:p>0.0436163085730484</text:p>
          </table:table-cell>
          <table:table-cell office:value-type="float" office:value="0.0432838778918273" calcext:value-type="float">
            <text:p>0.0432838778918273</text:p>
          </table:table-cell>
          <table:table-cell office:value-type="float" office:value="0.042825152620236" calcext:value-type="float">
            <text:p>0.042825152620236</text:p>
          </table:table-cell>
          <table:table-cell office:value-type="float" office:value="0.0437426031634186" calcext:value-type="float">
            <text:p>0.0437426031634186</text:p>
          </table:table-cell>
          <table:table-cell office:value-type="float" office:value="0.0210490712302976" calcext:value-type="float">
            <text:p>0.0210490712302976</text:p>
          </table:table-cell>
          <table:table-cell office:value-type="float" office:value="0.020715972673229" calcext:value-type="float">
            <text:p>0.020715972673229</text:p>
          </table:table-cell>
          <table:table-cell office:value-type="float" office:value="0.0213821697873663" calcext:value-type="float">
            <text:p>0.0213821697873663</text:p>
          </table:table-cell>
          <table:table-cell office:value-type="float" office:value="0.0168566697377487" calcext:value-type="float">
            <text:p>0.0168566697377487</text:p>
          </table:table-cell>
          <table:table-cell office:value-type="float" office:value="0.0165586441024841" calcext:value-type="float">
            <text:p>0.0165586441024841</text:p>
          </table:table-cell>
          <table:table-cell office:value-type="float" office:value="0.0171546953730132" calcext:value-type="float">
            <text:p>0.0171546953730132</text:p>
          </table:table-cell>
          <table:table-cell office:value-type="float" office:value="95.4491197083333" calcext:value-type="float">
            <text:p>95.4491197083333</text:p>
          </table:table-cell>
        </table:table-row>
        <table:table-row table:style-name="ro1">
          <table:table-cell office:value-type="string" calcext:value-type="string">
            <text:p>bky_posdep_unbalanced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37339852793839" calcext:value-type="float">
            <text:p>0.037339852793839</text:p>
          </table:table-cell>
          <table:table-cell office:value-type="float" office:value="0.037036482618726" calcext:value-type="float">
            <text:p>0.037036482618726</text:p>
          </table:table-cell>
          <table:table-cell office:value-type="float" office:value="0.0376432229689521" calcext:value-type="float">
            <text:p>0.0376432229689521</text:p>
          </table:table-cell>
          <table:table-cell office:value-type="float" office:value="0.0320783340963589" calcext:value-type="float">
            <text:p>0.0320783340963589</text:p>
          </table:table-cell>
          <table:table-cell office:value-type="float" office:value="0.0318000800464993" calcext:value-type="float">
            <text:p>0.0318000800464993</text:p>
          </table:table-cell>
          <table:table-cell office:value-type="float" office:value="0.0323565881462184" calcext:value-type="float">
            <text:p>0.0323565881462184</text:p>
          </table:table-cell>
          <table:table-cell office:value-type="float" office:value="0.0431560716401979" calcext:value-type="float">
            <text:p>0.0431560716401979</text:p>
          </table:table-cell>
          <table:table-cell office:value-type="float" office:value="0.042840603525509" calcext:value-type="float">
            <text:p>0.042840603525509</text:p>
          </table:table-cell>
          <table:table-cell office:value-type="float" office:value="0.0434715397548867" calcext:value-type="float">
            <text:p>0.0434715397548867</text:p>
          </table:table-cell>
          <table:table-cell office:value-type="float" office:value="0.0426451024032031" calcext:value-type="float">
            <text:p>0.0426451024032031</text:p>
          </table:table-cell>
          <table:table-cell office:value-type="float" office:value="0.0423212605849505" calcext:value-type="float">
            <text:p>0.0423212605849505</text:p>
          </table:table-cell>
          <table:table-cell office:value-type="float" office:value="0.0429689442214558" calcext:value-type="float">
            <text:p>0.0429689442214558</text:p>
          </table:table-cell>
          <table:table-cell office:value-type="float" office:value="0.0201344531075328" calcext:value-type="float">
            <text:p>0.0201344531075328</text:p>
          </table:table-cell>
          <table:table-cell office:value-type="float" office:value="0.0199009770926351" calcext:value-type="float">
            <text:p>0.0199009770926351</text:p>
          </table:table-cell>
          <table:table-cell office:value-type="float" office:value="0.0203679291224305" calcext:value-type="float">
            <text:p>0.0203679291224305</text:p>
          </table:table-cell>
          <table:table-cell office:value-type="float" office:value="0.0188282536899038" calcext:value-type="float">
            <text:p>0.0188282536899038</text:p>
          </table:table-cell>
          <table:table-cell office:value-type="float" office:value="0.018599039491725" calcext:value-type="float">
            <text:p>0.018599039491725</text:p>
          </table:table-cell>
          <table:table-cell office:value-type="float" office:value="0.0190574678880826" calcext:value-type="float">
            <text:p>0.0190574678880826</text:p>
          </table:table-cell>
          <table:table-cell office:value-type="float" office:value="0.0273080855077466" calcext:value-type="float">
            <text:p>0.0273080855077466</text:p>
          </table:table-cell>
          <table:table-cell office:value-type="float" office:value="0.0266649505074978" calcext:value-type="float">
            <text:p>0.0266649505074978</text:p>
          </table:table-cell>
          <table:table-cell office:value-type="float" office:value="0.0279512205079954" calcext:value-type="float">
            <text:p>0.0279512205079954</text:p>
          </table:table-cell>
          <table:table-cell office:value-type="float" office:value="0.0744092484208328" calcext:value-type="float">
            <text:p>0.0744092484208328</text:p>
          </table:table-cell>
          <table:table-cell office:value-type="float" office:value="0.0735301575226681" calcext:value-type="float">
            <text:p>0.0735301575226681</text:p>
          </table:table-cell>
          <table:table-cell office:value-type="float" office:value="0.0752883393189975" calcext:value-type="float">
            <text:p>0.0752883393189975</text:p>
          </table:table-cell>
          <table:table-cell office:value-type="float" office:value="0.0992423507766482" calcext:value-type="float">
            <text:p>0.0992423507766482</text:p>
          </table:table-cell>
          <table:table-cell office:value-type="float" office:value="0.0982760671976343" calcext:value-type="float">
            <text:p>0.0982760671976343</text:p>
          </table:table-cell>
          <table:table-cell office:value-type="float" office:value="0.100208634355662" calcext:value-type="float">
            <text:p>0.100208634355662</text:p>
          </table:table-cell>
          <table:table-cell office:value-type="float" office:value="0.0454865980237938" calcext:value-type="float">
            <text:p>0.0454865980237938</text:p>
          </table:table-cell>
          <table:table-cell office:value-type="float" office:value="0.0447183204329028" calcext:value-type="float">
            <text:p>0.0447183204329028</text:p>
          </table:table-cell>
          <table:table-cell office:value-type="float" office:value="0.0462548756146847" calcext:value-type="float">
            <text:p>0.0462548756146847</text:p>
          </table:table-cell>
          <table:table-cell office:value-type="float" office:value="0.022384680864691" calcext:value-type="float">
            <text:p>0.022384680864691</text:p>
          </table:table-cell>
          <table:table-cell office:value-type="float" office:value="0.0217758406431263" calcext:value-type="float">
            <text:p>0.0217758406431263</text:p>
          </table:table-cell>
          <table:table-cell office:value-type="float" office:value="0.0229935210862557" calcext:value-type="float">
            <text:p>0.0229935210862557</text:p>
          </table:table-cell>
          <table:table-cell office:value-type="float" office:value="0.0140606774749002" calcext:value-type="float">
            <text:p>0.0140606774749002</text:p>
          </table:table-cell>
          <table:table-cell office:value-type="float" office:value="0.0135411287850737" calcext:value-type="float">
            <text:p>0.0135411287850737</text:p>
          </table:table-cell>
          <table:table-cell office:value-type="float" office:value="0.0145802261647266" calcext:value-type="float">
            <text:p>0.0145802261647266</text:p>
          </table:table-cell>
          <table:table-cell office:value-type="float" office:value="0.0390457995961568" calcext:value-type="float">
            <text:p>0.0390457995961568</text:p>
          </table:table-cell>
          <table:table-cell office:value-type="float" office:value="0.038706844280997" calcext:value-type="float">
            <text:p>0.038706844280997</text:p>
          </table:table-cell>
          <table:table-cell office:value-type="float" office:value="0.0393847549113165" calcext:value-type="float">
            <text:p>0.0393847549113165</text:p>
          </table:table-cell>
          <table:table-cell office:value-type="float" office:value="0.0208026295106542" calcext:value-type="float">
            <text:p>0.0208026295106542</text:p>
          </table:table-cell>
          <table:table-cell office:value-type="float" office:value="0.020549006115302" calcext:value-type="float">
            <text:p>0.020549006115302</text:p>
          </table:table-cell>
          <table:table-cell office:value-type="float" office:value="0.0210562529060064" calcext:value-type="float">
            <text:p>0.0210562529060064</text:p>
          </table:table-cell>
          <table:table-cell office:value-type="float" office:value="0.0279193400472042" calcext:value-type="float">
            <text:p>0.0279193400472042</text:p>
          </table:table-cell>
          <table:table-cell office:value-type="float" office:value="0.0276318933633136" calcext:value-type="float">
            <text:p>0.0276318933633136</text:p>
          </table:table-cell>
          <table:table-cell office:value-type="float" office:value="0.0282067867310949" calcext:value-type="float">
            <text:p>0.0282067867310949</text:p>
          </table:table-cell>
          <table:table-cell office:value-type="float" office:value="0.0419652113707524" calcext:value-type="float">
            <text:p>0.0419652113707524</text:p>
          </table:table-cell>
          <table:table-cell office:value-type="float" office:value="0.0416057736844673" calcext:value-type="float">
            <text:p>0.0416057736844673</text:p>
          </table:table-cell>
          <table:table-cell office:value-type="float" office:value="0.0423246490570375" calcext:value-type="float">
            <text:p>0.0423246490570375</text:p>
          </table:table-cell>
          <table:table-cell office:value-type="float" office:value="0.0196495609494058" calcext:value-type="float">
            <text:p>0.0196495609494058</text:p>
          </table:table-cell>
          <table:table-cell office:value-type="float" office:value="0.0193976868263024" calcext:value-type="float">
            <text:p>0.0193976868263024</text:p>
          </table:table-cell>
          <table:table-cell office:value-type="float" office:value="0.0199014350725092" calcext:value-type="float">
            <text:p>0.0199014350725092</text:p>
          </table:table-cell>
          <table:table-cell office:value-type="float" office:value="0.019563329135907" calcext:value-type="float">
            <text:p>0.019563329135907</text:p>
          </table:table-cell>
          <table:table-cell office:value-type="float" office:value="0.0193120210098713" calcext:value-type="float">
            <text:p>0.0193120210098713</text:p>
          </table:table-cell>
          <table:table-cell office:value-type="float" office:value="0.0198146372619427" calcext:value-type="float">
            <text:p>0.0198146372619427</text:p>
          </table:table-cell>
          <table:table-cell office:value-type="float" office:value="93.723346" calcext:value-type="float">
            <text:p>93.723346</text:p>
          </table:table-cell>
        </table:table-row>
        <table:table-row table:style-name="ro1">
          <table:table-cell office:value-type="string" calcext:value-type="string">
            <text:p>bky_negdep_null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06182667502987" calcext:value-type="float">
            <text:p>0.0906182667502987</text:p>
          </table:table-cell>
          <table:table-cell office:value-type="float" office:value="0.117381733249701" calcext:value-type="float">
            <text:p>0.117381733249701</text:p>
          </table:table-cell>
          <table:table-cell office:value-type="float" office:value="0.0455" calcext:value-type="float">
            <text:p>0.0455</text:p>
          </table:table-cell>
          <table:table-cell office:value-type="float" office:value="0.0363644361217982" calcext:value-type="float">
            <text:p>0.0363644361217982</text:p>
          </table:table-cell>
          <table:table-cell office:value-type="float" office:value="0.0546355638782018" calcext:value-type="float">
            <text:p>0.0546355638782018</text:p>
          </table:table-cell>
          <table:table-cell office:value-type="float" office:value="0.0455" calcext:value-type="float">
            <text:p>0.0455</text:p>
          </table:table-cell>
          <table:table-cell office:value-type="float" office:value="0.0363644361217982" calcext:value-type="float">
            <text:p>0.0363644361217982</text:p>
          </table:table-cell>
          <table:table-cell office:value-type="float" office:value="0.0546355638782018" calcext:value-type="float">
            <text:p>0.0546355638782018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06182667502987" calcext:value-type="float">
            <text:p>0.0906182667502987</text:p>
          </table:table-cell>
          <table:table-cell office:value-type="float" office:value="0.117381733249701" calcext:value-type="float">
            <text:p>0.117381733249701</text:p>
          </table:table-cell>
          <table:table-cell office:value-type="float" office:value="0.0455" calcext:value-type="float">
            <text:p>0.0455</text:p>
          </table:table-cell>
          <table:table-cell office:value-type="float" office:value="0.0363644361217982" calcext:value-type="float">
            <text:p>0.0363644361217982</text:p>
          </table:table-cell>
          <table:table-cell office:value-type="float" office:value="0.0546355638782018" calcext:value-type="float">
            <text:p>0.0546355638782018</text:p>
          </table:table-cell>
          <table:table-cell office:value-type="float" office:value="0.0465" calcext:value-type="float">
            <text:p>0.0465</text:p>
          </table:table-cell>
          <table:table-cell office:value-type="float" office:value="0.0372694300216792" calcext:value-type="float">
            <text:p>0.0372694300216792</text:p>
          </table:table-cell>
          <table:table-cell office:value-type="float" office:value="0.0557305699783208" calcext:value-type="float">
            <text:p>0.0557305699783208</text:p>
          </table:table-cell>
          <table:table-cell office:value-type="float" office:value="0.047" calcext:value-type="float">
            <text:p>0.047</text:p>
          </table:table-cell>
          <table:table-cell office:value-type="float" office:value="0.0377223694709817" calcext:value-type="float">
            <text:p>0.0377223694709817</text:p>
          </table:table-cell>
          <table:table-cell office:value-type="float" office:value="0.0562776305290183" calcext:value-type="float">
            <text:p>0.0562776305290183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21718101475867" calcext:value-type="float">
            <text:p>0.0121718101475867</text:p>
          </table:table-cell>
          <table:table-cell office:value-type="float" office:value="0.0238281898524133" calcext:value-type="float">
            <text:p>0.0238281898524133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21718101475867" calcext:value-type="float">
            <text:p>0.0121718101475867</text:p>
          </table:table-cell>
          <table:table-cell office:value-type="float" office:value="0.0238281898524133" calcext:value-type="float">
            <text:p>0.0238281898524133</text:p>
          </table:table-cell>
          <table:table-cell office:value-type="float" office:value="0.047" calcext:value-type="float">
            <text:p>0.047</text:p>
          </table:table-cell>
          <table:table-cell office:value-type="float" office:value="0.0377223694709817" calcext:value-type="float">
            <text:p>0.0377223694709817</text:p>
          </table:table-cell>
          <table:table-cell office:value-type="float" office:value="0.0562776305290183" calcext:value-type="float">
            <text:p>0.0562776305290183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21718101475867" calcext:value-type="float">
            <text:p>0.0121718101475867</text:p>
          </table:table-cell>
          <table:table-cell office:value-type="float" office:value="0.0238281898524133" calcext:value-type="float">
            <text:p>0.0238281898524133</text:p>
          </table:table-cell>
          <table:table-cell office:value-type="float" office:value="0.0185" calcext:value-type="float">
            <text:p>0.0185</text:p>
          </table:table-cell>
          <table:table-cell office:value-type="float" office:value="0.0125929219375103" calcext:value-type="float">
            <text:p>0.0125929219375103</text:p>
          </table:table-cell>
          <table:table-cell office:value-type="float" office:value="0.0244070780624897" calcext:value-type="float">
            <text:p>0.0244070780624897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0472949227693937" calcext:value-type="float">
            <text:p>0.0472949227693937</text:p>
          </table:table-cell>
          <table:table-cell office:value-type="float" office:value="0.0677050772306063" calcext:value-type="float">
            <text:p>0.0677050772306063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07680761900445" calcext:value-type="float">
            <text:p>0.0207680761900445</text:p>
          </table:table-cell>
          <table:table-cell office:value-type="float" office:value="0.0352319238099555" calcext:value-type="float">
            <text:p>0.0352319238099555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07680761900445" calcext:value-type="float">
            <text:p>0.0207680761900445</text:p>
          </table:table-cell>
          <table:table-cell office:value-type="float" office:value="0.0352319238099555" calcext:value-type="float">
            <text:p>0.0352319238099555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0472949227693937" calcext:value-type="float">
            <text:p>0.0472949227693937</text:p>
          </table:table-cell>
          <table:table-cell office:value-type="float" office:value="0.0677050772306063" calcext:value-type="float">
            <text:p>0.0677050772306063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203310946602808" calcext:value-type="float">
            <text:p>0.0203310946602808</text:p>
          </table:table-cell>
          <table:table-cell office:value-type="float" office:value="0.0346689053397192" calcext:value-type="float">
            <text:p>0.0346689053397192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07680761900445" calcext:value-type="float">
            <text:p>0.0207680761900445</text:p>
          </table:table-cell>
          <table:table-cell office:value-type="float" office:value="0.0352319238099555" calcext:value-type="float">
            <text:p>0.0352319238099555</text:p>
          </table:table-cell>
          <table:table-cell office:value-type="float" office:value="96.7434525833333" calcext:value-type="float">
            <text:p>96.7434525833333</text:p>
          </table:table-cell>
        </table:table-row>
        <table:table-row table:style-name="ro1">
          <table:table-cell office:value-type="string" calcext:value-type="string">
            <text:p>bky_negdep_posonly</text:p>
          </table:table-cell>
          <table:table-cell office:value-type="float" office:value="12" calcext:value-type="float">
            <text:p>12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467609389661506" calcext:value-type="float">
            <text:p>0.0467609389661506</text:p>
          </table:table-cell>
          <table:table-cell office:value-type="float" office:value="0.046300296612301" calcext:value-type="float">
            <text:p>0.046300296612301</text:p>
          </table:table-cell>
          <table:table-cell office:value-type="float" office:value="0.0472215813200002" calcext:value-type="float">
            <text:p>0.0472215813200002</text:p>
          </table:table-cell>
          <table:table-cell office:value-type="float" office:value="0.0407389358849479" calcext:value-type="float">
            <text:p>0.0407389358849479</text:p>
          </table:table-cell>
          <table:table-cell office:value-type="float" office:value="0.0402612898824918" calcext:value-type="float">
            <text:p>0.0402612898824918</text:p>
          </table:table-cell>
          <table:table-cell office:value-type="float" office:value="0.0412165818874039" calcext:value-type="float">
            <text:p>0.0412165818874039</text:p>
          </table:table-cell>
          <table:table-cell office:value-type="float" office:value="0.0449491798424553" calcext:value-type="float">
            <text:p>0.0449491798424553</text:p>
          </table:table-cell>
          <table:table-cell office:value-type="float" office:value="0.0444516510363822" calcext:value-type="float">
            <text:p>0.0444516510363822</text:p>
          </table:table-cell>
          <table:table-cell office:value-type="float" office:value="0.0454467086485284" calcext:value-type="float">
            <text:p>0.0454467086485284</text:p>
          </table:table-cell>
          <table:table-cell office:value-type="float" office:value="0.0435022722376864" calcext:value-type="float">
            <text:p>0.0435022722376864</text:p>
          </table:table-cell>
          <table:table-cell office:value-type="float" office:value="0.0430491901471518" calcext:value-type="float">
            <text:p>0.0430491901471518</text:p>
          </table:table-cell>
          <table:table-cell office:value-type="float" office:value="0.0439553543282211" calcext:value-type="float">
            <text:p>0.0439553543282211</text:p>
          </table:table-cell>
          <table:table-cell office:value-type="float" office:value="0.0205297247926787" calcext:value-type="float">
            <text:p>0.0205297247926787</text:p>
          </table:table-cell>
          <table:table-cell office:value-type="float" office:value="0.0201921348650285" calcext:value-type="float">
            <text:p>0.0201921348650285</text:p>
          </table:table-cell>
          <table:table-cell office:value-type="float" office:value="0.0208673147203289" calcext:value-type="float">
            <text:p>0.0208673147203289</text:p>
          </table:table-cell>
          <table:table-cell office:value-type="float" office:value="0.0228214056893885" calcext:value-type="float">
            <text:p>0.0228214056893885</text:p>
          </table:table-cell>
          <table:table-cell office:value-type="float" office:value="0.022476983284516" calcext:value-type="float">
            <text:p>0.022476983284516</text:p>
          </table:table-cell>
          <table:table-cell office:value-type="float" office:value="0.0231658280942609" calcext:value-type="float">
            <text:p>0.0231658280942609</text:p>
          </table:table-cell>
          <table:table-cell office:value-type="float" office:value="0.046676999341203" calcext:value-type="float">
            <text:p>0.046676999341203</text:p>
          </table:table-cell>
          <table:table-cell office:value-type="float" office:value="0.0462172317067672" calcext:value-type="float">
            <text:p>0.0462172317067672</text:p>
          </table:table-cell>
          <table:table-cell office:value-type="float" office:value="0.0471367669756389" calcext:value-type="float">
            <text:p>0.0471367669756389</text:p>
          </table:table-cell>
          <table:table-cell office:value-type="float" office:value="0.020760874392942" calcext:value-type="float">
            <text:p>0.020760874392942</text:p>
          </table:table-cell>
          <table:table-cell office:value-type="float" office:value="0.0204294022268709" calcext:value-type="float">
            <text:p>0.0204294022268709</text:p>
          </table:table-cell>
          <table:table-cell office:value-type="float" office:value="0.021092346559013" calcext:value-type="float">
            <text:p>0.021092346559013</text:p>
          </table:table-cell>
          <table:table-cell office:value-type="float" office:value="0.0229825810853367" calcext:value-type="float">
            <text:p>0.0229825810853367</text:p>
          </table:table-cell>
          <table:table-cell office:value-type="float" office:value="0.022635074332963" calcext:value-type="float">
            <text:p>0.022635074332963</text:p>
          </table:table-cell>
          <table:table-cell office:value-type="float" office:value="0.0233300878377104" calcext:value-type="float">
            <text:p>0.0233300878377104</text:p>
          </table:table-cell>
          <table:table-cell office:value-type="float" office:value="0.0433826471558807" calcext:value-type="float">
            <text:p>0.0433826471558807</text:p>
          </table:table-cell>
          <table:table-cell office:value-type="float" office:value="0.04293035527981" calcext:value-type="float">
            <text:p>0.04293035527981</text:p>
          </table:table-cell>
          <table:table-cell office:value-type="float" office:value="0.0438349390319513" calcext:value-type="float">
            <text:p>0.0438349390319513</text:p>
          </table:table-cell>
          <table:table-cell office:value-type="float" office:value="0.0204652732098015" calcext:value-type="float">
            <text:p>0.0204652732098015</text:p>
          </table:table-cell>
          <table:table-cell office:value-type="float" office:value="0.0201281688241559" calcext:value-type="float">
            <text:p>0.0201281688241559</text:p>
          </table:table-cell>
          <table:table-cell office:value-type="float" office:value="0.0208023775954472" calcext:value-type="float">
            <text:p>0.0208023775954472</text:p>
          </table:table-cell>
          <table:table-cell office:value-type="float" office:value="0.0227717878376839" calcext:value-type="float">
            <text:p>0.0227717878376839</text:p>
          </table:table-cell>
          <table:table-cell office:value-type="float" office:value="0.0224277641179081" calcext:value-type="float">
            <text:p>0.0224277641179081</text:p>
          </table:table-cell>
          <table:table-cell office:value-type="float" office:value="0.0231158115574598" calcext:value-type="float">
            <text:p>0.0231158115574598</text:p>
          </table:table-cell>
          <table:table-cell office:value-type="float" office:value="0.0335" calcext:value-type="float">
            <text:p>0.0335</text:p>
          </table:table-cell>
          <table:table-cell office:value-type="float" office:value="0.0256120340600888" calcext:value-type="float">
            <text:p>0.0256120340600888</text:p>
          </table:table-cell>
          <table:table-cell office:value-type="float" office:value="0.0413879659399112" calcext:value-type="float">
            <text:p>0.041387965939911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.046" calcext:value-type="float">
            <text:p>0.046</text:p>
          </table:table-cell>
          <table:table-cell office:value-type="float" office:value="0.0368167840507121" calcext:value-type="float">
            <text:p>0.0368167840507121</text:p>
          </table:table-cell>
          <table:table-cell office:value-type="float" office:value="0.0551832159492879" calcext:value-type="float">
            <text:p>0.0551832159492879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151416952595747" calcext:value-type="float">
            <text:p>0.0151416952595747</text:p>
          </table:table-cell>
          <table:table-cell office:value-type="float" office:value="0.0278583047404253" calcext:value-type="float">
            <text:p>0.0278583047404253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13331343884613" calcext:value-type="float">
            <text:p>0.0113331343884613</text:p>
          </table:table-cell>
          <table:table-cell office:value-type="float" office:value="0.0226668656115387" calcext:value-type="float">
            <text:p>0.0226668656115387</text:p>
          </table:table-cell>
          <table:table-cell office:value-type="float" office:value="82.362975875" calcext:value-type="float">
            <text:p>82.362975875</text:p>
          </table:table-cell>
        </table:table-row>
        <table:table-row table:style-name="ro1">
          <table:table-cell office:value-type="string" calcext:value-type="string">
            <text:p>bky_negdep_negonly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483238672931158" calcext:value-type="float">
            <text:p>0.0483238672931158</text:p>
          </table:table-cell>
          <table:table-cell office:value-type="float" office:value="0.0478811673610289" calcext:value-type="float">
            <text:p>0.0478811673610289</text:p>
          </table:table-cell>
          <table:table-cell office:value-type="float" office:value="0.0487665672252028" calcext:value-type="float">
            <text:p>0.0487665672252028</text:p>
          </table:table-cell>
          <table:table-cell office:value-type="float" office:value="0.0422765716095047" calcext:value-type="float">
            <text:p>0.0422765716095047</text:p>
          </table:table-cell>
          <table:table-cell office:value-type="float" office:value="0.0418055345286496" calcext:value-type="float">
            <text:p>0.0418055345286496</text:p>
          </table:table-cell>
          <table:table-cell office:value-type="float" office:value="0.0427476086903599" calcext:value-type="float">
            <text:p>0.0427476086903599</text:p>
          </table:table-cell>
          <table:table-cell office:value-type="float" office:value="0.0464330482216161" calcext:value-type="float">
            <text:p>0.0464330482216161</text:p>
          </table:table-cell>
          <table:table-cell office:value-type="float" office:value="0.0459435519176445" calcext:value-type="float">
            <text:p>0.0459435519176445</text:p>
          </table:table-cell>
          <table:table-cell office:value-type="float" office:value="0.0469225445255876" calcext:value-type="float">
            <text:p>0.0469225445255876</text:p>
          </table:table-cell>
          <table:table-cell office:value-type="float" office:value="0.04509229905966" calcext:value-type="float">
            <text:p>0.04509229905966</text:p>
          </table:table-cell>
          <table:table-cell office:value-type="float" office:value="0.044653204957543" calcext:value-type="float">
            <text:p>0.044653204957543</text:p>
          </table:table-cell>
          <table:table-cell office:value-type="float" office:value="0.045531393161777" calcext:value-type="float">
            <text:p>0.045531393161777</text:p>
          </table:table-cell>
          <table:table-cell office:value-type="float" office:value="0.022477580480242" calcext:value-type="float">
            <text:p>0.022477580480242</text:p>
          </table:table-cell>
          <table:table-cell office:value-type="float" office:value="0.0221352674035913" calcext:value-type="float">
            <text:p>0.0221352674035913</text:p>
          </table:table-cell>
          <table:table-cell office:value-type="float" office:value="0.0228198935568926" calcext:value-type="float">
            <text:p>0.0228198935568926</text:p>
          </table:table-cell>
          <table:table-cell office:value-type="float" office:value="0.0246286583213113" calcext:value-type="float">
            <text:p>0.0246286583213113</text:p>
          </table:table-cell>
          <table:table-cell office:value-type="float" office:value="0.0242778944925246" calcext:value-type="float">
            <text:p>0.0242778944925246</text:p>
          </table:table-cell>
          <table:table-cell office:value-type="float" office:value="0.0249794221500979" calcext:value-type="float">
            <text:p>0.0249794221500979</text:p>
          </table:table-cell>
          <table:table-cell office:value-type="float" office:value="0.0355" calcext:value-type="float">
            <text:p>0.0355</text:p>
          </table:table-cell>
          <table:table-cell office:value-type="float" office:value="0.0273883914095358" calcext:value-type="float">
            <text:p>0.0273883914095358</text:p>
          </table:table-cell>
          <table:table-cell office:value-type="float" office:value="0.0436116085904642" calcext:value-type="float">
            <text:p>0.0436116085904642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7614442868295" calcext:value-type="float">
            <text:p>0.997614442868295</text:p>
          </table:table-cell>
          <table:table-cell office:value-type="float" office:value="1.00038555713171" calcext:value-type="float">
            <text:p>1.0003855571317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49" calcext:value-type="float">
            <text:p>0.049</text:p>
          </table:table-cell>
          <table:table-cell office:value-type="float" office:value="0.039536974890931" calcext:value-type="float">
            <text:p>0.039536974890931</text:p>
          </table:table-cell>
          <table:table-cell office:value-type="float" office:value="0.058463025109069" calcext:value-type="float">
            <text:p>0.058463025109069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90239779222221" calcext:value-type="float">
            <text:p>0.0190239779222221</text:p>
          </table:table-cell>
          <table:table-cell office:value-type="float" office:value="0.0329760220777779" calcext:value-type="float">
            <text:p>0.0329760220777779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0109156729104322" calcext:value-type="float">
            <text:p>0.0109156729104322</text:p>
          </table:table-cell>
          <table:table-cell office:value-type="float" office:value="0.0220843270895678" calcext:value-type="float">
            <text:p>0.0220843270895678</text:p>
          </table:table-cell>
          <table:table-cell office:value-type="float" office:value="0.0482273231515507" calcext:value-type="float">
            <text:p>0.0482273231515507</text:p>
          </table:table-cell>
          <table:table-cell office:value-type="float" office:value="0.0477852255000001" calcext:value-type="float">
            <text:p>0.0477852255000001</text:p>
          </table:table-cell>
          <table:table-cell office:value-type="float" office:value="0.0486694208031013" calcext:value-type="float">
            <text:p>0.0486694208031013</text:p>
          </table:table-cell>
          <table:table-cell office:value-type="float" office:value="0.0226246533954436" calcext:value-type="float">
            <text:p>0.0226246533954436</text:p>
          </table:table-cell>
          <table:table-cell office:value-type="float" office:value="0.0222853629794494" calcext:value-type="float">
            <text:p>0.0222853629794494</text:p>
          </table:table-cell>
          <table:table-cell office:value-type="float" office:value="0.0229639438114379" calcext:value-type="float">
            <text:p>0.0229639438114379</text:p>
          </table:table-cell>
          <table:table-cell office:value-type="float" office:value="0.0247865635818501" calcext:value-type="float">
            <text:p>0.0247865635818501</text:p>
          </table:table-cell>
          <table:table-cell office:value-type="float" office:value="0.0244341313456747" calcext:value-type="float">
            <text:p>0.0244341313456747</text:p>
          </table:table-cell>
          <table:table-cell office:value-type="float" office:value="0.0251389958180255" calcext:value-type="float">
            <text:p>0.0251389958180255</text:p>
          </table:table-cell>
          <table:table-cell office:value-type="float" office:value="0.0449523701667849" calcext:value-type="float">
            <text:p>0.0449523701667849</text:p>
          </table:table-cell>
          <table:table-cell office:value-type="float" office:value="0.044514377252437" calcext:value-type="float">
            <text:p>0.044514377252437</text:p>
          </table:table-cell>
          <table:table-cell office:value-type="float" office:value="0.0453903630811327" calcext:value-type="float">
            <text:p>0.0453903630811327</text:p>
          </table:table-cell>
          <table:table-cell office:value-type="float" office:value="0.0223944426767526" calcext:value-type="float">
            <text:p>0.0223944426767526</text:p>
          </table:table-cell>
          <table:table-cell office:value-type="float" office:value="0.0220529018916709" calcext:value-type="float">
            <text:p>0.0220529018916709</text:p>
          </table:table-cell>
          <table:table-cell office:value-type="float" office:value="0.0227359834618343" calcext:value-type="float">
            <text:p>0.0227359834618343</text:p>
          </table:table-cell>
          <table:table-cell office:value-type="float" office:value="0.0245805854614471" calcext:value-type="float">
            <text:p>0.0245805854614471</text:p>
          </table:table-cell>
          <table:table-cell office:value-type="float" office:value="0.0242308787100087" calcext:value-type="float">
            <text:p>0.0242308787100087</text:p>
          </table:table-cell>
          <table:table-cell office:value-type="float" office:value="0.0249302922128855" calcext:value-type="float">
            <text:p>0.0249302922128855</text:p>
          </table:table-cell>
          <table:table-cell office:value-type="float" office:value="81.6565039166667" calcext:value-type="float">
            <text:p>81.6565039166667</text:p>
          </table:table-cell>
        </table:table-row>
        <table:table-row table:style-name="ro1">
          <table:table-cell office:value-type="string" calcext:value-type="string">
            <text:p>bky_negdep_balanced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318345772829418" calcext:value-type="float">
            <text:p>0.0318345772829418</text:p>
          </table:table-cell>
          <table:table-cell office:value-type="float" office:value="0.0315615087707105" calcext:value-type="float">
            <text:p>0.0315615087707105</text:p>
          </table:table-cell>
          <table:table-cell office:value-type="float" office:value="0.0321076457951731" calcext:value-type="float">
            <text:p>0.0321076457951731</text:p>
          </table:table-cell>
          <table:table-cell office:value-type="float" office:value="0.0318427080854212" calcext:value-type="float">
            <text:p>0.0318427080854212</text:p>
          </table:table-cell>
          <table:table-cell office:value-type="float" office:value="0.031569999289439" calcext:value-type="float">
            <text:p>0.031569999289439</text:p>
          </table:table-cell>
          <table:table-cell office:value-type="float" office:value="0.0321154168814035" calcext:value-type="float">
            <text:p>0.0321154168814035</text:p>
          </table:table-cell>
          <table:table-cell office:value-type="float" office:value="0.0428712273142723" calcext:value-type="float">
            <text:p>0.0428712273142723</text:p>
          </table:table-cell>
          <table:table-cell office:value-type="float" office:value="0.0425544373187642" calcext:value-type="float">
            <text:p>0.0425544373187642</text:p>
          </table:table-cell>
          <table:table-cell office:value-type="float" office:value="0.0431880173097805" calcext:value-type="float">
            <text:p>0.0431880173097805</text:p>
          </table:table-cell>
          <table:table-cell office:value-type="float" office:value="0.0429647088716557" calcext:value-type="float">
            <text:p>0.0429647088716557</text:p>
          </table:table-cell>
          <table:table-cell office:value-type="float" office:value="0.0426481490026662" calcext:value-type="float">
            <text:p>0.0426481490026662</text:p>
          </table:table-cell>
          <table:table-cell office:value-type="float" office:value="0.0432812687406452" calcext:value-type="float">
            <text:p>0.0432812687406452</text:p>
          </table:table-cell>
          <table:table-cell office:value-type="float" office:value="0.0203534957695904" calcext:value-type="float">
            <text:p>0.0203534957695904</text:p>
          </table:table-cell>
          <table:table-cell office:value-type="float" office:value="0.020122415568675" calcext:value-type="float">
            <text:p>0.020122415568675</text:p>
          </table:table-cell>
          <table:table-cell office:value-type="float" office:value="0.0205845759705058" calcext:value-type="float">
            <text:p>0.0205845759705058</text:p>
          </table:table-cell>
          <table:table-cell office:value-type="float" office:value="0.016016021566483" calcext:value-type="float">
            <text:p>0.016016021566483</text:p>
          </table:table-cell>
          <table:table-cell office:value-type="float" office:value="0.0158067020823294" calcext:value-type="float">
            <text:p>0.0158067020823294</text:p>
          </table:table-cell>
          <table:table-cell office:value-type="float" office:value="0.0162253410506365" calcext:value-type="float">
            <text:p>0.0162253410506365</text:p>
          </table:table-cell>
          <table:table-cell office:value-type="float" office:value="0.0308204381713051" calcext:value-type="float">
            <text:p>0.0308204381713051</text:p>
          </table:table-cell>
          <table:table-cell office:value-type="float" office:value="0.0304356931880281" calcext:value-type="float">
            <text:p>0.0304356931880281</text:p>
          </table:table-cell>
          <table:table-cell office:value-type="float" office:value="0.0312051831545821" calcext:value-type="float">
            <text:p>0.0312051831545821</text:p>
          </table:table-cell>
          <table:table-cell office:value-type="float" office:value="0.0308822797775324" calcext:value-type="float">
            <text:p>0.0308822797775324</text:p>
          </table:table-cell>
          <table:table-cell office:value-type="float" office:value="0.030505025087037" calcext:value-type="float">
            <text:p>0.030505025087037</text:p>
          </table:table-cell>
          <table:table-cell office:value-type="float" office:value="0.0312595344680277" calcext:value-type="float">
            <text:p>0.0312595344680277</text:p>
          </table:table-cell>
          <table:table-cell office:value-type="float" office:value="0.042053902879705" calcext:value-type="float">
            <text:p>0.042053902879705</text:p>
          </table:table-cell>
          <table:table-cell office:value-type="float" office:value="0.0416267685070243" calcext:value-type="float">
            <text:p>0.0416267685070243</text:p>
          </table:table-cell>
          <table:table-cell office:value-type="float" office:value="0.0424810372523857" calcext:value-type="float">
            <text:p>0.0424810372523857</text:p>
          </table:table-cell>
          <table:table-cell office:value-type="float" office:value="0.0421231443225897" calcext:value-type="float">
            <text:p>0.0421231443225897</text:p>
          </table:table-cell>
          <table:table-cell office:value-type="float" office:value="0.0416838923302881" calcext:value-type="float">
            <text:p>0.0416838923302881</text:p>
          </table:table-cell>
          <table:table-cell office:value-type="float" office:value="0.0425623963148913" calcext:value-type="float">
            <text:p>0.0425623963148913</text:p>
          </table:table-cell>
          <table:table-cell office:value-type="float" office:value="0.0193508461790927" calcext:value-type="float">
            <text:p>0.0193508461790927</text:p>
          </table:table-cell>
          <table:table-cell office:value-type="float" office:value="0.0190281287727149" calcext:value-type="float">
            <text:p>0.0190281287727149</text:p>
          </table:table-cell>
          <table:table-cell office:value-type="float" office:value="0.0196735635854704" calcext:value-type="float">
            <text:p>0.0196735635854704</text:p>
          </table:table-cell>
          <table:table-cell office:value-type="float" office:value="0.015133777906307" calcext:value-type="float">
            <text:p>0.015133777906307</text:p>
          </table:table-cell>
          <table:table-cell office:value-type="float" office:value="0.0148435300575261" calcext:value-type="float">
            <text:p>0.0148435300575261</text:p>
          </table:table-cell>
          <table:table-cell office:value-type="float" office:value="0.0154240257550879" calcext:value-type="float">
            <text:p>0.0154240257550879</text:p>
          </table:table-cell>
          <table:table-cell office:value-type="float" office:value="0.0327797430227884" calcext:value-type="float">
            <text:p>0.0327797430227884</text:p>
          </table:table-cell>
          <table:table-cell office:value-type="float" office:value="0.0324034022846858" calcext:value-type="float">
            <text:p>0.0324034022846858</text:p>
          </table:table-cell>
          <table:table-cell office:value-type="float" office:value="0.0331560837608909" calcext:value-type="float">
            <text:p>0.0331560837608909</text:p>
          </table:table-cell>
          <table:table-cell office:value-type="float" office:value="0.0327646471271581" calcext:value-type="float">
            <text:p>0.0327646471271581</text:p>
          </table:table-cell>
          <table:table-cell office:value-type="float" office:value="0.0323902629912651" calcext:value-type="float">
            <text:p>0.0323902629912651</text:p>
          </table:table-cell>
          <table:table-cell office:value-type="float" office:value="0.0331390312630511" calcext:value-type="float">
            <text:p>0.0331390312630511</text:p>
          </table:table-cell>
          <table:table-cell office:value-type="float" office:value="0.0436380125653174" calcext:value-type="float">
            <text:p>0.0436380125653174</text:p>
          </table:table-cell>
          <table:table-cell office:value-type="float" office:value="0.0432160610367799" calcext:value-type="float">
            <text:p>0.0432160610367799</text:p>
          </table:table-cell>
          <table:table-cell office:value-type="float" office:value="0.0440599640938549" calcext:value-type="float">
            <text:p>0.0440599640938549</text:p>
          </table:table-cell>
          <table:table-cell office:value-type="float" office:value="0.0436731510646756" calcext:value-type="float">
            <text:p>0.0436731510646756</text:p>
          </table:table-cell>
          <table:table-cell office:value-type="float" office:value="0.043237361232142" calcext:value-type="float">
            <text:p>0.043237361232142</text:p>
          </table:table-cell>
          <table:table-cell office:value-type="float" office:value="0.0441089408972093" calcext:value-type="float">
            <text:p>0.0441089408972093</text:p>
          </table:table-cell>
          <table:table-cell office:value-type="float" office:value="0.0212791912713613" calcext:value-type="float">
            <text:p>0.0212791912713613</text:p>
          </table:table-cell>
          <table:table-cell office:value-type="float" office:value="0.0209557806049935" calcext:value-type="float">
            <text:p>0.0209557806049935</text:p>
          </table:table-cell>
          <table:table-cell office:value-type="float" office:value="0.0216026019377292" calcext:value-type="float">
            <text:p>0.0216026019377292</text:p>
          </table:table-cell>
          <table:table-cell office:value-type="float" office:value="0.0168560946008577" calcext:value-type="float">
            <text:p>0.0168560946008577</text:p>
          </table:table-cell>
          <table:table-cell office:value-type="float" office:value="0.0165642251466463" calcext:value-type="float">
            <text:p>0.0165642251466463</text:p>
          </table:table-cell>
          <table:table-cell office:value-type="float" office:value="0.017147964055069" calcext:value-type="float">
            <text:p>0.017147964055069</text:p>
          </table:table-cell>
          <table:table-cell office:value-type="float" office:value="94.088024375" calcext:value-type="float">
            <text:p>94.088024375</text:p>
          </table:table-cell>
        </table:table-row>
        <table:table-row table:style-name="ro1">
          <table:table-cell office:value-type="string" calcext:value-type="string">
            <text:p>bky_negdep_unbalanced</text:p>
          </table:table-cell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369599017862451" calcext:value-type="float">
            <text:p>0.0369599017862451</text:p>
          </table:table-cell>
          <table:table-cell office:value-type="float" office:value="0.0366754663907359" calcext:value-type="float">
            <text:p>0.0366754663907359</text:p>
          </table:table-cell>
          <table:table-cell office:value-type="float" office:value="0.0372443371817543" calcext:value-type="float">
            <text:p>0.0372443371817543</text:p>
          </table:table-cell>
          <table:table-cell office:value-type="float" office:value="0.0317643579202463" calcext:value-type="float">
            <text:p>0.0317643579202463</text:p>
          </table:table-cell>
          <table:table-cell office:value-type="float" office:value="0.031490266214301" calcext:value-type="float">
            <text:p>0.031490266214301</text:p>
          </table:table-cell>
          <table:table-cell office:value-type="float" office:value="0.0320384496261916" calcext:value-type="float">
            <text:p>0.0320384496261916</text:p>
          </table:table-cell>
          <table:table-cell office:value-type="float" office:value="0.0429423720742849" calcext:value-type="float">
            <text:p>0.0429423720742849</text:p>
          </table:table-cell>
          <table:table-cell office:value-type="float" office:value="0.0426133872741984" calcext:value-type="float">
            <text:p>0.0426133872741984</text:p>
          </table:table-cell>
          <table:table-cell office:value-type="float" office:value="0.0432713568743714" calcext:value-type="float">
            <text:p>0.0432713568743714</text:p>
          </table:table-cell>
          <table:table-cell office:value-type="float" office:value="0.0424085533086462" calcext:value-type="float">
            <text:p>0.0424085533086462</text:p>
          </table:table-cell>
          <table:table-cell office:value-type="float" office:value="0.0420938948002245" calcext:value-type="float">
            <text:p>0.0420938948002245</text:p>
          </table:table-cell>
          <table:table-cell office:value-type="float" office:value="0.0427232118170678" calcext:value-type="float">
            <text:p>0.0427232118170678</text:p>
          </table:table-cell>
          <table:table-cell office:value-type="float" office:value="0.0197700430096573" calcext:value-type="float">
            <text:p>0.0197700430096573</text:p>
          </table:table-cell>
          <table:table-cell office:value-type="float" office:value="0.0195471721699684" calcext:value-type="float">
            <text:p>0.0195471721699684</text:p>
          </table:table-cell>
          <table:table-cell office:value-type="float" office:value="0.0199929138493461" calcext:value-type="float">
            <text:p>0.0199929138493461</text:p>
          </table:table-cell>
          <table:table-cell office:value-type="float" office:value="0.0184271204213021" calcext:value-type="float">
            <text:p>0.0184271204213021</text:p>
          </table:table-cell>
          <table:table-cell office:value-type="float" office:value="0.0182113448009009" calcext:value-type="float">
            <text:p>0.0182113448009009</text:p>
          </table:table-cell>
          <table:table-cell office:value-type="float" office:value="0.0186428960417032" calcext:value-type="float">
            <text:p>0.0186428960417032</text:p>
          </table:table-cell>
          <table:table-cell office:value-type="float" office:value="0.0262417222196855" calcext:value-type="float">
            <text:p>0.0262417222196855</text:p>
          </table:table-cell>
          <table:table-cell office:value-type="float" office:value="0.0255938268710466" calcext:value-type="float">
            <text:p>0.0255938268710466</text:p>
          </table:table-cell>
          <table:table-cell office:value-type="float" office:value="0.0268896175683243" calcext:value-type="float">
            <text:p>0.0268896175683243</text:p>
          </table:table-cell>
          <table:table-cell office:value-type="float" office:value="0.0741261778545886" calcext:value-type="float">
            <text:p>0.0741261778545886</text:p>
          </table:table-cell>
          <table:table-cell office:value-type="float" office:value="0.0732505679337517" calcext:value-type="float">
            <text:p>0.0732505679337517</text:p>
          </table:table-cell>
          <table:table-cell office:value-type="float" office:value="0.0750017877754254" calcext:value-type="float">
            <text:p>0.0750017877754254</text:p>
          </table:table-cell>
          <table:table-cell office:value-type="float" office:value="0.0990090100423989" calcext:value-type="float">
            <text:p>0.0990090100423989</text:p>
          </table:table-cell>
          <table:table-cell office:value-type="float" office:value="0.098022704020342" calcext:value-type="float">
            <text:p>0.098022704020342</text:p>
          </table:table-cell>
          <table:table-cell office:value-type="float" office:value="0.0999953160644557" calcext:value-type="float">
            <text:p>0.0999953160644557</text:p>
          </table:table-cell>
          <table:table-cell office:value-type="float" office:value="0.0449689417104087" calcext:value-type="float">
            <text:p>0.0449689417104087</text:p>
          </table:table-cell>
          <table:table-cell office:value-type="float" office:value="0.0442000016130136" calcext:value-type="float">
            <text:p>0.0442000016130136</text:p>
          </table:table-cell>
          <table:table-cell office:value-type="float" office:value="0.0457378818078037" calcext:value-type="float">
            <text:p>0.0457378818078037</text:p>
          </table:table-cell>
          <table:table-cell office:value-type="float" office:value="0.0213539460500697" calcext:value-type="float">
            <text:p>0.0213539460500697</text:p>
          </table:table-cell>
          <table:table-cell office:value-type="float" office:value="0.0207403927538259" calcext:value-type="float">
            <text:p>0.0207403927538259</text:p>
          </table:table-cell>
          <table:table-cell office:value-type="float" office:value="0.0219674993463135" calcext:value-type="float">
            <text:p>0.0219674993463135</text:p>
          </table:table-cell>
          <table:table-cell office:value-type="float" office:value="0.0130074303164833" calcext:value-type="float">
            <text:p>0.0130074303164833</text:p>
          </table:table-cell>
          <table:table-cell office:value-type="float" office:value="0.0124955534807158" calcext:value-type="float">
            <text:p>0.0124955534807158</text:p>
          </table:table-cell>
          <table:table-cell office:value-type="float" office:value="0.0135193071522508" calcext:value-type="float">
            <text:p>0.0135193071522508</text:p>
          </table:table-cell>
          <table:table-cell office:value-type="float" office:value="0.0388055591232448" calcext:value-type="float">
            <text:p>0.0388055591232448</text:p>
          </table:table-cell>
          <table:table-cell office:value-type="float" office:value="0.0384924686482726" calcext:value-type="float">
            <text:p>0.0384924686482726</text:p>
          </table:table-cell>
          <table:table-cell office:value-type="float" office:value="0.0391186495982169" calcext:value-type="float">
            <text:p>0.0391186495982169</text:p>
          </table:table-cell>
          <table:table-cell office:value-type="float" office:value="0.0205306125648047" calcext:value-type="float">
            <text:p>0.0205306125648047</text:p>
          </table:table-cell>
          <table:table-cell office:value-type="float" office:value="0.0202940895238895" calcext:value-type="float">
            <text:p>0.0202940895238895</text:p>
          </table:table-cell>
          <table:table-cell office:value-type="float" office:value="0.0207671356057199" calcext:value-type="float">
            <text:p>0.0207671356057199</text:p>
          </table:table-cell>
          <table:table-cell office:value-type="float" office:value="0.0277598088798354" calcext:value-type="float">
            <text:p>0.0277598088798354</text:p>
          </table:table-cell>
          <table:table-cell office:value-type="float" office:value="0.0274870648409679" calcext:value-type="float">
            <text:p>0.0274870648409679</text:p>
          </table:table-cell>
          <table:table-cell office:value-type="float" office:value="0.028032552918703" calcext:value-type="float">
            <text:p>0.028032552918703</text:p>
          </table:table-cell>
          <table:table-cell office:value-type="float" office:value="0.0418138601216655" calcext:value-type="float">
            <text:p>0.0418138601216655</text:p>
          </table:table-cell>
          <table:table-cell office:value-type="float" office:value="0.0414744702472994" calcext:value-type="float">
            <text:p>0.0414744702472994</text:p>
          </table:table-cell>
          <table:table-cell office:value-type="float" office:value="0.0421532499960316" calcext:value-type="float">
            <text:p>0.0421532499960316</text:p>
          </table:table-cell>
          <table:table-cell office:value-type="float" office:value="0.0194222027279582" calcext:value-type="float">
            <text:p>0.0194222027279582</text:p>
          </table:table-cell>
          <table:table-cell office:value-type="float" office:value="0.019184312859823" calcext:value-type="float">
            <text:p>0.019184312859823</text:p>
          </table:table-cell>
          <table:table-cell office:value-type="float" office:value="0.0196600925960934" calcext:value-type="float">
            <text:p>0.0196600925960934</text:p>
          </table:table-cell>
          <table:table-cell office:value-type="float" office:value="0.0192863279001913" calcext:value-type="float">
            <text:p>0.0192863279001913</text:p>
          </table:table-cell>
          <table:table-cell office:value-type="float" office:value="0.0190512397951512" calcext:value-type="float">
            <text:p>0.0190512397951512</text:p>
          </table:table-cell>
          <table:table-cell office:value-type="float" office:value="0.0195214160052314" calcext:value-type="float">
            <text:p>0.0195214160052314</text:p>
          </table:table-cell>
          <table:table-cell office:value-type="float" office:value="94.219430625" calcext:value-type="float">
            <text:p>94.219430625</text:p>
          </table:table-cell>
        </table:table-row>
      </table:table>
      <table:named-expressions/>
      <table:database-ranges>
        <table:database-range table:name="__Anonymous_Sheet_DB__0" table:target-range-address="formatted.O1:formatted.O32"/>
        <table:database-range table:name="__Anonymous_Sheet_DB__1" table:target-range-address="raw.A17:raw.XFD3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d" style:family="table-cell" style:parent-style-name="Default">
      <style:text-properties fo:color="#ff0000"/>
    </style:style>
    <style:style style:name="Green" style:family="table-cell" style:parent-style-name="Default">
      <style:text-properties fo:color="#00a933"/>
    </style:style>
    <style:style style:name="Blue" style:family="table-cell" style:parent-style-name="Default">
      <style:text-properties fo:color="#2a6099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20T12:32:27.812963365</dc:date>
    <meta:editing-duration>P1DT4H28M40S</meta:editing-duration>
    <meta:editing-cycles>25</meta:editing-cycles>
    <meta:generator>LibreOffice/7.4.1.2$MacOSX_AARCH64 LibreOffice_project/3c58a8f3a960df8bc8fd77b461821e42c061c5f0</meta:generator>
    <meta:document-statistic meta:table-count="2" meta:cell-count="2855" meta:object-count="0"/>
  </office:meta>
</office:document-meta>
</file>